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0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bf00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column table:style-name="co4" table:number-columns-repeated="4" table:default-cell-style-name="ce1"/>
        <table:table-row table:style-name="ro1" table:number-rows-repeated="2">
          <table:table-cell table:number-columns-repeated="8"/>
        </table:table-row>
        <table:table-row table:style-name="ro1">
          <table:table-cell table:style-name="Default" office:value-type="string" calcext:value-type="string">
            <text:p>True Positive</text:p>
          </table:table-cell>
          <table:table-cell table:style-name="Default" table:formula="of:=COUNTIF([.E$1:.E$1048576];&quot;x&quot;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ue Negative</text:p>
          </table:table-cell>
          <table:table-cell table:formula="of:=COUNTIF([.F$1:.F$1048576];&quot;x&quot;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se Positve</text:p>
          </table:table-cell>
          <table:table-cell table:formula="of:=COUNTIF([.G$1:.G$1048576]; &quot;x&quot;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se Negative</text:p>
          </table:table-cell>
          <table:table-cell table:formula="of:=COUNTIF([.H$1:.H$1048576];&quot;x&quot;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table:formula="of:=[.B3]/([.B3]+[.B5])"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table:formula="of:=[.B3]/([.B3]+[.B6])"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table-cell table:style-name="ce2" table:formula="of:=(2*[.B8]*[.B8])/([.B8]+[.B9])"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3" office:value-type="string" calcext:value-type="string">
            <text:p>Texte aus der CSV-Datei</text:p>
          </table:table-cell>
          <table:table-cell table:style-name="ce3" office:value-type="string" calcext:value-type="string">
            <text:p>Ergebnis durch </text:p>
            <text:p>Regulären Ausdruck</text:p>
          </table:table-cell>
          <table:table-cell table:style-name="ce3" office:value-type="string" calcext:value-type="string">
            <text:p>Manuelle Bewertung:</text:p>
            <text:p>Geht es um Migration?</text:p>
          </table:table-cell>
          <table:table-cell/>
          <table:table-cell table:style-name="ce3" office:value-type="string" calcext:value-type="string">
            <text:p>True Positive</text:p>
          </table:table-cell>
          <table:table-cell table:style-name="ce3" office:value-type="string" calcext:value-type="string">
            <text:p>True Negative</text:p>
          </table:table-cell>
          <table:table-cell table:style-name="ce3" office:value-type="string" calcext:value-type="string">
            <text:p>False Positive</text:p>
          </table:table-cell>
          <table:table-cell table:style-name="ce3" office:value-type="string" calcext:value-type="string">
            <text:p>False Negative</text:p>
          </table:table-cell>
        </table:table-row>
        <table:table-row table:style-name="ro1">
          <table:table-cell/>
          <table:table-cell table:style-name="ce5" table:number-columns-repeated="2"/>
          <table:table-cell table:style-name="ce7"/>
          <table:table-cell table:style-name="ce5" table:number-columns-repeated="4"/>
        </table:table-row>
        <table:table-row table:style-name="ro1">
          <table:table-cell table:style-name="ce4" office:value-type="string" calcext:value-type="string">
            <text:p>Wir müssen die Finanzlage diskutieren</text:p>
          </table:table-cell>
          <table:table-cell table:style-name="ce6" table:number-columns-repeated="2"/>
          <table:table-cell table:style-name="ce7"/>
          <table:table-cell table:style-name="ce5" table:formula="of:=IF(AND([.B14]=&quot;x&quot;; [.C14]=&quot;x&quot;);&quot;x&quot;;&quot;&quot;)">
            <text:p/>
          </table:table-cell>
          <table:table-cell table:style-name="ce5" table:formula="of:=IF(AND([.B14]=&quot;&quot;; [.C14]=&quot;&quot;;[.A14]&lt;&gt;&quot;&quot;);&quot;x&quot;;&quot;&quot;)" office:value-type="string" office:string-value="x" calcext:value-type="string">
            <text:p>x</text:p>
          </table:table-cell>
          <table:table-cell table:style-name="ce5" table:formula="of:=IF(AND([.B14]=&quot;x&quot;; [.C14]=&quot;&quot;);&quot;x&quot;;&quot;&quot;)">
            <text:p/>
          </table:table-cell>
          <table:table-cell table:style-name="ce5" table:formula="of:=IF(AND([.B14]=&quot;&quot;; [.C14]=&quot;x&quot;);&quot;x&quot;;&quot;&quot;)">
            <text:p/>
          </table:table-cell>
        </table:table-row>
        <table:table-row table:style-name="ro1">
          <table:table-cell table:style-name="ce4" office:value-type="string" calcext:value-type="string">
            <text:p>Das ist ein wichtiges Thema in Bezug auf Migration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7"/>
          <table:table-cell table:style-name="ce5" table:formula="of:=IF(AND([.B15]=&quot;x&quot;; [.C15]=&quot;x&quot;);&quot;x&quot;;&quot;&quot;)" office:value-type="string" office:string-value="x" calcext:value-type="string">
            <text:p>x</text:p>
          </table:table-cell>
          <table:table-cell table:style-name="ce5" table:formula="of:=IF(AND([.B15]=&quot;&quot;; [.C15]=&quot;&quot;;[.A15]&lt;&gt;&quot;&quot;);&quot;x&quot;;&quot;&quot;)">
            <text:p/>
          </table:table-cell>
          <table:table-cell table:style-name="ce5" table:formula="of:=IF(AND([.B15]=&quot;x&quot;; [.C15]=&quot;&quot;);&quot;x&quot;;&quot;&quot;)">
            <text:p/>
          </table:table-cell>
          <table:table-cell table:style-name="ce5" table:formula="of:=IF(AND([.B15]=&quot;&quot;; [.C15]=&quot;x&quot;);&quot;x&quot;;&quot;&quot;)">
            <text:p/>
          </table:table-cell>
        </table:table-row>
        <table:table-row table:style-name="ro1">
          <table:table-cell table:style-name="ce4" office:value-type="string" calcext:value-type="string">
            <text:p>Die Bildung wird vernachlässigt</text:p>
          </table:table-cell>
          <table:table-cell table:style-name="ce6" table:number-columns-repeated="2"/>
          <table:table-cell table:style-name="ce7"/>
          <table:table-cell table:style-name="ce5" table:formula="of:=IF(AND([.B16]=&quot;x&quot;; [.C16]=&quot;x&quot;);&quot;x&quot;;&quot;&quot;)">
            <text:p/>
          </table:table-cell>
          <table:table-cell table:style-name="ce5" table:formula="of:=IF(AND([.B16]=&quot;&quot;; [.C16]=&quot;&quot;;[.A16]&lt;&gt;&quot;&quot;);&quot;x&quot;;&quot;&quot;)" office:value-type="string" office:string-value="x" calcext:value-type="string">
            <text:p>x</text:p>
          </table:table-cell>
          <table:table-cell table:style-name="ce5" table:formula="of:=IF(AND([.B16]=&quot;x&quot;; [.C16]=&quot;&quot;);&quot;x&quot;;&quot;&quot;)">
            <text:p/>
          </table:table-cell>
          <table:table-cell table:style-name="ce5" table:formula="of:=IF(AND([.B16]=&quot;&quot;; [.C16]=&quot;x&quot;);&quot;x&quot;;&quot;&quot;)">
            <text:p/>
          </table:table-cell>
        </table:table-row>
        <table:table-row table:style-name="ro1">
          <table:table-cell table:style-name="ce4" office:value-type="string" calcext:value-type="string">
            <text:p>Die Steuern sind ein wichtiges Thema</text:p>
          </table:table-cell>
          <table:table-cell table:style-name="ce6" table:number-columns-repeated="2"/>
          <table:table-cell table:style-name="ce7"/>
          <table:table-cell table:style-name="ce5" table:formula="of:=IF(AND([.B17]=&quot;x&quot;; [.C17]=&quot;x&quot;);&quot;x&quot;;&quot;&quot;)">
            <text:p/>
          </table:table-cell>
          <table:table-cell table:style-name="ce5" table:formula="of:=IF(AND([.B17]=&quot;&quot;; [.C17]=&quot;&quot;;[.A17]&lt;&gt;&quot;&quot;);&quot;x&quot;;&quot;&quot;)" office:value-type="string" office:string-value="x" calcext:value-type="string">
            <text:p>x</text:p>
          </table:table-cell>
          <table:table-cell table:style-name="ce5" table:formula="of:=IF(AND([.B17]=&quot;x&quot;; [.C17]=&quot;&quot;);&quot;x&quot;;&quot;&quot;)">
            <text:p/>
          </table:table-cell>
          <table:table-cell table:style-name="ce5" table:formula="of:=IF(AND([.B17]=&quot;&quot;; [.C17]=&quot;x&quot;);&quot;x&quot;;&quot;&quot;)">
            <text:p/>
          </table:table-cell>
        </table:table-row>
        <table:table-row table:style-name="ro1">
          <table:table-cell table:style-name="ce4" office:value-type="string" calcext:value-type="string">
            <text:p>Lassen Sie mich über die Wirtschaft reden</text:p>
          </table:table-cell>
          <table:table-cell table:style-name="ce6" table:number-columns-repeated="2"/>
          <table:table-cell table:style-name="ce7"/>
          <table:table-cell table:style-name="ce5" table:formula="of:=IF(AND([.B18]=&quot;x&quot;; [.C18]=&quot;x&quot;);&quot;x&quot;;&quot;&quot;)">
            <text:p/>
          </table:table-cell>
          <table:table-cell table:style-name="ce5" table:formula="of:=IF(AND([.B18]=&quot;&quot;; [.C18]=&quot;&quot;;[.A18]&lt;&gt;&quot;&quot;);&quot;x&quot;;&quot;&quot;)" office:value-type="string" office:string-value="x" calcext:value-type="string">
            <text:p>x</text:p>
          </table:table-cell>
          <table:table-cell table:style-name="ce5" table:formula="of:=IF(AND([.B18]=&quot;x&quot;; [.C18]=&quot;&quot;);&quot;x&quot;;&quot;&quot;)">
            <text:p/>
          </table:table-cell>
          <table:table-cell table:style-name="ce5" table:formula="of:=IF(AND([.B18]=&quot;&quot;; [.C18]=&quot;x&quot;);&quot;x&quot;;&quot;&quot;)">
            <text:p/>
          </table:table-cell>
        </table:table-row>
        <table:table-row table:style-name="ro1">
          <table:table-cell table:style-name="ce4" office:value-type="string" calcext:value-type="string">
            <text:p>Das zeigt sich in Fragen zur Migration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7"/>
          <table:table-cell table:style-name="ce5" table:formula="of:=IF(AND([.B19]=&quot;x&quot;; [.C19]=&quot;x&quot;);&quot;x&quot;;&quot;&quot;)" office:value-type="string" office:string-value="x" calcext:value-type="string">
            <text:p>x</text:p>
          </table:table-cell>
          <table:table-cell table:style-name="ce5" table:formula="of:=IF(AND([.B19]=&quot;&quot;; [.C19]=&quot;&quot;;[.A19]&lt;&gt;&quot;&quot;);&quot;x&quot;;&quot;&quot;)">
            <text:p/>
          </table:table-cell>
          <table:table-cell table:style-name="ce5" table:formula="of:=IF(AND([.B19]=&quot;x&quot;; [.C19]=&quot;&quot;);&quot;x&quot;;&quot;&quot;)">
            <text:p/>
          </table:table-cell>
          <table:table-cell table:style-name="ce5" table:formula="of:=IF(AND([.B19]=&quot;&quot;; [.C19]=&quot;x&quot;);&quot;x&quot;;&quot;&quot;)">
            <text:p/>
          </table:table-cell>
        </table:table-row>
        <table:table-row table:style-name="ro1">
          <table:table-cell table:style-name="ce4" office:value-type="string" calcext:value-type="string">
            <text:p>Ich beschreibe das anhand der Migration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7"/>
          <table:table-cell table:style-name="ce5" table:formula="of:=IF(AND([.B20]=&quot;x&quot;; [.C20]=&quot;x&quot;);&quot;x&quot;;&quot;&quot;)" office:value-type="string" office:string-value="x" calcext:value-type="string">
            <text:p>x</text:p>
          </table:table-cell>
          <table:table-cell table:style-name="ce5" table:formula="of:=IF(AND([.B20]=&quot;&quot;; [.C20]=&quot;&quot;;[.A20]&lt;&gt;&quot;&quot;);&quot;x&quot;;&quot;&quot;)">
            <text:p/>
          </table:table-cell>
          <table:table-cell table:style-name="ce5" table:formula="of:=IF(AND([.B20]=&quot;x&quot;; [.C20]=&quot;&quot;);&quot;x&quot;;&quot;&quot;)">
            <text:p/>
          </table:table-cell>
          <table:table-cell table:style-name="ce5" table:formula="of:=IF(AND([.B20]=&quot;&quot;; [.C20]=&quot;x&quot;);&quot;x&quot;;&quot;&quot;)">
            <text:p/>
          </table:table-cell>
        </table:table-row>
        <table:table-row table:style-name="ro1">
          <table:table-cell table:style-name="ce4" office:value-type="string" calcext:value-type="string">
            <text:p>Die Außenpolitk darf hier nicht vernachlässigt werden</text:p>
          </table:table-cell>
          <table:table-cell table:style-name="ce6" table:number-columns-repeated="2"/>
          <table:table-cell table:style-name="ce7"/>
          <table:table-cell table:style-name="ce5" table:formula="of:=IF(AND([.B21]=&quot;x&quot;; [.C21]=&quot;x&quot;);&quot;x&quot;;&quot;&quot;)">
            <text:p/>
          </table:table-cell>
          <table:table-cell table:style-name="ce5" table:formula="of:=IF(AND([.B21]=&quot;&quot;; [.C21]=&quot;&quot;;[.A21]&lt;&gt;&quot;&quot;);&quot;x&quot;;&quot;&quot;)" office:value-type="string" office:string-value="x" calcext:value-type="string">
            <text:p>x</text:p>
          </table:table-cell>
          <table:table-cell table:style-name="ce5" table:formula="of:=IF(AND([.B21]=&quot;x&quot;; [.C21]=&quot;&quot;);&quot;x&quot;;&quot;&quot;)">
            <text:p/>
          </table:table-cell>
          <table:table-cell table:style-name="ce5" table:formula="of:=IF(AND([.B21]=&quot;&quot;; [.C21]=&quot;x&quot;);&quot;x&quot;;&quot;&quot;)">
            <text:p/>
          </table:table-cell>
        </table:table-row>
        <table:table-row table:style-name="ro1">
          <table:table-cell table:style-name="ce4" office:value-type="string" calcext:value-type="string">
            <text:p>Sehr viele Menschen mussten fliehen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7"/>
          <table:table-cell table:style-name="ce5" table:formula="of:=IF(AND([.B22]=&quot;x&quot;; [.C22]=&quot;x&quot;);&quot;x&quot;;&quot;&quot;)">
            <text:p/>
          </table:table-cell>
          <table:table-cell table:style-name="ce5" table:formula="of:=IF(AND([.B22]=&quot;&quot;; [.C22]=&quot;&quot;;[.A22]&lt;&gt;&quot;&quot;);&quot;x&quot;;&quot;&quot;)">
            <text:p/>
          </table:table-cell>
          <table:table-cell table:style-name="ce5" table:formula="of:=IF(AND([.B22]=&quot;x&quot;; [.C22]=&quot;&quot;);&quot;x&quot;;&quot;&quot;)">
            <text:p/>
          </table:table-cell>
          <table:table-cell table:style-name="ce5" table:formula="of:=IF(AND([.B22]=&quot;&quot;; [.C22]=&quot;x&quot;);&quot;x&quot;;&quot;&quot;)" office:value-type="string" office:string-value="x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Wichtig ist die Migration auf einen anderen Server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7"/>
          <table:table-cell table:style-name="ce5" table:formula="of:=IF(AND([.B23]=&quot;x&quot;; [.C23]=&quot;x&quot;);&quot;x&quot;;&quot;&quot;)">
            <text:p/>
          </table:table-cell>
          <table:table-cell table:style-name="ce5" table:formula="of:=IF(AND([.B23]=&quot;&quot;; [.C23]=&quot;&quot;;[.A23]&lt;&gt;&quot;&quot;);&quot;x&quot;;&quot;&quot;)">
            <text:p/>
          </table:table-cell>
          <table:table-cell table:style-name="ce5" table:formula="of:=IF(AND([.B23]=&quot;x&quot;; [.C23]=&quot;&quot;);&quot;x&quot;;&quot;&quot;)" office:value-type="string" office:string-value="x" calcext:value-type="string">
            <text:p>x</text:p>
          </table:table-cell>
          <table:table-cell table:style-name="ce5" table:formula="of:=IF(AND([.B23]=&quot;&quot;; [.C23]=&quot;x&quot;);&quot;x&quot;;&quot;&quot;)">
            <text:p/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5" table:formula="of:=IF(AND([.B24]=&quot;x&quot;; [.C24]=&quot;x&quot;);&quot;x&quot;;&quot;&quot;)">
            <text:p/>
          </table:table-cell>
          <table:table-cell table:style-name="ce5" table:formula="of:=IF(AND([.B24]=&quot;&quot;; [.C24]=&quot;&quot;;[.A24]&lt;&gt;&quot;&quot;);&quot;x&quot;;&quot;&quot;)">
            <text:p/>
          </table:table-cell>
          <table:table-cell table:style-name="ce5" table:formula="of:=IF(AND([.B24]=&quot;x&quot;; [.C24]=&quot;&quot;);&quot;x&quot;;&quot;&quot;)">
            <text:p/>
          </table:table-cell>
          <table:table-cell table:style-name="ce5" table:formula="of:=IF(AND([.B24]=&quot;&quot;; [.C24]=&quot;x&quot;);&quot;x&quot;;&quot;&quot;)">
            <text:p/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5" table:formula="of:=IF(AND([.B25]=&quot;x&quot;; [.C25]=&quot;x&quot;);&quot;x&quot;;&quot;&quot;)">
            <text:p/>
          </table:table-cell>
          <table:table-cell table:style-name="ce5" table:formula="of:=IF(AND([.B25]=&quot;&quot;; [.C25]=&quot;&quot;;[.A25]&lt;&gt;&quot;&quot;);&quot;x&quot;;&quot;&quot;)">
            <text:p/>
          </table:table-cell>
          <table:table-cell table:style-name="ce5" table:formula="of:=IF(AND([.B25]=&quot;x&quot;; [.C25]=&quot;&quot;);&quot;x&quot;;&quot;&quot;)">
            <text:p/>
          </table:table-cell>
          <table:table-cell table:style-name="ce5" table:formula="of:=IF(AND([.B25]=&quot;&quot;; [.C25]=&quot;x&quot;);&quot;x&quot;;&quot;&quot;)">
            <text:p/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5" table:formula="of:=IF(AND([.B26]=&quot;x&quot;; [.C26]=&quot;x&quot;);&quot;x&quot;;&quot;&quot;)">
            <text:p/>
          </table:table-cell>
          <table:table-cell table:style-name="ce5" table:formula="of:=IF(AND([.B26]=&quot;&quot;; [.C26]=&quot;&quot;;[.A26]&lt;&gt;&quot;&quot;);&quot;x&quot;;&quot;&quot;)">
            <text:p/>
          </table:table-cell>
          <table:table-cell table:style-name="ce5" table:formula="of:=IF(AND([.B26]=&quot;x&quot;; [.C26]=&quot;&quot;);&quot;x&quot;;&quot;&quot;)">
            <text:p/>
          </table:table-cell>
          <table:table-cell table:style-name="ce5" table:formula="of:=IF(AND([.B26]=&quot;&quot;; [.C26]=&quot;x&quot;);&quot;x&quot;;&quot;&quot;)">
            <text:p/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5" table:formula="of:=IF(AND([.B27]=&quot;x&quot;; [.C27]=&quot;x&quot;);&quot;x&quot;;&quot;&quot;)">
            <text:p/>
          </table:table-cell>
          <table:table-cell table:style-name="ce5" table:formula="of:=IF(AND([.B27]=&quot;&quot;; [.C27]=&quot;&quot;;[.A27]&lt;&gt;&quot;&quot;);&quot;x&quot;;&quot;&quot;)">
            <text:p/>
          </table:table-cell>
          <table:table-cell table:style-name="ce5" table:formula="of:=IF(AND([.B27]=&quot;x&quot;; [.C27]=&quot;&quot;);&quot;x&quot;;&quot;&quot;)">
            <text:p/>
          </table:table-cell>
          <table:table-cell table:style-name="ce5" table:formula="of:=IF(AND([.B27]=&quot;&quot;; [.C27]=&quot;x&quot;);&quot;x&quot;;&quot;&quot;)">
            <text:p/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5" table:formula="of:=IF(AND([.B28]=&quot;x&quot;; [.C28]=&quot;x&quot;);&quot;x&quot;;&quot;&quot;)">
            <text:p/>
          </table:table-cell>
          <table:table-cell table:style-name="ce5" table:formula="of:=IF(AND([.B28]=&quot;&quot;; [.C28]=&quot;&quot;;[.A28]&lt;&gt;&quot;&quot;);&quot;x&quot;;&quot;&quot;)">
            <text:p/>
          </table:table-cell>
          <table:table-cell table:style-name="ce5" table:formula="of:=IF(AND([.B28]=&quot;x&quot;; [.C28]=&quot;&quot;);&quot;x&quot;;&quot;&quot;)">
            <text:p/>
          </table:table-cell>
          <table:table-cell table:style-name="ce5" table:formula="of:=IF(AND([.B28]=&quot;&quot;; [.C28]=&quot;x&quot;);&quot;x&quot;;&quot;&quot;)">
            <text:p/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5" table:formula="of:=IF(AND([.B29]=&quot;x&quot;; [.C29]=&quot;x&quot;);&quot;x&quot;;&quot;&quot;)">
            <text:p/>
          </table:table-cell>
          <table:table-cell table:style-name="ce5" table:formula="of:=IF(AND([.B29]=&quot;&quot;; [.C29]=&quot;&quot;;[.A29]&lt;&gt;&quot;&quot;);&quot;x&quot;;&quot;&quot;)">
            <text:p/>
          </table:table-cell>
          <table:table-cell table:style-name="ce5" table:formula="of:=IF(AND([.B29]=&quot;x&quot;; [.C29]=&quot;&quot;);&quot;x&quot;;&quot;&quot;)">
            <text:p/>
          </table:table-cell>
          <table:table-cell table:style-name="ce5" table:formula="of:=IF(AND([.B29]=&quot;&quot;; [.C29]=&quot;x&quot;);&quot;x&quot;;&quot;&quot;)">
            <text:p/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5" table:formula="of:=IF(AND([.B30]=&quot;x&quot;; [.C30]=&quot;x&quot;);&quot;x&quot;;&quot;&quot;)">
            <text:p/>
          </table:table-cell>
          <table:table-cell table:style-name="ce5" table:formula="of:=IF(AND([.B30]=&quot;&quot;; [.C30]=&quot;&quot;;[.A30]&lt;&gt;&quot;&quot;);&quot;x&quot;;&quot;&quot;)">
            <text:p/>
          </table:table-cell>
          <table:table-cell table:style-name="ce5" table:formula="of:=IF(AND([.B30]=&quot;x&quot;; [.C30]=&quot;&quot;);&quot;x&quot;;&quot;&quot;)">
            <text:p/>
          </table:table-cell>
          <table:table-cell table:style-name="ce5" table:formula="of:=IF(AND([.B30]=&quot;&quot;; [.C30]=&quot;x&quot;);&quot;x&quot;;&quot;&quot;)">
            <text:p/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5" table:formula="of:=IF(AND([.B31]=&quot;x&quot;; [.C31]=&quot;x&quot;);&quot;x&quot;;&quot;&quot;)">
            <text:p/>
          </table:table-cell>
          <table:table-cell table:style-name="ce5" table:formula="of:=IF(AND([.B31]=&quot;&quot;; [.C31]=&quot;&quot;;[.A31]&lt;&gt;&quot;&quot;);&quot;x&quot;;&quot;&quot;)">
            <text:p/>
          </table:table-cell>
          <table:table-cell table:style-name="ce5" table:formula="of:=IF(AND([.B31]=&quot;x&quot;; [.C31]=&quot;&quot;);&quot;x&quot;;&quot;&quot;)">
            <text:p/>
          </table:table-cell>
          <table:table-cell table:style-name="ce5" table:formula="of:=IF(AND([.B31]=&quot;&quot;; [.C31]=&quot;x&quot;);&quot;x&quot;;&quot;&quot;)">
            <text:p/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5" table:formula="of:=IF(AND([.B32]=&quot;x&quot;; [.C32]=&quot;x&quot;);&quot;x&quot;;&quot;&quot;)">
            <text:p/>
          </table:table-cell>
          <table:table-cell table:style-name="ce5" table:formula="of:=IF(AND([.B32]=&quot;&quot;; [.C32]=&quot;&quot;;[.A32]&lt;&gt;&quot;&quot;);&quot;x&quot;;&quot;&quot;)">
            <text:p/>
          </table:table-cell>
          <table:table-cell table:style-name="ce5" table:formula="of:=IF(AND([.B32]=&quot;x&quot;; [.C32]=&quot;&quot;);&quot;x&quot;;&quot;&quot;)">
            <text:p/>
          </table:table-cell>
          <table:table-cell table:style-name="ce5" table:formula="of:=IF(AND([.B32]=&quot;&quot;; [.C32]=&quot;x&quot;);&quot;x&quot;;&quot;&quot;)">
            <text:p/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5" table:formula="of:=IF(AND([.B33]=&quot;x&quot;; [.C33]=&quot;x&quot;);&quot;x&quot;;&quot;&quot;)">
            <text:p/>
          </table:table-cell>
          <table:table-cell table:style-name="ce5" table:formula="of:=IF(AND([.B33]=&quot;&quot;; [.C33]=&quot;&quot;;[.A33]&lt;&gt;&quot;&quot;);&quot;x&quot;;&quot;&quot;)">
            <text:p/>
          </table:table-cell>
          <table:table-cell table:style-name="ce5" table:formula="of:=IF(AND([.B33]=&quot;x&quot;; [.C33]=&quot;&quot;);&quot;x&quot;;&quot;&quot;)">
            <text:p/>
          </table:table-cell>
          <table:table-cell table:style-name="ce5" table:formula="of:=IF(AND([.B33]=&quot;&quot;; [.C33]=&quot;x&quot;);&quot;x&quot;;&quot;&quot;)">
            <text:p/>
          </table:table-cell>
        </table:table-row>
        <table:table-row table:style-name="ro1">
          <table:table-cell table:style-name="ce4" table:number-columns-repeated="3"/>
          <table:table-cell/>
          <table:table-cell table:style-name="ce5" table:formula="of:=IF(AND([.B34]=&quot;x&quot;; [.C34]=&quot;x&quot;);&quot;x&quot;;&quot;&quot;)">
            <text:p/>
          </table:table-cell>
          <table:table-cell table:style-name="ce5" table:formula="of:=IF(AND([.B34]=&quot;&quot;; [.C34]=&quot;&quot;;[.A34]&lt;&gt;&quot;&quot;);&quot;x&quot;;&quot;&quot;)">
            <text:p/>
          </table:table-cell>
          <table:table-cell table:style-name="ce5" table:formula="of:=IF(AND([.B34]=&quot;x&quot;; [.C34]=&quot;&quot;);&quot;x&quot;;&quot;&quot;)">
            <text:p/>
          </table:table-cell>
          <table:table-cell table:style-name="ce5" table:formula="of:=IF(AND([.B34]=&quot;&quot;; [.C34]=&quot;x&quot;);&quot;x&quot;;&quot;&quot;)">
            <text:p/>
          </table:table-cell>
        </table:table-row>
        <table:table-row table:style-name="ro1">
          <table:table-cell table:style-name="ce4" table:number-columns-repeated="3"/>
          <table:table-cell/>
          <table:table-cell table:style-name="ce5" table:formula="of:=IF(AND([.B35]=&quot;x&quot;; [.C35]=&quot;x&quot;);&quot;x&quot;;&quot;&quot;)">
            <text:p/>
          </table:table-cell>
          <table:table-cell table:style-name="ce5" table:formula="of:=IF(AND([.B35]=&quot;&quot;; [.C35]=&quot;&quot;;[.A35]&lt;&gt;&quot;&quot;);&quot;x&quot;;&quot;&quot;)">
            <text:p/>
          </table:table-cell>
          <table:table-cell table:style-name="ce5" table:formula="of:=IF(AND([.B35]=&quot;x&quot;; [.C35]=&quot;&quot;);&quot;x&quot;;&quot;&quot;)">
            <text:p/>
          </table:table-cell>
          <table:table-cell table:style-name="ce5" table:formula="of:=IF(AND([.B35]=&quot;&quot;; [.C35]=&quot;x&quot;);&quot;x&quot;;&quot;&quot;)">
            <text:p/>
          </table:table-cell>
        </table:table-row>
        <table:table-row table:style-name="ro1">
          <table:table-cell table:style-name="ce4" table:number-columns-repeated="3"/>
          <table:table-cell/>
          <table:table-cell table:style-name="ce5" table:formula="of:=IF(AND([.B36]=&quot;x&quot;; [.C36]=&quot;x&quot;);&quot;x&quot;;&quot;&quot;)">
            <text:p/>
          </table:table-cell>
          <table:table-cell table:style-name="ce5" table:formula="of:=IF(AND([.B36]=&quot;&quot;; [.C36]=&quot;&quot;;[.A36]&lt;&gt;&quot;&quot;);&quot;x&quot;;&quot;&quot;)">
            <text:p/>
          </table:table-cell>
          <table:table-cell table:style-name="ce5" table:formula="of:=IF(AND([.B36]=&quot;x&quot;; [.C36]=&quot;&quot;);&quot;x&quot;;&quot;&quot;)">
            <text:p/>
          </table:table-cell>
          <table:table-cell table:style-name="ce5" table:formula="of:=IF(AND([.B36]=&quot;&quot;; [.C36]=&quot;x&quot;);&quot;x&quot;;&quot;&quot;)">
            <text:p/>
          </table:table-cell>
        </table:table-row>
        <table:table-row table:style-name="ro1">
          <table:table-cell table:style-name="ce4" table:number-columns-repeated="3"/>
          <table:table-cell/>
          <table:table-cell table:style-name="ce5" table:formula="of:=IF(AND([.B37]=&quot;x&quot;; [.C37]=&quot;x&quot;);&quot;x&quot;;&quot;&quot;)">
            <text:p/>
          </table:table-cell>
          <table:table-cell table:style-name="ce5" table:formula="of:=IF(AND([.B37]=&quot;&quot;; [.C37]=&quot;&quot;;[.A37]&lt;&gt;&quot;&quot;);&quot;x&quot;;&quot;&quot;)">
            <text:p/>
          </table:table-cell>
          <table:table-cell table:style-name="ce5" table:formula="of:=IF(AND([.B37]=&quot;x&quot;; [.C37]=&quot;&quot;);&quot;x&quot;;&quot;&quot;)">
            <text:p/>
          </table:table-cell>
          <table:table-cell table:style-name="ce5" table:formula="of:=IF(AND([.B37]=&quot;&quot;; [.C37]=&quot;x&quot;);&quot;x&quot;;&quot;&quot;)">
            <text:p/>
          </table:table-cell>
        </table:table-row>
        <table:table-row table:style-name="ro1">
          <table:table-cell table:style-name="ce4" table:number-columns-repeated="3"/>
          <table:table-cell/>
          <table:table-cell table:style-name="ce5" table:formula="of:=IF(AND([.B38]=&quot;x&quot;; [.C38]=&quot;x&quot;);&quot;x&quot;;&quot;&quot;)">
            <text:p/>
          </table:table-cell>
          <table:table-cell table:style-name="ce5" table:formula="of:=IF(AND([.B38]=&quot;&quot;; [.C38]=&quot;&quot;;[.A38]&lt;&gt;&quot;&quot;);&quot;x&quot;;&quot;&quot;)">
            <text:p/>
          </table:table-cell>
          <table:table-cell table:style-name="ce5" table:formula="of:=IF(AND([.B38]=&quot;x&quot;; [.C38]=&quot;&quot;);&quot;x&quot;;&quot;&quot;)">
            <text:p/>
          </table:table-cell>
          <table:table-cell table:style-name="ce5" table:formula="of:=IF(AND([.B38]=&quot;&quot;; [.C38]=&quot;x&quot;);&quot;x&quot;;&quot;&quot;)">
            <text:p/>
          </table:table-cell>
        </table:table-row>
        <table:table-row table:style-name="ro1">
          <table:table-cell table:style-name="ce4" table:number-columns-repeated="3"/>
          <table:table-cell/>
          <table:table-cell table:style-name="ce5" table:formula="of:=IF(AND([.B39]=&quot;x&quot;; [.C39]=&quot;x&quot;);&quot;x&quot;;&quot;&quot;)">
            <text:p/>
          </table:table-cell>
          <table:table-cell table:style-name="ce5" table:formula="of:=IF(AND([.B39]=&quot;&quot;; [.C39]=&quot;&quot;;[.A39]&lt;&gt;&quot;&quot;);&quot;x&quot;;&quot;&quot;)">
            <text:p/>
          </table:table-cell>
          <table:table-cell table:style-name="ce5" table:formula="of:=IF(AND([.B39]=&quot;x&quot;; [.C39]=&quot;&quot;);&quot;x&quot;;&quot;&quot;)">
            <text:p/>
          </table:table-cell>
          <table:table-cell table:style-name="ce5" table:formula="of:=IF(AND([.B39]=&quot;&quot;; [.C39]=&quot;x&quot;);&quot;x&quot;;&quot;&quot;)">
            <text:p/>
          </table:table-cell>
        </table:table-row>
        <table:table-row table:style-name="ro1">
          <table:table-cell table:style-name="ce4" table:number-columns-repeated="3"/>
          <table:table-cell/>
          <table:table-cell table:style-name="ce5" table:formula="of:=IF(AND([.B40]=&quot;x&quot;; [.C40]=&quot;x&quot;);&quot;x&quot;;&quot;&quot;)">
            <text:p/>
          </table:table-cell>
          <table:table-cell table:style-name="ce5" table:formula="of:=IF(AND([.B40]=&quot;&quot;; [.C40]=&quot;&quot;;[.A40]&lt;&gt;&quot;&quot;);&quot;x&quot;;&quot;&quot;)">
            <text:p/>
          </table:table-cell>
          <table:table-cell table:style-name="ce5" table:formula="of:=IF(AND([.B40]=&quot;x&quot;; [.C40]=&quot;&quot;);&quot;x&quot;;&quot;&quot;)">
            <text:p/>
          </table:table-cell>
          <table:table-cell table:style-name="ce5" table:formula="of:=IF(AND([.B40]=&quot;&quot;; [.C40]=&quot;x&quot;);&quot;x&quot;;&quot;&quot;)">
            <text:p/>
          </table:table-cell>
        </table:table-row>
        <table:table-row table:style-name="ro1">
          <table:table-cell table:style-name="ce4" table:number-columns-repeated="3"/>
          <table:table-cell/>
          <table:table-cell table:style-name="ce5" table:formula="of:=IF(AND([.B41]=&quot;x&quot;; [.C41]=&quot;x&quot;);&quot;x&quot;;&quot;&quot;)">
            <text:p/>
          </table:table-cell>
          <table:table-cell table:style-name="ce5" table:formula="of:=IF(AND([.B41]=&quot;&quot;; [.C41]=&quot;&quot;;[.A41]&lt;&gt;&quot;&quot;);&quot;x&quot;;&quot;&quot;)">
            <text:p/>
          </table:table-cell>
          <table:table-cell table:style-name="ce5" table:formula="of:=IF(AND([.B41]=&quot;x&quot;; [.C41]=&quot;&quot;);&quot;x&quot;;&quot;&quot;)">
            <text:p/>
          </table:table-cell>
          <table:table-cell table:style-name="ce5" table:formula="of:=IF(AND([.B41]=&quot;&quot;; [.C4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2]=&quot;x&quot;; [.C42]=&quot;x&quot;);&quot;x&quot;;&quot;&quot;)">
            <text:p/>
          </table:table-cell>
          <table:table-cell table:style-name="ce5" table:formula="of:=IF(AND([.B42]=&quot;&quot;; [.C42]=&quot;&quot;;[.A42]&lt;&gt;&quot;&quot;);&quot;x&quot;;&quot;&quot;)">
            <text:p/>
          </table:table-cell>
          <table:table-cell table:style-name="ce5" table:formula="of:=IF(AND([.B42]=&quot;x&quot;; [.C42]=&quot;&quot;);&quot;x&quot;;&quot;&quot;)">
            <text:p/>
          </table:table-cell>
          <table:table-cell table:style-name="ce5" table:formula="of:=IF(AND([.B42]=&quot;&quot;; [.C4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3]=&quot;x&quot;; [.C43]=&quot;x&quot;);&quot;x&quot;;&quot;&quot;)">
            <text:p/>
          </table:table-cell>
          <table:table-cell table:style-name="ce5" table:formula="of:=IF(AND([.B43]=&quot;&quot;; [.C43]=&quot;&quot;;[.A43]&lt;&gt;&quot;&quot;);&quot;x&quot;;&quot;&quot;)">
            <text:p/>
          </table:table-cell>
          <table:table-cell table:style-name="ce5" table:formula="of:=IF(AND([.B43]=&quot;x&quot;; [.C43]=&quot;&quot;);&quot;x&quot;;&quot;&quot;)">
            <text:p/>
          </table:table-cell>
          <table:table-cell table:style-name="ce5" table:formula="of:=IF(AND([.B43]=&quot;&quot;; [.C4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4]=&quot;x&quot;; [.C44]=&quot;x&quot;);&quot;x&quot;;&quot;&quot;)">
            <text:p/>
          </table:table-cell>
          <table:table-cell table:style-name="ce5" table:formula="of:=IF(AND([.B44]=&quot;&quot;; [.C44]=&quot;&quot;;[.A44]&lt;&gt;&quot;&quot;);&quot;x&quot;;&quot;&quot;)">
            <text:p/>
          </table:table-cell>
          <table:table-cell table:style-name="ce5" table:formula="of:=IF(AND([.B44]=&quot;x&quot;; [.C44]=&quot;&quot;);&quot;x&quot;;&quot;&quot;)">
            <text:p/>
          </table:table-cell>
          <table:table-cell table:style-name="ce5" table:formula="of:=IF(AND([.B44]=&quot;&quot;; [.C4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5]=&quot;x&quot;; [.C45]=&quot;x&quot;);&quot;x&quot;;&quot;&quot;)">
            <text:p/>
          </table:table-cell>
          <table:table-cell table:style-name="ce5" table:formula="of:=IF(AND([.B45]=&quot;&quot;; [.C45]=&quot;&quot;;[.A45]&lt;&gt;&quot;&quot;);&quot;x&quot;;&quot;&quot;)">
            <text:p/>
          </table:table-cell>
          <table:table-cell table:style-name="ce5" table:formula="of:=IF(AND([.B45]=&quot;x&quot;; [.C45]=&quot;&quot;);&quot;x&quot;;&quot;&quot;)">
            <text:p/>
          </table:table-cell>
          <table:table-cell table:style-name="ce5" table:formula="of:=IF(AND([.B45]=&quot;&quot;; [.C4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6]=&quot;x&quot;; [.C46]=&quot;x&quot;);&quot;x&quot;;&quot;&quot;)">
            <text:p/>
          </table:table-cell>
          <table:table-cell table:style-name="ce5" table:formula="of:=IF(AND([.B46]=&quot;&quot;; [.C46]=&quot;&quot;;[.A46]&lt;&gt;&quot;&quot;);&quot;x&quot;;&quot;&quot;)">
            <text:p/>
          </table:table-cell>
          <table:table-cell table:style-name="ce5" table:formula="of:=IF(AND([.B46]=&quot;x&quot;; [.C46]=&quot;&quot;);&quot;x&quot;;&quot;&quot;)">
            <text:p/>
          </table:table-cell>
          <table:table-cell table:style-name="ce5" table:formula="of:=IF(AND([.B46]=&quot;&quot;; [.C4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7]=&quot;x&quot;; [.C47]=&quot;x&quot;);&quot;x&quot;;&quot;&quot;)">
            <text:p/>
          </table:table-cell>
          <table:table-cell table:style-name="ce5" table:formula="of:=IF(AND([.B47]=&quot;&quot;; [.C47]=&quot;&quot;;[.A47]&lt;&gt;&quot;&quot;);&quot;x&quot;;&quot;&quot;)">
            <text:p/>
          </table:table-cell>
          <table:table-cell table:style-name="ce5" table:formula="of:=IF(AND([.B47]=&quot;x&quot;; [.C47]=&quot;&quot;);&quot;x&quot;;&quot;&quot;)">
            <text:p/>
          </table:table-cell>
          <table:table-cell table:style-name="ce5" table:formula="of:=IF(AND([.B47]=&quot;&quot;; [.C4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8]=&quot;x&quot;; [.C48]=&quot;x&quot;);&quot;x&quot;;&quot;&quot;)">
            <text:p/>
          </table:table-cell>
          <table:table-cell table:style-name="ce5" table:formula="of:=IF(AND([.B48]=&quot;&quot;; [.C48]=&quot;&quot;;[.A48]&lt;&gt;&quot;&quot;);&quot;x&quot;;&quot;&quot;)">
            <text:p/>
          </table:table-cell>
          <table:table-cell table:style-name="ce5" table:formula="of:=IF(AND([.B48]=&quot;x&quot;; [.C48]=&quot;&quot;);&quot;x&quot;;&quot;&quot;)">
            <text:p/>
          </table:table-cell>
          <table:table-cell table:style-name="ce5" table:formula="of:=IF(AND([.B48]=&quot;&quot;; [.C4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9]=&quot;x&quot;; [.C49]=&quot;x&quot;);&quot;x&quot;;&quot;&quot;)">
            <text:p/>
          </table:table-cell>
          <table:table-cell table:style-name="ce5" table:formula="of:=IF(AND([.B49]=&quot;&quot;; [.C49]=&quot;&quot;;[.A49]&lt;&gt;&quot;&quot;);&quot;x&quot;;&quot;&quot;)">
            <text:p/>
          </table:table-cell>
          <table:table-cell table:style-name="ce5" table:formula="of:=IF(AND([.B49]=&quot;x&quot;; [.C49]=&quot;&quot;);&quot;x&quot;;&quot;&quot;)">
            <text:p/>
          </table:table-cell>
          <table:table-cell table:style-name="ce5" table:formula="of:=IF(AND([.B49]=&quot;&quot;; [.C4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0]=&quot;x&quot;; [.C50]=&quot;x&quot;);&quot;x&quot;;&quot;&quot;)">
            <text:p/>
          </table:table-cell>
          <table:table-cell table:style-name="ce5" table:formula="of:=IF(AND([.B50]=&quot;&quot;; [.C50]=&quot;&quot;;[.A50]&lt;&gt;&quot;&quot;);&quot;x&quot;;&quot;&quot;)">
            <text:p/>
          </table:table-cell>
          <table:table-cell table:style-name="ce5" table:formula="of:=IF(AND([.B50]=&quot;x&quot;; [.C50]=&quot;&quot;);&quot;x&quot;;&quot;&quot;)">
            <text:p/>
          </table:table-cell>
          <table:table-cell table:style-name="ce5" table:formula="of:=IF(AND([.B50]=&quot;&quot;; [.C5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1]=&quot;x&quot;; [.C51]=&quot;x&quot;);&quot;x&quot;;&quot;&quot;)">
            <text:p/>
          </table:table-cell>
          <table:table-cell table:style-name="ce5" table:formula="of:=IF(AND([.B51]=&quot;&quot;; [.C51]=&quot;&quot;;[.A51]&lt;&gt;&quot;&quot;);&quot;x&quot;;&quot;&quot;)">
            <text:p/>
          </table:table-cell>
          <table:table-cell table:style-name="ce5" table:formula="of:=IF(AND([.B51]=&quot;x&quot;; [.C51]=&quot;&quot;);&quot;x&quot;;&quot;&quot;)">
            <text:p/>
          </table:table-cell>
          <table:table-cell table:style-name="ce5" table:formula="of:=IF(AND([.B51]=&quot;&quot;; [.C5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2]=&quot;x&quot;; [.C52]=&quot;x&quot;);&quot;x&quot;;&quot;&quot;)">
            <text:p/>
          </table:table-cell>
          <table:table-cell table:style-name="ce5" table:formula="of:=IF(AND([.B52]=&quot;&quot;; [.C52]=&quot;&quot;;[.A52]&lt;&gt;&quot;&quot;);&quot;x&quot;;&quot;&quot;)">
            <text:p/>
          </table:table-cell>
          <table:table-cell table:style-name="ce5" table:formula="of:=IF(AND([.B52]=&quot;x&quot;; [.C52]=&quot;&quot;);&quot;x&quot;;&quot;&quot;)">
            <text:p/>
          </table:table-cell>
          <table:table-cell table:style-name="ce5" table:formula="of:=IF(AND([.B52]=&quot;&quot;; [.C5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3]=&quot;x&quot;; [.C53]=&quot;x&quot;);&quot;x&quot;;&quot;&quot;)">
            <text:p/>
          </table:table-cell>
          <table:table-cell table:style-name="ce5" table:formula="of:=IF(AND([.B53]=&quot;&quot;; [.C53]=&quot;&quot;;[.A53]&lt;&gt;&quot;&quot;);&quot;x&quot;;&quot;&quot;)">
            <text:p/>
          </table:table-cell>
          <table:table-cell table:style-name="ce5" table:formula="of:=IF(AND([.B53]=&quot;x&quot;; [.C53]=&quot;&quot;);&quot;x&quot;;&quot;&quot;)">
            <text:p/>
          </table:table-cell>
          <table:table-cell table:style-name="ce5" table:formula="of:=IF(AND([.B53]=&quot;&quot;; [.C5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4]=&quot;x&quot;; [.C54]=&quot;x&quot;);&quot;x&quot;;&quot;&quot;)">
            <text:p/>
          </table:table-cell>
          <table:table-cell table:style-name="ce5" table:formula="of:=IF(AND([.B54]=&quot;&quot;; [.C54]=&quot;&quot;;[.A54]&lt;&gt;&quot;&quot;);&quot;x&quot;;&quot;&quot;)">
            <text:p/>
          </table:table-cell>
          <table:table-cell table:style-name="ce5" table:formula="of:=IF(AND([.B54]=&quot;x&quot;; [.C54]=&quot;&quot;);&quot;x&quot;;&quot;&quot;)">
            <text:p/>
          </table:table-cell>
          <table:table-cell table:style-name="ce5" table:formula="of:=IF(AND([.B54]=&quot;&quot;; [.C5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5]=&quot;x&quot;; [.C55]=&quot;x&quot;);&quot;x&quot;;&quot;&quot;)">
            <text:p/>
          </table:table-cell>
          <table:table-cell table:style-name="ce5" table:formula="of:=IF(AND([.B55]=&quot;&quot;; [.C55]=&quot;&quot;;[.A55]&lt;&gt;&quot;&quot;);&quot;x&quot;;&quot;&quot;)">
            <text:p/>
          </table:table-cell>
          <table:table-cell table:style-name="ce5" table:formula="of:=IF(AND([.B55]=&quot;x&quot;; [.C55]=&quot;&quot;);&quot;x&quot;;&quot;&quot;)">
            <text:p/>
          </table:table-cell>
          <table:table-cell table:style-name="ce5" table:formula="of:=IF(AND([.B55]=&quot;&quot;; [.C5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6]=&quot;x&quot;; [.C56]=&quot;x&quot;);&quot;x&quot;;&quot;&quot;)">
            <text:p/>
          </table:table-cell>
          <table:table-cell table:style-name="ce5" table:formula="of:=IF(AND([.B56]=&quot;&quot;; [.C56]=&quot;&quot;;[.A56]&lt;&gt;&quot;&quot;);&quot;x&quot;;&quot;&quot;)">
            <text:p/>
          </table:table-cell>
          <table:table-cell table:style-name="ce5" table:formula="of:=IF(AND([.B56]=&quot;x&quot;; [.C56]=&quot;&quot;);&quot;x&quot;;&quot;&quot;)">
            <text:p/>
          </table:table-cell>
          <table:table-cell table:style-name="ce5" table:formula="of:=IF(AND([.B56]=&quot;&quot;; [.C5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7]=&quot;x&quot;; [.C57]=&quot;x&quot;);&quot;x&quot;;&quot;&quot;)">
            <text:p/>
          </table:table-cell>
          <table:table-cell table:style-name="ce5" table:formula="of:=IF(AND([.B57]=&quot;&quot;; [.C57]=&quot;&quot;;[.A57]&lt;&gt;&quot;&quot;);&quot;x&quot;;&quot;&quot;)">
            <text:p/>
          </table:table-cell>
          <table:table-cell table:style-name="ce5" table:formula="of:=IF(AND([.B57]=&quot;x&quot;; [.C57]=&quot;&quot;);&quot;x&quot;;&quot;&quot;)">
            <text:p/>
          </table:table-cell>
          <table:table-cell table:style-name="ce5" table:formula="of:=IF(AND([.B57]=&quot;&quot;; [.C5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8]=&quot;x&quot;; [.C58]=&quot;x&quot;);&quot;x&quot;;&quot;&quot;)">
            <text:p/>
          </table:table-cell>
          <table:table-cell table:style-name="ce5" table:formula="of:=IF(AND([.B58]=&quot;&quot;; [.C58]=&quot;&quot;;[.A58]&lt;&gt;&quot;&quot;);&quot;x&quot;;&quot;&quot;)">
            <text:p/>
          </table:table-cell>
          <table:table-cell table:style-name="ce5" table:formula="of:=IF(AND([.B58]=&quot;x&quot;; [.C58]=&quot;&quot;);&quot;x&quot;;&quot;&quot;)">
            <text:p/>
          </table:table-cell>
          <table:table-cell table:style-name="ce5" table:formula="of:=IF(AND([.B58]=&quot;&quot;; [.C5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9]=&quot;x&quot;; [.C59]=&quot;x&quot;);&quot;x&quot;;&quot;&quot;)">
            <text:p/>
          </table:table-cell>
          <table:table-cell table:style-name="ce5" table:formula="of:=IF(AND([.B59]=&quot;&quot;; [.C59]=&quot;&quot;;[.A59]&lt;&gt;&quot;&quot;);&quot;x&quot;;&quot;&quot;)">
            <text:p/>
          </table:table-cell>
          <table:table-cell table:style-name="ce5" table:formula="of:=IF(AND([.B59]=&quot;x&quot;; [.C59]=&quot;&quot;);&quot;x&quot;;&quot;&quot;)">
            <text:p/>
          </table:table-cell>
          <table:table-cell table:style-name="ce5" table:formula="of:=IF(AND([.B59]=&quot;&quot;; [.C5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60]=&quot;x&quot;; [.C60]=&quot;x&quot;);&quot;x&quot;;&quot;&quot;)">
            <text:p/>
          </table:table-cell>
          <table:table-cell table:style-name="ce5" table:formula="of:=IF(AND([.B60]=&quot;&quot;; [.C60]=&quot;&quot;;[.A60]&lt;&gt;&quot;&quot;);&quot;x&quot;;&quot;&quot;)">
            <text:p/>
          </table:table-cell>
          <table:table-cell table:style-name="ce5" table:formula="of:=IF(AND([.B60]=&quot;x&quot;; [.C60]=&quot;&quot;);&quot;x&quot;;&quot;&quot;)">
            <text:p/>
          </table:table-cell>
          <table:table-cell table:style-name="ce5" table:formula="of:=IF(AND([.B60]=&quot;&quot;; [.C6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61]=&quot;x&quot;; [.C61]=&quot;x&quot;);&quot;x&quot;;&quot;&quot;)">
            <text:p/>
          </table:table-cell>
          <table:table-cell table:style-name="ce5" table:formula="of:=IF(AND([.B61]=&quot;&quot;; [.C61]=&quot;&quot;;[.A61]&lt;&gt;&quot;&quot;);&quot;x&quot;;&quot;&quot;)">
            <text:p/>
          </table:table-cell>
          <table:table-cell table:style-name="ce5" table:formula="of:=IF(AND([.B61]=&quot;x&quot;; [.C61]=&quot;&quot;);&quot;x&quot;;&quot;&quot;)">
            <text:p/>
          </table:table-cell>
          <table:table-cell table:style-name="ce5" table:formula="of:=IF(AND([.B61]=&quot;&quot;; [.C6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62]=&quot;x&quot;; [.C62]=&quot;x&quot;);&quot;x&quot;;&quot;&quot;)">
            <text:p/>
          </table:table-cell>
          <table:table-cell table:style-name="ce5" table:formula="of:=IF(AND([.B62]=&quot;&quot;; [.C62]=&quot;&quot;;[.A62]&lt;&gt;&quot;&quot;);&quot;x&quot;;&quot;&quot;)">
            <text:p/>
          </table:table-cell>
          <table:table-cell table:style-name="ce5" table:formula="of:=IF(AND([.B62]=&quot;x&quot;; [.C62]=&quot;&quot;);&quot;x&quot;;&quot;&quot;)">
            <text:p/>
          </table:table-cell>
          <table:table-cell table:style-name="ce5" table:formula="of:=IF(AND([.B62]=&quot;&quot;; [.C6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63]=&quot;x&quot;; [.C63]=&quot;x&quot;);&quot;x&quot;;&quot;&quot;)">
            <text:p/>
          </table:table-cell>
          <table:table-cell table:style-name="ce5" table:formula="of:=IF(AND([.B63]=&quot;&quot;; [.C63]=&quot;&quot;;[.A63]&lt;&gt;&quot;&quot;);&quot;x&quot;;&quot;&quot;)">
            <text:p/>
          </table:table-cell>
          <table:table-cell table:style-name="ce5" table:formula="of:=IF(AND([.B63]=&quot;x&quot;; [.C63]=&quot;&quot;);&quot;x&quot;;&quot;&quot;)">
            <text:p/>
          </table:table-cell>
          <table:table-cell table:style-name="ce5" table:formula="of:=IF(AND([.B63]=&quot;&quot;; [.C6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64]=&quot;x&quot;; [.C64]=&quot;x&quot;);&quot;x&quot;;&quot;&quot;)">
            <text:p/>
          </table:table-cell>
          <table:table-cell table:style-name="ce5" table:formula="of:=IF(AND([.B64]=&quot;&quot;; [.C64]=&quot;&quot;;[.A64]&lt;&gt;&quot;&quot;);&quot;x&quot;;&quot;&quot;)">
            <text:p/>
          </table:table-cell>
          <table:table-cell table:style-name="ce5" table:formula="of:=IF(AND([.B64]=&quot;x&quot;; [.C64]=&quot;&quot;);&quot;x&quot;;&quot;&quot;)">
            <text:p/>
          </table:table-cell>
          <table:table-cell table:style-name="ce5" table:formula="of:=IF(AND([.B64]=&quot;&quot;; [.C6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65]=&quot;x&quot;; [.C65]=&quot;x&quot;);&quot;x&quot;;&quot;&quot;)">
            <text:p/>
          </table:table-cell>
          <table:table-cell table:style-name="ce5" table:formula="of:=IF(AND([.B65]=&quot;&quot;; [.C65]=&quot;&quot;;[.A65]&lt;&gt;&quot;&quot;);&quot;x&quot;;&quot;&quot;)">
            <text:p/>
          </table:table-cell>
          <table:table-cell table:style-name="ce5" table:formula="of:=IF(AND([.B65]=&quot;x&quot;; [.C65]=&quot;&quot;);&quot;x&quot;;&quot;&quot;)">
            <text:p/>
          </table:table-cell>
          <table:table-cell table:style-name="ce5" table:formula="of:=IF(AND([.B65]=&quot;&quot;; [.C6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66]=&quot;x&quot;; [.C66]=&quot;x&quot;);&quot;x&quot;;&quot;&quot;)">
            <text:p/>
          </table:table-cell>
          <table:table-cell table:style-name="ce5" table:formula="of:=IF(AND([.B66]=&quot;&quot;; [.C66]=&quot;&quot;;[.A66]&lt;&gt;&quot;&quot;);&quot;x&quot;;&quot;&quot;)">
            <text:p/>
          </table:table-cell>
          <table:table-cell table:style-name="ce5" table:formula="of:=IF(AND([.B66]=&quot;x&quot;; [.C66]=&quot;&quot;);&quot;x&quot;;&quot;&quot;)">
            <text:p/>
          </table:table-cell>
          <table:table-cell table:style-name="ce5" table:formula="of:=IF(AND([.B66]=&quot;&quot;; [.C6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67]=&quot;x&quot;; [.C67]=&quot;x&quot;);&quot;x&quot;;&quot;&quot;)">
            <text:p/>
          </table:table-cell>
          <table:table-cell table:style-name="ce5" table:formula="of:=IF(AND([.B67]=&quot;&quot;; [.C67]=&quot;&quot;;[.A67]&lt;&gt;&quot;&quot;);&quot;x&quot;;&quot;&quot;)">
            <text:p/>
          </table:table-cell>
          <table:table-cell table:style-name="ce5" table:formula="of:=IF(AND([.B67]=&quot;x&quot;; [.C67]=&quot;&quot;);&quot;x&quot;;&quot;&quot;)">
            <text:p/>
          </table:table-cell>
          <table:table-cell table:style-name="ce5" table:formula="of:=IF(AND([.B67]=&quot;&quot;; [.C6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68]=&quot;x&quot;; [.C68]=&quot;x&quot;);&quot;x&quot;;&quot;&quot;)">
            <text:p/>
          </table:table-cell>
          <table:table-cell table:style-name="ce5" table:formula="of:=IF(AND([.B68]=&quot;&quot;; [.C68]=&quot;&quot;;[.A68]&lt;&gt;&quot;&quot;);&quot;x&quot;;&quot;&quot;)">
            <text:p/>
          </table:table-cell>
          <table:table-cell table:style-name="ce5" table:formula="of:=IF(AND([.B68]=&quot;x&quot;; [.C68]=&quot;&quot;);&quot;x&quot;;&quot;&quot;)">
            <text:p/>
          </table:table-cell>
          <table:table-cell table:style-name="ce5" table:formula="of:=IF(AND([.B68]=&quot;&quot;; [.C6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69]=&quot;x&quot;; [.C69]=&quot;x&quot;);&quot;x&quot;;&quot;&quot;)">
            <text:p/>
          </table:table-cell>
          <table:table-cell table:style-name="ce5" table:formula="of:=IF(AND([.B69]=&quot;&quot;; [.C69]=&quot;&quot;;[.A69]&lt;&gt;&quot;&quot;);&quot;x&quot;;&quot;&quot;)">
            <text:p/>
          </table:table-cell>
          <table:table-cell table:style-name="ce5" table:formula="of:=IF(AND([.B69]=&quot;x&quot;; [.C69]=&quot;&quot;);&quot;x&quot;;&quot;&quot;)">
            <text:p/>
          </table:table-cell>
          <table:table-cell table:style-name="ce5" table:formula="of:=IF(AND([.B69]=&quot;&quot;; [.C6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70]=&quot;x&quot;; [.C70]=&quot;x&quot;);&quot;x&quot;;&quot;&quot;)">
            <text:p/>
          </table:table-cell>
          <table:table-cell table:style-name="ce5" table:formula="of:=IF(AND([.B70]=&quot;&quot;; [.C70]=&quot;&quot;;[.A70]&lt;&gt;&quot;&quot;);&quot;x&quot;;&quot;&quot;)">
            <text:p/>
          </table:table-cell>
          <table:table-cell table:style-name="ce5" table:formula="of:=IF(AND([.B70]=&quot;x&quot;; [.C70]=&quot;&quot;);&quot;x&quot;;&quot;&quot;)">
            <text:p/>
          </table:table-cell>
          <table:table-cell table:style-name="ce5" table:formula="of:=IF(AND([.B70]=&quot;&quot;; [.C7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71]=&quot;x&quot;; [.C71]=&quot;x&quot;);&quot;x&quot;;&quot;&quot;)">
            <text:p/>
          </table:table-cell>
          <table:table-cell table:style-name="ce5" table:formula="of:=IF(AND([.B71]=&quot;&quot;; [.C71]=&quot;&quot;;[.A71]&lt;&gt;&quot;&quot;);&quot;x&quot;;&quot;&quot;)">
            <text:p/>
          </table:table-cell>
          <table:table-cell table:style-name="ce5" table:formula="of:=IF(AND([.B71]=&quot;x&quot;; [.C71]=&quot;&quot;);&quot;x&quot;;&quot;&quot;)">
            <text:p/>
          </table:table-cell>
          <table:table-cell table:style-name="ce5" table:formula="of:=IF(AND([.B71]=&quot;&quot;; [.C7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72]=&quot;x&quot;; [.C72]=&quot;x&quot;);&quot;x&quot;;&quot;&quot;)">
            <text:p/>
          </table:table-cell>
          <table:table-cell table:style-name="ce5" table:formula="of:=IF(AND([.B72]=&quot;&quot;; [.C72]=&quot;&quot;;[.A72]&lt;&gt;&quot;&quot;);&quot;x&quot;;&quot;&quot;)">
            <text:p/>
          </table:table-cell>
          <table:table-cell table:style-name="ce5" table:formula="of:=IF(AND([.B72]=&quot;x&quot;; [.C72]=&quot;&quot;);&quot;x&quot;;&quot;&quot;)">
            <text:p/>
          </table:table-cell>
          <table:table-cell table:style-name="ce5" table:formula="of:=IF(AND([.B72]=&quot;&quot;; [.C7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73]=&quot;x&quot;; [.C73]=&quot;x&quot;);&quot;x&quot;;&quot;&quot;)">
            <text:p/>
          </table:table-cell>
          <table:table-cell table:style-name="ce5" table:formula="of:=IF(AND([.B73]=&quot;&quot;; [.C73]=&quot;&quot;;[.A73]&lt;&gt;&quot;&quot;);&quot;x&quot;;&quot;&quot;)">
            <text:p/>
          </table:table-cell>
          <table:table-cell table:style-name="ce5" table:formula="of:=IF(AND([.B73]=&quot;x&quot;; [.C73]=&quot;&quot;);&quot;x&quot;;&quot;&quot;)">
            <text:p/>
          </table:table-cell>
          <table:table-cell table:style-name="ce5" table:formula="of:=IF(AND([.B73]=&quot;&quot;; [.C7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74]=&quot;x&quot;; [.C74]=&quot;x&quot;);&quot;x&quot;;&quot;&quot;)">
            <text:p/>
          </table:table-cell>
          <table:table-cell table:style-name="ce5" table:formula="of:=IF(AND([.B74]=&quot;&quot;; [.C74]=&quot;&quot;;[.A74]&lt;&gt;&quot;&quot;);&quot;x&quot;;&quot;&quot;)">
            <text:p/>
          </table:table-cell>
          <table:table-cell table:style-name="ce5" table:formula="of:=IF(AND([.B74]=&quot;x&quot;; [.C74]=&quot;&quot;);&quot;x&quot;;&quot;&quot;)">
            <text:p/>
          </table:table-cell>
          <table:table-cell table:style-name="ce5" table:formula="of:=IF(AND([.B74]=&quot;&quot;; [.C7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75]=&quot;x&quot;; [.C75]=&quot;x&quot;);&quot;x&quot;;&quot;&quot;)">
            <text:p/>
          </table:table-cell>
          <table:table-cell table:style-name="ce5" table:formula="of:=IF(AND([.B75]=&quot;&quot;; [.C75]=&quot;&quot;;[.A75]&lt;&gt;&quot;&quot;);&quot;x&quot;;&quot;&quot;)">
            <text:p/>
          </table:table-cell>
          <table:table-cell table:style-name="ce5" table:formula="of:=IF(AND([.B75]=&quot;x&quot;; [.C75]=&quot;&quot;);&quot;x&quot;;&quot;&quot;)">
            <text:p/>
          </table:table-cell>
          <table:table-cell table:style-name="ce5" table:formula="of:=IF(AND([.B75]=&quot;&quot;; [.C7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76]=&quot;x&quot;; [.C76]=&quot;x&quot;);&quot;x&quot;;&quot;&quot;)">
            <text:p/>
          </table:table-cell>
          <table:table-cell table:style-name="ce5" table:formula="of:=IF(AND([.B76]=&quot;&quot;; [.C76]=&quot;&quot;;[.A76]&lt;&gt;&quot;&quot;);&quot;x&quot;;&quot;&quot;)">
            <text:p/>
          </table:table-cell>
          <table:table-cell table:style-name="ce5" table:formula="of:=IF(AND([.B76]=&quot;x&quot;; [.C76]=&quot;&quot;);&quot;x&quot;;&quot;&quot;)">
            <text:p/>
          </table:table-cell>
          <table:table-cell table:style-name="ce5" table:formula="of:=IF(AND([.B76]=&quot;&quot;; [.C7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77]=&quot;x&quot;; [.C77]=&quot;x&quot;);&quot;x&quot;;&quot;&quot;)">
            <text:p/>
          </table:table-cell>
          <table:table-cell table:style-name="ce5" table:formula="of:=IF(AND([.B77]=&quot;&quot;; [.C77]=&quot;&quot;;[.A77]&lt;&gt;&quot;&quot;);&quot;x&quot;;&quot;&quot;)">
            <text:p/>
          </table:table-cell>
          <table:table-cell table:style-name="ce5" table:formula="of:=IF(AND([.B77]=&quot;x&quot;; [.C77]=&quot;&quot;);&quot;x&quot;;&quot;&quot;)">
            <text:p/>
          </table:table-cell>
          <table:table-cell table:style-name="ce5" table:formula="of:=IF(AND([.B77]=&quot;&quot;; [.C7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78]=&quot;x&quot;; [.C78]=&quot;x&quot;);&quot;x&quot;;&quot;&quot;)">
            <text:p/>
          </table:table-cell>
          <table:table-cell table:style-name="ce5" table:formula="of:=IF(AND([.B78]=&quot;&quot;; [.C78]=&quot;&quot;;[.A78]&lt;&gt;&quot;&quot;);&quot;x&quot;;&quot;&quot;)">
            <text:p/>
          </table:table-cell>
          <table:table-cell table:style-name="ce5" table:formula="of:=IF(AND([.B78]=&quot;x&quot;; [.C78]=&quot;&quot;);&quot;x&quot;;&quot;&quot;)">
            <text:p/>
          </table:table-cell>
          <table:table-cell table:style-name="ce5" table:formula="of:=IF(AND([.B78]=&quot;&quot;; [.C7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79]=&quot;x&quot;; [.C79]=&quot;x&quot;);&quot;x&quot;;&quot;&quot;)">
            <text:p/>
          </table:table-cell>
          <table:table-cell table:style-name="ce5" table:formula="of:=IF(AND([.B79]=&quot;&quot;; [.C79]=&quot;&quot;;[.A79]&lt;&gt;&quot;&quot;);&quot;x&quot;;&quot;&quot;)">
            <text:p/>
          </table:table-cell>
          <table:table-cell table:style-name="ce5" table:formula="of:=IF(AND([.B79]=&quot;x&quot;; [.C79]=&quot;&quot;);&quot;x&quot;;&quot;&quot;)">
            <text:p/>
          </table:table-cell>
          <table:table-cell table:style-name="ce5" table:formula="of:=IF(AND([.B79]=&quot;&quot;; [.C7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80]=&quot;x&quot;; [.C80]=&quot;x&quot;);&quot;x&quot;;&quot;&quot;)">
            <text:p/>
          </table:table-cell>
          <table:table-cell table:style-name="ce5" table:formula="of:=IF(AND([.B80]=&quot;&quot;; [.C80]=&quot;&quot;;[.A80]&lt;&gt;&quot;&quot;);&quot;x&quot;;&quot;&quot;)">
            <text:p/>
          </table:table-cell>
          <table:table-cell table:style-name="ce5" table:formula="of:=IF(AND([.B80]=&quot;x&quot;; [.C80]=&quot;&quot;);&quot;x&quot;;&quot;&quot;)">
            <text:p/>
          </table:table-cell>
          <table:table-cell table:style-name="ce5" table:formula="of:=IF(AND([.B80]=&quot;&quot;; [.C8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81]=&quot;x&quot;; [.C81]=&quot;x&quot;);&quot;x&quot;;&quot;&quot;)">
            <text:p/>
          </table:table-cell>
          <table:table-cell table:style-name="ce5" table:formula="of:=IF(AND([.B81]=&quot;&quot;; [.C81]=&quot;&quot;;[.A81]&lt;&gt;&quot;&quot;);&quot;x&quot;;&quot;&quot;)">
            <text:p/>
          </table:table-cell>
          <table:table-cell table:style-name="ce5" table:formula="of:=IF(AND([.B81]=&quot;x&quot;; [.C81]=&quot;&quot;);&quot;x&quot;;&quot;&quot;)">
            <text:p/>
          </table:table-cell>
          <table:table-cell table:style-name="ce5" table:formula="of:=IF(AND([.B81]=&quot;&quot;; [.C8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82]=&quot;x&quot;; [.C82]=&quot;x&quot;);&quot;x&quot;;&quot;&quot;)">
            <text:p/>
          </table:table-cell>
          <table:table-cell table:style-name="ce5" table:formula="of:=IF(AND([.B82]=&quot;&quot;; [.C82]=&quot;&quot;;[.A82]&lt;&gt;&quot;&quot;);&quot;x&quot;;&quot;&quot;)">
            <text:p/>
          </table:table-cell>
          <table:table-cell table:style-name="ce5" table:formula="of:=IF(AND([.B82]=&quot;x&quot;; [.C82]=&quot;&quot;);&quot;x&quot;;&quot;&quot;)">
            <text:p/>
          </table:table-cell>
          <table:table-cell table:style-name="ce5" table:formula="of:=IF(AND([.B82]=&quot;&quot;; [.C8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83]=&quot;x&quot;; [.C83]=&quot;x&quot;);&quot;x&quot;;&quot;&quot;)">
            <text:p/>
          </table:table-cell>
          <table:table-cell table:style-name="ce5" table:formula="of:=IF(AND([.B83]=&quot;&quot;; [.C83]=&quot;&quot;;[.A83]&lt;&gt;&quot;&quot;);&quot;x&quot;;&quot;&quot;)">
            <text:p/>
          </table:table-cell>
          <table:table-cell table:style-name="ce5" table:formula="of:=IF(AND([.B83]=&quot;x&quot;; [.C83]=&quot;&quot;);&quot;x&quot;;&quot;&quot;)">
            <text:p/>
          </table:table-cell>
          <table:table-cell table:style-name="ce5" table:formula="of:=IF(AND([.B83]=&quot;&quot;; [.C8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84]=&quot;x&quot;; [.C84]=&quot;x&quot;);&quot;x&quot;;&quot;&quot;)">
            <text:p/>
          </table:table-cell>
          <table:table-cell table:style-name="ce5" table:formula="of:=IF(AND([.B84]=&quot;&quot;; [.C84]=&quot;&quot;;[.A84]&lt;&gt;&quot;&quot;);&quot;x&quot;;&quot;&quot;)">
            <text:p/>
          </table:table-cell>
          <table:table-cell table:style-name="ce5" table:formula="of:=IF(AND([.B84]=&quot;x&quot;; [.C84]=&quot;&quot;);&quot;x&quot;;&quot;&quot;)">
            <text:p/>
          </table:table-cell>
          <table:table-cell table:style-name="ce5" table:formula="of:=IF(AND([.B84]=&quot;&quot;; [.C8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85]=&quot;x&quot;; [.C85]=&quot;x&quot;);&quot;x&quot;;&quot;&quot;)">
            <text:p/>
          </table:table-cell>
          <table:table-cell table:style-name="ce5" table:formula="of:=IF(AND([.B85]=&quot;&quot;; [.C85]=&quot;&quot;;[.A85]&lt;&gt;&quot;&quot;);&quot;x&quot;;&quot;&quot;)">
            <text:p/>
          </table:table-cell>
          <table:table-cell table:style-name="ce5" table:formula="of:=IF(AND([.B85]=&quot;x&quot;; [.C85]=&quot;&quot;);&quot;x&quot;;&quot;&quot;)">
            <text:p/>
          </table:table-cell>
          <table:table-cell table:style-name="ce5" table:formula="of:=IF(AND([.B85]=&quot;&quot;; [.C8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86]=&quot;x&quot;; [.C86]=&quot;x&quot;);&quot;x&quot;;&quot;&quot;)">
            <text:p/>
          </table:table-cell>
          <table:table-cell table:style-name="ce5" table:formula="of:=IF(AND([.B86]=&quot;&quot;; [.C86]=&quot;&quot;;[.A86]&lt;&gt;&quot;&quot;);&quot;x&quot;;&quot;&quot;)">
            <text:p/>
          </table:table-cell>
          <table:table-cell table:style-name="ce5" table:formula="of:=IF(AND([.B86]=&quot;x&quot;; [.C86]=&quot;&quot;);&quot;x&quot;;&quot;&quot;)">
            <text:p/>
          </table:table-cell>
          <table:table-cell table:style-name="ce5" table:formula="of:=IF(AND([.B86]=&quot;&quot;; [.C8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87]=&quot;x&quot;; [.C87]=&quot;x&quot;);&quot;x&quot;;&quot;&quot;)">
            <text:p/>
          </table:table-cell>
          <table:table-cell table:style-name="ce5" table:formula="of:=IF(AND([.B87]=&quot;&quot;; [.C87]=&quot;&quot;;[.A87]&lt;&gt;&quot;&quot;);&quot;x&quot;;&quot;&quot;)">
            <text:p/>
          </table:table-cell>
          <table:table-cell table:style-name="ce5" table:formula="of:=IF(AND([.B87]=&quot;x&quot;; [.C87]=&quot;&quot;);&quot;x&quot;;&quot;&quot;)">
            <text:p/>
          </table:table-cell>
          <table:table-cell table:style-name="ce5" table:formula="of:=IF(AND([.B87]=&quot;&quot;; [.C8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88]=&quot;x&quot;; [.C88]=&quot;x&quot;);&quot;x&quot;;&quot;&quot;)">
            <text:p/>
          </table:table-cell>
          <table:table-cell table:style-name="ce5" table:formula="of:=IF(AND([.B88]=&quot;&quot;; [.C88]=&quot;&quot;;[.A88]&lt;&gt;&quot;&quot;);&quot;x&quot;;&quot;&quot;)">
            <text:p/>
          </table:table-cell>
          <table:table-cell table:style-name="ce5" table:formula="of:=IF(AND([.B88]=&quot;x&quot;; [.C88]=&quot;&quot;);&quot;x&quot;;&quot;&quot;)">
            <text:p/>
          </table:table-cell>
          <table:table-cell table:style-name="ce5" table:formula="of:=IF(AND([.B88]=&quot;&quot;; [.C8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89]=&quot;x&quot;; [.C89]=&quot;x&quot;);&quot;x&quot;;&quot;&quot;)">
            <text:p/>
          </table:table-cell>
          <table:table-cell table:style-name="ce5" table:formula="of:=IF(AND([.B89]=&quot;&quot;; [.C89]=&quot;&quot;;[.A89]&lt;&gt;&quot;&quot;);&quot;x&quot;;&quot;&quot;)">
            <text:p/>
          </table:table-cell>
          <table:table-cell table:style-name="ce5" table:formula="of:=IF(AND([.B89]=&quot;x&quot;; [.C89]=&quot;&quot;);&quot;x&quot;;&quot;&quot;)">
            <text:p/>
          </table:table-cell>
          <table:table-cell table:style-name="ce5" table:formula="of:=IF(AND([.B89]=&quot;&quot;; [.C8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90]=&quot;x&quot;; [.C90]=&quot;x&quot;);&quot;x&quot;;&quot;&quot;)">
            <text:p/>
          </table:table-cell>
          <table:table-cell table:style-name="ce5" table:formula="of:=IF(AND([.B90]=&quot;&quot;; [.C90]=&quot;&quot;;[.A90]&lt;&gt;&quot;&quot;);&quot;x&quot;;&quot;&quot;)">
            <text:p/>
          </table:table-cell>
          <table:table-cell table:style-name="ce5" table:formula="of:=IF(AND([.B90]=&quot;x&quot;; [.C90]=&quot;&quot;);&quot;x&quot;;&quot;&quot;)">
            <text:p/>
          </table:table-cell>
          <table:table-cell table:style-name="ce5" table:formula="of:=IF(AND([.B90]=&quot;&quot;; [.C9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91]=&quot;x&quot;; [.C91]=&quot;x&quot;);&quot;x&quot;;&quot;&quot;)">
            <text:p/>
          </table:table-cell>
          <table:table-cell table:style-name="ce5" table:formula="of:=IF(AND([.B91]=&quot;&quot;; [.C91]=&quot;&quot;;[.A91]&lt;&gt;&quot;&quot;);&quot;x&quot;;&quot;&quot;)">
            <text:p/>
          </table:table-cell>
          <table:table-cell table:style-name="ce5" table:formula="of:=IF(AND([.B91]=&quot;x&quot;; [.C91]=&quot;&quot;);&quot;x&quot;;&quot;&quot;)">
            <text:p/>
          </table:table-cell>
          <table:table-cell table:style-name="ce5" table:formula="of:=IF(AND([.B91]=&quot;&quot;; [.C9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92]=&quot;x&quot;; [.C92]=&quot;x&quot;);&quot;x&quot;;&quot;&quot;)">
            <text:p/>
          </table:table-cell>
          <table:table-cell table:style-name="ce5" table:formula="of:=IF(AND([.B92]=&quot;&quot;; [.C92]=&quot;&quot;;[.A92]&lt;&gt;&quot;&quot;);&quot;x&quot;;&quot;&quot;)">
            <text:p/>
          </table:table-cell>
          <table:table-cell table:style-name="ce5" table:formula="of:=IF(AND([.B92]=&quot;x&quot;; [.C92]=&quot;&quot;);&quot;x&quot;;&quot;&quot;)">
            <text:p/>
          </table:table-cell>
          <table:table-cell table:style-name="ce5" table:formula="of:=IF(AND([.B92]=&quot;&quot;; [.C9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93]=&quot;x&quot;; [.C93]=&quot;x&quot;);&quot;x&quot;;&quot;&quot;)">
            <text:p/>
          </table:table-cell>
          <table:table-cell table:style-name="ce5" table:formula="of:=IF(AND([.B93]=&quot;&quot;; [.C93]=&quot;&quot;;[.A93]&lt;&gt;&quot;&quot;);&quot;x&quot;;&quot;&quot;)">
            <text:p/>
          </table:table-cell>
          <table:table-cell table:style-name="ce5" table:formula="of:=IF(AND([.B93]=&quot;x&quot;; [.C93]=&quot;&quot;);&quot;x&quot;;&quot;&quot;)">
            <text:p/>
          </table:table-cell>
          <table:table-cell table:style-name="ce5" table:formula="of:=IF(AND([.B93]=&quot;&quot;; [.C9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94]=&quot;x&quot;; [.C94]=&quot;x&quot;);&quot;x&quot;;&quot;&quot;)">
            <text:p/>
          </table:table-cell>
          <table:table-cell table:style-name="ce5" table:formula="of:=IF(AND([.B94]=&quot;&quot;; [.C94]=&quot;&quot;;[.A94]&lt;&gt;&quot;&quot;);&quot;x&quot;;&quot;&quot;)">
            <text:p/>
          </table:table-cell>
          <table:table-cell table:style-name="ce5" table:formula="of:=IF(AND([.B94]=&quot;x&quot;; [.C94]=&quot;&quot;);&quot;x&quot;;&quot;&quot;)">
            <text:p/>
          </table:table-cell>
          <table:table-cell table:style-name="ce5" table:formula="of:=IF(AND([.B94]=&quot;&quot;; [.C9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95]=&quot;x&quot;; [.C95]=&quot;x&quot;);&quot;x&quot;;&quot;&quot;)">
            <text:p/>
          </table:table-cell>
          <table:table-cell table:style-name="ce5" table:formula="of:=IF(AND([.B95]=&quot;&quot;; [.C95]=&quot;&quot;;[.A95]&lt;&gt;&quot;&quot;);&quot;x&quot;;&quot;&quot;)">
            <text:p/>
          </table:table-cell>
          <table:table-cell table:style-name="ce5" table:formula="of:=IF(AND([.B95]=&quot;x&quot;; [.C95]=&quot;&quot;);&quot;x&quot;;&quot;&quot;)">
            <text:p/>
          </table:table-cell>
          <table:table-cell table:style-name="ce5" table:formula="of:=IF(AND([.B95]=&quot;&quot;; [.C9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96]=&quot;x&quot;; [.C96]=&quot;x&quot;);&quot;x&quot;;&quot;&quot;)">
            <text:p/>
          </table:table-cell>
          <table:table-cell table:style-name="ce5" table:formula="of:=IF(AND([.B96]=&quot;&quot;; [.C96]=&quot;&quot;;[.A96]&lt;&gt;&quot;&quot;);&quot;x&quot;;&quot;&quot;)">
            <text:p/>
          </table:table-cell>
          <table:table-cell table:style-name="ce5" table:formula="of:=IF(AND([.B96]=&quot;x&quot;; [.C96]=&quot;&quot;);&quot;x&quot;;&quot;&quot;)">
            <text:p/>
          </table:table-cell>
          <table:table-cell table:style-name="ce5" table:formula="of:=IF(AND([.B96]=&quot;&quot;; [.C9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97]=&quot;x&quot;; [.C97]=&quot;x&quot;);&quot;x&quot;;&quot;&quot;)">
            <text:p/>
          </table:table-cell>
          <table:table-cell table:style-name="ce5" table:formula="of:=IF(AND([.B97]=&quot;&quot;; [.C97]=&quot;&quot;;[.A97]&lt;&gt;&quot;&quot;);&quot;x&quot;;&quot;&quot;)">
            <text:p/>
          </table:table-cell>
          <table:table-cell table:style-name="ce5" table:formula="of:=IF(AND([.B97]=&quot;x&quot;; [.C97]=&quot;&quot;);&quot;x&quot;;&quot;&quot;)">
            <text:p/>
          </table:table-cell>
          <table:table-cell table:style-name="ce5" table:formula="of:=IF(AND([.B97]=&quot;&quot;; [.C9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98]=&quot;x&quot;; [.C98]=&quot;x&quot;);&quot;x&quot;;&quot;&quot;)">
            <text:p/>
          </table:table-cell>
          <table:table-cell table:style-name="ce5" table:formula="of:=IF(AND([.B98]=&quot;&quot;; [.C98]=&quot;&quot;;[.A98]&lt;&gt;&quot;&quot;);&quot;x&quot;;&quot;&quot;)">
            <text:p/>
          </table:table-cell>
          <table:table-cell table:style-name="ce5" table:formula="of:=IF(AND([.B98]=&quot;x&quot;; [.C98]=&quot;&quot;);&quot;x&quot;;&quot;&quot;)">
            <text:p/>
          </table:table-cell>
          <table:table-cell table:style-name="ce5" table:formula="of:=IF(AND([.B98]=&quot;&quot;; [.C9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99]=&quot;x&quot;; [.C99]=&quot;x&quot;);&quot;x&quot;;&quot;&quot;)">
            <text:p/>
          </table:table-cell>
          <table:table-cell table:style-name="ce5" table:formula="of:=IF(AND([.B99]=&quot;&quot;; [.C99]=&quot;&quot;;[.A99]&lt;&gt;&quot;&quot;);&quot;x&quot;;&quot;&quot;)">
            <text:p/>
          </table:table-cell>
          <table:table-cell table:style-name="ce5" table:formula="of:=IF(AND([.B99]=&quot;x&quot;; [.C99]=&quot;&quot;);&quot;x&quot;;&quot;&quot;)">
            <text:p/>
          </table:table-cell>
          <table:table-cell table:style-name="ce5" table:formula="of:=IF(AND([.B99]=&quot;&quot;; [.C9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00]=&quot;x&quot;; [.C100]=&quot;x&quot;);&quot;x&quot;;&quot;&quot;)">
            <text:p/>
          </table:table-cell>
          <table:table-cell table:style-name="ce5" table:formula="of:=IF(AND([.B100]=&quot;&quot;; [.C100]=&quot;&quot;;[.A100]&lt;&gt;&quot;&quot;);&quot;x&quot;;&quot;&quot;)">
            <text:p/>
          </table:table-cell>
          <table:table-cell table:style-name="ce5" table:formula="of:=IF(AND([.B100]=&quot;x&quot;; [.C100]=&quot;&quot;);&quot;x&quot;;&quot;&quot;)">
            <text:p/>
          </table:table-cell>
          <table:table-cell table:style-name="ce5" table:formula="of:=IF(AND([.B100]=&quot;&quot;; [.C10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01]=&quot;x&quot;; [.C101]=&quot;x&quot;);&quot;x&quot;;&quot;&quot;)">
            <text:p/>
          </table:table-cell>
          <table:table-cell table:style-name="ce5" table:formula="of:=IF(AND([.B101]=&quot;&quot;; [.C101]=&quot;&quot;;[.A101]&lt;&gt;&quot;&quot;);&quot;x&quot;;&quot;&quot;)">
            <text:p/>
          </table:table-cell>
          <table:table-cell table:style-name="ce5" table:formula="of:=IF(AND([.B101]=&quot;x&quot;; [.C101]=&quot;&quot;);&quot;x&quot;;&quot;&quot;)">
            <text:p/>
          </table:table-cell>
          <table:table-cell table:style-name="ce5" table:formula="of:=IF(AND([.B101]=&quot;&quot;; [.C10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02]=&quot;x&quot;; [.C102]=&quot;x&quot;);&quot;x&quot;;&quot;&quot;)">
            <text:p/>
          </table:table-cell>
          <table:table-cell table:style-name="ce5" table:formula="of:=IF(AND([.B102]=&quot;&quot;; [.C102]=&quot;&quot;;[.A102]&lt;&gt;&quot;&quot;);&quot;x&quot;;&quot;&quot;)">
            <text:p/>
          </table:table-cell>
          <table:table-cell table:style-name="ce5" table:formula="of:=IF(AND([.B102]=&quot;x&quot;; [.C102]=&quot;&quot;);&quot;x&quot;;&quot;&quot;)">
            <text:p/>
          </table:table-cell>
          <table:table-cell table:style-name="ce5" table:formula="of:=IF(AND([.B102]=&quot;&quot;; [.C10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03]=&quot;x&quot;; [.C103]=&quot;x&quot;);&quot;x&quot;;&quot;&quot;)">
            <text:p/>
          </table:table-cell>
          <table:table-cell table:style-name="ce5" table:formula="of:=IF(AND([.B103]=&quot;&quot;; [.C103]=&quot;&quot;;[.A103]&lt;&gt;&quot;&quot;);&quot;x&quot;;&quot;&quot;)">
            <text:p/>
          </table:table-cell>
          <table:table-cell table:style-name="ce5" table:formula="of:=IF(AND([.B103]=&quot;x&quot;; [.C103]=&quot;&quot;);&quot;x&quot;;&quot;&quot;)">
            <text:p/>
          </table:table-cell>
          <table:table-cell table:style-name="ce5" table:formula="of:=IF(AND([.B103]=&quot;&quot;; [.C10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04]=&quot;x&quot;; [.C104]=&quot;x&quot;);&quot;x&quot;;&quot;&quot;)">
            <text:p/>
          </table:table-cell>
          <table:table-cell table:style-name="ce5" table:formula="of:=IF(AND([.B104]=&quot;&quot;; [.C104]=&quot;&quot;;[.A104]&lt;&gt;&quot;&quot;);&quot;x&quot;;&quot;&quot;)">
            <text:p/>
          </table:table-cell>
          <table:table-cell table:style-name="ce5" table:formula="of:=IF(AND([.B104]=&quot;x&quot;; [.C104]=&quot;&quot;);&quot;x&quot;;&quot;&quot;)">
            <text:p/>
          </table:table-cell>
          <table:table-cell table:style-name="ce5" table:formula="of:=IF(AND([.B104]=&quot;&quot;; [.C10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05]=&quot;x&quot;; [.C105]=&quot;x&quot;);&quot;x&quot;;&quot;&quot;)">
            <text:p/>
          </table:table-cell>
          <table:table-cell table:style-name="ce5" table:formula="of:=IF(AND([.B105]=&quot;&quot;; [.C105]=&quot;&quot;;[.A105]&lt;&gt;&quot;&quot;);&quot;x&quot;;&quot;&quot;)">
            <text:p/>
          </table:table-cell>
          <table:table-cell table:style-name="ce5" table:formula="of:=IF(AND([.B105]=&quot;x&quot;; [.C105]=&quot;&quot;);&quot;x&quot;;&quot;&quot;)">
            <text:p/>
          </table:table-cell>
          <table:table-cell table:style-name="ce5" table:formula="of:=IF(AND([.B105]=&quot;&quot;; [.C10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06]=&quot;x&quot;; [.C106]=&quot;x&quot;);&quot;x&quot;;&quot;&quot;)">
            <text:p/>
          </table:table-cell>
          <table:table-cell table:style-name="ce5" table:formula="of:=IF(AND([.B106]=&quot;&quot;; [.C106]=&quot;&quot;;[.A106]&lt;&gt;&quot;&quot;);&quot;x&quot;;&quot;&quot;)">
            <text:p/>
          </table:table-cell>
          <table:table-cell table:style-name="ce5" table:formula="of:=IF(AND([.B106]=&quot;x&quot;; [.C106]=&quot;&quot;);&quot;x&quot;;&quot;&quot;)">
            <text:p/>
          </table:table-cell>
          <table:table-cell table:style-name="ce5" table:formula="of:=IF(AND([.B106]=&quot;&quot;; [.C10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07]=&quot;x&quot;; [.C107]=&quot;x&quot;);&quot;x&quot;;&quot;&quot;)">
            <text:p/>
          </table:table-cell>
          <table:table-cell table:style-name="ce5" table:formula="of:=IF(AND([.B107]=&quot;&quot;; [.C107]=&quot;&quot;;[.A107]&lt;&gt;&quot;&quot;);&quot;x&quot;;&quot;&quot;)">
            <text:p/>
          </table:table-cell>
          <table:table-cell table:style-name="ce5" table:formula="of:=IF(AND([.B107]=&quot;x&quot;; [.C107]=&quot;&quot;);&quot;x&quot;;&quot;&quot;)">
            <text:p/>
          </table:table-cell>
          <table:table-cell table:style-name="ce5" table:formula="of:=IF(AND([.B107]=&quot;&quot;; [.C10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08]=&quot;x&quot;; [.C108]=&quot;x&quot;);&quot;x&quot;;&quot;&quot;)">
            <text:p/>
          </table:table-cell>
          <table:table-cell table:style-name="ce5" table:formula="of:=IF(AND([.B108]=&quot;&quot;; [.C108]=&quot;&quot;;[.A108]&lt;&gt;&quot;&quot;);&quot;x&quot;;&quot;&quot;)">
            <text:p/>
          </table:table-cell>
          <table:table-cell table:style-name="ce5" table:formula="of:=IF(AND([.B108]=&quot;x&quot;; [.C108]=&quot;&quot;);&quot;x&quot;;&quot;&quot;)">
            <text:p/>
          </table:table-cell>
          <table:table-cell table:style-name="ce5" table:formula="of:=IF(AND([.B108]=&quot;&quot;; [.C10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09]=&quot;x&quot;; [.C109]=&quot;x&quot;);&quot;x&quot;;&quot;&quot;)">
            <text:p/>
          </table:table-cell>
          <table:table-cell table:style-name="ce5" table:formula="of:=IF(AND([.B109]=&quot;&quot;; [.C109]=&quot;&quot;;[.A109]&lt;&gt;&quot;&quot;);&quot;x&quot;;&quot;&quot;)">
            <text:p/>
          </table:table-cell>
          <table:table-cell table:style-name="ce5" table:formula="of:=IF(AND([.B109]=&quot;x&quot;; [.C109]=&quot;&quot;);&quot;x&quot;;&quot;&quot;)">
            <text:p/>
          </table:table-cell>
          <table:table-cell table:style-name="ce5" table:formula="of:=IF(AND([.B109]=&quot;&quot;; [.C10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10]=&quot;x&quot;; [.C110]=&quot;x&quot;);&quot;x&quot;;&quot;&quot;)">
            <text:p/>
          </table:table-cell>
          <table:table-cell table:style-name="ce5" table:formula="of:=IF(AND([.B110]=&quot;&quot;; [.C110]=&quot;&quot;;[.A110]&lt;&gt;&quot;&quot;);&quot;x&quot;;&quot;&quot;)">
            <text:p/>
          </table:table-cell>
          <table:table-cell table:style-name="ce5" table:formula="of:=IF(AND([.B110]=&quot;x&quot;; [.C110]=&quot;&quot;);&quot;x&quot;;&quot;&quot;)">
            <text:p/>
          </table:table-cell>
          <table:table-cell table:style-name="ce5" table:formula="of:=IF(AND([.B110]=&quot;&quot;; [.C11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11]=&quot;x&quot;; [.C111]=&quot;x&quot;);&quot;x&quot;;&quot;&quot;)">
            <text:p/>
          </table:table-cell>
          <table:table-cell table:style-name="ce5" table:formula="of:=IF(AND([.B111]=&quot;&quot;; [.C111]=&quot;&quot;;[.A111]&lt;&gt;&quot;&quot;);&quot;x&quot;;&quot;&quot;)">
            <text:p/>
          </table:table-cell>
          <table:table-cell table:style-name="ce5" table:formula="of:=IF(AND([.B111]=&quot;x&quot;; [.C111]=&quot;&quot;);&quot;x&quot;;&quot;&quot;)">
            <text:p/>
          </table:table-cell>
          <table:table-cell table:style-name="ce5" table:formula="of:=IF(AND([.B111]=&quot;&quot;; [.C11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12]=&quot;x&quot;; [.C112]=&quot;x&quot;);&quot;x&quot;;&quot;&quot;)">
            <text:p/>
          </table:table-cell>
          <table:table-cell table:style-name="ce5" table:formula="of:=IF(AND([.B112]=&quot;&quot;; [.C112]=&quot;&quot;;[.A112]&lt;&gt;&quot;&quot;);&quot;x&quot;;&quot;&quot;)">
            <text:p/>
          </table:table-cell>
          <table:table-cell table:style-name="ce5" table:formula="of:=IF(AND([.B112]=&quot;x&quot;; [.C112]=&quot;&quot;);&quot;x&quot;;&quot;&quot;)">
            <text:p/>
          </table:table-cell>
          <table:table-cell table:style-name="ce5" table:formula="of:=IF(AND([.B112]=&quot;&quot;; [.C11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13]=&quot;x&quot;; [.C113]=&quot;x&quot;);&quot;x&quot;;&quot;&quot;)">
            <text:p/>
          </table:table-cell>
          <table:table-cell table:style-name="ce5" table:formula="of:=IF(AND([.B113]=&quot;&quot;; [.C113]=&quot;&quot;;[.A113]&lt;&gt;&quot;&quot;);&quot;x&quot;;&quot;&quot;)">
            <text:p/>
          </table:table-cell>
          <table:table-cell table:style-name="ce5" table:formula="of:=IF(AND([.B113]=&quot;x&quot;; [.C113]=&quot;&quot;);&quot;x&quot;;&quot;&quot;)">
            <text:p/>
          </table:table-cell>
          <table:table-cell table:style-name="ce5" table:formula="of:=IF(AND([.B113]=&quot;&quot;; [.C11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14]=&quot;x&quot;; [.C114]=&quot;x&quot;);&quot;x&quot;;&quot;&quot;)">
            <text:p/>
          </table:table-cell>
          <table:table-cell table:style-name="ce5" table:formula="of:=IF(AND([.B114]=&quot;&quot;; [.C114]=&quot;&quot;;[.A114]&lt;&gt;&quot;&quot;);&quot;x&quot;;&quot;&quot;)">
            <text:p/>
          </table:table-cell>
          <table:table-cell table:style-name="ce5" table:formula="of:=IF(AND([.B114]=&quot;x&quot;; [.C114]=&quot;&quot;);&quot;x&quot;;&quot;&quot;)">
            <text:p/>
          </table:table-cell>
          <table:table-cell table:style-name="ce5" table:formula="of:=IF(AND([.B114]=&quot;&quot;; [.C11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15]=&quot;x&quot;; [.C115]=&quot;x&quot;);&quot;x&quot;;&quot;&quot;)">
            <text:p/>
          </table:table-cell>
          <table:table-cell table:style-name="ce5" table:formula="of:=IF(AND([.B115]=&quot;&quot;; [.C115]=&quot;&quot;;[.A115]&lt;&gt;&quot;&quot;);&quot;x&quot;;&quot;&quot;)">
            <text:p/>
          </table:table-cell>
          <table:table-cell table:style-name="ce5" table:formula="of:=IF(AND([.B115]=&quot;x&quot;; [.C115]=&quot;&quot;);&quot;x&quot;;&quot;&quot;)">
            <text:p/>
          </table:table-cell>
          <table:table-cell table:style-name="ce5" table:formula="of:=IF(AND([.B115]=&quot;&quot;; [.C11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16]=&quot;x&quot;; [.C116]=&quot;x&quot;);&quot;x&quot;;&quot;&quot;)">
            <text:p/>
          </table:table-cell>
          <table:table-cell table:style-name="ce5" table:formula="of:=IF(AND([.B116]=&quot;&quot;; [.C116]=&quot;&quot;;[.A116]&lt;&gt;&quot;&quot;);&quot;x&quot;;&quot;&quot;)">
            <text:p/>
          </table:table-cell>
          <table:table-cell table:style-name="ce5" table:formula="of:=IF(AND([.B116]=&quot;x&quot;; [.C116]=&quot;&quot;);&quot;x&quot;;&quot;&quot;)">
            <text:p/>
          </table:table-cell>
          <table:table-cell table:style-name="ce5" table:formula="of:=IF(AND([.B116]=&quot;&quot;; [.C11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17]=&quot;x&quot;; [.C117]=&quot;x&quot;);&quot;x&quot;;&quot;&quot;)">
            <text:p/>
          </table:table-cell>
          <table:table-cell table:style-name="ce5" table:formula="of:=IF(AND([.B117]=&quot;&quot;; [.C117]=&quot;&quot;;[.A117]&lt;&gt;&quot;&quot;);&quot;x&quot;;&quot;&quot;)">
            <text:p/>
          </table:table-cell>
          <table:table-cell table:style-name="ce5" table:formula="of:=IF(AND([.B117]=&quot;x&quot;; [.C117]=&quot;&quot;);&quot;x&quot;;&quot;&quot;)">
            <text:p/>
          </table:table-cell>
          <table:table-cell table:style-name="ce5" table:formula="of:=IF(AND([.B117]=&quot;&quot;; [.C11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18]=&quot;x&quot;; [.C118]=&quot;x&quot;);&quot;x&quot;;&quot;&quot;)">
            <text:p/>
          </table:table-cell>
          <table:table-cell table:style-name="ce5" table:formula="of:=IF(AND([.B118]=&quot;&quot;; [.C118]=&quot;&quot;;[.A118]&lt;&gt;&quot;&quot;);&quot;x&quot;;&quot;&quot;)">
            <text:p/>
          </table:table-cell>
          <table:table-cell table:style-name="ce5" table:formula="of:=IF(AND([.B118]=&quot;x&quot;; [.C118]=&quot;&quot;);&quot;x&quot;;&quot;&quot;)">
            <text:p/>
          </table:table-cell>
          <table:table-cell table:style-name="ce5" table:formula="of:=IF(AND([.B118]=&quot;&quot;; [.C11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19]=&quot;x&quot;; [.C119]=&quot;x&quot;);&quot;x&quot;;&quot;&quot;)">
            <text:p/>
          </table:table-cell>
          <table:table-cell table:style-name="ce5" table:formula="of:=IF(AND([.B119]=&quot;&quot;; [.C119]=&quot;&quot;;[.A119]&lt;&gt;&quot;&quot;);&quot;x&quot;;&quot;&quot;)">
            <text:p/>
          </table:table-cell>
          <table:table-cell table:style-name="ce5" table:formula="of:=IF(AND([.B119]=&quot;x&quot;; [.C119]=&quot;&quot;);&quot;x&quot;;&quot;&quot;)">
            <text:p/>
          </table:table-cell>
          <table:table-cell table:style-name="ce5" table:formula="of:=IF(AND([.B119]=&quot;&quot;; [.C11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20]=&quot;x&quot;; [.C120]=&quot;x&quot;);&quot;x&quot;;&quot;&quot;)">
            <text:p/>
          </table:table-cell>
          <table:table-cell table:style-name="ce5" table:formula="of:=IF(AND([.B120]=&quot;&quot;; [.C120]=&quot;&quot;;[.A120]&lt;&gt;&quot;&quot;);&quot;x&quot;;&quot;&quot;)">
            <text:p/>
          </table:table-cell>
          <table:table-cell table:style-name="ce5" table:formula="of:=IF(AND([.B120]=&quot;x&quot;; [.C120]=&quot;&quot;);&quot;x&quot;;&quot;&quot;)">
            <text:p/>
          </table:table-cell>
          <table:table-cell table:style-name="ce5" table:formula="of:=IF(AND([.B120]=&quot;&quot;; [.C12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21]=&quot;x&quot;; [.C121]=&quot;x&quot;);&quot;x&quot;;&quot;&quot;)">
            <text:p/>
          </table:table-cell>
          <table:table-cell table:style-name="ce5" table:formula="of:=IF(AND([.B121]=&quot;&quot;; [.C121]=&quot;&quot;;[.A121]&lt;&gt;&quot;&quot;);&quot;x&quot;;&quot;&quot;)">
            <text:p/>
          </table:table-cell>
          <table:table-cell table:style-name="ce5" table:formula="of:=IF(AND([.B121]=&quot;x&quot;; [.C121]=&quot;&quot;);&quot;x&quot;;&quot;&quot;)">
            <text:p/>
          </table:table-cell>
          <table:table-cell table:style-name="ce5" table:formula="of:=IF(AND([.B121]=&quot;&quot;; [.C12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22]=&quot;x&quot;; [.C122]=&quot;x&quot;);&quot;x&quot;;&quot;&quot;)">
            <text:p/>
          </table:table-cell>
          <table:table-cell table:style-name="ce5" table:formula="of:=IF(AND([.B122]=&quot;&quot;; [.C122]=&quot;&quot;;[.A122]&lt;&gt;&quot;&quot;);&quot;x&quot;;&quot;&quot;)">
            <text:p/>
          </table:table-cell>
          <table:table-cell table:style-name="ce5" table:formula="of:=IF(AND([.B122]=&quot;x&quot;; [.C122]=&quot;&quot;);&quot;x&quot;;&quot;&quot;)">
            <text:p/>
          </table:table-cell>
          <table:table-cell table:style-name="ce5" table:formula="of:=IF(AND([.B122]=&quot;&quot;; [.C12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23]=&quot;x&quot;; [.C123]=&quot;x&quot;);&quot;x&quot;;&quot;&quot;)">
            <text:p/>
          </table:table-cell>
          <table:table-cell table:style-name="ce5" table:formula="of:=IF(AND([.B123]=&quot;&quot;; [.C123]=&quot;&quot;;[.A123]&lt;&gt;&quot;&quot;);&quot;x&quot;;&quot;&quot;)">
            <text:p/>
          </table:table-cell>
          <table:table-cell table:style-name="ce5" table:formula="of:=IF(AND([.B123]=&quot;x&quot;; [.C123]=&quot;&quot;);&quot;x&quot;;&quot;&quot;)">
            <text:p/>
          </table:table-cell>
          <table:table-cell table:style-name="ce5" table:formula="of:=IF(AND([.B123]=&quot;&quot;; [.C12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24]=&quot;x&quot;; [.C124]=&quot;x&quot;);&quot;x&quot;;&quot;&quot;)">
            <text:p/>
          </table:table-cell>
          <table:table-cell table:style-name="ce5" table:formula="of:=IF(AND([.B124]=&quot;&quot;; [.C124]=&quot;&quot;;[.A124]&lt;&gt;&quot;&quot;);&quot;x&quot;;&quot;&quot;)">
            <text:p/>
          </table:table-cell>
          <table:table-cell table:style-name="ce5" table:formula="of:=IF(AND([.B124]=&quot;x&quot;; [.C124]=&quot;&quot;);&quot;x&quot;;&quot;&quot;)">
            <text:p/>
          </table:table-cell>
          <table:table-cell table:style-name="ce5" table:formula="of:=IF(AND([.B124]=&quot;&quot;; [.C12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25]=&quot;x&quot;; [.C125]=&quot;x&quot;);&quot;x&quot;;&quot;&quot;)">
            <text:p/>
          </table:table-cell>
          <table:table-cell table:style-name="ce5" table:formula="of:=IF(AND([.B125]=&quot;&quot;; [.C125]=&quot;&quot;;[.A125]&lt;&gt;&quot;&quot;);&quot;x&quot;;&quot;&quot;)">
            <text:p/>
          </table:table-cell>
          <table:table-cell table:style-name="ce5" table:formula="of:=IF(AND([.B125]=&quot;x&quot;; [.C125]=&quot;&quot;);&quot;x&quot;;&quot;&quot;)">
            <text:p/>
          </table:table-cell>
          <table:table-cell table:style-name="ce5" table:formula="of:=IF(AND([.B125]=&quot;&quot;; [.C12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26]=&quot;x&quot;; [.C126]=&quot;x&quot;);&quot;x&quot;;&quot;&quot;)">
            <text:p/>
          </table:table-cell>
          <table:table-cell table:style-name="ce5" table:formula="of:=IF(AND([.B126]=&quot;&quot;; [.C126]=&quot;&quot;;[.A126]&lt;&gt;&quot;&quot;);&quot;x&quot;;&quot;&quot;)">
            <text:p/>
          </table:table-cell>
          <table:table-cell table:style-name="ce5" table:formula="of:=IF(AND([.B126]=&quot;x&quot;; [.C126]=&quot;&quot;);&quot;x&quot;;&quot;&quot;)">
            <text:p/>
          </table:table-cell>
          <table:table-cell table:style-name="ce5" table:formula="of:=IF(AND([.B126]=&quot;&quot;; [.C12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27]=&quot;x&quot;; [.C127]=&quot;x&quot;);&quot;x&quot;;&quot;&quot;)">
            <text:p/>
          </table:table-cell>
          <table:table-cell table:style-name="ce5" table:formula="of:=IF(AND([.B127]=&quot;&quot;; [.C127]=&quot;&quot;;[.A127]&lt;&gt;&quot;&quot;);&quot;x&quot;;&quot;&quot;)">
            <text:p/>
          </table:table-cell>
          <table:table-cell table:style-name="ce5" table:formula="of:=IF(AND([.B127]=&quot;x&quot;; [.C127]=&quot;&quot;);&quot;x&quot;;&quot;&quot;)">
            <text:p/>
          </table:table-cell>
          <table:table-cell table:style-name="ce5" table:formula="of:=IF(AND([.B127]=&quot;&quot;; [.C12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28]=&quot;x&quot;; [.C128]=&quot;x&quot;);&quot;x&quot;;&quot;&quot;)">
            <text:p/>
          </table:table-cell>
          <table:table-cell table:style-name="ce5" table:formula="of:=IF(AND([.B128]=&quot;&quot;; [.C128]=&quot;&quot;;[.A128]&lt;&gt;&quot;&quot;);&quot;x&quot;;&quot;&quot;)">
            <text:p/>
          </table:table-cell>
          <table:table-cell table:style-name="ce5" table:formula="of:=IF(AND([.B128]=&quot;x&quot;; [.C128]=&quot;&quot;);&quot;x&quot;;&quot;&quot;)">
            <text:p/>
          </table:table-cell>
          <table:table-cell table:style-name="ce5" table:formula="of:=IF(AND([.B128]=&quot;&quot;; [.C12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29]=&quot;x&quot;; [.C129]=&quot;x&quot;);&quot;x&quot;;&quot;&quot;)">
            <text:p/>
          </table:table-cell>
          <table:table-cell table:style-name="ce5" table:formula="of:=IF(AND([.B129]=&quot;&quot;; [.C129]=&quot;&quot;;[.A129]&lt;&gt;&quot;&quot;);&quot;x&quot;;&quot;&quot;)">
            <text:p/>
          </table:table-cell>
          <table:table-cell table:style-name="ce5" table:formula="of:=IF(AND([.B129]=&quot;x&quot;; [.C129]=&quot;&quot;);&quot;x&quot;;&quot;&quot;)">
            <text:p/>
          </table:table-cell>
          <table:table-cell table:style-name="ce5" table:formula="of:=IF(AND([.B129]=&quot;&quot;; [.C12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30]=&quot;x&quot;; [.C130]=&quot;x&quot;);&quot;x&quot;;&quot;&quot;)">
            <text:p/>
          </table:table-cell>
          <table:table-cell table:style-name="ce5" table:formula="of:=IF(AND([.B130]=&quot;&quot;; [.C130]=&quot;&quot;;[.A130]&lt;&gt;&quot;&quot;);&quot;x&quot;;&quot;&quot;)">
            <text:p/>
          </table:table-cell>
          <table:table-cell table:style-name="ce5" table:formula="of:=IF(AND([.B130]=&quot;x&quot;; [.C130]=&quot;&quot;);&quot;x&quot;;&quot;&quot;)">
            <text:p/>
          </table:table-cell>
          <table:table-cell table:style-name="ce5" table:formula="of:=IF(AND([.B130]=&quot;&quot;; [.C13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31]=&quot;x&quot;; [.C131]=&quot;x&quot;);&quot;x&quot;;&quot;&quot;)">
            <text:p/>
          </table:table-cell>
          <table:table-cell table:style-name="ce5" table:formula="of:=IF(AND([.B131]=&quot;&quot;; [.C131]=&quot;&quot;;[.A131]&lt;&gt;&quot;&quot;);&quot;x&quot;;&quot;&quot;)">
            <text:p/>
          </table:table-cell>
          <table:table-cell table:style-name="ce5" table:formula="of:=IF(AND([.B131]=&quot;x&quot;; [.C131]=&quot;&quot;);&quot;x&quot;;&quot;&quot;)">
            <text:p/>
          </table:table-cell>
          <table:table-cell table:style-name="ce5" table:formula="of:=IF(AND([.B131]=&quot;&quot;; [.C13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32]=&quot;x&quot;; [.C132]=&quot;x&quot;);&quot;x&quot;;&quot;&quot;)">
            <text:p/>
          </table:table-cell>
          <table:table-cell table:style-name="ce5" table:formula="of:=IF(AND([.B132]=&quot;&quot;; [.C132]=&quot;&quot;;[.A132]&lt;&gt;&quot;&quot;);&quot;x&quot;;&quot;&quot;)">
            <text:p/>
          </table:table-cell>
          <table:table-cell table:style-name="ce5" table:formula="of:=IF(AND([.B132]=&quot;x&quot;; [.C132]=&quot;&quot;);&quot;x&quot;;&quot;&quot;)">
            <text:p/>
          </table:table-cell>
          <table:table-cell table:style-name="ce5" table:formula="of:=IF(AND([.B132]=&quot;&quot;; [.C13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33]=&quot;x&quot;; [.C133]=&quot;x&quot;);&quot;x&quot;;&quot;&quot;)">
            <text:p/>
          </table:table-cell>
          <table:table-cell table:style-name="ce5" table:formula="of:=IF(AND([.B133]=&quot;&quot;; [.C133]=&quot;&quot;;[.A133]&lt;&gt;&quot;&quot;);&quot;x&quot;;&quot;&quot;)">
            <text:p/>
          </table:table-cell>
          <table:table-cell table:style-name="ce5" table:formula="of:=IF(AND([.B133]=&quot;x&quot;; [.C133]=&quot;&quot;);&quot;x&quot;;&quot;&quot;)">
            <text:p/>
          </table:table-cell>
          <table:table-cell table:style-name="ce5" table:formula="of:=IF(AND([.B133]=&quot;&quot;; [.C13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34]=&quot;x&quot;; [.C134]=&quot;x&quot;);&quot;x&quot;;&quot;&quot;)">
            <text:p/>
          </table:table-cell>
          <table:table-cell table:style-name="ce5" table:formula="of:=IF(AND([.B134]=&quot;&quot;; [.C134]=&quot;&quot;;[.A134]&lt;&gt;&quot;&quot;);&quot;x&quot;;&quot;&quot;)">
            <text:p/>
          </table:table-cell>
          <table:table-cell table:style-name="ce5" table:formula="of:=IF(AND([.B134]=&quot;x&quot;; [.C134]=&quot;&quot;);&quot;x&quot;;&quot;&quot;)">
            <text:p/>
          </table:table-cell>
          <table:table-cell table:style-name="ce5" table:formula="of:=IF(AND([.B134]=&quot;&quot;; [.C13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35]=&quot;x&quot;; [.C135]=&quot;x&quot;);&quot;x&quot;;&quot;&quot;)">
            <text:p/>
          </table:table-cell>
          <table:table-cell table:style-name="ce5" table:formula="of:=IF(AND([.B135]=&quot;&quot;; [.C135]=&quot;&quot;;[.A135]&lt;&gt;&quot;&quot;);&quot;x&quot;;&quot;&quot;)">
            <text:p/>
          </table:table-cell>
          <table:table-cell table:style-name="ce5" table:formula="of:=IF(AND([.B135]=&quot;x&quot;; [.C135]=&quot;&quot;);&quot;x&quot;;&quot;&quot;)">
            <text:p/>
          </table:table-cell>
          <table:table-cell table:style-name="ce5" table:formula="of:=IF(AND([.B135]=&quot;&quot;; [.C13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36]=&quot;x&quot;; [.C136]=&quot;x&quot;);&quot;x&quot;;&quot;&quot;)">
            <text:p/>
          </table:table-cell>
          <table:table-cell table:style-name="ce5" table:formula="of:=IF(AND([.B136]=&quot;&quot;; [.C136]=&quot;&quot;;[.A136]&lt;&gt;&quot;&quot;);&quot;x&quot;;&quot;&quot;)">
            <text:p/>
          </table:table-cell>
          <table:table-cell table:style-name="ce5" table:formula="of:=IF(AND([.B136]=&quot;x&quot;; [.C136]=&quot;&quot;);&quot;x&quot;;&quot;&quot;)">
            <text:p/>
          </table:table-cell>
          <table:table-cell table:style-name="ce5" table:formula="of:=IF(AND([.B136]=&quot;&quot;; [.C13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37]=&quot;x&quot;; [.C137]=&quot;x&quot;);&quot;x&quot;;&quot;&quot;)">
            <text:p/>
          </table:table-cell>
          <table:table-cell table:style-name="ce5" table:formula="of:=IF(AND([.B137]=&quot;&quot;; [.C137]=&quot;&quot;;[.A137]&lt;&gt;&quot;&quot;);&quot;x&quot;;&quot;&quot;)">
            <text:p/>
          </table:table-cell>
          <table:table-cell table:style-name="ce5" table:formula="of:=IF(AND([.B137]=&quot;x&quot;; [.C137]=&quot;&quot;);&quot;x&quot;;&quot;&quot;)">
            <text:p/>
          </table:table-cell>
          <table:table-cell table:style-name="ce5" table:formula="of:=IF(AND([.B137]=&quot;&quot;; [.C13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38]=&quot;x&quot;; [.C138]=&quot;x&quot;);&quot;x&quot;;&quot;&quot;)">
            <text:p/>
          </table:table-cell>
          <table:table-cell table:style-name="ce5" table:formula="of:=IF(AND([.B138]=&quot;&quot;; [.C138]=&quot;&quot;;[.A138]&lt;&gt;&quot;&quot;);&quot;x&quot;;&quot;&quot;)">
            <text:p/>
          </table:table-cell>
          <table:table-cell table:style-name="ce5" table:formula="of:=IF(AND([.B138]=&quot;x&quot;; [.C138]=&quot;&quot;);&quot;x&quot;;&quot;&quot;)">
            <text:p/>
          </table:table-cell>
          <table:table-cell table:style-name="ce5" table:formula="of:=IF(AND([.B138]=&quot;&quot;; [.C13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39]=&quot;x&quot;; [.C139]=&quot;x&quot;);&quot;x&quot;;&quot;&quot;)">
            <text:p/>
          </table:table-cell>
          <table:table-cell table:style-name="ce5" table:formula="of:=IF(AND([.B139]=&quot;&quot;; [.C139]=&quot;&quot;;[.A139]&lt;&gt;&quot;&quot;);&quot;x&quot;;&quot;&quot;)">
            <text:p/>
          </table:table-cell>
          <table:table-cell table:style-name="ce5" table:formula="of:=IF(AND([.B139]=&quot;x&quot;; [.C139]=&quot;&quot;);&quot;x&quot;;&quot;&quot;)">
            <text:p/>
          </table:table-cell>
          <table:table-cell table:style-name="ce5" table:formula="of:=IF(AND([.B139]=&quot;&quot;; [.C13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40]=&quot;x&quot;; [.C140]=&quot;x&quot;);&quot;x&quot;;&quot;&quot;)">
            <text:p/>
          </table:table-cell>
          <table:table-cell table:style-name="ce5" table:formula="of:=IF(AND([.B140]=&quot;&quot;; [.C140]=&quot;&quot;;[.A140]&lt;&gt;&quot;&quot;);&quot;x&quot;;&quot;&quot;)">
            <text:p/>
          </table:table-cell>
          <table:table-cell table:style-name="ce5" table:formula="of:=IF(AND([.B140]=&quot;x&quot;; [.C140]=&quot;&quot;);&quot;x&quot;;&quot;&quot;)">
            <text:p/>
          </table:table-cell>
          <table:table-cell table:style-name="ce5" table:formula="of:=IF(AND([.B140]=&quot;&quot;; [.C14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41]=&quot;x&quot;; [.C141]=&quot;x&quot;);&quot;x&quot;;&quot;&quot;)">
            <text:p/>
          </table:table-cell>
          <table:table-cell table:style-name="ce5" table:formula="of:=IF(AND([.B141]=&quot;&quot;; [.C141]=&quot;&quot;;[.A141]&lt;&gt;&quot;&quot;);&quot;x&quot;;&quot;&quot;)">
            <text:p/>
          </table:table-cell>
          <table:table-cell table:style-name="ce5" table:formula="of:=IF(AND([.B141]=&quot;x&quot;; [.C141]=&quot;&quot;);&quot;x&quot;;&quot;&quot;)">
            <text:p/>
          </table:table-cell>
          <table:table-cell table:style-name="ce5" table:formula="of:=IF(AND([.B141]=&quot;&quot;; [.C14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42]=&quot;x&quot;; [.C142]=&quot;x&quot;);&quot;x&quot;;&quot;&quot;)">
            <text:p/>
          </table:table-cell>
          <table:table-cell table:style-name="ce5" table:formula="of:=IF(AND([.B142]=&quot;&quot;; [.C142]=&quot;&quot;;[.A142]&lt;&gt;&quot;&quot;);&quot;x&quot;;&quot;&quot;)">
            <text:p/>
          </table:table-cell>
          <table:table-cell table:style-name="ce5" table:formula="of:=IF(AND([.B142]=&quot;x&quot;; [.C142]=&quot;&quot;);&quot;x&quot;;&quot;&quot;)">
            <text:p/>
          </table:table-cell>
          <table:table-cell table:style-name="ce5" table:formula="of:=IF(AND([.B142]=&quot;&quot;; [.C14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43]=&quot;x&quot;; [.C143]=&quot;x&quot;);&quot;x&quot;;&quot;&quot;)">
            <text:p/>
          </table:table-cell>
          <table:table-cell table:style-name="ce5" table:formula="of:=IF(AND([.B143]=&quot;&quot;; [.C143]=&quot;&quot;;[.A143]&lt;&gt;&quot;&quot;);&quot;x&quot;;&quot;&quot;)">
            <text:p/>
          </table:table-cell>
          <table:table-cell table:style-name="ce5" table:formula="of:=IF(AND([.B143]=&quot;x&quot;; [.C143]=&quot;&quot;);&quot;x&quot;;&quot;&quot;)">
            <text:p/>
          </table:table-cell>
          <table:table-cell table:style-name="ce5" table:formula="of:=IF(AND([.B143]=&quot;&quot;; [.C14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44]=&quot;x&quot;; [.C144]=&quot;x&quot;);&quot;x&quot;;&quot;&quot;)">
            <text:p/>
          </table:table-cell>
          <table:table-cell table:style-name="ce5" table:formula="of:=IF(AND([.B144]=&quot;&quot;; [.C144]=&quot;&quot;;[.A144]&lt;&gt;&quot;&quot;);&quot;x&quot;;&quot;&quot;)">
            <text:p/>
          </table:table-cell>
          <table:table-cell table:style-name="ce5" table:formula="of:=IF(AND([.B144]=&quot;x&quot;; [.C144]=&quot;&quot;);&quot;x&quot;;&quot;&quot;)">
            <text:p/>
          </table:table-cell>
          <table:table-cell table:style-name="ce5" table:formula="of:=IF(AND([.B144]=&quot;&quot;; [.C14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45]=&quot;x&quot;; [.C145]=&quot;x&quot;);&quot;x&quot;;&quot;&quot;)">
            <text:p/>
          </table:table-cell>
          <table:table-cell table:style-name="ce5" table:formula="of:=IF(AND([.B145]=&quot;&quot;; [.C145]=&quot;&quot;;[.A145]&lt;&gt;&quot;&quot;);&quot;x&quot;;&quot;&quot;)">
            <text:p/>
          </table:table-cell>
          <table:table-cell table:style-name="ce5" table:formula="of:=IF(AND([.B145]=&quot;x&quot;; [.C145]=&quot;&quot;);&quot;x&quot;;&quot;&quot;)">
            <text:p/>
          </table:table-cell>
          <table:table-cell table:style-name="ce5" table:formula="of:=IF(AND([.B145]=&quot;&quot;; [.C14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46]=&quot;x&quot;; [.C146]=&quot;x&quot;);&quot;x&quot;;&quot;&quot;)">
            <text:p/>
          </table:table-cell>
          <table:table-cell table:style-name="ce5" table:formula="of:=IF(AND([.B146]=&quot;&quot;; [.C146]=&quot;&quot;;[.A146]&lt;&gt;&quot;&quot;);&quot;x&quot;;&quot;&quot;)">
            <text:p/>
          </table:table-cell>
          <table:table-cell table:style-name="ce5" table:formula="of:=IF(AND([.B146]=&quot;x&quot;; [.C146]=&quot;&quot;);&quot;x&quot;;&quot;&quot;)">
            <text:p/>
          </table:table-cell>
          <table:table-cell table:style-name="ce5" table:formula="of:=IF(AND([.B146]=&quot;&quot;; [.C14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47]=&quot;x&quot;; [.C147]=&quot;x&quot;);&quot;x&quot;;&quot;&quot;)">
            <text:p/>
          </table:table-cell>
          <table:table-cell table:style-name="ce5" table:formula="of:=IF(AND([.B147]=&quot;&quot;; [.C147]=&quot;&quot;;[.A147]&lt;&gt;&quot;&quot;);&quot;x&quot;;&quot;&quot;)">
            <text:p/>
          </table:table-cell>
          <table:table-cell table:style-name="ce5" table:formula="of:=IF(AND([.B147]=&quot;x&quot;; [.C147]=&quot;&quot;);&quot;x&quot;;&quot;&quot;)">
            <text:p/>
          </table:table-cell>
          <table:table-cell table:style-name="ce5" table:formula="of:=IF(AND([.B147]=&quot;&quot;; [.C14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48]=&quot;x&quot;; [.C148]=&quot;x&quot;);&quot;x&quot;;&quot;&quot;)">
            <text:p/>
          </table:table-cell>
          <table:table-cell table:style-name="ce5" table:formula="of:=IF(AND([.B148]=&quot;&quot;; [.C148]=&quot;&quot;;[.A148]&lt;&gt;&quot;&quot;);&quot;x&quot;;&quot;&quot;)">
            <text:p/>
          </table:table-cell>
          <table:table-cell table:style-name="ce5" table:formula="of:=IF(AND([.B148]=&quot;x&quot;; [.C148]=&quot;&quot;);&quot;x&quot;;&quot;&quot;)">
            <text:p/>
          </table:table-cell>
          <table:table-cell table:style-name="ce5" table:formula="of:=IF(AND([.B148]=&quot;&quot;; [.C14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49]=&quot;x&quot;; [.C149]=&quot;x&quot;);&quot;x&quot;;&quot;&quot;)">
            <text:p/>
          </table:table-cell>
          <table:table-cell table:style-name="ce5" table:formula="of:=IF(AND([.B149]=&quot;&quot;; [.C149]=&quot;&quot;;[.A149]&lt;&gt;&quot;&quot;);&quot;x&quot;;&quot;&quot;)">
            <text:p/>
          </table:table-cell>
          <table:table-cell table:style-name="ce5" table:formula="of:=IF(AND([.B149]=&quot;x&quot;; [.C149]=&quot;&quot;);&quot;x&quot;;&quot;&quot;)">
            <text:p/>
          </table:table-cell>
          <table:table-cell table:style-name="ce5" table:formula="of:=IF(AND([.B149]=&quot;&quot;; [.C14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50]=&quot;x&quot;; [.C150]=&quot;x&quot;);&quot;x&quot;;&quot;&quot;)">
            <text:p/>
          </table:table-cell>
          <table:table-cell table:style-name="ce5" table:formula="of:=IF(AND([.B150]=&quot;&quot;; [.C150]=&quot;&quot;;[.A150]&lt;&gt;&quot;&quot;);&quot;x&quot;;&quot;&quot;)">
            <text:p/>
          </table:table-cell>
          <table:table-cell table:style-name="ce5" table:formula="of:=IF(AND([.B150]=&quot;x&quot;; [.C150]=&quot;&quot;);&quot;x&quot;;&quot;&quot;)">
            <text:p/>
          </table:table-cell>
          <table:table-cell table:style-name="ce5" table:formula="of:=IF(AND([.B150]=&quot;&quot;; [.C15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51]=&quot;x&quot;; [.C151]=&quot;x&quot;);&quot;x&quot;;&quot;&quot;)">
            <text:p/>
          </table:table-cell>
          <table:table-cell table:style-name="ce5" table:formula="of:=IF(AND([.B151]=&quot;&quot;; [.C151]=&quot;&quot;;[.A151]&lt;&gt;&quot;&quot;);&quot;x&quot;;&quot;&quot;)">
            <text:p/>
          </table:table-cell>
          <table:table-cell table:style-name="ce5" table:formula="of:=IF(AND([.B151]=&quot;x&quot;; [.C151]=&quot;&quot;);&quot;x&quot;;&quot;&quot;)">
            <text:p/>
          </table:table-cell>
          <table:table-cell table:style-name="ce5" table:formula="of:=IF(AND([.B151]=&quot;&quot;; [.C15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52]=&quot;x&quot;; [.C152]=&quot;x&quot;);&quot;x&quot;;&quot;&quot;)">
            <text:p/>
          </table:table-cell>
          <table:table-cell table:style-name="ce5" table:formula="of:=IF(AND([.B152]=&quot;&quot;; [.C152]=&quot;&quot;;[.A152]&lt;&gt;&quot;&quot;);&quot;x&quot;;&quot;&quot;)">
            <text:p/>
          </table:table-cell>
          <table:table-cell table:style-name="ce5" table:formula="of:=IF(AND([.B152]=&quot;x&quot;; [.C152]=&quot;&quot;);&quot;x&quot;;&quot;&quot;)">
            <text:p/>
          </table:table-cell>
          <table:table-cell table:style-name="ce5" table:formula="of:=IF(AND([.B152]=&quot;&quot;; [.C15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53]=&quot;x&quot;; [.C153]=&quot;x&quot;);&quot;x&quot;;&quot;&quot;)">
            <text:p/>
          </table:table-cell>
          <table:table-cell table:style-name="ce5" table:formula="of:=IF(AND([.B153]=&quot;&quot;; [.C153]=&quot;&quot;;[.A153]&lt;&gt;&quot;&quot;);&quot;x&quot;;&quot;&quot;)">
            <text:p/>
          </table:table-cell>
          <table:table-cell table:style-name="ce5" table:formula="of:=IF(AND([.B153]=&quot;x&quot;; [.C153]=&quot;&quot;);&quot;x&quot;;&quot;&quot;)">
            <text:p/>
          </table:table-cell>
          <table:table-cell table:style-name="ce5" table:formula="of:=IF(AND([.B153]=&quot;&quot;; [.C15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54]=&quot;x&quot;; [.C154]=&quot;x&quot;);&quot;x&quot;;&quot;&quot;)">
            <text:p/>
          </table:table-cell>
          <table:table-cell table:style-name="ce5" table:formula="of:=IF(AND([.B154]=&quot;&quot;; [.C154]=&quot;&quot;;[.A154]&lt;&gt;&quot;&quot;);&quot;x&quot;;&quot;&quot;)">
            <text:p/>
          </table:table-cell>
          <table:table-cell table:style-name="ce5" table:formula="of:=IF(AND([.B154]=&quot;x&quot;; [.C154]=&quot;&quot;);&quot;x&quot;;&quot;&quot;)">
            <text:p/>
          </table:table-cell>
          <table:table-cell table:style-name="ce5" table:formula="of:=IF(AND([.B154]=&quot;&quot;; [.C15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55]=&quot;x&quot;; [.C155]=&quot;x&quot;);&quot;x&quot;;&quot;&quot;)">
            <text:p/>
          </table:table-cell>
          <table:table-cell table:style-name="ce5" table:formula="of:=IF(AND([.B155]=&quot;&quot;; [.C155]=&quot;&quot;;[.A155]&lt;&gt;&quot;&quot;);&quot;x&quot;;&quot;&quot;)">
            <text:p/>
          </table:table-cell>
          <table:table-cell table:style-name="ce5" table:formula="of:=IF(AND([.B155]=&quot;x&quot;; [.C155]=&quot;&quot;);&quot;x&quot;;&quot;&quot;)">
            <text:p/>
          </table:table-cell>
          <table:table-cell table:style-name="ce5" table:formula="of:=IF(AND([.B155]=&quot;&quot;; [.C15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56]=&quot;x&quot;; [.C156]=&quot;x&quot;);&quot;x&quot;;&quot;&quot;)">
            <text:p/>
          </table:table-cell>
          <table:table-cell table:style-name="ce5" table:formula="of:=IF(AND([.B156]=&quot;&quot;; [.C156]=&quot;&quot;;[.A156]&lt;&gt;&quot;&quot;);&quot;x&quot;;&quot;&quot;)">
            <text:p/>
          </table:table-cell>
          <table:table-cell table:style-name="ce5" table:formula="of:=IF(AND([.B156]=&quot;x&quot;; [.C156]=&quot;&quot;);&quot;x&quot;;&quot;&quot;)">
            <text:p/>
          </table:table-cell>
          <table:table-cell table:style-name="ce5" table:formula="of:=IF(AND([.B156]=&quot;&quot;; [.C15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57]=&quot;x&quot;; [.C157]=&quot;x&quot;);&quot;x&quot;;&quot;&quot;)">
            <text:p/>
          </table:table-cell>
          <table:table-cell table:style-name="ce5" table:formula="of:=IF(AND([.B157]=&quot;&quot;; [.C157]=&quot;&quot;;[.A157]&lt;&gt;&quot;&quot;);&quot;x&quot;;&quot;&quot;)">
            <text:p/>
          </table:table-cell>
          <table:table-cell table:style-name="ce5" table:formula="of:=IF(AND([.B157]=&quot;x&quot;; [.C157]=&quot;&quot;);&quot;x&quot;;&quot;&quot;)">
            <text:p/>
          </table:table-cell>
          <table:table-cell table:style-name="ce5" table:formula="of:=IF(AND([.B157]=&quot;&quot;; [.C15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58]=&quot;x&quot;; [.C158]=&quot;x&quot;);&quot;x&quot;;&quot;&quot;)">
            <text:p/>
          </table:table-cell>
          <table:table-cell table:style-name="ce5" table:formula="of:=IF(AND([.B158]=&quot;&quot;; [.C158]=&quot;&quot;;[.A158]&lt;&gt;&quot;&quot;);&quot;x&quot;;&quot;&quot;)">
            <text:p/>
          </table:table-cell>
          <table:table-cell table:style-name="ce5" table:formula="of:=IF(AND([.B158]=&quot;x&quot;; [.C158]=&quot;&quot;);&quot;x&quot;;&quot;&quot;)">
            <text:p/>
          </table:table-cell>
          <table:table-cell table:style-name="ce5" table:formula="of:=IF(AND([.B158]=&quot;&quot;; [.C15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59]=&quot;x&quot;; [.C159]=&quot;x&quot;);&quot;x&quot;;&quot;&quot;)">
            <text:p/>
          </table:table-cell>
          <table:table-cell table:style-name="ce5" table:formula="of:=IF(AND([.B159]=&quot;&quot;; [.C159]=&quot;&quot;;[.A159]&lt;&gt;&quot;&quot;);&quot;x&quot;;&quot;&quot;)">
            <text:p/>
          </table:table-cell>
          <table:table-cell table:style-name="ce5" table:formula="of:=IF(AND([.B159]=&quot;x&quot;; [.C159]=&quot;&quot;);&quot;x&quot;;&quot;&quot;)">
            <text:p/>
          </table:table-cell>
          <table:table-cell table:style-name="ce5" table:formula="of:=IF(AND([.B159]=&quot;&quot;; [.C15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60]=&quot;x&quot;; [.C160]=&quot;x&quot;);&quot;x&quot;;&quot;&quot;)">
            <text:p/>
          </table:table-cell>
          <table:table-cell table:style-name="ce5" table:formula="of:=IF(AND([.B160]=&quot;&quot;; [.C160]=&quot;&quot;;[.A160]&lt;&gt;&quot;&quot;);&quot;x&quot;;&quot;&quot;)">
            <text:p/>
          </table:table-cell>
          <table:table-cell table:style-name="ce5" table:formula="of:=IF(AND([.B160]=&quot;x&quot;; [.C160]=&quot;&quot;);&quot;x&quot;;&quot;&quot;)">
            <text:p/>
          </table:table-cell>
          <table:table-cell table:style-name="ce5" table:formula="of:=IF(AND([.B160]=&quot;&quot;; [.C16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61]=&quot;x&quot;; [.C161]=&quot;x&quot;);&quot;x&quot;;&quot;&quot;)">
            <text:p/>
          </table:table-cell>
          <table:table-cell table:style-name="ce5" table:formula="of:=IF(AND([.B161]=&quot;&quot;; [.C161]=&quot;&quot;;[.A161]&lt;&gt;&quot;&quot;);&quot;x&quot;;&quot;&quot;)">
            <text:p/>
          </table:table-cell>
          <table:table-cell table:style-name="ce5" table:formula="of:=IF(AND([.B161]=&quot;x&quot;; [.C161]=&quot;&quot;);&quot;x&quot;;&quot;&quot;)">
            <text:p/>
          </table:table-cell>
          <table:table-cell table:style-name="ce5" table:formula="of:=IF(AND([.B161]=&quot;&quot;; [.C16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62]=&quot;x&quot;; [.C162]=&quot;x&quot;);&quot;x&quot;;&quot;&quot;)">
            <text:p/>
          </table:table-cell>
          <table:table-cell table:style-name="ce5" table:formula="of:=IF(AND([.B162]=&quot;&quot;; [.C162]=&quot;&quot;;[.A162]&lt;&gt;&quot;&quot;);&quot;x&quot;;&quot;&quot;)">
            <text:p/>
          </table:table-cell>
          <table:table-cell table:style-name="ce5" table:formula="of:=IF(AND([.B162]=&quot;x&quot;; [.C162]=&quot;&quot;);&quot;x&quot;;&quot;&quot;)">
            <text:p/>
          </table:table-cell>
          <table:table-cell table:style-name="ce5" table:formula="of:=IF(AND([.B162]=&quot;&quot;; [.C16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63]=&quot;x&quot;; [.C163]=&quot;x&quot;);&quot;x&quot;;&quot;&quot;)">
            <text:p/>
          </table:table-cell>
          <table:table-cell table:style-name="ce5" table:formula="of:=IF(AND([.B163]=&quot;&quot;; [.C163]=&quot;&quot;;[.A163]&lt;&gt;&quot;&quot;);&quot;x&quot;;&quot;&quot;)">
            <text:p/>
          </table:table-cell>
          <table:table-cell table:style-name="ce5" table:formula="of:=IF(AND([.B163]=&quot;x&quot;; [.C163]=&quot;&quot;);&quot;x&quot;;&quot;&quot;)">
            <text:p/>
          </table:table-cell>
          <table:table-cell table:style-name="ce5" table:formula="of:=IF(AND([.B163]=&quot;&quot;; [.C16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64]=&quot;x&quot;; [.C164]=&quot;x&quot;);&quot;x&quot;;&quot;&quot;)">
            <text:p/>
          </table:table-cell>
          <table:table-cell table:style-name="ce5" table:formula="of:=IF(AND([.B164]=&quot;&quot;; [.C164]=&quot;&quot;;[.A164]&lt;&gt;&quot;&quot;);&quot;x&quot;;&quot;&quot;)">
            <text:p/>
          </table:table-cell>
          <table:table-cell table:style-name="ce5" table:formula="of:=IF(AND([.B164]=&quot;x&quot;; [.C164]=&quot;&quot;);&quot;x&quot;;&quot;&quot;)">
            <text:p/>
          </table:table-cell>
          <table:table-cell table:style-name="ce5" table:formula="of:=IF(AND([.B164]=&quot;&quot;; [.C16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65]=&quot;x&quot;; [.C165]=&quot;x&quot;);&quot;x&quot;;&quot;&quot;)">
            <text:p/>
          </table:table-cell>
          <table:table-cell table:style-name="ce5" table:formula="of:=IF(AND([.B165]=&quot;&quot;; [.C165]=&quot;&quot;;[.A165]&lt;&gt;&quot;&quot;);&quot;x&quot;;&quot;&quot;)">
            <text:p/>
          </table:table-cell>
          <table:table-cell table:style-name="ce5" table:formula="of:=IF(AND([.B165]=&quot;x&quot;; [.C165]=&quot;&quot;);&quot;x&quot;;&quot;&quot;)">
            <text:p/>
          </table:table-cell>
          <table:table-cell table:style-name="ce5" table:formula="of:=IF(AND([.B165]=&quot;&quot;; [.C16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66]=&quot;x&quot;; [.C166]=&quot;x&quot;);&quot;x&quot;;&quot;&quot;)">
            <text:p/>
          </table:table-cell>
          <table:table-cell table:style-name="ce5" table:formula="of:=IF(AND([.B166]=&quot;&quot;; [.C166]=&quot;&quot;;[.A166]&lt;&gt;&quot;&quot;);&quot;x&quot;;&quot;&quot;)">
            <text:p/>
          </table:table-cell>
          <table:table-cell table:style-name="ce5" table:formula="of:=IF(AND([.B166]=&quot;x&quot;; [.C166]=&quot;&quot;);&quot;x&quot;;&quot;&quot;)">
            <text:p/>
          </table:table-cell>
          <table:table-cell table:style-name="ce5" table:formula="of:=IF(AND([.B166]=&quot;&quot;; [.C16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67]=&quot;x&quot;; [.C167]=&quot;x&quot;);&quot;x&quot;;&quot;&quot;)">
            <text:p/>
          </table:table-cell>
          <table:table-cell table:style-name="ce5" table:formula="of:=IF(AND([.B167]=&quot;&quot;; [.C167]=&quot;&quot;;[.A167]&lt;&gt;&quot;&quot;);&quot;x&quot;;&quot;&quot;)">
            <text:p/>
          </table:table-cell>
          <table:table-cell table:style-name="ce5" table:formula="of:=IF(AND([.B167]=&quot;x&quot;; [.C167]=&quot;&quot;);&quot;x&quot;;&quot;&quot;)">
            <text:p/>
          </table:table-cell>
          <table:table-cell table:style-name="ce5" table:formula="of:=IF(AND([.B167]=&quot;&quot;; [.C16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68]=&quot;x&quot;; [.C168]=&quot;x&quot;);&quot;x&quot;;&quot;&quot;)">
            <text:p/>
          </table:table-cell>
          <table:table-cell table:style-name="ce5" table:formula="of:=IF(AND([.B168]=&quot;&quot;; [.C168]=&quot;&quot;;[.A168]&lt;&gt;&quot;&quot;);&quot;x&quot;;&quot;&quot;)">
            <text:p/>
          </table:table-cell>
          <table:table-cell table:style-name="ce5" table:formula="of:=IF(AND([.B168]=&quot;x&quot;; [.C168]=&quot;&quot;);&quot;x&quot;;&quot;&quot;)">
            <text:p/>
          </table:table-cell>
          <table:table-cell table:style-name="ce5" table:formula="of:=IF(AND([.B168]=&quot;&quot;; [.C16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69]=&quot;x&quot;; [.C169]=&quot;x&quot;);&quot;x&quot;;&quot;&quot;)">
            <text:p/>
          </table:table-cell>
          <table:table-cell table:style-name="ce5" table:formula="of:=IF(AND([.B169]=&quot;&quot;; [.C169]=&quot;&quot;;[.A169]&lt;&gt;&quot;&quot;);&quot;x&quot;;&quot;&quot;)">
            <text:p/>
          </table:table-cell>
          <table:table-cell table:style-name="ce5" table:formula="of:=IF(AND([.B169]=&quot;x&quot;; [.C169]=&quot;&quot;);&quot;x&quot;;&quot;&quot;)">
            <text:p/>
          </table:table-cell>
          <table:table-cell table:style-name="ce5" table:formula="of:=IF(AND([.B169]=&quot;&quot;; [.C16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70]=&quot;x&quot;; [.C170]=&quot;x&quot;);&quot;x&quot;;&quot;&quot;)">
            <text:p/>
          </table:table-cell>
          <table:table-cell table:style-name="ce5" table:formula="of:=IF(AND([.B170]=&quot;&quot;; [.C170]=&quot;&quot;;[.A170]&lt;&gt;&quot;&quot;);&quot;x&quot;;&quot;&quot;)">
            <text:p/>
          </table:table-cell>
          <table:table-cell table:style-name="ce5" table:formula="of:=IF(AND([.B170]=&quot;x&quot;; [.C170]=&quot;&quot;);&quot;x&quot;;&quot;&quot;)">
            <text:p/>
          </table:table-cell>
          <table:table-cell table:style-name="ce5" table:formula="of:=IF(AND([.B170]=&quot;&quot;; [.C17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71]=&quot;x&quot;; [.C171]=&quot;x&quot;);&quot;x&quot;;&quot;&quot;)">
            <text:p/>
          </table:table-cell>
          <table:table-cell table:style-name="ce5" table:formula="of:=IF(AND([.B171]=&quot;&quot;; [.C171]=&quot;&quot;;[.A171]&lt;&gt;&quot;&quot;);&quot;x&quot;;&quot;&quot;)">
            <text:p/>
          </table:table-cell>
          <table:table-cell table:style-name="ce5" table:formula="of:=IF(AND([.B171]=&quot;x&quot;; [.C171]=&quot;&quot;);&quot;x&quot;;&quot;&quot;)">
            <text:p/>
          </table:table-cell>
          <table:table-cell table:style-name="ce5" table:formula="of:=IF(AND([.B171]=&quot;&quot;; [.C17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72]=&quot;x&quot;; [.C172]=&quot;x&quot;);&quot;x&quot;;&quot;&quot;)">
            <text:p/>
          </table:table-cell>
          <table:table-cell table:style-name="ce5" table:formula="of:=IF(AND([.B172]=&quot;&quot;; [.C172]=&quot;&quot;;[.A172]&lt;&gt;&quot;&quot;);&quot;x&quot;;&quot;&quot;)">
            <text:p/>
          </table:table-cell>
          <table:table-cell table:style-name="ce5" table:formula="of:=IF(AND([.B172]=&quot;x&quot;; [.C172]=&quot;&quot;);&quot;x&quot;;&quot;&quot;)">
            <text:p/>
          </table:table-cell>
          <table:table-cell table:style-name="ce5" table:formula="of:=IF(AND([.B172]=&quot;&quot;; [.C17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73]=&quot;x&quot;; [.C173]=&quot;x&quot;);&quot;x&quot;;&quot;&quot;)">
            <text:p/>
          </table:table-cell>
          <table:table-cell table:style-name="ce5" table:formula="of:=IF(AND([.B173]=&quot;&quot;; [.C173]=&quot;&quot;;[.A173]&lt;&gt;&quot;&quot;);&quot;x&quot;;&quot;&quot;)">
            <text:p/>
          </table:table-cell>
          <table:table-cell table:style-name="ce5" table:formula="of:=IF(AND([.B173]=&quot;x&quot;; [.C173]=&quot;&quot;);&quot;x&quot;;&quot;&quot;)">
            <text:p/>
          </table:table-cell>
          <table:table-cell table:style-name="ce5" table:formula="of:=IF(AND([.B173]=&quot;&quot;; [.C17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74]=&quot;x&quot;; [.C174]=&quot;x&quot;);&quot;x&quot;;&quot;&quot;)">
            <text:p/>
          </table:table-cell>
          <table:table-cell table:style-name="ce5" table:formula="of:=IF(AND([.B174]=&quot;&quot;; [.C174]=&quot;&quot;;[.A174]&lt;&gt;&quot;&quot;);&quot;x&quot;;&quot;&quot;)">
            <text:p/>
          </table:table-cell>
          <table:table-cell table:style-name="ce5" table:formula="of:=IF(AND([.B174]=&quot;x&quot;; [.C174]=&quot;&quot;);&quot;x&quot;;&quot;&quot;)">
            <text:p/>
          </table:table-cell>
          <table:table-cell table:style-name="ce5" table:formula="of:=IF(AND([.B174]=&quot;&quot;; [.C17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75]=&quot;x&quot;; [.C175]=&quot;x&quot;);&quot;x&quot;;&quot;&quot;)">
            <text:p/>
          </table:table-cell>
          <table:table-cell table:style-name="ce5" table:formula="of:=IF(AND([.B175]=&quot;&quot;; [.C175]=&quot;&quot;;[.A175]&lt;&gt;&quot;&quot;);&quot;x&quot;;&quot;&quot;)">
            <text:p/>
          </table:table-cell>
          <table:table-cell table:style-name="ce5" table:formula="of:=IF(AND([.B175]=&quot;x&quot;; [.C175]=&quot;&quot;);&quot;x&quot;;&quot;&quot;)">
            <text:p/>
          </table:table-cell>
          <table:table-cell table:style-name="ce5" table:formula="of:=IF(AND([.B175]=&quot;&quot;; [.C17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76]=&quot;x&quot;; [.C176]=&quot;x&quot;);&quot;x&quot;;&quot;&quot;)">
            <text:p/>
          </table:table-cell>
          <table:table-cell table:style-name="ce5" table:formula="of:=IF(AND([.B176]=&quot;&quot;; [.C176]=&quot;&quot;;[.A176]&lt;&gt;&quot;&quot;);&quot;x&quot;;&quot;&quot;)">
            <text:p/>
          </table:table-cell>
          <table:table-cell table:style-name="ce5" table:formula="of:=IF(AND([.B176]=&quot;x&quot;; [.C176]=&quot;&quot;);&quot;x&quot;;&quot;&quot;)">
            <text:p/>
          </table:table-cell>
          <table:table-cell table:style-name="ce5" table:formula="of:=IF(AND([.B176]=&quot;&quot;; [.C17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77]=&quot;x&quot;; [.C177]=&quot;x&quot;);&quot;x&quot;;&quot;&quot;)">
            <text:p/>
          </table:table-cell>
          <table:table-cell table:style-name="ce5" table:formula="of:=IF(AND([.B177]=&quot;&quot;; [.C177]=&quot;&quot;;[.A177]&lt;&gt;&quot;&quot;);&quot;x&quot;;&quot;&quot;)">
            <text:p/>
          </table:table-cell>
          <table:table-cell table:style-name="ce5" table:formula="of:=IF(AND([.B177]=&quot;x&quot;; [.C177]=&quot;&quot;);&quot;x&quot;;&quot;&quot;)">
            <text:p/>
          </table:table-cell>
          <table:table-cell table:style-name="ce5" table:formula="of:=IF(AND([.B177]=&quot;&quot;; [.C17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78]=&quot;x&quot;; [.C178]=&quot;x&quot;);&quot;x&quot;;&quot;&quot;)">
            <text:p/>
          </table:table-cell>
          <table:table-cell table:style-name="ce5" table:formula="of:=IF(AND([.B178]=&quot;&quot;; [.C178]=&quot;&quot;;[.A178]&lt;&gt;&quot;&quot;);&quot;x&quot;;&quot;&quot;)">
            <text:p/>
          </table:table-cell>
          <table:table-cell table:style-name="ce5" table:formula="of:=IF(AND([.B178]=&quot;x&quot;; [.C178]=&quot;&quot;);&quot;x&quot;;&quot;&quot;)">
            <text:p/>
          </table:table-cell>
          <table:table-cell table:style-name="ce5" table:formula="of:=IF(AND([.B178]=&quot;&quot;; [.C17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79]=&quot;x&quot;; [.C179]=&quot;x&quot;);&quot;x&quot;;&quot;&quot;)">
            <text:p/>
          </table:table-cell>
          <table:table-cell table:style-name="ce5" table:formula="of:=IF(AND([.B179]=&quot;&quot;; [.C179]=&quot;&quot;;[.A179]&lt;&gt;&quot;&quot;);&quot;x&quot;;&quot;&quot;)">
            <text:p/>
          </table:table-cell>
          <table:table-cell table:style-name="ce5" table:formula="of:=IF(AND([.B179]=&quot;x&quot;; [.C179]=&quot;&quot;);&quot;x&quot;;&quot;&quot;)">
            <text:p/>
          </table:table-cell>
          <table:table-cell table:style-name="ce5" table:formula="of:=IF(AND([.B179]=&quot;&quot;; [.C17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80]=&quot;x&quot;; [.C180]=&quot;x&quot;);&quot;x&quot;;&quot;&quot;)">
            <text:p/>
          </table:table-cell>
          <table:table-cell table:style-name="ce5" table:formula="of:=IF(AND([.B180]=&quot;&quot;; [.C180]=&quot;&quot;;[.A180]&lt;&gt;&quot;&quot;);&quot;x&quot;;&quot;&quot;)">
            <text:p/>
          </table:table-cell>
          <table:table-cell table:style-name="ce5" table:formula="of:=IF(AND([.B180]=&quot;x&quot;; [.C180]=&quot;&quot;);&quot;x&quot;;&quot;&quot;)">
            <text:p/>
          </table:table-cell>
          <table:table-cell table:style-name="ce5" table:formula="of:=IF(AND([.B180]=&quot;&quot;; [.C18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81]=&quot;x&quot;; [.C181]=&quot;x&quot;);&quot;x&quot;;&quot;&quot;)">
            <text:p/>
          </table:table-cell>
          <table:table-cell table:style-name="ce5" table:formula="of:=IF(AND([.B181]=&quot;&quot;; [.C181]=&quot;&quot;;[.A181]&lt;&gt;&quot;&quot;);&quot;x&quot;;&quot;&quot;)">
            <text:p/>
          </table:table-cell>
          <table:table-cell table:style-name="ce5" table:formula="of:=IF(AND([.B181]=&quot;x&quot;; [.C181]=&quot;&quot;);&quot;x&quot;;&quot;&quot;)">
            <text:p/>
          </table:table-cell>
          <table:table-cell table:style-name="ce5" table:formula="of:=IF(AND([.B181]=&quot;&quot;; [.C18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82]=&quot;x&quot;; [.C182]=&quot;x&quot;);&quot;x&quot;;&quot;&quot;)">
            <text:p/>
          </table:table-cell>
          <table:table-cell table:style-name="ce5" table:formula="of:=IF(AND([.B182]=&quot;&quot;; [.C182]=&quot;&quot;;[.A182]&lt;&gt;&quot;&quot;);&quot;x&quot;;&quot;&quot;)">
            <text:p/>
          </table:table-cell>
          <table:table-cell table:style-name="ce5" table:formula="of:=IF(AND([.B182]=&quot;x&quot;; [.C182]=&quot;&quot;);&quot;x&quot;;&quot;&quot;)">
            <text:p/>
          </table:table-cell>
          <table:table-cell table:style-name="ce5" table:formula="of:=IF(AND([.B182]=&quot;&quot;; [.C18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83]=&quot;x&quot;; [.C183]=&quot;x&quot;);&quot;x&quot;;&quot;&quot;)">
            <text:p/>
          </table:table-cell>
          <table:table-cell table:style-name="ce5" table:formula="of:=IF(AND([.B183]=&quot;&quot;; [.C183]=&quot;&quot;;[.A183]&lt;&gt;&quot;&quot;);&quot;x&quot;;&quot;&quot;)">
            <text:p/>
          </table:table-cell>
          <table:table-cell table:style-name="ce5" table:formula="of:=IF(AND([.B183]=&quot;x&quot;; [.C183]=&quot;&quot;);&quot;x&quot;;&quot;&quot;)">
            <text:p/>
          </table:table-cell>
          <table:table-cell table:style-name="ce5" table:formula="of:=IF(AND([.B183]=&quot;&quot;; [.C18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84]=&quot;x&quot;; [.C184]=&quot;x&quot;);&quot;x&quot;;&quot;&quot;)">
            <text:p/>
          </table:table-cell>
          <table:table-cell table:style-name="ce5" table:formula="of:=IF(AND([.B184]=&quot;&quot;; [.C184]=&quot;&quot;;[.A184]&lt;&gt;&quot;&quot;);&quot;x&quot;;&quot;&quot;)">
            <text:p/>
          </table:table-cell>
          <table:table-cell table:style-name="ce5" table:formula="of:=IF(AND([.B184]=&quot;x&quot;; [.C184]=&quot;&quot;);&quot;x&quot;;&quot;&quot;)">
            <text:p/>
          </table:table-cell>
          <table:table-cell table:style-name="ce5" table:formula="of:=IF(AND([.B184]=&quot;&quot;; [.C18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85]=&quot;x&quot;; [.C185]=&quot;x&quot;);&quot;x&quot;;&quot;&quot;)">
            <text:p/>
          </table:table-cell>
          <table:table-cell table:style-name="ce5" table:formula="of:=IF(AND([.B185]=&quot;&quot;; [.C185]=&quot;&quot;;[.A185]&lt;&gt;&quot;&quot;);&quot;x&quot;;&quot;&quot;)">
            <text:p/>
          </table:table-cell>
          <table:table-cell table:style-name="ce5" table:formula="of:=IF(AND([.B185]=&quot;x&quot;; [.C185]=&quot;&quot;);&quot;x&quot;;&quot;&quot;)">
            <text:p/>
          </table:table-cell>
          <table:table-cell table:style-name="ce5" table:formula="of:=IF(AND([.B185]=&quot;&quot;; [.C18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86]=&quot;x&quot;; [.C186]=&quot;x&quot;);&quot;x&quot;;&quot;&quot;)">
            <text:p/>
          </table:table-cell>
          <table:table-cell table:style-name="ce5" table:formula="of:=IF(AND([.B186]=&quot;&quot;; [.C186]=&quot;&quot;;[.A186]&lt;&gt;&quot;&quot;);&quot;x&quot;;&quot;&quot;)">
            <text:p/>
          </table:table-cell>
          <table:table-cell table:style-name="ce5" table:formula="of:=IF(AND([.B186]=&quot;x&quot;; [.C186]=&quot;&quot;);&quot;x&quot;;&quot;&quot;)">
            <text:p/>
          </table:table-cell>
          <table:table-cell table:style-name="ce5" table:formula="of:=IF(AND([.B186]=&quot;&quot;; [.C18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87]=&quot;x&quot;; [.C187]=&quot;x&quot;);&quot;x&quot;;&quot;&quot;)">
            <text:p/>
          </table:table-cell>
          <table:table-cell table:style-name="ce5" table:formula="of:=IF(AND([.B187]=&quot;&quot;; [.C187]=&quot;&quot;;[.A187]&lt;&gt;&quot;&quot;);&quot;x&quot;;&quot;&quot;)">
            <text:p/>
          </table:table-cell>
          <table:table-cell table:style-name="ce5" table:formula="of:=IF(AND([.B187]=&quot;x&quot;; [.C187]=&quot;&quot;);&quot;x&quot;;&quot;&quot;)">
            <text:p/>
          </table:table-cell>
          <table:table-cell table:style-name="ce5" table:formula="of:=IF(AND([.B187]=&quot;&quot;; [.C18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88]=&quot;x&quot;; [.C188]=&quot;x&quot;);&quot;x&quot;;&quot;&quot;)">
            <text:p/>
          </table:table-cell>
          <table:table-cell table:style-name="ce5" table:formula="of:=IF(AND([.B188]=&quot;&quot;; [.C188]=&quot;&quot;;[.A188]&lt;&gt;&quot;&quot;);&quot;x&quot;;&quot;&quot;)">
            <text:p/>
          </table:table-cell>
          <table:table-cell table:style-name="ce5" table:formula="of:=IF(AND([.B188]=&quot;x&quot;; [.C188]=&quot;&quot;);&quot;x&quot;;&quot;&quot;)">
            <text:p/>
          </table:table-cell>
          <table:table-cell table:style-name="ce5" table:formula="of:=IF(AND([.B188]=&quot;&quot;; [.C18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89]=&quot;x&quot;; [.C189]=&quot;x&quot;);&quot;x&quot;;&quot;&quot;)">
            <text:p/>
          </table:table-cell>
          <table:table-cell table:style-name="ce5" table:formula="of:=IF(AND([.B189]=&quot;&quot;; [.C189]=&quot;&quot;;[.A189]&lt;&gt;&quot;&quot;);&quot;x&quot;;&quot;&quot;)">
            <text:p/>
          </table:table-cell>
          <table:table-cell table:style-name="ce5" table:formula="of:=IF(AND([.B189]=&quot;x&quot;; [.C189]=&quot;&quot;);&quot;x&quot;;&quot;&quot;)">
            <text:p/>
          </table:table-cell>
          <table:table-cell table:style-name="ce5" table:formula="of:=IF(AND([.B189]=&quot;&quot;; [.C18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90]=&quot;x&quot;; [.C190]=&quot;x&quot;);&quot;x&quot;;&quot;&quot;)">
            <text:p/>
          </table:table-cell>
          <table:table-cell table:style-name="ce5" table:formula="of:=IF(AND([.B190]=&quot;&quot;; [.C190]=&quot;&quot;;[.A190]&lt;&gt;&quot;&quot;);&quot;x&quot;;&quot;&quot;)">
            <text:p/>
          </table:table-cell>
          <table:table-cell table:style-name="ce5" table:formula="of:=IF(AND([.B190]=&quot;x&quot;; [.C190]=&quot;&quot;);&quot;x&quot;;&quot;&quot;)">
            <text:p/>
          </table:table-cell>
          <table:table-cell table:style-name="ce5" table:formula="of:=IF(AND([.B190]=&quot;&quot;; [.C19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91]=&quot;x&quot;; [.C191]=&quot;x&quot;);&quot;x&quot;;&quot;&quot;)">
            <text:p/>
          </table:table-cell>
          <table:table-cell table:style-name="ce5" table:formula="of:=IF(AND([.B191]=&quot;&quot;; [.C191]=&quot;&quot;;[.A191]&lt;&gt;&quot;&quot;);&quot;x&quot;;&quot;&quot;)">
            <text:p/>
          </table:table-cell>
          <table:table-cell table:style-name="ce5" table:formula="of:=IF(AND([.B191]=&quot;x&quot;; [.C191]=&quot;&quot;);&quot;x&quot;;&quot;&quot;)">
            <text:p/>
          </table:table-cell>
          <table:table-cell table:style-name="ce5" table:formula="of:=IF(AND([.B191]=&quot;&quot;; [.C19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92]=&quot;x&quot;; [.C192]=&quot;x&quot;);&quot;x&quot;;&quot;&quot;)">
            <text:p/>
          </table:table-cell>
          <table:table-cell table:style-name="ce5" table:formula="of:=IF(AND([.B192]=&quot;&quot;; [.C192]=&quot;&quot;;[.A192]&lt;&gt;&quot;&quot;);&quot;x&quot;;&quot;&quot;)">
            <text:p/>
          </table:table-cell>
          <table:table-cell table:style-name="ce5" table:formula="of:=IF(AND([.B192]=&quot;x&quot;; [.C192]=&quot;&quot;);&quot;x&quot;;&quot;&quot;)">
            <text:p/>
          </table:table-cell>
          <table:table-cell table:style-name="ce5" table:formula="of:=IF(AND([.B192]=&quot;&quot;; [.C19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93]=&quot;x&quot;; [.C193]=&quot;x&quot;);&quot;x&quot;;&quot;&quot;)">
            <text:p/>
          </table:table-cell>
          <table:table-cell table:style-name="ce5" table:formula="of:=IF(AND([.B193]=&quot;&quot;; [.C193]=&quot;&quot;;[.A193]&lt;&gt;&quot;&quot;);&quot;x&quot;;&quot;&quot;)">
            <text:p/>
          </table:table-cell>
          <table:table-cell table:style-name="ce5" table:formula="of:=IF(AND([.B193]=&quot;x&quot;; [.C193]=&quot;&quot;);&quot;x&quot;;&quot;&quot;)">
            <text:p/>
          </table:table-cell>
          <table:table-cell table:style-name="ce5" table:formula="of:=IF(AND([.B193]=&quot;&quot;; [.C19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94]=&quot;x&quot;; [.C194]=&quot;x&quot;);&quot;x&quot;;&quot;&quot;)">
            <text:p/>
          </table:table-cell>
          <table:table-cell table:style-name="ce5" table:formula="of:=IF(AND([.B194]=&quot;&quot;; [.C194]=&quot;&quot;;[.A194]&lt;&gt;&quot;&quot;);&quot;x&quot;;&quot;&quot;)">
            <text:p/>
          </table:table-cell>
          <table:table-cell table:style-name="ce5" table:formula="of:=IF(AND([.B194]=&quot;x&quot;; [.C194]=&quot;&quot;);&quot;x&quot;;&quot;&quot;)">
            <text:p/>
          </table:table-cell>
          <table:table-cell table:style-name="ce5" table:formula="of:=IF(AND([.B194]=&quot;&quot;; [.C19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95]=&quot;x&quot;; [.C195]=&quot;x&quot;);&quot;x&quot;;&quot;&quot;)">
            <text:p/>
          </table:table-cell>
          <table:table-cell table:style-name="ce5" table:formula="of:=IF(AND([.B195]=&quot;&quot;; [.C195]=&quot;&quot;;[.A195]&lt;&gt;&quot;&quot;);&quot;x&quot;;&quot;&quot;)">
            <text:p/>
          </table:table-cell>
          <table:table-cell table:style-name="ce5" table:formula="of:=IF(AND([.B195]=&quot;x&quot;; [.C195]=&quot;&quot;);&quot;x&quot;;&quot;&quot;)">
            <text:p/>
          </table:table-cell>
          <table:table-cell table:style-name="ce5" table:formula="of:=IF(AND([.B195]=&quot;&quot;; [.C19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96]=&quot;x&quot;; [.C196]=&quot;x&quot;);&quot;x&quot;;&quot;&quot;)">
            <text:p/>
          </table:table-cell>
          <table:table-cell table:style-name="ce5" table:formula="of:=IF(AND([.B196]=&quot;&quot;; [.C196]=&quot;&quot;;[.A196]&lt;&gt;&quot;&quot;);&quot;x&quot;;&quot;&quot;)">
            <text:p/>
          </table:table-cell>
          <table:table-cell table:style-name="ce5" table:formula="of:=IF(AND([.B196]=&quot;x&quot;; [.C196]=&quot;&quot;);&quot;x&quot;;&quot;&quot;)">
            <text:p/>
          </table:table-cell>
          <table:table-cell table:style-name="ce5" table:formula="of:=IF(AND([.B196]=&quot;&quot;; [.C19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97]=&quot;x&quot;; [.C197]=&quot;x&quot;);&quot;x&quot;;&quot;&quot;)">
            <text:p/>
          </table:table-cell>
          <table:table-cell table:style-name="ce5" table:formula="of:=IF(AND([.B197]=&quot;&quot;; [.C197]=&quot;&quot;;[.A197]&lt;&gt;&quot;&quot;);&quot;x&quot;;&quot;&quot;)">
            <text:p/>
          </table:table-cell>
          <table:table-cell table:style-name="ce5" table:formula="of:=IF(AND([.B197]=&quot;x&quot;; [.C197]=&quot;&quot;);&quot;x&quot;;&quot;&quot;)">
            <text:p/>
          </table:table-cell>
          <table:table-cell table:style-name="ce5" table:formula="of:=IF(AND([.B197]=&quot;&quot;; [.C19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98]=&quot;x&quot;; [.C198]=&quot;x&quot;);&quot;x&quot;;&quot;&quot;)">
            <text:p/>
          </table:table-cell>
          <table:table-cell table:style-name="ce5" table:formula="of:=IF(AND([.B198]=&quot;&quot;; [.C198]=&quot;&quot;;[.A198]&lt;&gt;&quot;&quot;);&quot;x&quot;;&quot;&quot;)">
            <text:p/>
          </table:table-cell>
          <table:table-cell table:style-name="ce5" table:formula="of:=IF(AND([.B198]=&quot;x&quot;; [.C198]=&quot;&quot;);&quot;x&quot;;&quot;&quot;)">
            <text:p/>
          </table:table-cell>
          <table:table-cell table:style-name="ce5" table:formula="of:=IF(AND([.B198]=&quot;&quot;; [.C19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199]=&quot;x&quot;; [.C199]=&quot;x&quot;);&quot;x&quot;;&quot;&quot;)">
            <text:p/>
          </table:table-cell>
          <table:table-cell table:style-name="ce5" table:formula="of:=IF(AND([.B199]=&quot;&quot;; [.C199]=&quot;&quot;;[.A199]&lt;&gt;&quot;&quot;);&quot;x&quot;;&quot;&quot;)">
            <text:p/>
          </table:table-cell>
          <table:table-cell table:style-name="ce5" table:formula="of:=IF(AND([.B199]=&quot;x&quot;; [.C199]=&quot;&quot;);&quot;x&quot;;&quot;&quot;)">
            <text:p/>
          </table:table-cell>
          <table:table-cell table:style-name="ce5" table:formula="of:=IF(AND([.B199]=&quot;&quot;; [.C19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00]=&quot;x&quot;; [.C200]=&quot;x&quot;);&quot;x&quot;;&quot;&quot;)">
            <text:p/>
          </table:table-cell>
          <table:table-cell table:style-name="ce5" table:formula="of:=IF(AND([.B200]=&quot;&quot;; [.C200]=&quot;&quot;;[.A200]&lt;&gt;&quot;&quot;);&quot;x&quot;;&quot;&quot;)">
            <text:p/>
          </table:table-cell>
          <table:table-cell table:style-name="ce5" table:formula="of:=IF(AND([.B200]=&quot;x&quot;; [.C200]=&quot;&quot;);&quot;x&quot;;&quot;&quot;)">
            <text:p/>
          </table:table-cell>
          <table:table-cell table:style-name="ce5" table:formula="of:=IF(AND([.B200]=&quot;&quot;; [.C20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01]=&quot;x&quot;; [.C201]=&quot;x&quot;);&quot;x&quot;;&quot;&quot;)">
            <text:p/>
          </table:table-cell>
          <table:table-cell table:style-name="ce5" table:formula="of:=IF(AND([.B201]=&quot;&quot;; [.C201]=&quot;&quot;;[.A201]&lt;&gt;&quot;&quot;);&quot;x&quot;;&quot;&quot;)">
            <text:p/>
          </table:table-cell>
          <table:table-cell table:style-name="ce5" table:formula="of:=IF(AND([.B201]=&quot;x&quot;; [.C201]=&quot;&quot;);&quot;x&quot;;&quot;&quot;)">
            <text:p/>
          </table:table-cell>
          <table:table-cell table:style-name="ce5" table:formula="of:=IF(AND([.B201]=&quot;&quot;; [.C20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02]=&quot;x&quot;; [.C202]=&quot;x&quot;);&quot;x&quot;;&quot;&quot;)">
            <text:p/>
          </table:table-cell>
          <table:table-cell table:style-name="ce5" table:formula="of:=IF(AND([.B202]=&quot;&quot;; [.C202]=&quot;&quot;;[.A202]&lt;&gt;&quot;&quot;);&quot;x&quot;;&quot;&quot;)">
            <text:p/>
          </table:table-cell>
          <table:table-cell table:style-name="ce5" table:formula="of:=IF(AND([.B202]=&quot;x&quot;; [.C202]=&quot;&quot;);&quot;x&quot;;&quot;&quot;)">
            <text:p/>
          </table:table-cell>
          <table:table-cell table:style-name="ce5" table:formula="of:=IF(AND([.B202]=&quot;&quot;; [.C20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03]=&quot;x&quot;; [.C203]=&quot;x&quot;);&quot;x&quot;;&quot;&quot;)">
            <text:p/>
          </table:table-cell>
          <table:table-cell table:style-name="ce5" table:formula="of:=IF(AND([.B203]=&quot;&quot;; [.C203]=&quot;&quot;;[.A203]&lt;&gt;&quot;&quot;);&quot;x&quot;;&quot;&quot;)">
            <text:p/>
          </table:table-cell>
          <table:table-cell table:style-name="ce5" table:formula="of:=IF(AND([.B203]=&quot;x&quot;; [.C203]=&quot;&quot;);&quot;x&quot;;&quot;&quot;)">
            <text:p/>
          </table:table-cell>
          <table:table-cell table:style-name="ce5" table:formula="of:=IF(AND([.B203]=&quot;&quot;; [.C20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04]=&quot;x&quot;; [.C204]=&quot;x&quot;);&quot;x&quot;;&quot;&quot;)">
            <text:p/>
          </table:table-cell>
          <table:table-cell table:style-name="ce5" table:formula="of:=IF(AND([.B204]=&quot;&quot;; [.C204]=&quot;&quot;;[.A204]&lt;&gt;&quot;&quot;);&quot;x&quot;;&quot;&quot;)">
            <text:p/>
          </table:table-cell>
          <table:table-cell table:style-name="ce5" table:formula="of:=IF(AND([.B204]=&quot;x&quot;; [.C204]=&quot;&quot;);&quot;x&quot;;&quot;&quot;)">
            <text:p/>
          </table:table-cell>
          <table:table-cell table:style-name="ce5" table:formula="of:=IF(AND([.B204]=&quot;&quot;; [.C20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05]=&quot;x&quot;; [.C205]=&quot;x&quot;);&quot;x&quot;;&quot;&quot;)">
            <text:p/>
          </table:table-cell>
          <table:table-cell table:style-name="ce5" table:formula="of:=IF(AND([.B205]=&quot;&quot;; [.C205]=&quot;&quot;;[.A205]&lt;&gt;&quot;&quot;);&quot;x&quot;;&quot;&quot;)">
            <text:p/>
          </table:table-cell>
          <table:table-cell table:style-name="ce5" table:formula="of:=IF(AND([.B205]=&quot;x&quot;; [.C205]=&quot;&quot;);&quot;x&quot;;&quot;&quot;)">
            <text:p/>
          </table:table-cell>
          <table:table-cell table:style-name="ce5" table:formula="of:=IF(AND([.B205]=&quot;&quot;; [.C20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06]=&quot;x&quot;; [.C206]=&quot;x&quot;);&quot;x&quot;;&quot;&quot;)">
            <text:p/>
          </table:table-cell>
          <table:table-cell table:style-name="ce5" table:formula="of:=IF(AND([.B206]=&quot;&quot;; [.C206]=&quot;&quot;;[.A206]&lt;&gt;&quot;&quot;);&quot;x&quot;;&quot;&quot;)">
            <text:p/>
          </table:table-cell>
          <table:table-cell table:style-name="ce5" table:formula="of:=IF(AND([.B206]=&quot;x&quot;; [.C206]=&quot;&quot;);&quot;x&quot;;&quot;&quot;)">
            <text:p/>
          </table:table-cell>
          <table:table-cell table:style-name="ce5" table:formula="of:=IF(AND([.B206]=&quot;&quot;; [.C20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07]=&quot;x&quot;; [.C207]=&quot;x&quot;);&quot;x&quot;;&quot;&quot;)">
            <text:p/>
          </table:table-cell>
          <table:table-cell table:style-name="ce5" table:formula="of:=IF(AND([.B207]=&quot;&quot;; [.C207]=&quot;&quot;;[.A207]&lt;&gt;&quot;&quot;);&quot;x&quot;;&quot;&quot;)">
            <text:p/>
          </table:table-cell>
          <table:table-cell table:style-name="ce5" table:formula="of:=IF(AND([.B207]=&quot;x&quot;; [.C207]=&quot;&quot;);&quot;x&quot;;&quot;&quot;)">
            <text:p/>
          </table:table-cell>
          <table:table-cell table:style-name="ce5" table:formula="of:=IF(AND([.B207]=&quot;&quot;; [.C20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08]=&quot;x&quot;; [.C208]=&quot;x&quot;);&quot;x&quot;;&quot;&quot;)">
            <text:p/>
          </table:table-cell>
          <table:table-cell table:style-name="ce5" table:formula="of:=IF(AND([.B208]=&quot;&quot;; [.C208]=&quot;&quot;;[.A208]&lt;&gt;&quot;&quot;);&quot;x&quot;;&quot;&quot;)">
            <text:p/>
          </table:table-cell>
          <table:table-cell table:style-name="ce5" table:formula="of:=IF(AND([.B208]=&quot;x&quot;; [.C208]=&quot;&quot;);&quot;x&quot;;&quot;&quot;)">
            <text:p/>
          </table:table-cell>
          <table:table-cell table:style-name="ce5" table:formula="of:=IF(AND([.B208]=&quot;&quot;; [.C20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09]=&quot;x&quot;; [.C209]=&quot;x&quot;);&quot;x&quot;;&quot;&quot;)">
            <text:p/>
          </table:table-cell>
          <table:table-cell table:style-name="ce5" table:formula="of:=IF(AND([.B209]=&quot;&quot;; [.C209]=&quot;&quot;;[.A209]&lt;&gt;&quot;&quot;);&quot;x&quot;;&quot;&quot;)">
            <text:p/>
          </table:table-cell>
          <table:table-cell table:style-name="ce5" table:formula="of:=IF(AND([.B209]=&quot;x&quot;; [.C209]=&quot;&quot;);&quot;x&quot;;&quot;&quot;)">
            <text:p/>
          </table:table-cell>
          <table:table-cell table:style-name="ce5" table:formula="of:=IF(AND([.B209]=&quot;&quot;; [.C20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10]=&quot;x&quot;; [.C210]=&quot;x&quot;);&quot;x&quot;;&quot;&quot;)">
            <text:p/>
          </table:table-cell>
          <table:table-cell table:style-name="ce5" table:formula="of:=IF(AND([.B210]=&quot;&quot;; [.C210]=&quot;&quot;;[.A210]&lt;&gt;&quot;&quot;);&quot;x&quot;;&quot;&quot;)">
            <text:p/>
          </table:table-cell>
          <table:table-cell table:style-name="ce5" table:formula="of:=IF(AND([.B210]=&quot;x&quot;; [.C210]=&quot;&quot;);&quot;x&quot;;&quot;&quot;)">
            <text:p/>
          </table:table-cell>
          <table:table-cell table:style-name="ce5" table:formula="of:=IF(AND([.B210]=&quot;&quot;; [.C21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11]=&quot;x&quot;; [.C211]=&quot;x&quot;);&quot;x&quot;;&quot;&quot;)">
            <text:p/>
          </table:table-cell>
          <table:table-cell table:style-name="ce5" table:formula="of:=IF(AND([.B211]=&quot;&quot;; [.C211]=&quot;&quot;;[.A211]&lt;&gt;&quot;&quot;);&quot;x&quot;;&quot;&quot;)">
            <text:p/>
          </table:table-cell>
          <table:table-cell table:style-name="ce5" table:formula="of:=IF(AND([.B211]=&quot;x&quot;; [.C211]=&quot;&quot;);&quot;x&quot;;&quot;&quot;)">
            <text:p/>
          </table:table-cell>
          <table:table-cell table:style-name="ce5" table:formula="of:=IF(AND([.B211]=&quot;&quot;; [.C21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12]=&quot;x&quot;; [.C212]=&quot;x&quot;);&quot;x&quot;;&quot;&quot;)">
            <text:p/>
          </table:table-cell>
          <table:table-cell table:style-name="ce5" table:formula="of:=IF(AND([.B212]=&quot;&quot;; [.C212]=&quot;&quot;;[.A212]&lt;&gt;&quot;&quot;);&quot;x&quot;;&quot;&quot;)">
            <text:p/>
          </table:table-cell>
          <table:table-cell table:style-name="ce5" table:formula="of:=IF(AND([.B212]=&quot;x&quot;; [.C212]=&quot;&quot;);&quot;x&quot;;&quot;&quot;)">
            <text:p/>
          </table:table-cell>
          <table:table-cell table:style-name="ce5" table:formula="of:=IF(AND([.B212]=&quot;&quot;; [.C21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13]=&quot;x&quot;; [.C213]=&quot;x&quot;);&quot;x&quot;;&quot;&quot;)">
            <text:p/>
          </table:table-cell>
          <table:table-cell table:style-name="ce5" table:formula="of:=IF(AND([.B213]=&quot;&quot;; [.C213]=&quot;&quot;;[.A213]&lt;&gt;&quot;&quot;);&quot;x&quot;;&quot;&quot;)">
            <text:p/>
          </table:table-cell>
          <table:table-cell table:style-name="ce5" table:formula="of:=IF(AND([.B213]=&quot;x&quot;; [.C213]=&quot;&quot;);&quot;x&quot;;&quot;&quot;)">
            <text:p/>
          </table:table-cell>
          <table:table-cell table:style-name="ce5" table:formula="of:=IF(AND([.B213]=&quot;&quot;; [.C21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14]=&quot;x&quot;; [.C214]=&quot;x&quot;);&quot;x&quot;;&quot;&quot;)">
            <text:p/>
          </table:table-cell>
          <table:table-cell table:style-name="ce5" table:formula="of:=IF(AND([.B214]=&quot;&quot;; [.C214]=&quot;&quot;;[.A214]&lt;&gt;&quot;&quot;);&quot;x&quot;;&quot;&quot;)">
            <text:p/>
          </table:table-cell>
          <table:table-cell table:style-name="ce5" table:formula="of:=IF(AND([.B214]=&quot;x&quot;; [.C214]=&quot;&quot;);&quot;x&quot;;&quot;&quot;)">
            <text:p/>
          </table:table-cell>
          <table:table-cell table:style-name="ce5" table:formula="of:=IF(AND([.B214]=&quot;&quot;; [.C21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15]=&quot;x&quot;; [.C215]=&quot;x&quot;);&quot;x&quot;;&quot;&quot;)">
            <text:p/>
          </table:table-cell>
          <table:table-cell table:style-name="ce5" table:formula="of:=IF(AND([.B215]=&quot;&quot;; [.C215]=&quot;&quot;;[.A215]&lt;&gt;&quot;&quot;);&quot;x&quot;;&quot;&quot;)">
            <text:p/>
          </table:table-cell>
          <table:table-cell table:style-name="ce5" table:formula="of:=IF(AND([.B215]=&quot;x&quot;; [.C215]=&quot;&quot;);&quot;x&quot;;&quot;&quot;)">
            <text:p/>
          </table:table-cell>
          <table:table-cell table:style-name="ce5" table:formula="of:=IF(AND([.B215]=&quot;&quot;; [.C21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16]=&quot;x&quot;; [.C216]=&quot;x&quot;);&quot;x&quot;;&quot;&quot;)">
            <text:p/>
          </table:table-cell>
          <table:table-cell table:style-name="ce5" table:formula="of:=IF(AND([.B216]=&quot;&quot;; [.C216]=&quot;&quot;;[.A216]&lt;&gt;&quot;&quot;);&quot;x&quot;;&quot;&quot;)">
            <text:p/>
          </table:table-cell>
          <table:table-cell table:style-name="ce5" table:formula="of:=IF(AND([.B216]=&quot;x&quot;; [.C216]=&quot;&quot;);&quot;x&quot;;&quot;&quot;)">
            <text:p/>
          </table:table-cell>
          <table:table-cell table:style-name="ce5" table:formula="of:=IF(AND([.B216]=&quot;&quot;; [.C21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17]=&quot;x&quot;; [.C217]=&quot;x&quot;);&quot;x&quot;;&quot;&quot;)">
            <text:p/>
          </table:table-cell>
          <table:table-cell table:style-name="ce5" table:formula="of:=IF(AND([.B217]=&quot;&quot;; [.C217]=&quot;&quot;;[.A217]&lt;&gt;&quot;&quot;);&quot;x&quot;;&quot;&quot;)">
            <text:p/>
          </table:table-cell>
          <table:table-cell table:style-name="ce5" table:formula="of:=IF(AND([.B217]=&quot;x&quot;; [.C217]=&quot;&quot;);&quot;x&quot;;&quot;&quot;)">
            <text:p/>
          </table:table-cell>
          <table:table-cell table:style-name="ce5" table:formula="of:=IF(AND([.B217]=&quot;&quot;; [.C21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18]=&quot;x&quot;; [.C218]=&quot;x&quot;);&quot;x&quot;;&quot;&quot;)">
            <text:p/>
          </table:table-cell>
          <table:table-cell table:style-name="ce5" table:formula="of:=IF(AND([.B218]=&quot;&quot;; [.C218]=&quot;&quot;;[.A218]&lt;&gt;&quot;&quot;);&quot;x&quot;;&quot;&quot;)">
            <text:p/>
          </table:table-cell>
          <table:table-cell table:style-name="ce5" table:formula="of:=IF(AND([.B218]=&quot;x&quot;; [.C218]=&quot;&quot;);&quot;x&quot;;&quot;&quot;)">
            <text:p/>
          </table:table-cell>
          <table:table-cell table:style-name="ce5" table:formula="of:=IF(AND([.B218]=&quot;&quot;; [.C21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19]=&quot;x&quot;; [.C219]=&quot;x&quot;);&quot;x&quot;;&quot;&quot;)">
            <text:p/>
          </table:table-cell>
          <table:table-cell table:style-name="ce5" table:formula="of:=IF(AND([.B219]=&quot;&quot;; [.C219]=&quot;&quot;;[.A219]&lt;&gt;&quot;&quot;);&quot;x&quot;;&quot;&quot;)">
            <text:p/>
          </table:table-cell>
          <table:table-cell table:style-name="ce5" table:formula="of:=IF(AND([.B219]=&quot;x&quot;; [.C219]=&quot;&quot;);&quot;x&quot;;&quot;&quot;)">
            <text:p/>
          </table:table-cell>
          <table:table-cell table:style-name="ce5" table:formula="of:=IF(AND([.B219]=&quot;&quot;; [.C21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20]=&quot;x&quot;; [.C220]=&quot;x&quot;);&quot;x&quot;;&quot;&quot;)">
            <text:p/>
          </table:table-cell>
          <table:table-cell table:style-name="ce5" table:formula="of:=IF(AND([.B220]=&quot;&quot;; [.C220]=&quot;&quot;;[.A220]&lt;&gt;&quot;&quot;);&quot;x&quot;;&quot;&quot;)">
            <text:p/>
          </table:table-cell>
          <table:table-cell table:style-name="ce5" table:formula="of:=IF(AND([.B220]=&quot;x&quot;; [.C220]=&quot;&quot;);&quot;x&quot;;&quot;&quot;)">
            <text:p/>
          </table:table-cell>
          <table:table-cell table:style-name="ce5" table:formula="of:=IF(AND([.B220]=&quot;&quot;; [.C22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21]=&quot;x&quot;; [.C221]=&quot;x&quot;);&quot;x&quot;;&quot;&quot;)">
            <text:p/>
          </table:table-cell>
          <table:table-cell table:style-name="ce5" table:formula="of:=IF(AND([.B221]=&quot;&quot;; [.C221]=&quot;&quot;;[.A221]&lt;&gt;&quot;&quot;);&quot;x&quot;;&quot;&quot;)">
            <text:p/>
          </table:table-cell>
          <table:table-cell table:style-name="ce5" table:formula="of:=IF(AND([.B221]=&quot;x&quot;; [.C221]=&quot;&quot;);&quot;x&quot;;&quot;&quot;)">
            <text:p/>
          </table:table-cell>
          <table:table-cell table:style-name="ce5" table:formula="of:=IF(AND([.B221]=&quot;&quot;; [.C22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22]=&quot;x&quot;; [.C222]=&quot;x&quot;);&quot;x&quot;;&quot;&quot;)">
            <text:p/>
          </table:table-cell>
          <table:table-cell table:style-name="ce5" table:formula="of:=IF(AND([.B222]=&quot;&quot;; [.C222]=&quot;&quot;;[.A222]&lt;&gt;&quot;&quot;);&quot;x&quot;;&quot;&quot;)">
            <text:p/>
          </table:table-cell>
          <table:table-cell table:style-name="ce5" table:formula="of:=IF(AND([.B222]=&quot;x&quot;; [.C222]=&quot;&quot;);&quot;x&quot;;&quot;&quot;)">
            <text:p/>
          </table:table-cell>
          <table:table-cell table:style-name="ce5" table:formula="of:=IF(AND([.B222]=&quot;&quot;; [.C22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23]=&quot;x&quot;; [.C223]=&quot;x&quot;);&quot;x&quot;;&quot;&quot;)">
            <text:p/>
          </table:table-cell>
          <table:table-cell table:style-name="ce5" table:formula="of:=IF(AND([.B223]=&quot;&quot;; [.C223]=&quot;&quot;;[.A223]&lt;&gt;&quot;&quot;);&quot;x&quot;;&quot;&quot;)">
            <text:p/>
          </table:table-cell>
          <table:table-cell table:style-name="ce5" table:formula="of:=IF(AND([.B223]=&quot;x&quot;; [.C223]=&quot;&quot;);&quot;x&quot;;&quot;&quot;)">
            <text:p/>
          </table:table-cell>
          <table:table-cell table:style-name="ce5" table:formula="of:=IF(AND([.B223]=&quot;&quot;; [.C22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24]=&quot;x&quot;; [.C224]=&quot;x&quot;);&quot;x&quot;;&quot;&quot;)">
            <text:p/>
          </table:table-cell>
          <table:table-cell table:style-name="ce5" table:formula="of:=IF(AND([.B224]=&quot;&quot;; [.C224]=&quot;&quot;;[.A224]&lt;&gt;&quot;&quot;);&quot;x&quot;;&quot;&quot;)">
            <text:p/>
          </table:table-cell>
          <table:table-cell table:style-name="ce5" table:formula="of:=IF(AND([.B224]=&quot;x&quot;; [.C224]=&quot;&quot;);&quot;x&quot;;&quot;&quot;)">
            <text:p/>
          </table:table-cell>
          <table:table-cell table:style-name="ce5" table:formula="of:=IF(AND([.B224]=&quot;&quot;; [.C22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25]=&quot;x&quot;; [.C225]=&quot;x&quot;);&quot;x&quot;;&quot;&quot;)">
            <text:p/>
          </table:table-cell>
          <table:table-cell table:style-name="ce5" table:formula="of:=IF(AND([.B225]=&quot;&quot;; [.C225]=&quot;&quot;;[.A225]&lt;&gt;&quot;&quot;);&quot;x&quot;;&quot;&quot;)">
            <text:p/>
          </table:table-cell>
          <table:table-cell table:style-name="ce5" table:formula="of:=IF(AND([.B225]=&quot;x&quot;; [.C225]=&quot;&quot;);&quot;x&quot;;&quot;&quot;)">
            <text:p/>
          </table:table-cell>
          <table:table-cell table:style-name="ce5" table:formula="of:=IF(AND([.B225]=&quot;&quot;; [.C22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26]=&quot;x&quot;; [.C226]=&quot;x&quot;);&quot;x&quot;;&quot;&quot;)">
            <text:p/>
          </table:table-cell>
          <table:table-cell table:style-name="ce5" table:formula="of:=IF(AND([.B226]=&quot;&quot;; [.C226]=&quot;&quot;;[.A226]&lt;&gt;&quot;&quot;);&quot;x&quot;;&quot;&quot;)">
            <text:p/>
          </table:table-cell>
          <table:table-cell table:style-name="ce5" table:formula="of:=IF(AND([.B226]=&quot;x&quot;; [.C226]=&quot;&quot;);&quot;x&quot;;&quot;&quot;)">
            <text:p/>
          </table:table-cell>
          <table:table-cell table:style-name="ce5" table:formula="of:=IF(AND([.B226]=&quot;&quot;; [.C22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27]=&quot;x&quot;; [.C227]=&quot;x&quot;);&quot;x&quot;;&quot;&quot;)">
            <text:p/>
          </table:table-cell>
          <table:table-cell table:style-name="ce5" table:formula="of:=IF(AND([.B227]=&quot;&quot;; [.C227]=&quot;&quot;;[.A227]&lt;&gt;&quot;&quot;);&quot;x&quot;;&quot;&quot;)">
            <text:p/>
          </table:table-cell>
          <table:table-cell table:style-name="ce5" table:formula="of:=IF(AND([.B227]=&quot;x&quot;; [.C227]=&quot;&quot;);&quot;x&quot;;&quot;&quot;)">
            <text:p/>
          </table:table-cell>
          <table:table-cell table:style-name="ce5" table:formula="of:=IF(AND([.B227]=&quot;&quot;; [.C22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28]=&quot;x&quot;; [.C228]=&quot;x&quot;);&quot;x&quot;;&quot;&quot;)">
            <text:p/>
          </table:table-cell>
          <table:table-cell table:style-name="ce5" table:formula="of:=IF(AND([.B228]=&quot;&quot;; [.C228]=&quot;&quot;;[.A228]&lt;&gt;&quot;&quot;);&quot;x&quot;;&quot;&quot;)">
            <text:p/>
          </table:table-cell>
          <table:table-cell table:style-name="ce5" table:formula="of:=IF(AND([.B228]=&quot;x&quot;; [.C228]=&quot;&quot;);&quot;x&quot;;&quot;&quot;)">
            <text:p/>
          </table:table-cell>
          <table:table-cell table:style-name="ce5" table:formula="of:=IF(AND([.B228]=&quot;&quot;; [.C22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29]=&quot;x&quot;; [.C229]=&quot;x&quot;);&quot;x&quot;;&quot;&quot;)">
            <text:p/>
          </table:table-cell>
          <table:table-cell table:style-name="ce5" table:formula="of:=IF(AND([.B229]=&quot;&quot;; [.C229]=&quot;&quot;;[.A229]&lt;&gt;&quot;&quot;);&quot;x&quot;;&quot;&quot;)">
            <text:p/>
          </table:table-cell>
          <table:table-cell table:style-name="ce5" table:formula="of:=IF(AND([.B229]=&quot;x&quot;; [.C229]=&quot;&quot;);&quot;x&quot;;&quot;&quot;)">
            <text:p/>
          </table:table-cell>
          <table:table-cell table:style-name="ce5" table:formula="of:=IF(AND([.B229]=&quot;&quot;; [.C22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30]=&quot;x&quot;; [.C230]=&quot;x&quot;);&quot;x&quot;;&quot;&quot;)">
            <text:p/>
          </table:table-cell>
          <table:table-cell table:style-name="ce5" table:formula="of:=IF(AND([.B230]=&quot;&quot;; [.C230]=&quot;&quot;;[.A230]&lt;&gt;&quot;&quot;);&quot;x&quot;;&quot;&quot;)">
            <text:p/>
          </table:table-cell>
          <table:table-cell table:style-name="ce5" table:formula="of:=IF(AND([.B230]=&quot;x&quot;; [.C230]=&quot;&quot;);&quot;x&quot;;&quot;&quot;)">
            <text:p/>
          </table:table-cell>
          <table:table-cell table:style-name="ce5" table:formula="of:=IF(AND([.B230]=&quot;&quot;; [.C23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31]=&quot;x&quot;; [.C231]=&quot;x&quot;);&quot;x&quot;;&quot;&quot;)">
            <text:p/>
          </table:table-cell>
          <table:table-cell table:style-name="ce5" table:formula="of:=IF(AND([.B231]=&quot;&quot;; [.C231]=&quot;&quot;;[.A231]&lt;&gt;&quot;&quot;);&quot;x&quot;;&quot;&quot;)">
            <text:p/>
          </table:table-cell>
          <table:table-cell table:style-name="ce5" table:formula="of:=IF(AND([.B231]=&quot;x&quot;; [.C231]=&quot;&quot;);&quot;x&quot;;&quot;&quot;)">
            <text:p/>
          </table:table-cell>
          <table:table-cell table:style-name="ce5" table:formula="of:=IF(AND([.B231]=&quot;&quot;; [.C23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32]=&quot;x&quot;; [.C232]=&quot;x&quot;);&quot;x&quot;;&quot;&quot;)">
            <text:p/>
          </table:table-cell>
          <table:table-cell table:style-name="ce5" table:formula="of:=IF(AND([.B232]=&quot;&quot;; [.C232]=&quot;&quot;;[.A232]&lt;&gt;&quot;&quot;);&quot;x&quot;;&quot;&quot;)">
            <text:p/>
          </table:table-cell>
          <table:table-cell table:style-name="ce5" table:formula="of:=IF(AND([.B232]=&quot;x&quot;; [.C232]=&quot;&quot;);&quot;x&quot;;&quot;&quot;)">
            <text:p/>
          </table:table-cell>
          <table:table-cell table:style-name="ce5" table:formula="of:=IF(AND([.B232]=&quot;&quot;; [.C23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33]=&quot;x&quot;; [.C233]=&quot;x&quot;);&quot;x&quot;;&quot;&quot;)">
            <text:p/>
          </table:table-cell>
          <table:table-cell table:style-name="ce5" table:formula="of:=IF(AND([.B233]=&quot;&quot;; [.C233]=&quot;&quot;;[.A233]&lt;&gt;&quot;&quot;);&quot;x&quot;;&quot;&quot;)">
            <text:p/>
          </table:table-cell>
          <table:table-cell table:style-name="ce5" table:formula="of:=IF(AND([.B233]=&quot;x&quot;; [.C233]=&quot;&quot;);&quot;x&quot;;&quot;&quot;)">
            <text:p/>
          </table:table-cell>
          <table:table-cell table:style-name="ce5" table:formula="of:=IF(AND([.B233]=&quot;&quot;; [.C23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34]=&quot;x&quot;; [.C234]=&quot;x&quot;);&quot;x&quot;;&quot;&quot;)">
            <text:p/>
          </table:table-cell>
          <table:table-cell table:style-name="ce5" table:formula="of:=IF(AND([.B234]=&quot;&quot;; [.C234]=&quot;&quot;;[.A234]&lt;&gt;&quot;&quot;);&quot;x&quot;;&quot;&quot;)">
            <text:p/>
          </table:table-cell>
          <table:table-cell table:style-name="ce5" table:formula="of:=IF(AND([.B234]=&quot;x&quot;; [.C234]=&quot;&quot;);&quot;x&quot;;&quot;&quot;)">
            <text:p/>
          </table:table-cell>
          <table:table-cell table:style-name="ce5" table:formula="of:=IF(AND([.B234]=&quot;&quot;; [.C23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35]=&quot;x&quot;; [.C235]=&quot;x&quot;);&quot;x&quot;;&quot;&quot;)">
            <text:p/>
          </table:table-cell>
          <table:table-cell table:style-name="ce5" table:formula="of:=IF(AND([.B235]=&quot;&quot;; [.C235]=&quot;&quot;;[.A235]&lt;&gt;&quot;&quot;);&quot;x&quot;;&quot;&quot;)">
            <text:p/>
          </table:table-cell>
          <table:table-cell table:style-name="ce5" table:formula="of:=IF(AND([.B235]=&quot;x&quot;; [.C235]=&quot;&quot;);&quot;x&quot;;&quot;&quot;)">
            <text:p/>
          </table:table-cell>
          <table:table-cell table:style-name="ce5" table:formula="of:=IF(AND([.B235]=&quot;&quot;; [.C23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36]=&quot;x&quot;; [.C236]=&quot;x&quot;);&quot;x&quot;;&quot;&quot;)">
            <text:p/>
          </table:table-cell>
          <table:table-cell table:style-name="ce5" table:formula="of:=IF(AND([.B236]=&quot;&quot;; [.C236]=&quot;&quot;;[.A236]&lt;&gt;&quot;&quot;);&quot;x&quot;;&quot;&quot;)">
            <text:p/>
          </table:table-cell>
          <table:table-cell table:style-name="ce5" table:formula="of:=IF(AND([.B236]=&quot;x&quot;; [.C236]=&quot;&quot;);&quot;x&quot;;&quot;&quot;)">
            <text:p/>
          </table:table-cell>
          <table:table-cell table:style-name="ce5" table:formula="of:=IF(AND([.B236]=&quot;&quot;; [.C23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37]=&quot;x&quot;; [.C237]=&quot;x&quot;);&quot;x&quot;;&quot;&quot;)">
            <text:p/>
          </table:table-cell>
          <table:table-cell table:style-name="ce5" table:formula="of:=IF(AND([.B237]=&quot;&quot;; [.C237]=&quot;&quot;;[.A237]&lt;&gt;&quot;&quot;);&quot;x&quot;;&quot;&quot;)">
            <text:p/>
          </table:table-cell>
          <table:table-cell table:style-name="ce5" table:formula="of:=IF(AND([.B237]=&quot;x&quot;; [.C237]=&quot;&quot;);&quot;x&quot;;&quot;&quot;)">
            <text:p/>
          </table:table-cell>
          <table:table-cell table:style-name="ce5" table:formula="of:=IF(AND([.B237]=&quot;&quot;; [.C23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38]=&quot;x&quot;; [.C238]=&quot;x&quot;);&quot;x&quot;;&quot;&quot;)">
            <text:p/>
          </table:table-cell>
          <table:table-cell table:style-name="ce5" table:formula="of:=IF(AND([.B238]=&quot;&quot;; [.C238]=&quot;&quot;;[.A238]&lt;&gt;&quot;&quot;);&quot;x&quot;;&quot;&quot;)">
            <text:p/>
          </table:table-cell>
          <table:table-cell table:style-name="ce5" table:formula="of:=IF(AND([.B238]=&quot;x&quot;; [.C238]=&quot;&quot;);&quot;x&quot;;&quot;&quot;)">
            <text:p/>
          </table:table-cell>
          <table:table-cell table:style-name="ce5" table:formula="of:=IF(AND([.B238]=&quot;&quot;; [.C23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39]=&quot;x&quot;; [.C239]=&quot;x&quot;);&quot;x&quot;;&quot;&quot;)">
            <text:p/>
          </table:table-cell>
          <table:table-cell table:style-name="ce5" table:formula="of:=IF(AND([.B239]=&quot;&quot;; [.C239]=&quot;&quot;;[.A239]&lt;&gt;&quot;&quot;);&quot;x&quot;;&quot;&quot;)">
            <text:p/>
          </table:table-cell>
          <table:table-cell table:style-name="ce5" table:formula="of:=IF(AND([.B239]=&quot;x&quot;; [.C239]=&quot;&quot;);&quot;x&quot;;&quot;&quot;)">
            <text:p/>
          </table:table-cell>
          <table:table-cell table:style-name="ce5" table:formula="of:=IF(AND([.B239]=&quot;&quot;; [.C23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40]=&quot;x&quot;; [.C240]=&quot;x&quot;);&quot;x&quot;;&quot;&quot;)">
            <text:p/>
          </table:table-cell>
          <table:table-cell table:style-name="ce5" table:formula="of:=IF(AND([.B240]=&quot;&quot;; [.C240]=&quot;&quot;;[.A240]&lt;&gt;&quot;&quot;);&quot;x&quot;;&quot;&quot;)">
            <text:p/>
          </table:table-cell>
          <table:table-cell table:style-name="ce5" table:formula="of:=IF(AND([.B240]=&quot;x&quot;; [.C240]=&quot;&quot;);&quot;x&quot;;&quot;&quot;)">
            <text:p/>
          </table:table-cell>
          <table:table-cell table:style-name="ce5" table:formula="of:=IF(AND([.B240]=&quot;&quot;; [.C24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41]=&quot;x&quot;; [.C241]=&quot;x&quot;);&quot;x&quot;;&quot;&quot;)">
            <text:p/>
          </table:table-cell>
          <table:table-cell table:style-name="ce5" table:formula="of:=IF(AND([.B241]=&quot;&quot;; [.C241]=&quot;&quot;;[.A241]&lt;&gt;&quot;&quot;);&quot;x&quot;;&quot;&quot;)">
            <text:p/>
          </table:table-cell>
          <table:table-cell table:style-name="ce5" table:formula="of:=IF(AND([.B241]=&quot;x&quot;; [.C241]=&quot;&quot;);&quot;x&quot;;&quot;&quot;)">
            <text:p/>
          </table:table-cell>
          <table:table-cell table:style-name="ce5" table:formula="of:=IF(AND([.B241]=&quot;&quot;; [.C24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42]=&quot;x&quot;; [.C242]=&quot;x&quot;);&quot;x&quot;;&quot;&quot;)">
            <text:p/>
          </table:table-cell>
          <table:table-cell table:style-name="ce5" table:formula="of:=IF(AND([.B242]=&quot;&quot;; [.C242]=&quot;&quot;;[.A242]&lt;&gt;&quot;&quot;);&quot;x&quot;;&quot;&quot;)">
            <text:p/>
          </table:table-cell>
          <table:table-cell table:style-name="ce5" table:formula="of:=IF(AND([.B242]=&quot;x&quot;; [.C242]=&quot;&quot;);&quot;x&quot;;&quot;&quot;)">
            <text:p/>
          </table:table-cell>
          <table:table-cell table:style-name="ce5" table:formula="of:=IF(AND([.B242]=&quot;&quot;; [.C24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43]=&quot;x&quot;; [.C243]=&quot;x&quot;);&quot;x&quot;;&quot;&quot;)">
            <text:p/>
          </table:table-cell>
          <table:table-cell table:style-name="ce5" table:formula="of:=IF(AND([.B243]=&quot;&quot;; [.C243]=&quot;&quot;;[.A243]&lt;&gt;&quot;&quot;);&quot;x&quot;;&quot;&quot;)">
            <text:p/>
          </table:table-cell>
          <table:table-cell table:style-name="ce5" table:formula="of:=IF(AND([.B243]=&quot;x&quot;; [.C243]=&quot;&quot;);&quot;x&quot;;&quot;&quot;)">
            <text:p/>
          </table:table-cell>
          <table:table-cell table:style-name="ce5" table:formula="of:=IF(AND([.B243]=&quot;&quot;; [.C24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44]=&quot;x&quot;; [.C244]=&quot;x&quot;);&quot;x&quot;;&quot;&quot;)">
            <text:p/>
          </table:table-cell>
          <table:table-cell table:style-name="ce5" table:formula="of:=IF(AND([.B244]=&quot;&quot;; [.C244]=&quot;&quot;;[.A244]&lt;&gt;&quot;&quot;);&quot;x&quot;;&quot;&quot;)">
            <text:p/>
          </table:table-cell>
          <table:table-cell table:style-name="ce5" table:formula="of:=IF(AND([.B244]=&quot;x&quot;; [.C244]=&quot;&quot;);&quot;x&quot;;&quot;&quot;)">
            <text:p/>
          </table:table-cell>
          <table:table-cell table:style-name="ce5" table:formula="of:=IF(AND([.B244]=&quot;&quot;; [.C24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45]=&quot;x&quot;; [.C245]=&quot;x&quot;);&quot;x&quot;;&quot;&quot;)">
            <text:p/>
          </table:table-cell>
          <table:table-cell table:style-name="ce5" table:formula="of:=IF(AND([.B245]=&quot;&quot;; [.C245]=&quot;&quot;;[.A245]&lt;&gt;&quot;&quot;);&quot;x&quot;;&quot;&quot;)">
            <text:p/>
          </table:table-cell>
          <table:table-cell table:style-name="ce5" table:formula="of:=IF(AND([.B245]=&quot;x&quot;; [.C245]=&quot;&quot;);&quot;x&quot;;&quot;&quot;)">
            <text:p/>
          </table:table-cell>
          <table:table-cell table:style-name="ce5" table:formula="of:=IF(AND([.B245]=&quot;&quot;; [.C24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46]=&quot;x&quot;; [.C246]=&quot;x&quot;);&quot;x&quot;;&quot;&quot;)">
            <text:p/>
          </table:table-cell>
          <table:table-cell table:style-name="ce5" table:formula="of:=IF(AND([.B246]=&quot;&quot;; [.C246]=&quot;&quot;;[.A246]&lt;&gt;&quot;&quot;);&quot;x&quot;;&quot;&quot;)">
            <text:p/>
          </table:table-cell>
          <table:table-cell table:style-name="ce5" table:formula="of:=IF(AND([.B246]=&quot;x&quot;; [.C246]=&quot;&quot;);&quot;x&quot;;&quot;&quot;)">
            <text:p/>
          </table:table-cell>
          <table:table-cell table:style-name="ce5" table:formula="of:=IF(AND([.B246]=&quot;&quot;; [.C24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47]=&quot;x&quot;; [.C247]=&quot;x&quot;);&quot;x&quot;;&quot;&quot;)">
            <text:p/>
          </table:table-cell>
          <table:table-cell table:style-name="ce5" table:formula="of:=IF(AND([.B247]=&quot;&quot;; [.C247]=&quot;&quot;;[.A247]&lt;&gt;&quot;&quot;);&quot;x&quot;;&quot;&quot;)">
            <text:p/>
          </table:table-cell>
          <table:table-cell table:style-name="ce5" table:formula="of:=IF(AND([.B247]=&quot;x&quot;; [.C247]=&quot;&quot;);&quot;x&quot;;&quot;&quot;)">
            <text:p/>
          </table:table-cell>
          <table:table-cell table:style-name="ce5" table:formula="of:=IF(AND([.B247]=&quot;&quot;; [.C24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48]=&quot;x&quot;; [.C248]=&quot;x&quot;);&quot;x&quot;;&quot;&quot;)">
            <text:p/>
          </table:table-cell>
          <table:table-cell table:style-name="ce5" table:formula="of:=IF(AND([.B248]=&quot;&quot;; [.C248]=&quot;&quot;;[.A248]&lt;&gt;&quot;&quot;);&quot;x&quot;;&quot;&quot;)">
            <text:p/>
          </table:table-cell>
          <table:table-cell table:style-name="ce5" table:formula="of:=IF(AND([.B248]=&quot;x&quot;; [.C248]=&quot;&quot;);&quot;x&quot;;&quot;&quot;)">
            <text:p/>
          </table:table-cell>
          <table:table-cell table:style-name="ce5" table:formula="of:=IF(AND([.B248]=&quot;&quot;; [.C24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49]=&quot;x&quot;; [.C249]=&quot;x&quot;);&quot;x&quot;;&quot;&quot;)">
            <text:p/>
          </table:table-cell>
          <table:table-cell table:style-name="ce5" table:formula="of:=IF(AND([.B249]=&quot;&quot;; [.C249]=&quot;&quot;;[.A249]&lt;&gt;&quot;&quot;);&quot;x&quot;;&quot;&quot;)">
            <text:p/>
          </table:table-cell>
          <table:table-cell table:style-name="ce5" table:formula="of:=IF(AND([.B249]=&quot;x&quot;; [.C249]=&quot;&quot;);&quot;x&quot;;&quot;&quot;)">
            <text:p/>
          </table:table-cell>
          <table:table-cell table:style-name="ce5" table:formula="of:=IF(AND([.B249]=&quot;&quot;; [.C24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50]=&quot;x&quot;; [.C250]=&quot;x&quot;);&quot;x&quot;;&quot;&quot;)">
            <text:p/>
          </table:table-cell>
          <table:table-cell table:style-name="ce5" table:formula="of:=IF(AND([.B250]=&quot;&quot;; [.C250]=&quot;&quot;;[.A250]&lt;&gt;&quot;&quot;);&quot;x&quot;;&quot;&quot;)">
            <text:p/>
          </table:table-cell>
          <table:table-cell table:style-name="ce5" table:formula="of:=IF(AND([.B250]=&quot;x&quot;; [.C250]=&quot;&quot;);&quot;x&quot;;&quot;&quot;)">
            <text:p/>
          </table:table-cell>
          <table:table-cell table:style-name="ce5" table:formula="of:=IF(AND([.B250]=&quot;&quot;; [.C25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51]=&quot;x&quot;; [.C251]=&quot;x&quot;);&quot;x&quot;;&quot;&quot;)">
            <text:p/>
          </table:table-cell>
          <table:table-cell table:style-name="ce5" table:formula="of:=IF(AND([.B251]=&quot;&quot;; [.C251]=&quot;&quot;;[.A251]&lt;&gt;&quot;&quot;);&quot;x&quot;;&quot;&quot;)">
            <text:p/>
          </table:table-cell>
          <table:table-cell table:style-name="ce5" table:formula="of:=IF(AND([.B251]=&quot;x&quot;; [.C251]=&quot;&quot;);&quot;x&quot;;&quot;&quot;)">
            <text:p/>
          </table:table-cell>
          <table:table-cell table:style-name="ce5" table:formula="of:=IF(AND([.B251]=&quot;&quot;; [.C25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52]=&quot;x&quot;; [.C252]=&quot;x&quot;);&quot;x&quot;;&quot;&quot;)">
            <text:p/>
          </table:table-cell>
          <table:table-cell table:style-name="ce5" table:formula="of:=IF(AND([.B252]=&quot;&quot;; [.C252]=&quot;&quot;;[.A252]&lt;&gt;&quot;&quot;);&quot;x&quot;;&quot;&quot;)">
            <text:p/>
          </table:table-cell>
          <table:table-cell table:style-name="ce5" table:formula="of:=IF(AND([.B252]=&quot;x&quot;; [.C252]=&quot;&quot;);&quot;x&quot;;&quot;&quot;)">
            <text:p/>
          </table:table-cell>
          <table:table-cell table:style-name="ce5" table:formula="of:=IF(AND([.B252]=&quot;&quot;; [.C25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53]=&quot;x&quot;; [.C253]=&quot;x&quot;);&quot;x&quot;;&quot;&quot;)">
            <text:p/>
          </table:table-cell>
          <table:table-cell table:style-name="ce5" table:formula="of:=IF(AND([.B253]=&quot;&quot;; [.C253]=&quot;&quot;;[.A253]&lt;&gt;&quot;&quot;);&quot;x&quot;;&quot;&quot;)">
            <text:p/>
          </table:table-cell>
          <table:table-cell table:style-name="ce5" table:formula="of:=IF(AND([.B253]=&quot;x&quot;; [.C253]=&quot;&quot;);&quot;x&quot;;&quot;&quot;)">
            <text:p/>
          </table:table-cell>
          <table:table-cell table:style-name="ce5" table:formula="of:=IF(AND([.B253]=&quot;&quot;; [.C25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54]=&quot;x&quot;; [.C254]=&quot;x&quot;);&quot;x&quot;;&quot;&quot;)">
            <text:p/>
          </table:table-cell>
          <table:table-cell table:style-name="ce5" table:formula="of:=IF(AND([.B254]=&quot;&quot;; [.C254]=&quot;&quot;;[.A254]&lt;&gt;&quot;&quot;);&quot;x&quot;;&quot;&quot;)">
            <text:p/>
          </table:table-cell>
          <table:table-cell table:style-name="ce5" table:formula="of:=IF(AND([.B254]=&quot;x&quot;; [.C254]=&quot;&quot;);&quot;x&quot;;&quot;&quot;)">
            <text:p/>
          </table:table-cell>
          <table:table-cell table:style-name="ce5" table:formula="of:=IF(AND([.B254]=&quot;&quot;; [.C25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55]=&quot;x&quot;; [.C255]=&quot;x&quot;);&quot;x&quot;;&quot;&quot;)">
            <text:p/>
          </table:table-cell>
          <table:table-cell table:style-name="ce5" table:formula="of:=IF(AND([.B255]=&quot;&quot;; [.C255]=&quot;&quot;;[.A255]&lt;&gt;&quot;&quot;);&quot;x&quot;;&quot;&quot;)">
            <text:p/>
          </table:table-cell>
          <table:table-cell table:style-name="ce5" table:formula="of:=IF(AND([.B255]=&quot;x&quot;; [.C255]=&quot;&quot;);&quot;x&quot;;&quot;&quot;)">
            <text:p/>
          </table:table-cell>
          <table:table-cell table:style-name="ce5" table:formula="of:=IF(AND([.B255]=&quot;&quot;; [.C25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56]=&quot;x&quot;; [.C256]=&quot;x&quot;);&quot;x&quot;;&quot;&quot;)">
            <text:p/>
          </table:table-cell>
          <table:table-cell table:style-name="ce5" table:formula="of:=IF(AND([.B256]=&quot;&quot;; [.C256]=&quot;&quot;;[.A256]&lt;&gt;&quot;&quot;);&quot;x&quot;;&quot;&quot;)">
            <text:p/>
          </table:table-cell>
          <table:table-cell table:style-name="ce5" table:formula="of:=IF(AND([.B256]=&quot;x&quot;; [.C256]=&quot;&quot;);&quot;x&quot;;&quot;&quot;)">
            <text:p/>
          </table:table-cell>
          <table:table-cell table:style-name="ce5" table:formula="of:=IF(AND([.B256]=&quot;&quot;; [.C25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57]=&quot;x&quot;; [.C257]=&quot;x&quot;);&quot;x&quot;;&quot;&quot;)">
            <text:p/>
          </table:table-cell>
          <table:table-cell table:style-name="ce5" table:formula="of:=IF(AND([.B257]=&quot;&quot;; [.C257]=&quot;&quot;;[.A257]&lt;&gt;&quot;&quot;);&quot;x&quot;;&quot;&quot;)">
            <text:p/>
          </table:table-cell>
          <table:table-cell table:style-name="ce5" table:formula="of:=IF(AND([.B257]=&quot;x&quot;; [.C257]=&quot;&quot;);&quot;x&quot;;&quot;&quot;)">
            <text:p/>
          </table:table-cell>
          <table:table-cell table:style-name="ce5" table:formula="of:=IF(AND([.B257]=&quot;&quot;; [.C25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58]=&quot;x&quot;; [.C258]=&quot;x&quot;);&quot;x&quot;;&quot;&quot;)">
            <text:p/>
          </table:table-cell>
          <table:table-cell table:style-name="ce5" table:formula="of:=IF(AND([.B258]=&quot;&quot;; [.C258]=&quot;&quot;;[.A258]&lt;&gt;&quot;&quot;);&quot;x&quot;;&quot;&quot;)">
            <text:p/>
          </table:table-cell>
          <table:table-cell table:style-name="ce5" table:formula="of:=IF(AND([.B258]=&quot;x&quot;; [.C258]=&quot;&quot;);&quot;x&quot;;&quot;&quot;)">
            <text:p/>
          </table:table-cell>
          <table:table-cell table:style-name="ce5" table:formula="of:=IF(AND([.B258]=&quot;&quot;; [.C25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59]=&quot;x&quot;; [.C259]=&quot;x&quot;);&quot;x&quot;;&quot;&quot;)">
            <text:p/>
          </table:table-cell>
          <table:table-cell table:style-name="ce5" table:formula="of:=IF(AND([.B259]=&quot;&quot;; [.C259]=&quot;&quot;;[.A259]&lt;&gt;&quot;&quot;);&quot;x&quot;;&quot;&quot;)">
            <text:p/>
          </table:table-cell>
          <table:table-cell table:style-name="ce5" table:formula="of:=IF(AND([.B259]=&quot;x&quot;; [.C259]=&quot;&quot;);&quot;x&quot;;&quot;&quot;)">
            <text:p/>
          </table:table-cell>
          <table:table-cell table:style-name="ce5" table:formula="of:=IF(AND([.B259]=&quot;&quot;; [.C25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60]=&quot;x&quot;; [.C260]=&quot;x&quot;);&quot;x&quot;;&quot;&quot;)">
            <text:p/>
          </table:table-cell>
          <table:table-cell table:style-name="ce5" table:formula="of:=IF(AND([.B260]=&quot;&quot;; [.C260]=&quot;&quot;;[.A260]&lt;&gt;&quot;&quot;);&quot;x&quot;;&quot;&quot;)">
            <text:p/>
          </table:table-cell>
          <table:table-cell table:style-name="ce5" table:formula="of:=IF(AND([.B260]=&quot;x&quot;; [.C260]=&quot;&quot;);&quot;x&quot;;&quot;&quot;)">
            <text:p/>
          </table:table-cell>
          <table:table-cell table:style-name="ce5" table:formula="of:=IF(AND([.B260]=&quot;&quot;; [.C26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61]=&quot;x&quot;; [.C261]=&quot;x&quot;);&quot;x&quot;;&quot;&quot;)">
            <text:p/>
          </table:table-cell>
          <table:table-cell table:style-name="ce5" table:formula="of:=IF(AND([.B261]=&quot;&quot;; [.C261]=&quot;&quot;;[.A261]&lt;&gt;&quot;&quot;);&quot;x&quot;;&quot;&quot;)">
            <text:p/>
          </table:table-cell>
          <table:table-cell table:style-name="ce5" table:formula="of:=IF(AND([.B261]=&quot;x&quot;; [.C261]=&quot;&quot;);&quot;x&quot;;&quot;&quot;)">
            <text:p/>
          </table:table-cell>
          <table:table-cell table:style-name="ce5" table:formula="of:=IF(AND([.B261]=&quot;&quot;; [.C26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62]=&quot;x&quot;; [.C262]=&quot;x&quot;);&quot;x&quot;;&quot;&quot;)">
            <text:p/>
          </table:table-cell>
          <table:table-cell table:style-name="ce5" table:formula="of:=IF(AND([.B262]=&quot;&quot;; [.C262]=&quot;&quot;;[.A262]&lt;&gt;&quot;&quot;);&quot;x&quot;;&quot;&quot;)">
            <text:p/>
          </table:table-cell>
          <table:table-cell table:style-name="ce5" table:formula="of:=IF(AND([.B262]=&quot;x&quot;; [.C262]=&quot;&quot;);&quot;x&quot;;&quot;&quot;)">
            <text:p/>
          </table:table-cell>
          <table:table-cell table:style-name="ce5" table:formula="of:=IF(AND([.B262]=&quot;&quot;; [.C26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63]=&quot;x&quot;; [.C263]=&quot;x&quot;);&quot;x&quot;;&quot;&quot;)">
            <text:p/>
          </table:table-cell>
          <table:table-cell table:style-name="ce5" table:formula="of:=IF(AND([.B263]=&quot;&quot;; [.C263]=&quot;&quot;;[.A263]&lt;&gt;&quot;&quot;);&quot;x&quot;;&quot;&quot;)">
            <text:p/>
          </table:table-cell>
          <table:table-cell table:style-name="ce5" table:formula="of:=IF(AND([.B263]=&quot;x&quot;; [.C263]=&quot;&quot;);&quot;x&quot;;&quot;&quot;)">
            <text:p/>
          </table:table-cell>
          <table:table-cell table:style-name="ce5" table:formula="of:=IF(AND([.B263]=&quot;&quot;; [.C26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64]=&quot;x&quot;; [.C264]=&quot;x&quot;);&quot;x&quot;;&quot;&quot;)">
            <text:p/>
          </table:table-cell>
          <table:table-cell table:style-name="ce5" table:formula="of:=IF(AND([.B264]=&quot;&quot;; [.C264]=&quot;&quot;;[.A264]&lt;&gt;&quot;&quot;);&quot;x&quot;;&quot;&quot;)">
            <text:p/>
          </table:table-cell>
          <table:table-cell table:style-name="ce5" table:formula="of:=IF(AND([.B264]=&quot;x&quot;; [.C264]=&quot;&quot;);&quot;x&quot;;&quot;&quot;)">
            <text:p/>
          </table:table-cell>
          <table:table-cell table:style-name="ce5" table:formula="of:=IF(AND([.B264]=&quot;&quot;; [.C26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65]=&quot;x&quot;; [.C265]=&quot;x&quot;);&quot;x&quot;;&quot;&quot;)">
            <text:p/>
          </table:table-cell>
          <table:table-cell table:style-name="ce5" table:formula="of:=IF(AND([.B265]=&quot;&quot;; [.C265]=&quot;&quot;;[.A265]&lt;&gt;&quot;&quot;);&quot;x&quot;;&quot;&quot;)">
            <text:p/>
          </table:table-cell>
          <table:table-cell table:style-name="ce5" table:formula="of:=IF(AND([.B265]=&quot;x&quot;; [.C265]=&quot;&quot;);&quot;x&quot;;&quot;&quot;)">
            <text:p/>
          </table:table-cell>
          <table:table-cell table:style-name="ce5" table:formula="of:=IF(AND([.B265]=&quot;&quot;; [.C26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66]=&quot;x&quot;; [.C266]=&quot;x&quot;);&quot;x&quot;;&quot;&quot;)">
            <text:p/>
          </table:table-cell>
          <table:table-cell table:style-name="ce5" table:formula="of:=IF(AND([.B266]=&quot;&quot;; [.C266]=&quot;&quot;;[.A266]&lt;&gt;&quot;&quot;);&quot;x&quot;;&quot;&quot;)">
            <text:p/>
          </table:table-cell>
          <table:table-cell table:style-name="ce5" table:formula="of:=IF(AND([.B266]=&quot;x&quot;; [.C266]=&quot;&quot;);&quot;x&quot;;&quot;&quot;)">
            <text:p/>
          </table:table-cell>
          <table:table-cell table:style-name="ce5" table:formula="of:=IF(AND([.B266]=&quot;&quot;; [.C26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67]=&quot;x&quot;; [.C267]=&quot;x&quot;);&quot;x&quot;;&quot;&quot;)">
            <text:p/>
          </table:table-cell>
          <table:table-cell table:style-name="ce5" table:formula="of:=IF(AND([.B267]=&quot;&quot;; [.C267]=&quot;&quot;;[.A267]&lt;&gt;&quot;&quot;);&quot;x&quot;;&quot;&quot;)">
            <text:p/>
          </table:table-cell>
          <table:table-cell table:style-name="ce5" table:formula="of:=IF(AND([.B267]=&quot;x&quot;; [.C267]=&quot;&quot;);&quot;x&quot;;&quot;&quot;)">
            <text:p/>
          </table:table-cell>
          <table:table-cell table:style-name="ce5" table:formula="of:=IF(AND([.B267]=&quot;&quot;; [.C26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68]=&quot;x&quot;; [.C268]=&quot;x&quot;);&quot;x&quot;;&quot;&quot;)">
            <text:p/>
          </table:table-cell>
          <table:table-cell table:style-name="ce5" table:formula="of:=IF(AND([.B268]=&quot;&quot;; [.C268]=&quot;&quot;;[.A268]&lt;&gt;&quot;&quot;);&quot;x&quot;;&quot;&quot;)">
            <text:p/>
          </table:table-cell>
          <table:table-cell table:style-name="ce5" table:formula="of:=IF(AND([.B268]=&quot;x&quot;; [.C268]=&quot;&quot;);&quot;x&quot;;&quot;&quot;)">
            <text:p/>
          </table:table-cell>
          <table:table-cell table:style-name="ce5" table:formula="of:=IF(AND([.B268]=&quot;&quot;; [.C26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69]=&quot;x&quot;; [.C269]=&quot;x&quot;);&quot;x&quot;;&quot;&quot;)">
            <text:p/>
          </table:table-cell>
          <table:table-cell table:style-name="ce5" table:formula="of:=IF(AND([.B269]=&quot;&quot;; [.C269]=&quot;&quot;;[.A269]&lt;&gt;&quot;&quot;);&quot;x&quot;;&quot;&quot;)">
            <text:p/>
          </table:table-cell>
          <table:table-cell table:style-name="ce5" table:formula="of:=IF(AND([.B269]=&quot;x&quot;; [.C269]=&quot;&quot;);&quot;x&quot;;&quot;&quot;)">
            <text:p/>
          </table:table-cell>
          <table:table-cell table:style-name="ce5" table:formula="of:=IF(AND([.B269]=&quot;&quot;; [.C26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70]=&quot;x&quot;; [.C270]=&quot;x&quot;);&quot;x&quot;;&quot;&quot;)">
            <text:p/>
          </table:table-cell>
          <table:table-cell table:style-name="ce5" table:formula="of:=IF(AND([.B270]=&quot;&quot;; [.C270]=&quot;&quot;;[.A270]&lt;&gt;&quot;&quot;);&quot;x&quot;;&quot;&quot;)">
            <text:p/>
          </table:table-cell>
          <table:table-cell table:style-name="ce5" table:formula="of:=IF(AND([.B270]=&quot;x&quot;; [.C270]=&quot;&quot;);&quot;x&quot;;&quot;&quot;)">
            <text:p/>
          </table:table-cell>
          <table:table-cell table:style-name="ce5" table:formula="of:=IF(AND([.B270]=&quot;&quot;; [.C27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71]=&quot;x&quot;; [.C271]=&quot;x&quot;);&quot;x&quot;;&quot;&quot;)">
            <text:p/>
          </table:table-cell>
          <table:table-cell table:style-name="ce5" table:formula="of:=IF(AND([.B271]=&quot;&quot;; [.C271]=&quot;&quot;;[.A271]&lt;&gt;&quot;&quot;);&quot;x&quot;;&quot;&quot;)">
            <text:p/>
          </table:table-cell>
          <table:table-cell table:style-name="ce5" table:formula="of:=IF(AND([.B271]=&quot;x&quot;; [.C271]=&quot;&quot;);&quot;x&quot;;&quot;&quot;)">
            <text:p/>
          </table:table-cell>
          <table:table-cell table:style-name="ce5" table:formula="of:=IF(AND([.B271]=&quot;&quot;; [.C27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72]=&quot;x&quot;; [.C272]=&quot;x&quot;);&quot;x&quot;;&quot;&quot;)">
            <text:p/>
          </table:table-cell>
          <table:table-cell table:style-name="ce5" table:formula="of:=IF(AND([.B272]=&quot;&quot;; [.C272]=&quot;&quot;;[.A272]&lt;&gt;&quot;&quot;);&quot;x&quot;;&quot;&quot;)">
            <text:p/>
          </table:table-cell>
          <table:table-cell table:style-name="ce5" table:formula="of:=IF(AND([.B272]=&quot;x&quot;; [.C272]=&quot;&quot;);&quot;x&quot;;&quot;&quot;)">
            <text:p/>
          </table:table-cell>
          <table:table-cell table:style-name="ce5" table:formula="of:=IF(AND([.B272]=&quot;&quot;; [.C27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73]=&quot;x&quot;; [.C273]=&quot;x&quot;);&quot;x&quot;;&quot;&quot;)">
            <text:p/>
          </table:table-cell>
          <table:table-cell table:style-name="ce5" table:formula="of:=IF(AND([.B273]=&quot;&quot;; [.C273]=&quot;&quot;;[.A273]&lt;&gt;&quot;&quot;);&quot;x&quot;;&quot;&quot;)">
            <text:p/>
          </table:table-cell>
          <table:table-cell table:style-name="ce5" table:formula="of:=IF(AND([.B273]=&quot;x&quot;; [.C273]=&quot;&quot;);&quot;x&quot;;&quot;&quot;)">
            <text:p/>
          </table:table-cell>
          <table:table-cell table:style-name="ce5" table:formula="of:=IF(AND([.B273]=&quot;&quot;; [.C27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74]=&quot;x&quot;; [.C274]=&quot;x&quot;);&quot;x&quot;;&quot;&quot;)">
            <text:p/>
          </table:table-cell>
          <table:table-cell table:style-name="ce5" table:formula="of:=IF(AND([.B274]=&quot;&quot;; [.C274]=&quot;&quot;;[.A274]&lt;&gt;&quot;&quot;);&quot;x&quot;;&quot;&quot;)">
            <text:p/>
          </table:table-cell>
          <table:table-cell table:style-name="ce5" table:formula="of:=IF(AND([.B274]=&quot;x&quot;; [.C274]=&quot;&quot;);&quot;x&quot;;&quot;&quot;)">
            <text:p/>
          </table:table-cell>
          <table:table-cell table:style-name="ce5" table:formula="of:=IF(AND([.B274]=&quot;&quot;; [.C27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75]=&quot;x&quot;; [.C275]=&quot;x&quot;);&quot;x&quot;;&quot;&quot;)">
            <text:p/>
          </table:table-cell>
          <table:table-cell table:style-name="ce5" table:formula="of:=IF(AND([.B275]=&quot;&quot;; [.C275]=&quot;&quot;;[.A275]&lt;&gt;&quot;&quot;);&quot;x&quot;;&quot;&quot;)">
            <text:p/>
          </table:table-cell>
          <table:table-cell table:style-name="ce5" table:formula="of:=IF(AND([.B275]=&quot;x&quot;; [.C275]=&quot;&quot;);&quot;x&quot;;&quot;&quot;)">
            <text:p/>
          </table:table-cell>
          <table:table-cell table:style-name="ce5" table:formula="of:=IF(AND([.B275]=&quot;&quot;; [.C27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76]=&quot;x&quot;; [.C276]=&quot;x&quot;);&quot;x&quot;;&quot;&quot;)">
            <text:p/>
          </table:table-cell>
          <table:table-cell table:style-name="ce5" table:formula="of:=IF(AND([.B276]=&quot;&quot;; [.C276]=&quot;&quot;;[.A276]&lt;&gt;&quot;&quot;);&quot;x&quot;;&quot;&quot;)">
            <text:p/>
          </table:table-cell>
          <table:table-cell table:style-name="ce5" table:formula="of:=IF(AND([.B276]=&quot;x&quot;; [.C276]=&quot;&quot;);&quot;x&quot;;&quot;&quot;)">
            <text:p/>
          </table:table-cell>
          <table:table-cell table:style-name="ce5" table:formula="of:=IF(AND([.B276]=&quot;&quot;; [.C27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77]=&quot;x&quot;; [.C277]=&quot;x&quot;);&quot;x&quot;;&quot;&quot;)">
            <text:p/>
          </table:table-cell>
          <table:table-cell table:style-name="ce5" table:formula="of:=IF(AND([.B277]=&quot;&quot;; [.C277]=&quot;&quot;;[.A277]&lt;&gt;&quot;&quot;);&quot;x&quot;;&quot;&quot;)">
            <text:p/>
          </table:table-cell>
          <table:table-cell table:style-name="ce5" table:formula="of:=IF(AND([.B277]=&quot;x&quot;; [.C277]=&quot;&quot;);&quot;x&quot;;&quot;&quot;)">
            <text:p/>
          </table:table-cell>
          <table:table-cell table:style-name="ce5" table:formula="of:=IF(AND([.B277]=&quot;&quot;; [.C27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78]=&quot;x&quot;; [.C278]=&quot;x&quot;);&quot;x&quot;;&quot;&quot;)">
            <text:p/>
          </table:table-cell>
          <table:table-cell table:style-name="ce5" table:formula="of:=IF(AND([.B278]=&quot;&quot;; [.C278]=&quot;&quot;;[.A278]&lt;&gt;&quot;&quot;);&quot;x&quot;;&quot;&quot;)">
            <text:p/>
          </table:table-cell>
          <table:table-cell table:style-name="ce5" table:formula="of:=IF(AND([.B278]=&quot;x&quot;; [.C278]=&quot;&quot;);&quot;x&quot;;&quot;&quot;)">
            <text:p/>
          </table:table-cell>
          <table:table-cell table:style-name="ce5" table:formula="of:=IF(AND([.B278]=&quot;&quot;; [.C27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79]=&quot;x&quot;; [.C279]=&quot;x&quot;);&quot;x&quot;;&quot;&quot;)">
            <text:p/>
          </table:table-cell>
          <table:table-cell table:style-name="ce5" table:formula="of:=IF(AND([.B279]=&quot;&quot;; [.C279]=&quot;&quot;;[.A279]&lt;&gt;&quot;&quot;);&quot;x&quot;;&quot;&quot;)">
            <text:p/>
          </table:table-cell>
          <table:table-cell table:style-name="ce5" table:formula="of:=IF(AND([.B279]=&quot;x&quot;; [.C279]=&quot;&quot;);&quot;x&quot;;&quot;&quot;)">
            <text:p/>
          </table:table-cell>
          <table:table-cell table:style-name="ce5" table:formula="of:=IF(AND([.B279]=&quot;&quot;; [.C27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80]=&quot;x&quot;; [.C280]=&quot;x&quot;);&quot;x&quot;;&quot;&quot;)">
            <text:p/>
          </table:table-cell>
          <table:table-cell table:style-name="ce5" table:formula="of:=IF(AND([.B280]=&quot;&quot;; [.C280]=&quot;&quot;;[.A280]&lt;&gt;&quot;&quot;);&quot;x&quot;;&quot;&quot;)">
            <text:p/>
          </table:table-cell>
          <table:table-cell table:style-name="ce5" table:formula="of:=IF(AND([.B280]=&quot;x&quot;; [.C280]=&quot;&quot;);&quot;x&quot;;&quot;&quot;)">
            <text:p/>
          </table:table-cell>
          <table:table-cell table:style-name="ce5" table:formula="of:=IF(AND([.B280]=&quot;&quot;; [.C28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81]=&quot;x&quot;; [.C281]=&quot;x&quot;);&quot;x&quot;;&quot;&quot;)">
            <text:p/>
          </table:table-cell>
          <table:table-cell table:style-name="ce5" table:formula="of:=IF(AND([.B281]=&quot;&quot;; [.C281]=&quot;&quot;;[.A281]&lt;&gt;&quot;&quot;);&quot;x&quot;;&quot;&quot;)">
            <text:p/>
          </table:table-cell>
          <table:table-cell table:style-name="ce5" table:formula="of:=IF(AND([.B281]=&quot;x&quot;; [.C281]=&quot;&quot;);&quot;x&quot;;&quot;&quot;)">
            <text:p/>
          </table:table-cell>
          <table:table-cell table:style-name="ce5" table:formula="of:=IF(AND([.B281]=&quot;&quot;; [.C28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82]=&quot;x&quot;; [.C282]=&quot;x&quot;);&quot;x&quot;;&quot;&quot;)">
            <text:p/>
          </table:table-cell>
          <table:table-cell table:style-name="ce5" table:formula="of:=IF(AND([.B282]=&quot;&quot;; [.C282]=&quot;&quot;;[.A282]&lt;&gt;&quot;&quot;);&quot;x&quot;;&quot;&quot;)">
            <text:p/>
          </table:table-cell>
          <table:table-cell table:style-name="ce5" table:formula="of:=IF(AND([.B282]=&quot;x&quot;; [.C282]=&quot;&quot;);&quot;x&quot;;&quot;&quot;)">
            <text:p/>
          </table:table-cell>
          <table:table-cell table:style-name="ce5" table:formula="of:=IF(AND([.B282]=&quot;&quot;; [.C28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83]=&quot;x&quot;; [.C283]=&quot;x&quot;);&quot;x&quot;;&quot;&quot;)">
            <text:p/>
          </table:table-cell>
          <table:table-cell table:style-name="ce5" table:formula="of:=IF(AND([.B283]=&quot;&quot;; [.C283]=&quot;&quot;;[.A283]&lt;&gt;&quot;&quot;);&quot;x&quot;;&quot;&quot;)">
            <text:p/>
          </table:table-cell>
          <table:table-cell table:style-name="ce5" table:formula="of:=IF(AND([.B283]=&quot;x&quot;; [.C283]=&quot;&quot;);&quot;x&quot;;&quot;&quot;)">
            <text:p/>
          </table:table-cell>
          <table:table-cell table:style-name="ce5" table:formula="of:=IF(AND([.B283]=&quot;&quot;; [.C28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84]=&quot;x&quot;; [.C284]=&quot;x&quot;);&quot;x&quot;;&quot;&quot;)">
            <text:p/>
          </table:table-cell>
          <table:table-cell table:style-name="ce5" table:formula="of:=IF(AND([.B284]=&quot;&quot;; [.C284]=&quot;&quot;;[.A284]&lt;&gt;&quot;&quot;);&quot;x&quot;;&quot;&quot;)">
            <text:p/>
          </table:table-cell>
          <table:table-cell table:style-name="ce5" table:formula="of:=IF(AND([.B284]=&quot;x&quot;; [.C284]=&quot;&quot;);&quot;x&quot;;&quot;&quot;)">
            <text:p/>
          </table:table-cell>
          <table:table-cell table:style-name="ce5" table:formula="of:=IF(AND([.B284]=&quot;&quot;; [.C28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85]=&quot;x&quot;; [.C285]=&quot;x&quot;);&quot;x&quot;;&quot;&quot;)">
            <text:p/>
          </table:table-cell>
          <table:table-cell table:style-name="ce5" table:formula="of:=IF(AND([.B285]=&quot;&quot;; [.C285]=&quot;&quot;;[.A285]&lt;&gt;&quot;&quot;);&quot;x&quot;;&quot;&quot;)">
            <text:p/>
          </table:table-cell>
          <table:table-cell table:style-name="ce5" table:formula="of:=IF(AND([.B285]=&quot;x&quot;; [.C285]=&quot;&quot;);&quot;x&quot;;&quot;&quot;)">
            <text:p/>
          </table:table-cell>
          <table:table-cell table:style-name="ce5" table:formula="of:=IF(AND([.B285]=&quot;&quot;; [.C28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86]=&quot;x&quot;; [.C286]=&quot;x&quot;);&quot;x&quot;;&quot;&quot;)">
            <text:p/>
          </table:table-cell>
          <table:table-cell table:style-name="ce5" table:formula="of:=IF(AND([.B286]=&quot;&quot;; [.C286]=&quot;&quot;;[.A286]&lt;&gt;&quot;&quot;);&quot;x&quot;;&quot;&quot;)">
            <text:p/>
          </table:table-cell>
          <table:table-cell table:style-name="ce5" table:formula="of:=IF(AND([.B286]=&quot;x&quot;; [.C286]=&quot;&quot;);&quot;x&quot;;&quot;&quot;)">
            <text:p/>
          </table:table-cell>
          <table:table-cell table:style-name="ce5" table:formula="of:=IF(AND([.B286]=&quot;&quot;; [.C28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87]=&quot;x&quot;; [.C287]=&quot;x&quot;);&quot;x&quot;;&quot;&quot;)">
            <text:p/>
          </table:table-cell>
          <table:table-cell table:style-name="ce5" table:formula="of:=IF(AND([.B287]=&quot;&quot;; [.C287]=&quot;&quot;;[.A287]&lt;&gt;&quot;&quot;);&quot;x&quot;;&quot;&quot;)">
            <text:p/>
          </table:table-cell>
          <table:table-cell table:style-name="ce5" table:formula="of:=IF(AND([.B287]=&quot;x&quot;; [.C287]=&quot;&quot;);&quot;x&quot;;&quot;&quot;)">
            <text:p/>
          </table:table-cell>
          <table:table-cell table:style-name="ce5" table:formula="of:=IF(AND([.B287]=&quot;&quot;; [.C28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88]=&quot;x&quot;; [.C288]=&quot;x&quot;);&quot;x&quot;;&quot;&quot;)">
            <text:p/>
          </table:table-cell>
          <table:table-cell table:style-name="ce5" table:formula="of:=IF(AND([.B288]=&quot;&quot;; [.C288]=&quot;&quot;;[.A288]&lt;&gt;&quot;&quot;);&quot;x&quot;;&quot;&quot;)">
            <text:p/>
          </table:table-cell>
          <table:table-cell table:style-name="ce5" table:formula="of:=IF(AND([.B288]=&quot;x&quot;; [.C288]=&quot;&quot;);&quot;x&quot;;&quot;&quot;)">
            <text:p/>
          </table:table-cell>
          <table:table-cell table:style-name="ce5" table:formula="of:=IF(AND([.B288]=&quot;&quot;; [.C28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89]=&quot;x&quot;; [.C289]=&quot;x&quot;);&quot;x&quot;;&quot;&quot;)">
            <text:p/>
          </table:table-cell>
          <table:table-cell table:style-name="ce5" table:formula="of:=IF(AND([.B289]=&quot;&quot;; [.C289]=&quot;&quot;;[.A289]&lt;&gt;&quot;&quot;);&quot;x&quot;;&quot;&quot;)">
            <text:p/>
          </table:table-cell>
          <table:table-cell table:style-name="ce5" table:formula="of:=IF(AND([.B289]=&quot;x&quot;; [.C289]=&quot;&quot;);&quot;x&quot;;&quot;&quot;)">
            <text:p/>
          </table:table-cell>
          <table:table-cell table:style-name="ce5" table:formula="of:=IF(AND([.B289]=&quot;&quot;; [.C28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90]=&quot;x&quot;; [.C290]=&quot;x&quot;);&quot;x&quot;;&quot;&quot;)">
            <text:p/>
          </table:table-cell>
          <table:table-cell table:style-name="ce5" table:formula="of:=IF(AND([.B290]=&quot;&quot;; [.C290]=&quot;&quot;;[.A290]&lt;&gt;&quot;&quot;);&quot;x&quot;;&quot;&quot;)">
            <text:p/>
          </table:table-cell>
          <table:table-cell table:style-name="ce5" table:formula="of:=IF(AND([.B290]=&quot;x&quot;; [.C290]=&quot;&quot;);&quot;x&quot;;&quot;&quot;)">
            <text:p/>
          </table:table-cell>
          <table:table-cell table:style-name="ce5" table:formula="of:=IF(AND([.B290]=&quot;&quot;; [.C29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91]=&quot;x&quot;; [.C291]=&quot;x&quot;);&quot;x&quot;;&quot;&quot;)">
            <text:p/>
          </table:table-cell>
          <table:table-cell table:style-name="ce5" table:formula="of:=IF(AND([.B291]=&quot;&quot;; [.C291]=&quot;&quot;;[.A291]&lt;&gt;&quot;&quot;);&quot;x&quot;;&quot;&quot;)">
            <text:p/>
          </table:table-cell>
          <table:table-cell table:style-name="ce5" table:formula="of:=IF(AND([.B291]=&quot;x&quot;; [.C291]=&quot;&quot;);&quot;x&quot;;&quot;&quot;)">
            <text:p/>
          </table:table-cell>
          <table:table-cell table:style-name="ce5" table:formula="of:=IF(AND([.B291]=&quot;&quot;; [.C29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92]=&quot;x&quot;; [.C292]=&quot;x&quot;);&quot;x&quot;;&quot;&quot;)">
            <text:p/>
          </table:table-cell>
          <table:table-cell table:style-name="ce5" table:formula="of:=IF(AND([.B292]=&quot;&quot;; [.C292]=&quot;&quot;;[.A292]&lt;&gt;&quot;&quot;);&quot;x&quot;;&quot;&quot;)">
            <text:p/>
          </table:table-cell>
          <table:table-cell table:style-name="ce5" table:formula="of:=IF(AND([.B292]=&quot;x&quot;; [.C292]=&quot;&quot;);&quot;x&quot;;&quot;&quot;)">
            <text:p/>
          </table:table-cell>
          <table:table-cell table:style-name="ce5" table:formula="of:=IF(AND([.B292]=&quot;&quot;; [.C29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93]=&quot;x&quot;; [.C293]=&quot;x&quot;);&quot;x&quot;;&quot;&quot;)">
            <text:p/>
          </table:table-cell>
          <table:table-cell table:style-name="ce5" table:formula="of:=IF(AND([.B293]=&quot;&quot;; [.C293]=&quot;&quot;;[.A293]&lt;&gt;&quot;&quot;);&quot;x&quot;;&quot;&quot;)">
            <text:p/>
          </table:table-cell>
          <table:table-cell table:style-name="ce5" table:formula="of:=IF(AND([.B293]=&quot;x&quot;; [.C293]=&quot;&quot;);&quot;x&quot;;&quot;&quot;)">
            <text:p/>
          </table:table-cell>
          <table:table-cell table:style-name="ce5" table:formula="of:=IF(AND([.B293]=&quot;&quot;; [.C29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94]=&quot;x&quot;; [.C294]=&quot;x&quot;);&quot;x&quot;;&quot;&quot;)">
            <text:p/>
          </table:table-cell>
          <table:table-cell table:style-name="ce5" table:formula="of:=IF(AND([.B294]=&quot;&quot;; [.C294]=&quot;&quot;;[.A294]&lt;&gt;&quot;&quot;);&quot;x&quot;;&quot;&quot;)">
            <text:p/>
          </table:table-cell>
          <table:table-cell table:style-name="ce5" table:formula="of:=IF(AND([.B294]=&quot;x&quot;; [.C294]=&quot;&quot;);&quot;x&quot;;&quot;&quot;)">
            <text:p/>
          </table:table-cell>
          <table:table-cell table:style-name="ce5" table:formula="of:=IF(AND([.B294]=&quot;&quot;; [.C29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95]=&quot;x&quot;; [.C295]=&quot;x&quot;);&quot;x&quot;;&quot;&quot;)">
            <text:p/>
          </table:table-cell>
          <table:table-cell table:style-name="ce5" table:formula="of:=IF(AND([.B295]=&quot;&quot;; [.C295]=&quot;&quot;;[.A295]&lt;&gt;&quot;&quot;);&quot;x&quot;;&quot;&quot;)">
            <text:p/>
          </table:table-cell>
          <table:table-cell table:style-name="ce5" table:formula="of:=IF(AND([.B295]=&quot;x&quot;; [.C295]=&quot;&quot;);&quot;x&quot;;&quot;&quot;)">
            <text:p/>
          </table:table-cell>
          <table:table-cell table:style-name="ce5" table:formula="of:=IF(AND([.B295]=&quot;&quot;; [.C29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96]=&quot;x&quot;; [.C296]=&quot;x&quot;);&quot;x&quot;;&quot;&quot;)">
            <text:p/>
          </table:table-cell>
          <table:table-cell table:style-name="ce5" table:formula="of:=IF(AND([.B296]=&quot;&quot;; [.C296]=&quot;&quot;;[.A296]&lt;&gt;&quot;&quot;);&quot;x&quot;;&quot;&quot;)">
            <text:p/>
          </table:table-cell>
          <table:table-cell table:style-name="ce5" table:formula="of:=IF(AND([.B296]=&quot;x&quot;; [.C296]=&quot;&quot;);&quot;x&quot;;&quot;&quot;)">
            <text:p/>
          </table:table-cell>
          <table:table-cell table:style-name="ce5" table:formula="of:=IF(AND([.B296]=&quot;&quot;; [.C29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97]=&quot;x&quot;; [.C297]=&quot;x&quot;);&quot;x&quot;;&quot;&quot;)">
            <text:p/>
          </table:table-cell>
          <table:table-cell table:style-name="ce5" table:formula="of:=IF(AND([.B297]=&quot;&quot;; [.C297]=&quot;&quot;;[.A297]&lt;&gt;&quot;&quot;);&quot;x&quot;;&quot;&quot;)">
            <text:p/>
          </table:table-cell>
          <table:table-cell table:style-name="ce5" table:formula="of:=IF(AND([.B297]=&quot;x&quot;; [.C297]=&quot;&quot;);&quot;x&quot;;&quot;&quot;)">
            <text:p/>
          </table:table-cell>
          <table:table-cell table:style-name="ce5" table:formula="of:=IF(AND([.B297]=&quot;&quot;; [.C29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98]=&quot;x&quot;; [.C298]=&quot;x&quot;);&quot;x&quot;;&quot;&quot;)">
            <text:p/>
          </table:table-cell>
          <table:table-cell table:style-name="ce5" table:formula="of:=IF(AND([.B298]=&quot;&quot;; [.C298]=&quot;&quot;;[.A298]&lt;&gt;&quot;&quot;);&quot;x&quot;;&quot;&quot;)">
            <text:p/>
          </table:table-cell>
          <table:table-cell table:style-name="ce5" table:formula="of:=IF(AND([.B298]=&quot;x&quot;; [.C298]=&quot;&quot;);&quot;x&quot;;&quot;&quot;)">
            <text:p/>
          </table:table-cell>
          <table:table-cell table:style-name="ce5" table:formula="of:=IF(AND([.B298]=&quot;&quot;; [.C29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299]=&quot;x&quot;; [.C299]=&quot;x&quot;);&quot;x&quot;;&quot;&quot;)">
            <text:p/>
          </table:table-cell>
          <table:table-cell table:style-name="ce5" table:formula="of:=IF(AND([.B299]=&quot;&quot;; [.C299]=&quot;&quot;;[.A299]&lt;&gt;&quot;&quot;);&quot;x&quot;;&quot;&quot;)">
            <text:p/>
          </table:table-cell>
          <table:table-cell table:style-name="ce5" table:formula="of:=IF(AND([.B299]=&quot;x&quot;; [.C299]=&quot;&quot;);&quot;x&quot;;&quot;&quot;)">
            <text:p/>
          </table:table-cell>
          <table:table-cell table:style-name="ce5" table:formula="of:=IF(AND([.B299]=&quot;&quot;; [.C29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00]=&quot;x&quot;; [.C300]=&quot;x&quot;);&quot;x&quot;;&quot;&quot;)">
            <text:p/>
          </table:table-cell>
          <table:table-cell table:style-name="ce5" table:formula="of:=IF(AND([.B300]=&quot;&quot;; [.C300]=&quot;&quot;;[.A300]&lt;&gt;&quot;&quot;);&quot;x&quot;;&quot;&quot;)">
            <text:p/>
          </table:table-cell>
          <table:table-cell table:style-name="ce5" table:formula="of:=IF(AND([.B300]=&quot;x&quot;; [.C300]=&quot;&quot;);&quot;x&quot;;&quot;&quot;)">
            <text:p/>
          </table:table-cell>
          <table:table-cell table:style-name="ce5" table:formula="of:=IF(AND([.B300]=&quot;&quot;; [.C30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01]=&quot;x&quot;; [.C301]=&quot;x&quot;);&quot;x&quot;;&quot;&quot;)">
            <text:p/>
          </table:table-cell>
          <table:table-cell table:style-name="ce5" table:formula="of:=IF(AND([.B301]=&quot;&quot;; [.C301]=&quot;&quot;;[.A301]&lt;&gt;&quot;&quot;);&quot;x&quot;;&quot;&quot;)">
            <text:p/>
          </table:table-cell>
          <table:table-cell table:style-name="ce5" table:formula="of:=IF(AND([.B301]=&quot;x&quot;; [.C301]=&quot;&quot;);&quot;x&quot;;&quot;&quot;)">
            <text:p/>
          </table:table-cell>
          <table:table-cell table:style-name="ce5" table:formula="of:=IF(AND([.B301]=&quot;&quot;; [.C30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02]=&quot;x&quot;; [.C302]=&quot;x&quot;);&quot;x&quot;;&quot;&quot;)">
            <text:p/>
          </table:table-cell>
          <table:table-cell table:style-name="ce5" table:formula="of:=IF(AND([.B302]=&quot;&quot;; [.C302]=&quot;&quot;;[.A302]&lt;&gt;&quot;&quot;);&quot;x&quot;;&quot;&quot;)">
            <text:p/>
          </table:table-cell>
          <table:table-cell table:style-name="ce5" table:formula="of:=IF(AND([.B302]=&quot;x&quot;; [.C302]=&quot;&quot;);&quot;x&quot;;&quot;&quot;)">
            <text:p/>
          </table:table-cell>
          <table:table-cell table:style-name="ce5" table:formula="of:=IF(AND([.B302]=&quot;&quot;; [.C30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03]=&quot;x&quot;; [.C303]=&quot;x&quot;);&quot;x&quot;;&quot;&quot;)">
            <text:p/>
          </table:table-cell>
          <table:table-cell table:style-name="ce5" table:formula="of:=IF(AND([.B303]=&quot;&quot;; [.C303]=&quot;&quot;;[.A303]&lt;&gt;&quot;&quot;);&quot;x&quot;;&quot;&quot;)">
            <text:p/>
          </table:table-cell>
          <table:table-cell table:style-name="ce5" table:formula="of:=IF(AND([.B303]=&quot;x&quot;; [.C303]=&quot;&quot;);&quot;x&quot;;&quot;&quot;)">
            <text:p/>
          </table:table-cell>
          <table:table-cell table:style-name="ce5" table:formula="of:=IF(AND([.B303]=&quot;&quot;; [.C30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04]=&quot;x&quot;; [.C304]=&quot;x&quot;);&quot;x&quot;;&quot;&quot;)">
            <text:p/>
          </table:table-cell>
          <table:table-cell table:style-name="ce5" table:formula="of:=IF(AND([.B304]=&quot;&quot;; [.C304]=&quot;&quot;;[.A304]&lt;&gt;&quot;&quot;);&quot;x&quot;;&quot;&quot;)">
            <text:p/>
          </table:table-cell>
          <table:table-cell table:style-name="ce5" table:formula="of:=IF(AND([.B304]=&quot;x&quot;; [.C304]=&quot;&quot;);&quot;x&quot;;&quot;&quot;)">
            <text:p/>
          </table:table-cell>
          <table:table-cell table:style-name="ce5" table:formula="of:=IF(AND([.B304]=&quot;&quot;; [.C30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05]=&quot;x&quot;; [.C305]=&quot;x&quot;);&quot;x&quot;;&quot;&quot;)">
            <text:p/>
          </table:table-cell>
          <table:table-cell table:style-name="ce5" table:formula="of:=IF(AND([.B305]=&quot;&quot;; [.C305]=&quot;&quot;;[.A305]&lt;&gt;&quot;&quot;);&quot;x&quot;;&quot;&quot;)">
            <text:p/>
          </table:table-cell>
          <table:table-cell table:style-name="ce5" table:formula="of:=IF(AND([.B305]=&quot;x&quot;; [.C305]=&quot;&quot;);&quot;x&quot;;&quot;&quot;)">
            <text:p/>
          </table:table-cell>
          <table:table-cell table:style-name="ce5" table:formula="of:=IF(AND([.B305]=&quot;&quot;; [.C30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06]=&quot;x&quot;; [.C306]=&quot;x&quot;);&quot;x&quot;;&quot;&quot;)">
            <text:p/>
          </table:table-cell>
          <table:table-cell table:style-name="ce5" table:formula="of:=IF(AND([.B306]=&quot;&quot;; [.C306]=&quot;&quot;;[.A306]&lt;&gt;&quot;&quot;);&quot;x&quot;;&quot;&quot;)">
            <text:p/>
          </table:table-cell>
          <table:table-cell table:style-name="ce5" table:formula="of:=IF(AND([.B306]=&quot;x&quot;; [.C306]=&quot;&quot;);&quot;x&quot;;&quot;&quot;)">
            <text:p/>
          </table:table-cell>
          <table:table-cell table:style-name="ce5" table:formula="of:=IF(AND([.B306]=&quot;&quot;; [.C30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07]=&quot;x&quot;; [.C307]=&quot;x&quot;);&quot;x&quot;;&quot;&quot;)">
            <text:p/>
          </table:table-cell>
          <table:table-cell table:style-name="ce5" table:formula="of:=IF(AND([.B307]=&quot;&quot;; [.C307]=&quot;&quot;;[.A307]&lt;&gt;&quot;&quot;);&quot;x&quot;;&quot;&quot;)">
            <text:p/>
          </table:table-cell>
          <table:table-cell table:style-name="ce5" table:formula="of:=IF(AND([.B307]=&quot;x&quot;; [.C307]=&quot;&quot;);&quot;x&quot;;&quot;&quot;)">
            <text:p/>
          </table:table-cell>
          <table:table-cell table:style-name="ce5" table:formula="of:=IF(AND([.B307]=&quot;&quot;; [.C30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08]=&quot;x&quot;; [.C308]=&quot;x&quot;);&quot;x&quot;;&quot;&quot;)">
            <text:p/>
          </table:table-cell>
          <table:table-cell table:style-name="ce5" table:formula="of:=IF(AND([.B308]=&quot;&quot;; [.C308]=&quot;&quot;;[.A308]&lt;&gt;&quot;&quot;);&quot;x&quot;;&quot;&quot;)">
            <text:p/>
          </table:table-cell>
          <table:table-cell table:style-name="ce5" table:formula="of:=IF(AND([.B308]=&quot;x&quot;; [.C308]=&quot;&quot;);&quot;x&quot;;&quot;&quot;)">
            <text:p/>
          </table:table-cell>
          <table:table-cell table:style-name="ce5" table:formula="of:=IF(AND([.B308]=&quot;&quot;; [.C30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09]=&quot;x&quot;; [.C309]=&quot;x&quot;);&quot;x&quot;;&quot;&quot;)">
            <text:p/>
          </table:table-cell>
          <table:table-cell table:style-name="ce5" table:formula="of:=IF(AND([.B309]=&quot;&quot;; [.C309]=&quot;&quot;;[.A309]&lt;&gt;&quot;&quot;);&quot;x&quot;;&quot;&quot;)">
            <text:p/>
          </table:table-cell>
          <table:table-cell table:style-name="ce5" table:formula="of:=IF(AND([.B309]=&quot;x&quot;; [.C309]=&quot;&quot;);&quot;x&quot;;&quot;&quot;)">
            <text:p/>
          </table:table-cell>
          <table:table-cell table:style-name="ce5" table:formula="of:=IF(AND([.B309]=&quot;&quot;; [.C30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10]=&quot;x&quot;; [.C310]=&quot;x&quot;);&quot;x&quot;;&quot;&quot;)">
            <text:p/>
          </table:table-cell>
          <table:table-cell table:style-name="ce5" table:formula="of:=IF(AND([.B310]=&quot;&quot;; [.C310]=&quot;&quot;;[.A310]&lt;&gt;&quot;&quot;);&quot;x&quot;;&quot;&quot;)">
            <text:p/>
          </table:table-cell>
          <table:table-cell table:style-name="ce5" table:formula="of:=IF(AND([.B310]=&quot;x&quot;; [.C310]=&quot;&quot;);&quot;x&quot;;&quot;&quot;)">
            <text:p/>
          </table:table-cell>
          <table:table-cell table:style-name="ce5" table:formula="of:=IF(AND([.B310]=&quot;&quot;; [.C31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11]=&quot;x&quot;; [.C311]=&quot;x&quot;);&quot;x&quot;;&quot;&quot;)">
            <text:p/>
          </table:table-cell>
          <table:table-cell table:style-name="ce5" table:formula="of:=IF(AND([.B311]=&quot;&quot;; [.C311]=&quot;&quot;;[.A311]&lt;&gt;&quot;&quot;);&quot;x&quot;;&quot;&quot;)">
            <text:p/>
          </table:table-cell>
          <table:table-cell table:style-name="ce5" table:formula="of:=IF(AND([.B311]=&quot;x&quot;; [.C311]=&quot;&quot;);&quot;x&quot;;&quot;&quot;)">
            <text:p/>
          </table:table-cell>
          <table:table-cell table:style-name="ce5" table:formula="of:=IF(AND([.B311]=&quot;&quot;; [.C31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12]=&quot;x&quot;; [.C312]=&quot;x&quot;);&quot;x&quot;;&quot;&quot;)">
            <text:p/>
          </table:table-cell>
          <table:table-cell table:style-name="ce5" table:formula="of:=IF(AND([.B312]=&quot;&quot;; [.C312]=&quot;&quot;;[.A312]&lt;&gt;&quot;&quot;);&quot;x&quot;;&quot;&quot;)">
            <text:p/>
          </table:table-cell>
          <table:table-cell table:style-name="ce5" table:formula="of:=IF(AND([.B312]=&quot;x&quot;; [.C312]=&quot;&quot;);&quot;x&quot;;&quot;&quot;)">
            <text:p/>
          </table:table-cell>
          <table:table-cell table:style-name="ce5" table:formula="of:=IF(AND([.B312]=&quot;&quot;; [.C31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13]=&quot;x&quot;; [.C313]=&quot;x&quot;);&quot;x&quot;;&quot;&quot;)">
            <text:p/>
          </table:table-cell>
          <table:table-cell table:style-name="ce5" table:formula="of:=IF(AND([.B313]=&quot;&quot;; [.C313]=&quot;&quot;;[.A313]&lt;&gt;&quot;&quot;);&quot;x&quot;;&quot;&quot;)">
            <text:p/>
          </table:table-cell>
          <table:table-cell table:style-name="ce5" table:formula="of:=IF(AND([.B313]=&quot;x&quot;; [.C313]=&quot;&quot;);&quot;x&quot;;&quot;&quot;)">
            <text:p/>
          </table:table-cell>
          <table:table-cell table:style-name="ce5" table:formula="of:=IF(AND([.B313]=&quot;&quot;; [.C31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14]=&quot;x&quot;; [.C314]=&quot;x&quot;);&quot;x&quot;;&quot;&quot;)">
            <text:p/>
          </table:table-cell>
          <table:table-cell table:style-name="ce5" table:formula="of:=IF(AND([.B314]=&quot;&quot;; [.C314]=&quot;&quot;;[.A314]&lt;&gt;&quot;&quot;);&quot;x&quot;;&quot;&quot;)">
            <text:p/>
          </table:table-cell>
          <table:table-cell table:style-name="ce5" table:formula="of:=IF(AND([.B314]=&quot;x&quot;; [.C314]=&quot;&quot;);&quot;x&quot;;&quot;&quot;)">
            <text:p/>
          </table:table-cell>
          <table:table-cell table:style-name="ce5" table:formula="of:=IF(AND([.B314]=&quot;&quot;; [.C31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15]=&quot;x&quot;; [.C315]=&quot;x&quot;);&quot;x&quot;;&quot;&quot;)">
            <text:p/>
          </table:table-cell>
          <table:table-cell table:style-name="ce5" table:formula="of:=IF(AND([.B315]=&quot;&quot;; [.C315]=&quot;&quot;;[.A315]&lt;&gt;&quot;&quot;);&quot;x&quot;;&quot;&quot;)">
            <text:p/>
          </table:table-cell>
          <table:table-cell table:style-name="ce5" table:formula="of:=IF(AND([.B315]=&quot;x&quot;; [.C315]=&quot;&quot;);&quot;x&quot;;&quot;&quot;)">
            <text:p/>
          </table:table-cell>
          <table:table-cell table:style-name="ce5" table:formula="of:=IF(AND([.B315]=&quot;&quot;; [.C31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16]=&quot;x&quot;; [.C316]=&quot;x&quot;);&quot;x&quot;;&quot;&quot;)">
            <text:p/>
          </table:table-cell>
          <table:table-cell table:style-name="ce5" table:formula="of:=IF(AND([.B316]=&quot;&quot;; [.C316]=&quot;&quot;;[.A316]&lt;&gt;&quot;&quot;);&quot;x&quot;;&quot;&quot;)">
            <text:p/>
          </table:table-cell>
          <table:table-cell table:style-name="ce5" table:formula="of:=IF(AND([.B316]=&quot;x&quot;; [.C316]=&quot;&quot;);&quot;x&quot;;&quot;&quot;)">
            <text:p/>
          </table:table-cell>
          <table:table-cell table:style-name="ce5" table:formula="of:=IF(AND([.B316]=&quot;&quot;; [.C31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17]=&quot;x&quot;; [.C317]=&quot;x&quot;);&quot;x&quot;;&quot;&quot;)">
            <text:p/>
          </table:table-cell>
          <table:table-cell table:style-name="ce5" table:formula="of:=IF(AND([.B317]=&quot;&quot;; [.C317]=&quot;&quot;;[.A317]&lt;&gt;&quot;&quot;);&quot;x&quot;;&quot;&quot;)">
            <text:p/>
          </table:table-cell>
          <table:table-cell table:style-name="ce5" table:formula="of:=IF(AND([.B317]=&quot;x&quot;; [.C317]=&quot;&quot;);&quot;x&quot;;&quot;&quot;)">
            <text:p/>
          </table:table-cell>
          <table:table-cell table:style-name="ce5" table:formula="of:=IF(AND([.B317]=&quot;&quot;; [.C31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18]=&quot;x&quot;; [.C318]=&quot;x&quot;);&quot;x&quot;;&quot;&quot;)">
            <text:p/>
          </table:table-cell>
          <table:table-cell table:style-name="ce5" table:formula="of:=IF(AND([.B318]=&quot;&quot;; [.C318]=&quot;&quot;;[.A318]&lt;&gt;&quot;&quot;);&quot;x&quot;;&quot;&quot;)">
            <text:p/>
          </table:table-cell>
          <table:table-cell table:style-name="ce5" table:formula="of:=IF(AND([.B318]=&quot;x&quot;; [.C318]=&quot;&quot;);&quot;x&quot;;&quot;&quot;)">
            <text:p/>
          </table:table-cell>
          <table:table-cell table:style-name="ce5" table:formula="of:=IF(AND([.B318]=&quot;&quot;; [.C31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19]=&quot;x&quot;; [.C319]=&quot;x&quot;);&quot;x&quot;;&quot;&quot;)">
            <text:p/>
          </table:table-cell>
          <table:table-cell table:style-name="ce5" table:formula="of:=IF(AND([.B319]=&quot;&quot;; [.C319]=&quot;&quot;;[.A319]&lt;&gt;&quot;&quot;);&quot;x&quot;;&quot;&quot;)">
            <text:p/>
          </table:table-cell>
          <table:table-cell table:style-name="ce5" table:formula="of:=IF(AND([.B319]=&quot;x&quot;; [.C319]=&quot;&quot;);&quot;x&quot;;&quot;&quot;)">
            <text:p/>
          </table:table-cell>
          <table:table-cell table:style-name="ce5" table:formula="of:=IF(AND([.B319]=&quot;&quot;; [.C31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20]=&quot;x&quot;; [.C320]=&quot;x&quot;);&quot;x&quot;;&quot;&quot;)">
            <text:p/>
          </table:table-cell>
          <table:table-cell table:style-name="ce5" table:formula="of:=IF(AND([.B320]=&quot;&quot;; [.C320]=&quot;&quot;;[.A320]&lt;&gt;&quot;&quot;);&quot;x&quot;;&quot;&quot;)">
            <text:p/>
          </table:table-cell>
          <table:table-cell table:style-name="ce5" table:formula="of:=IF(AND([.B320]=&quot;x&quot;; [.C320]=&quot;&quot;);&quot;x&quot;;&quot;&quot;)">
            <text:p/>
          </table:table-cell>
          <table:table-cell table:style-name="ce5" table:formula="of:=IF(AND([.B320]=&quot;&quot;; [.C32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21]=&quot;x&quot;; [.C321]=&quot;x&quot;);&quot;x&quot;;&quot;&quot;)">
            <text:p/>
          </table:table-cell>
          <table:table-cell table:style-name="ce5" table:formula="of:=IF(AND([.B321]=&quot;&quot;; [.C321]=&quot;&quot;;[.A321]&lt;&gt;&quot;&quot;);&quot;x&quot;;&quot;&quot;)">
            <text:p/>
          </table:table-cell>
          <table:table-cell table:style-name="ce5" table:formula="of:=IF(AND([.B321]=&quot;x&quot;; [.C321]=&quot;&quot;);&quot;x&quot;;&quot;&quot;)">
            <text:p/>
          </table:table-cell>
          <table:table-cell table:style-name="ce5" table:formula="of:=IF(AND([.B321]=&quot;&quot;; [.C32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22]=&quot;x&quot;; [.C322]=&quot;x&quot;);&quot;x&quot;;&quot;&quot;)">
            <text:p/>
          </table:table-cell>
          <table:table-cell table:style-name="ce5" table:formula="of:=IF(AND([.B322]=&quot;&quot;; [.C322]=&quot;&quot;;[.A322]&lt;&gt;&quot;&quot;);&quot;x&quot;;&quot;&quot;)">
            <text:p/>
          </table:table-cell>
          <table:table-cell table:style-name="ce5" table:formula="of:=IF(AND([.B322]=&quot;x&quot;; [.C322]=&quot;&quot;);&quot;x&quot;;&quot;&quot;)">
            <text:p/>
          </table:table-cell>
          <table:table-cell table:style-name="ce5" table:formula="of:=IF(AND([.B322]=&quot;&quot;; [.C32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23]=&quot;x&quot;; [.C323]=&quot;x&quot;);&quot;x&quot;;&quot;&quot;)">
            <text:p/>
          </table:table-cell>
          <table:table-cell table:style-name="ce5" table:formula="of:=IF(AND([.B323]=&quot;&quot;; [.C323]=&quot;&quot;;[.A323]&lt;&gt;&quot;&quot;);&quot;x&quot;;&quot;&quot;)">
            <text:p/>
          </table:table-cell>
          <table:table-cell table:style-name="ce5" table:formula="of:=IF(AND([.B323]=&quot;x&quot;; [.C323]=&quot;&quot;);&quot;x&quot;;&quot;&quot;)">
            <text:p/>
          </table:table-cell>
          <table:table-cell table:style-name="ce5" table:formula="of:=IF(AND([.B323]=&quot;&quot;; [.C32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24]=&quot;x&quot;; [.C324]=&quot;x&quot;);&quot;x&quot;;&quot;&quot;)">
            <text:p/>
          </table:table-cell>
          <table:table-cell table:style-name="ce5" table:formula="of:=IF(AND([.B324]=&quot;&quot;; [.C324]=&quot;&quot;;[.A324]&lt;&gt;&quot;&quot;);&quot;x&quot;;&quot;&quot;)">
            <text:p/>
          </table:table-cell>
          <table:table-cell table:style-name="ce5" table:formula="of:=IF(AND([.B324]=&quot;x&quot;; [.C324]=&quot;&quot;);&quot;x&quot;;&quot;&quot;)">
            <text:p/>
          </table:table-cell>
          <table:table-cell table:style-name="ce5" table:formula="of:=IF(AND([.B324]=&quot;&quot;; [.C32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25]=&quot;x&quot;; [.C325]=&quot;x&quot;);&quot;x&quot;;&quot;&quot;)">
            <text:p/>
          </table:table-cell>
          <table:table-cell table:style-name="ce5" table:formula="of:=IF(AND([.B325]=&quot;&quot;; [.C325]=&quot;&quot;;[.A325]&lt;&gt;&quot;&quot;);&quot;x&quot;;&quot;&quot;)">
            <text:p/>
          </table:table-cell>
          <table:table-cell table:style-name="ce5" table:formula="of:=IF(AND([.B325]=&quot;x&quot;; [.C325]=&quot;&quot;);&quot;x&quot;;&quot;&quot;)">
            <text:p/>
          </table:table-cell>
          <table:table-cell table:style-name="ce5" table:formula="of:=IF(AND([.B325]=&quot;&quot;; [.C32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26]=&quot;x&quot;; [.C326]=&quot;x&quot;);&quot;x&quot;;&quot;&quot;)">
            <text:p/>
          </table:table-cell>
          <table:table-cell table:style-name="ce5" table:formula="of:=IF(AND([.B326]=&quot;&quot;; [.C326]=&quot;&quot;;[.A326]&lt;&gt;&quot;&quot;);&quot;x&quot;;&quot;&quot;)">
            <text:p/>
          </table:table-cell>
          <table:table-cell table:style-name="ce5" table:formula="of:=IF(AND([.B326]=&quot;x&quot;; [.C326]=&quot;&quot;);&quot;x&quot;;&quot;&quot;)">
            <text:p/>
          </table:table-cell>
          <table:table-cell table:style-name="ce5" table:formula="of:=IF(AND([.B326]=&quot;&quot;; [.C32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27]=&quot;x&quot;; [.C327]=&quot;x&quot;);&quot;x&quot;;&quot;&quot;)">
            <text:p/>
          </table:table-cell>
          <table:table-cell table:style-name="ce5" table:formula="of:=IF(AND([.B327]=&quot;&quot;; [.C327]=&quot;&quot;;[.A327]&lt;&gt;&quot;&quot;);&quot;x&quot;;&quot;&quot;)">
            <text:p/>
          </table:table-cell>
          <table:table-cell table:style-name="ce5" table:formula="of:=IF(AND([.B327]=&quot;x&quot;; [.C327]=&quot;&quot;);&quot;x&quot;;&quot;&quot;)">
            <text:p/>
          </table:table-cell>
          <table:table-cell table:style-name="ce5" table:formula="of:=IF(AND([.B327]=&quot;&quot;; [.C32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28]=&quot;x&quot;; [.C328]=&quot;x&quot;);&quot;x&quot;;&quot;&quot;)">
            <text:p/>
          </table:table-cell>
          <table:table-cell table:style-name="ce5" table:formula="of:=IF(AND([.B328]=&quot;&quot;; [.C328]=&quot;&quot;;[.A328]&lt;&gt;&quot;&quot;);&quot;x&quot;;&quot;&quot;)">
            <text:p/>
          </table:table-cell>
          <table:table-cell table:style-name="ce5" table:formula="of:=IF(AND([.B328]=&quot;x&quot;; [.C328]=&quot;&quot;);&quot;x&quot;;&quot;&quot;)">
            <text:p/>
          </table:table-cell>
          <table:table-cell table:style-name="ce5" table:formula="of:=IF(AND([.B328]=&quot;&quot;; [.C32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29]=&quot;x&quot;; [.C329]=&quot;x&quot;);&quot;x&quot;;&quot;&quot;)">
            <text:p/>
          </table:table-cell>
          <table:table-cell table:style-name="ce5" table:formula="of:=IF(AND([.B329]=&quot;&quot;; [.C329]=&quot;&quot;;[.A329]&lt;&gt;&quot;&quot;);&quot;x&quot;;&quot;&quot;)">
            <text:p/>
          </table:table-cell>
          <table:table-cell table:style-name="ce5" table:formula="of:=IF(AND([.B329]=&quot;x&quot;; [.C329]=&quot;&quot;);&quot;x&quot;;&quot;&quot;)">
            <text:p/>
          </table:table-cell>
          <table:table-cell table:style-name="ce5" table:formula="of:=IF(AND([.B329]=&quot;&quot;; [.C32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30]=&quot;x&quot;; [.C330]=&quot;x&quot;);&quot;x&quot;;&quot;&quot;)">
            <text:p/>
          </table:table-cell>
          <table:table-cell table:style-name="ce5" table:formula="of:=IF(AND([.B330]=&quot;&quot;; [.C330]=&quot;&quot;;[.A330]&lt;&gt;&quot;&quot;);&quot;x&quot;;&quot;&quot;)">
            <text:p/>
          </table:table-cell>
          <table:table-cell table:style-name="ce5" table:formula="of:=IF(AND([.B330]=&quot;x&quot;; [.C330]=&quot;&quot;);&quot;x&quot;;&quot;&quot;)">
            <text:p/>
          </table:table-cell>
          <table:table-cell table:style-name="ce5" table:formula="of:=IF(AND([.B330]=&quot;&quot;; [.C33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31]=&quot;x&quot;; [.C331]=&quot;x&quot;);&quot;x&quot;;&quot;&quot;)">
            <text:p/>
          </table:table-cell>
          <table:table-cell table:style-name="ce5" table:formula="of:=IF(AND([.B331]=&quot;&quot;; [.C331]=&quot;&quot;;[.A331]&lt;&gt;&quot;&quot;);&quot;x&quot;;&quot;&quot;)">
            <text:p/>
          </table:table-cell>
          <table:table-cell table:style-name="ce5" table:formula="of:=IF(AND([.B331]=&quot;x&quot;; [.C331]=&quot;&quot;);&quot;x&quot;;&quot;&quot;)">
            <text:p/>
          </table:table-cell>
          <table:table-cell table:style-name="ce5" table:formula="of:=IF(AND([.B331]=&quot;&quot;; [.C33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32]=&quot;x&quot;; [.C332]=&quot;x&quot;);&quot;x&quot;;&quot;&quot;)">
            <text:p/>
          </table:table-cell>
          <table:table-cell table:style-name="ce5" table:formula="of:=IF(AND([.B332]=&quot;&quot;; [.C332]=&quot;&quot;;[.A332]&lt;&gt;&quot;&quot;);&quot;x&quot;;&quot;&quot;)">
            <text:p/>
          </table:table-cell>
          <table:table-cell table:style-name="ce5" table:formula="of:=IF(AND([.B332]=&quot;x&quot;; [.C332]=&quot;&quot;);&quot;x&quot;;&quot;&quot;)">
            <text:p/>
          </table:table-cell>
          <table:table-cell table:style-name="ce5" table:formula="of:=IF(AND([.B332]=&quot;&quot;; [.C33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33]=&quot;x&quot;; [.C333]=&quot;x&quot;);&quot;x&quot;;&quot;&quot;)">
            <text:p/>
          </table:table-cell>
          <table:table-cell table:style-name="ce5" table:formula="of:=IF(AND([.B333]=&quot;&quot;; [.C333]=&quot;&quot;;[.A333]&lt;&gt;&quot;&quot;);&quot;x&quot;;&quot;&quot;)">
            <text:p/>
          </table:table-cell>
          <table:table-cell table:style-name="ce5" table:formula="of:=IF(AND([.B333]=&quot;x&quot;; [.C333]=&quot;&quot;);&quot;x&quot;;&quot;&quot;)">
            <text:p/>
          </table:table-cell>
          <table:table-cell table:style-name="ce5" table:formula="of:=IF(AND([.B333]=&quot;&quot;; [.C33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34]=&quot;x&quot;; [.C334]=&quot;x&quot;);&quot;x&quot;;&quot;&quot;)">
            <text:p/>
          </table:table-cell>
          <table:table-cell table:style-name="ce5" table:formula="of:=IF(AND([.B334]=&quot;&quot;; [.C334]=&quot;&quot;;[.A334]&lt;&gt;&quot;&quot;);&quot;x&quot;;&quot;&quot;)">
            <text:p/>
          </table:table-cell>
          <table:table-cell table:style-name="ce5" table:formula="of:=IF(AND([.B334]=&quot;x&quot;; [.C334]=&quot;&quot;);&quot;x&quot;;&quot;&quot;)">
            <text:p/>
          </table:table-cell>
          <table:table-cell table:style-name="ce5" table:formula="of:=IF(AND([.B334]=&quot;&quot;; [.C33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35]=&quot;x&quot;; [.C335]=&quot;x&quot;);&quot;x&quot;;&quot;&quot;)">
            <text:p/>
          </table:table-cell>
          <table:table-cell table:style-name="ce5" table:formula="of:=IF(AND([.B335]=&quot;&quot;; [.C335]=&quot;&quot;;[.A335]&lt;&gt;&quot;&quot;);&quot;x&quot;;&quot;&quot;)">
            <text:p/>
          </table:table-cell>
          <table:table-cell table:style-name="ce5" table:formula="of:=IF(AND([.B335]=&quot;x&quot;; [.C335]=&quot;&quot;);&quot;x&quot;;&quot;&quot;)">
            <text:p/>
          </table:table-cell>
          <table:table-cell table:style-name="ce5" table:formula="of:=IF(AND([.B335]=&quot;&quot;; [.C33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36]=&quot;x&quot;; [.C336]=&quot;x&quot;);&quot;x&quot;;&quot;&quot;)">
            <text:p/>
          </table:table-cell>
          <table:table-cell table:style-name="ce5" table:formula="of:=IF(AND([.B336]=&quot;&quot;; [.C336]=&quot;&quot;;[.A336]&lt;&gt;&quot;&quot;);&quot;x&quot;;&quot;&quot;)">
            <text:p/>
          </table:table-cell>
          <table:table-cell table:style-name="ce5" table:formula="of:=IF(AND([.B336]=&quot;x&quot;; [.C336]=&quot;&quot;);&quot;x&quot;;&quot;&quot;)">
            <text:p/>
          </table:table-cell>
          <table:table-cell table:style-name="ce5" table:formula="of:=IF(AND([.B336]=&quot;&quot;; [.C33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37]=&quot;x&quot;; [.C337]=&quot;x&quot;);&quot;x&quot;;&quot;&quot;)">
            <text:p/>
          </table:table-cell>
          <table:table-cell table:style-name="ce5" table:formula="of:=IF(AND([.B337]=&quot;&quot;; [.C337]=&quot;&quot;;[.A337]&lt;&gt;&quot;&quot;);&quot;x&quot;;&quot;&quot;)">
            <text:p/>
          </table:table-cell>
          <table:table-cell table:style-name="ce5" table:formula="of:=IF(AND([.B337]=&quot;x&quot;; [.C337]=&quot;&quot;);&quot;x&quot;;&quot;&quot;)">
            <text:p/>
          </table:table-cell>
          <table:table-cell table:style-name="ce5" table:formula="of:=IF(AND([.B337]=&quot;&quot;; [.C33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38]=&quot;x&quot;; [.C338]=&quot;x&quot;);&quot;x&quot;;&quot;&quot;)">
            <text:p/>
          </table:table-cell>
          <table:table-cell table:style-name="ce5" table:formula="of:=IF(AND([.B338]=&quot;&quot;; [.C338]=&quot;&quot;;[.A338]&lt;&gt;&quot;&quot;);&quot;x&quot;;&quot;&quot;)">
            <text:p/>
          </table:table-cell>
          <table:table-cell table:style-name="ce5" table:formula="of:=IF(AND([.B338]=&quot;x&quot;; [.C338]=&quot;&quot;);&quot;x&quot;;&quot;&quot;)">
            <text:p/>
          </table:table-cell>
          <table:table-cell table:style-name="ce5" table:formula="of:=IF(AND([.B338]=&quot;&quot;; [.C33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39]=&quot;x&quot;; [.C339]=&quot;x&quot;);&quot;x&quot;;&quot;&quot;)">
            <text:p/>
          </table:table-cell>
          <table:table-cell table:style-name="ce5" table:formula="of:=IF(AND([.B339]=&quot;&quot;; [.C339]=&quot;&quot;;[.A339]&lt;&gt;&quot;&quot;);&quot;x&quot;;&quot;&quot;)">
            <text:p/>
          </table:table-cell>
          <table:table-cell table:style-name="ce5" table:formula="of:=IF(AND([.B339]=&quot;x&quot;; [.C339]=&quot;&quot;);&quot;x&quot;;&quot;&quot;)">
            <text:p/>
          </table:table-cell>
          <table:table-cell table:style-name="ce5" table:formula="of:=IF(AND([.B339]=&quot;&quot;; [.C33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40]=&quot;x&quot;; [.C340]=&quot;x&quot;);&quot;x&quot;;&quot;&quot;)">
            <text:p/>
          </table:table-cell>
          <table:table-cell table:style-name="ce5" table:formula="of:=IF(AND([.B340]=&quot;&quot;; [.C340]=&quot;&quot;;[.A340]&lt;&gt;&quot;&quot;);&quot;x&quot;;&quot;&quot;)">
            <text:p/>
          </table:table-cell>
          <table:table-cell table:style-name="ce5" table:formula="of:=IF(AND([.B340]=&quot;x&quot;; [.C340]=&quot;&quot;);&quot;x&quot;;&quot;&quot;)">
            <text:p/>
          </table:table-cell>
          <table:table-cell table:style-name="ce5" table:formula="of:=IF(AND([.B340]=&quot;&quot;; [.C34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41]=&quot;x&quot;; [.C341]=&quot;x&quot;);&quot;x&quot;;&quot;&quot;)">
            <text:p/>
          </table:table-cell>
          <table:table-cell table:style-name="ce5" table:formula="of:=IF(AND([.B341]=&quot;&quot;; [.C341]=&quot;&quot;;[.A341]&lt;&gt;&quot;&quot;);&quot;x&quot;;&quot;&quot;)">
            <text:p/>
          </table:table-cell>
          <table:table-cell table:style-name="ce5" table:formula="of:=IF(AND([.B341]=&quot;x&quot;; [.C341]=&quot;&quot;);&quot;x&quot;;&quot;&quot;)">
            <text:p/>
          </table:table-cell>
          <table:table-cell table:style-name="ce5" table:formula="of:=IF(AND([.B341]=&quot;&quot;; [.C34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42]=&quot;x&quot;; [.C342]=&quot;x&quot;);&quot;x&quot;;&quot;&quot;)">
            <text:p/>
          </table:table-cell>
          <table:table-cell table:style-name="ce5" table:formula="of:=IF(AND([.B342]=&quot;&quot;; [.C342]=&quot;&quot;;[.A342]&lt;&gt;&quot;&quot;);&quot;x&quot;;&quot;&quot;)">
            <text:p/>
          </table:table-cell>
          <table:table-cell table:style-name="ce5" table:formula="of:=IF(AND([.B342]=&quot;x&quot;; [.C342]=&quot;&quot;);&quot;x&quot;;&quot;&quot;)">
            <text:p/>
          </table:table-cell>
          <table:table-cell table:style-name="ce5" table:formula="of:=IF(AND([.B342]=&quot;&quot;; [.C34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43]=&quot;x&quot;; [.C343]=&quot;x&quot;);&quot;x&quot;;&quot;&quot;)">
            <text:p/>
          </table:table-cell>
          <table:table-cell table:style-name="ce5" table:formula="of:=IF(AND([.B343]=&quot;&quot;; [.C343]=&quot;&quot;;[.A343]&lt;&gt;&quot;&quot;);&quot;x&quot;;&quot;&quot;)">
            <text:p/>
          </table:table-cell>
          <table:table-cell table:style-name="ce5" table:formula="of:=IF(AND([.B343]=&quot;x&quot;; [.C343]=&quot;&quot;);&quot;x&quot;;&quot;&quot;)">
            <text:p/>
          </table:table-cell>
          <table:table-cell table:style-name="ce5" table:formula="of:=IF(AND([.B343]=&quot;&quot;; [.C34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44]=&quot;x&quot;; [.C344]=&quot;x&quot;);&quot;x&quot;;&quot;&quot;)">
            <text:p/>
          </table:table-cell>
          <table:table-cell table:style-name="ce5" table:formula="of:=IF(AND([.B344]=&quot;&quot;; [.C344]=&quot;&quot;;[.A344]&lt;&gt;&quot;&quot;);&quot;x&quot;;&quot;&quot;)">
            <text:p/>
          </table:table-cell>
          <table:table-cell table:style-name="ce5" table:formula="of:=IF(AND([.B344]=&quot;x&quot;; [.C344]=&quot;&quot;);&quot;x&quot;;&quot;&quot;)">
            <text:p/>
          </table:table-cell>
          <table:table-cell table:style-name="ce5" table:formula="of:=IF(AND([.B344]=&quot;&quot;; [.C34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45]=&quot;x&quot;; [.C345]=&quot;x&quot;);&quot;x&quot;;&quot;&quot;)">
            <text:p/>
          </table:table-cell>
          <table:table-cell table:style-name="ce5" table:formula="of:=IF(AND([.B345]=&quot;&quot;; [.C345]=&quot;&quot;;[.A345]&lt;&gt;&quot;&quot;);&quot;x&quot;;&quot;&quot;)">
            <text:p/>
          </table:table-cell>
          <table:table-cell table:style-name="ce5" table:formula="of:=IF(AND([.B345]=&quot;x&quot;; [.C345]=&quot;&quot;);&quot;x&quot;;&quot;&quot;)">
            <text:p/>
          </table:table-cell>
          <table:table-cell table:style-name="ce5" table:formula="of:=IF(AND([.B345]=&quot;&quot;; [.C34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46]=&quot;x&quot;; [.C346]=&quot;x&quot;);&quot;x&quot;;&quot;&quot;)">
            <text:p/>
          </table:table-cell>
          <table:table-cell table:style-name="ce5" table:formula="of:=IF(AND([.B346]=&quot;&quot;; [.C346]=&quot;&quot;;[.A346]&lt;&gt;&quot;&quot;);&quot;x&quot;;&quot;&quot;)">
            <text:p/>
          </table:table-cell>
          <table:table-cell table:style-name="ce5" table:formula="of:=IF(AND([.B346]=&quot;x&quot;; [.C346]=&quot;&quot;);&quot;x&quot;;&quot;&quot;)">
            <text:p/>
          </table:table-cell>
          <table:table-cell table:style-name="ce5" table:formula="of:=IF(AND([.B346]=&quot;&quot;; [.C34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47]=&quot;x&quot;; [.C347]=&quot;x&quot;);&quot;x&quot;;&quot;&quot;)">
            <text:p/>
          </table:table-cell>
          <table:table-cell table:style-name="ce5" table:formula="of:=IF(AND([.B347]=&quot;&quot;; [.C347]=&quot;&quot;;[.A347]&lt;&gt;&quot;&quot;);&quot;x&quot;;&quot;&quot;)">
            <text:p/>
          </table:table-cell>
          <table:table-cell table:style-name="ce5" table:formula="of:=IF(AND([.B347]=&quot;x&quot;; [.C347]=&quot;&quot;);&quot;x&quot;;&quot;&quot;)">
            <text:p/>
          </table:table-cell>
          <table:table-cell table:style-name="ce5" table:formula="of:=IF(AND([.B347]=&quot;&quot;; [.C34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48]=&quot;x&quot;; [.C348]=&quot;x&quot;);&quot;x&quot;;&quot;&quot;)">
            <text:p/>
          </table:table-cell>
          <table:table-cell table:style-name="ce5" table:formula="of:=IF(AND([.B348]=&quot;&quot;; [.C348]=&quot;&quot;;[.A348]&lt;&gt;&quot;&quot;);&quot;x&quot;;&quot;&quot;)">
            <text:p/>
          </table:table-cell>
          <table:table-cell table:style-name="ce5" table:formula="of:=IF(AND([.B348]=&quot;x&quot;; [.C348]=&quot;&quot;);&quot;x&quot;;&quot;&quot;)">
            <text:p/>
          </table:table-cell>
          <table:table-cell table:style-name="ce5" table:formula="of:=IF(AND([.B348]=&quot;&quot;; [.C34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49]=&quot;x&quot;; [.C349]=&quot;x&quot;);&quot;x&quot;;&quot;&quot;)">
            <text:p/>
          </table:table-cell>
          <table:table-cell table:style-name="ce5" table:formula="of:=IF(AND([.B349]=&quot;&quot;; [.C349]=&quot;&quot;;[.A349]&lt;&gt;&quot;&quot;);&quot;x&quot;;&quot;&quot;)">
            <text:p/>
          </table:table-cell>
          <table:table-cell table:style-name="ce5" table:formula="of:=IF(AND([.B349]=&quot;x&quot;; [.C349]=&quot;&quot;);&quot;x&quot;;&quot;&quot;)">
            <text:p/>
          </table:table-cell>
          <table:table-cell table:style-name="ce5" table:formula="of:=IF(AND([.B349]=&quot;&quot;; [.C34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50]=&quot;x&quot;; [.C350]=&quot;x&quot;);&quot;x&quot;;&quot;&quot;)">
            <text:p/>
          </table:table-cell>
          <table:table-cell table:style-name="ce5" table:formula="of:=IF(AND([.B350]=&quot;&quot;; [.C350]=&quot;&quot;;[.A350]&lt;&gt;&quot;&quot;);&quot;x&quot;;&quot;&quot;)">
            <text:p/>
          </table:table-cell>
          <table:table-cell table:style-name="ce5" table:formula="of:=IF(AND([.B350]=&quot;x&quot;; [.C350]=&quot;&quot;);&quot;x&quot;;&quot;&quot;)">
            <text:p/>
          </table:table-cell>
          <table:table-cell table:style-name="ce5" table:formula="of:=IF(AND([.B350]=&quot;&quot;; [.C35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51]=&quot;x&quot;; [.C351]=&quot;x&quot;);&quot;x&quot;;&quot;&quot;)">
            <text:p/>
          </table:table-cell>
          <table:table-cell table:style-name="ce5" table:formula="of:=IF(AND([.B351]=&quot;&quot;; [.C351]=&quot;&quot;;[.A351]&lt;&gt;&quot;&quot;);&quot;x&quot;;&quot;&quot;)">
            <text:p/>
          </table:table-cell>
          <table:table-cell table:style-name="ce5" table:formula="of:=IF(AND([.B351]=&quot;x&quot;; [.C351]=&quot;&quot;);&quot;x&quot;;&quot;&quot;)">
            <text:p/>
          </table:table-cell>
          <table:table-cell table:style-name="ce5" table:formula="of:=IF(AND([.B351]=&quot;&quot;; [.C35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52]=&quot;x&quot;; [.C352]=&quot;x&quot;);&quot;x&quot;;&quot;&quot;)">
            <text:p/>
          </table:table-cell>
          <table:table-cell table:style-name="ce5" table:formula="of:=IF(AND([.B352]=&quot;&quot;; [.C352]=&quot;&quot;;[.A352]&lt;&gt;&quot;&quot;);&quot;x&quot;;&quot;&quot;)">
            <text:p/>
          </table:table-cell>
          <table:table-cell table:style-name="ce5" table:formula="of:=IF(AND([.B352]=&quot;x&quot;; [.C352]=&quot;&quot;);&quot;x&quot;;&quot;&quot;)">
            <text:p/>
          </table:table-cell>
          <table:table-cell table:style-name="ce5" table:formula="of:=IF(AND([.B352]=&quot;&quot;; [.C35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53]=&quot;x&quot;; [.C353]=&quot;x&quot;);&quot;x&quot;;&quot;&quot;)">
            <text:p/>
          </table:table-cell>
          <table:table-cell table:style-name="ce5" table:formula="of:=IF(AND([.B353]=&quot;&quot;; [.C353]=&quot;&quot;;[.A353]&lt;&gt;&quot;&quot;);&quot;x&quot;;&quot;&quot;)">
            <text:p/>
          </table:table-cell>
          <table:table-cell table:style-name="ce5" table:formula="of:=IF(AND([.B353]=&quot;x&quot;; [.C353]=&quot;&quot;);&quot;x&quot;;&quot;&quot;)">
            <text:p/>
          </table:table-cell>
          <table:table-cell table:style-name="ce5" table:formula="of:=IF(AND([.B353]=&quot;&quot;; [.C35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54]=&quot;x&quot;; [.C354]=&quot;x&quot;);&quot;x&quot;;&quot;&quot;)">
            <text:p/>
          </table:table-cell>
          <table:table-cell table:style-name="ce5" table:formula="of:=IF(AND([.B354]=&quot;&quot;; [.C354]=&quot;&quot;;[.A354]&lt;&gt;&quot;&quot;);&quot;x&quot;;&quot;&quot;)">
            <text:p/>
          </table:table-cell>
          <table:table-cell table:style-name="ce5" table:formula="of:=IF(AND([.B354]=&quot;x&quot;; [.C354]=&quot;&quot;);&quot;x&quot;;&quot;&quot;)">
            <text:p/>
          </table:table-cell>
          <table:table-cell table:style-name="ce5" table:formula="of:=IF(AND([.B354]=&quot;&quot;; [.C35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55]=&quot;x&quot;; [.C355]=&quot;x&quot;);&quot;x&quot;;&quot;&quot;)">
            <text:p/>
          </table:table-cell>
          <table:table-cell table:style-name="ce5" table:formula="of:=IF(AND([.B355]=&quot;&quot;; [.C355]=&quot;&quot;;[.A355]&lt;&gt;&quot;&quot;);&quot;x&quot;;&quot;&quot;)">
            <text:p/>
          </table:table-cell>
          <table:table-cell table:style-name="ce5" table:formula="of:=IF(AND([.B355]=&quot;x&quot;; [.C355]=&quot;&quot;);&quot;x&quot;;&quot;&quot;)">
            <text:p/>
          </table:table-cell>
          <table:table-cell table:style-name="ce5" table:formula="of:=IF(AND([.B355]=&quot;&quot;; [.C35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56]=&quot;x&quot;; [.C356]=&quot;x&quot;);&quot;x&quot;;&quot;&quot;)">
            <text:p/>
          </table:table-cell>
          <table:table-cell table:style-name="ce5" table:formula="of:=IF(AND([.B356]=&quot;&quot;; [.C356]=&quot;&quot;;[.A356]&lt;&gt;&quot;&quot;);&quot;x&quot;;&quot;&quot;)">
            <text:p/>
          </table:table-cell>
          <table:table-cell table:style-name="ce5" table:formula="of:=IF(AND([.B356]=&quot;x&quot;; [.C356]=&quot;&quot;);&quot;x&quot;;&quot;&quot;)">
            <text:p/>
          </table:table-cell>
          <table:table-cell table:style-name="ce5" table:formula="of:=IF(AND([.B356]=&quot;&quot;; [.C35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57]=&quot;x&quot;; [.C357]=&quot;x&quot;);&quot;x&quot;;&quot;&quot;)">
            <text:p/>
          </table:table-cell>
          <table:table-cell table:style-name="ce5" table:formula="of:=IF(AND([.B357]=&quot;&quot;; [.C357]=&quot;&quot;;[.A357]&lt;&gt;&quot;&quot;);&quot;x&quot;;&quot;&quot;)">
            <text:p/>
          </table:table-cell>
          <table:table-cell table:style-name="ce5" table:formula="of:=IF(AND([.B357]=&quot;x&quot;; [.C357]=&quot;&quot;);&quot;x&quot;;&quot;&quot;)">
            <text:p/>
          </table:table-cell>
          <table:table-cell table:style-name="ce5" table:formula="of:=IF(AND([.B357]=&quot;&quot;; [.C35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58]=&quot;x&quot;; [.C358]=&quot;x&quot;);&quot;x&quot;;&quot;&quot;)">
            <text:p/>
          </table:table-cell>
          <table:table-cell table:style-name="ce5" table:formula="of:=IF(AND([.B358]=&quot;&quot;; [.C358]=&quot;&quot;;[.A358]&lt;&gt;&quot;&quot;);&quot;x&quot;;&quot;&quot;)">
            <text:p/>
          </table:table-cell>
          <table:table-cell table:style-name="ce5" table:formula="of:=IF(AND([.B358]=&quot;x&quot;; [.C358]=&quot;&quot;);&quot;x&quot;;&quot;&quot;)">
            <text:p/>
          </table:table-cell>
          <table:table-cell table:style-name="ce5" table:formula="of:=IF(AND([.B358]=&quot;&quot;; [.C35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59]=&quot;x&quot;; [.C359]=&quot;x&quot;);&quot;x&quot;;&quot;&quot;)">
            <text:p/>
          </table:table-cell>
          <table:table-cell table:style-name="ce5" table:formula="of:=IF(AND([.B359]=&quot;&quot;; [.C359]=&quot;&quot;;[.A359]&lt;&gt;&quot;&quot;);&quot;x&quot;;&quot;&quot;)">
            <text:p/>
          </table:table-cell>
          <table:table-cell table:style-name="ce5" table:formula="of:=IF(AND([.B359]=&quot;x&quot;; [.C359]=&quot;&quot;);&quot;x&quot;;&quot;&quot;)">
            <text:p/>
          </table:table-cell>
          <table:table-cell table:style-name="ce5" table:formula="of:=IF(AND([.B359]=&quot;&quot;; [.C35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60]=&quot;x&quot;; [.C360]=&quot;x&quot;);&quot;x&quot;;&quot;&quot;)">
            <text:p/>
          </table:table-cell>
          <table:table-cell table:style-name="ce5" table:formula="of:=IF(AND([.B360]=&quot;&quot;; [.C360]=&quot;&quot;;[.A360]&lt;&gt;&quot;&quot;);&quot;x&quot;;&quot;&quot;)">
            <text:p/>
          </table:table-cell>
          <table:table-cell table:style-name="ce5" table:formula="of:=IF(AND([.B360]=&quot;x&quot;; [.C360]=&quot;&quot;);&quot;x&quot;;&quot;&quot;)">
            <text:p/>
          </table:table-cell>
          <table:table-cell table:style-name="ce5" table:formula="of:=IF(AND([.B360]=&quot;&quot;; [.C36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61]=&quot;x&quot;; [.C361]=&quot;x&quot;);&quot;x&quot;;&quot;&quot;)">
            <text:p/>
          </table:table-cell>
          <table:table-cell table:style-name="ce5" table:formula="of:=IF(AND([.B361]=&quot;&quot;; [.C361]=&quot;&quot;;[.A361]&lt;&gt;&quot;&quot;);&quot;x&quot;;&quot;&quot;)">
            <text:p/>
          </table:table-cell>
          <table:table-cell table:style-name="ce5" table:formula="of:=IF(AND([.B361]=&quot;x&quot;; [.C361]=&quot;&quot;);&quot;x&quot;;&quot;&quot;)">
            <text:p/>
          </table:table-cell>
          <table:table-cell table:style-name="ce5" table:formula="of:=IF(AND([.B361]=&quot;&quot;; [.C36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62]=&quot;x&quot;; [.C362]=&quot;x&quot;);&quot;x&quot;;&quot;&quot;)">
            <text:p/>
          </table:table-cell>
          <table:table-cell table:style-name="ce5" table:formula="of:=IF(AND([.B362]=&quot;&quot;; [.C362]=&quot;&quot;;[.A362]&lt;&gt;&quot;&quot;);&quot;x&quot;;&quot;&quot;)">
            <text:p/>
          </table:table-cell>
          <table:table-cell table:style-name="ce5" table:formula="of:=IF(AND([.B362]=&quot;x&quot;; [.C362]=&quot;&quot;);&quot;x&quot;;&quot;&quot;)">
            <text:p/>
          </table:table-cell>
          <table:table-cell table:style-name="ce5" table:formula="of:=IF(AND([.B362]=&quot;&quot;; [.C36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63]=&quot;x&quot;; [.C363]=&quot;x&quot;);&quot;x&quot;;&quot;&quot;)">
            <text:p/>
          </table:table-cell>
          <table:table-cell table:style-name="ce5" table:formula="of:=IF(AND([.B363]=&quot;&quot;; [.C363]=&quot;&quot;;[.A363]&lt;&gt;&quot;&quot;);&quot;x&quot;;&quot;&quot;)">
            <text:p/>
          </table:table-cell>
          <table:table-cell table:style-name="ce5" table:formula="of:=IF(AND([.B363]=&quot;x&quot;; [.C363]=&quot;&quot;);&quot;x&quot;;&quot;&quot;)">
            <text:p/>
          </table:table-cell>
          <table:table-cell table:style-name="ce5" table:formula="of:=IF(AND([.B363]=&quot;&quot;; [.C36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64]=&quot;x&quot;; [.C364]=&quot;x&quot;);&quot;x&quot;;&quot;&quot;)">
            <text:p/>
          </table:table-cell>
          <table:table-cell table:style-name="ce5" table:formula="of:=IF(AND([.B364]=&quot;&quot;; [.C364]=&quot;&quot;;[.A364]&lt;&gt;&quot;&quot;);&quot;x&quot;;&quot;&quot;)">
            <text:p/>
          </table:table-cell>
          <table:table-cell table:style-name="ce5" table:formula="of:=IF(AND([.B364]=&quot;x&quot;; [.C364]=&quot;&quot;);&quot;x&quot;;&quot;&quot;)">
            <text:p/>
          </table:table-cell>
          <table:table-cell table:style-name="ce5" table:formula="of:=IF(AND([.B364]=&quot;&quot;; [.C36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65]=&quot;x&quot;; [.C365]=&quot;x&quot;);&quot;x&quot;;&quot;&quot;)">
            <text:p/>
          </table:table-cell>
          <table:table-cell table:style-name="ce5" table:formula="of:=IF(AND([.B365]=&quot;&quot;; [.C365]=&quot;&quot;;[.A365]&lt;&gt;&quot;&quot;);&quot;x&quot;;&quot;&quot;)">
            <text:p/>
          </table:table-cell>
          <table:table-cell table:style-name="ce5" table:formula="of:=IF(AND([.B365]=&quot;x&quot;; [.C365]=&quot;&quot;);&quot;x&quot;;&quot;&quot;)">
            <text:p/>
          </table:table-cell>
          <table:table-cell table:style-name="ce5" table:formula="of:=IF(AND([.B365]=&quot;&quot;; [.C36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66]=&quot;x&quot;; [.C366]=&quot;x&quot;);&quot;x&quot;;&quot;&quot;)">
            <text:p/>
          </table:table-cell>
          <table:table-cell table:style-name="ce5" table:formula="of:=IF(AND([.B366]=&quot;&quot;; [.C366]=&quot;&quot;;[.A366]&lt;&gt;&quot;&quot;);&quot;x&quot;;&quot;&quot;)">
            <text:p/>
          </table:table-cell>
          <table:table-cell table:style-name="ce5" table:formula="of:=IF(AND([.B366]=&quot;x&quot;; [.C366]=&quot;&quot;);&quot;x&quot;;&quot;&quot;)">
            <text:p/>
          </table:table-cell>
          <table:table-cell table:style-name="ce5" table:formula="of:=IF(AND([.B366]=&quot;&quot;; [.C36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67]=&quot;x&quot;; [.C367]=&quot;x&quot;);&quot;x&quot;;&quot;&quot;)">
            <text:p/>
          </table:table-cell>
          <table:table-cell table:style-name="ce5" table:formula="of:=IF(AND([.B367]=&quot;&quot;; [.C367]=&quot;&quot;;[.A367]&lt;&gt;&quot;&quot;);&quot;x&quot;;&quot;&quot;)">
            <text:p/>
          </table:table-cell>
          <table:table-cell table:style-name="ce5" table:formula="of:=IF(AND([.B367]=&quot;x&quot;; [.C367]=&quot;&quot;);&quot;x&quot;;&quot;&quot;)">
            <text:p/>
          </table:table-cell>
          <table:table-cell table:style-name="ce5" table:formula="of:=IF(AND([.B367]=&quot;&quot;; [.C36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68]=&quot;x&quot;; [.C368]=&quot;x&quot;);&quot;x&quot;;&quot;&quot;)">
            <text:p/>
          </table:table-cell>
          <table:table-cell table:style-name="ce5" table:formula="of:=IF(AND([.B368]=&quot;&quot;; [.C368]=&quot;&quot;;[.A368]&lt;&gt;&quot;&quot;);&quot;x&quot;;&quot;&quot;)">
            <text:p/>
          </table:table-cell>
          <table:table-cell table:style-name="ce5" table:formula="of:=IF(AND([.B368]=&quot;x&quot;; [.C368]=&quot;&quot;);&quot;x&quot;;&quot;&quot;)">
            <text:p/>
          </table:table-cell>
          <table:table-cell table:style-name="ce5" table:formula="of:=IF(AND([.B368]=&quot;&quot;; [.C36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69]=&quot;x&quot;; [.C369]=&quot;x&quot;);&quot;x&quot;;&quot;&quot;)">
            <text:p/>
          </table:table-cell>
          <table:table-cell table:style-name="ce5" table:formula="of:=IF(AND([.B369]=&quot;&quot;; [.C369]=&quot;&quot;;[.A369]&lt;&gt;&quot;&quot;);&quot;x&quot;;&quot;&quot;)">
            <text:p/>
          </table:table-cell>
          <table:table-cell table:style-name="ce5" table:formula="of:=IF(AND([.B369]=&quot;x&quot;; [.C369]=&quot;&quot;);&quot;x&quot;;&quot;&quot;)">
            <text:p/>
          </table:table-cell>
          <table:table-cell table:style-name="ce5" table:formula="of:=IF(AND([.B369]=&quot;&quot;; [.C36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70]=&quot;x&quot;; [.C370]=&quot;x&quot;);&quot;x&quot;;&quot;&quot;)">
            <text:p/>
          </table:table-cell>
          <table:table-cell table:style-name="ce5" table:formula="of:=IF(AND([.B370]=&quot;&quot;; [.C370]=&quot;&quot;;[.A370]&lt;&gt;&quot;&quot;);&quot;x&quot;;&quot;&quot;)">
            <text:p/>
          </table:table-cell>
          <table:table-cell table:style-name="ce5" table:formula="of:=IF(AND([.B370]=&quot;x&quot;; [.C370]=&quot;&quot;);&quot;x&quot;;&quot;&quot;)">
            <text:p/>
          </table:table-cell>
          <table:table-cell table:style-name="ce5" table:formula="of:=IF(AND([.B370]=&quot;&quot;; [.C37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71]=&quot;x&quot;; [.C371]=&quot;x&quot;);&quot;x&quot;;&quot;&quot;)">
            <text:p/>
          </table:table-cell>
          <table:table-cell table:style-name="ce5" table:formula="of:=IF(AND([.B371]=&quot;&quot;; [.C371]=&quot;&quot;;[.A371]&lt;&gt;&quot;&quot;);&quot;x&quot;;&quot;&quot;)">
            <text:p/>
          </table:table-cell>
          <table:table-cell table:style-name="ce5" table:formula="of:=IF(AND([.B371]=&quot;x&quot;; [.C371]=&quot;&quot;);&quot;x&quot;;&quot;&quot;)">
            <text:p/>
          </table:table-cell>
          <table:table-cell table:style-name="ce5" table:formula="of:=IF(AND([.B371]=&quot;&quot;; [.C37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72]=&quot;x&quot;; [.C372]=&quot;x&quot;);&quot;x&quot;;&quot;&quot;)">
            <text:p/>
          </table:table-cell>
          <table:table-cell table:style-name="ce5" table:formula="of:=IF(AND([.B372]=&quot;&quot;; [.C372]=&quot;&quot;;[.A372]&lt;&gt;&quot;&quot;);&quot;x&quot;;&quot;&quot;)">
            <text:p/>
          </table:table-cell>
          <table:table-cell table:style-name="ce5" table:formula="of:=IF(AND([.B372]=&quot;x&quot;; [.C372]=&quot;&quot;);&quot;x&quot;;&quot;&quot;)">
            <text:p/>
          </table:table-cell>
          <table:table-cell table:style-name="ce5" table:formula="of:=IF(AND([.B372]=&quot;&quot;; [.C37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73]=&quot;x&quot;; [.C373]=&quot;x&quot;);&quot;x&quot;;&quot;&quot;)">
            <text:p/>
          </table:table-cell>
          <table:table-cell table:style-name="ce5" table:formula="of:=IF(AND([.B373]=&quot;&quot;; [.C373]=&quot;&quot;;[.A373]&lt;&gt;&quot;&quot;);&quot;x&quot;;&quot;&quot;)">
            <text:p/>
          </table:table-cell>
          <table:table-cell table:style-name="ce5" table:formula="of:=IF(AND([.B373]=&quot;x&quot;; [.C373]=&quot;&quot;);&quot;x&quot;;&quot;&quot;)">
            <text:p/>
          </table:table-cell>
          <table:table-cell table:style-name="ce5" table:formula="of:=IF(AND([.B373]=&quot;&quot;; [.C37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74]=&quot;x&quot;; [.C374]=&quot;x&quot;);&quot;x&quot;;&quot;&quot;)">
            <text:p/>
          </table:table-cell>
          <table:table-cell table:style-name="ce5" table:formula="of:=IF(AND([.B374]=&quot;&quot;; [.C374]=&quot;&quot;;[.A374]&lt;&gt;&quot;&quot;);&quot;x&quot;;&quot;&quot;)">
            <text:p/>
          </table:table-cell>
          <table:table-cell table:style-name="ce5" table:formula="of:=IF(AND([.B374]=&quot;x&quot;; [.C374]=&quot;&quot;);&quot;x&quot;;&quot;&quot;)">
            <text:p/>
          </table:table-cell>
          <table:table-cell table:style-name="ce5" table:formula="of:=IF(AND([.B374]=&quot;&quot;; [.C37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75]=&quot;x&quot;; [.C375]=&quot;x&quot;);&quot;x&quot;;&quot;&quot;)">
            <text:p/>
          </table:table-cell>
          <table:table-cell table:style-name="ce5" table:formula="of:=IF(AND([.B375]=&quot;&quot;; [.C375]=&quot;&quot;;[.A375]&lt;&gt;&quot;&quot;);&quot;x&quot;;&quot;&quot;)">
            <text:p/>
          </table:table-cell>
          <table:table-cell table:style-name="ce5" table:formula="of:=IF(AND([.B375]=&quot;x&quot;; [.C375]=&quot;&quot;);&quot;x&quot;;&quot;&quot;)">
            <text:p/>
          </table:table-cell>
          <table:table-cell table:style-name="ce5" table:formula="of:=IF(AND([.B375]=&quot;&quot;; [.C37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76]=&quot;x&quot;; [.C376]=&quot;x&quot;);&quot;x&quot;;&quot;&quot;)">
            <text:p/>
          </table:table-cell>
          <table:table-cell table:style-name="ce5" table:formula="of:=IF(AND([.B376]=&quot;&quot;; [.C376]=&quot;&quot;;[.A376]&lt;&gt;&quot;&quot;);&quot;x&quot;;&quot;&quot;)">
            <text:p/>
          </table:table-cell>
          <table:table-cell table:style-name="ce5" table:formula="of:=IF(AND([.B376]=&quot;x&quot;; [.C376]=&quot;&quot;);&quot;x&quot;;&quot;&quot;)">
            <text:p/>
          </table:table-cell>
          <table:table-cell table:style-name="ce5" table:formula="of:=IF(AND([.B376]=&quot;&quot;; [.C37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77]=&quot;x&quot;; [.C377]=&quot;x&quot;);&quot;x&quot;;&quot;&quot;)">
            <text:p/>
          </table:table-cell>
          <table:table-cell table:style-name="ce5" table:formula="of:=IF(AND([.B377]=&quot;&quot;; [.C377]=&quot;&quot;;[.A377]&lt;&gt;&quot;&quot;);&quot;x&quot;;&quot;&quot;)">
            <text:p/>
          </table:table-cell>
          <table:table-cell table:style-name="ce5" table:formula="of:=IF(AND([.B377]=&quot;x&quot;; [.C377]=&quot;&quot;);&quot;x&quot;;&quot;&quot;)">
            <text:p/>
          </table:table-cell>
          <table:table-cell table:style-name="ce5" table:formula="of:=IF(AND([.B377]=&quot;&quot;; [.C37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78]=&quot;x&quot;; [.C378]=&quot;x&quot;);&quot;x&quot;;&quot;&quot;)">
            <text:p/>
          </table:table-cell>
          <table:table-cell table:style-name="ce5" table:formula="of:=IF(AND([.B378]=&quot;&quot;; [.C378]=&quot;&quot;;[.A378]&lt;&gt;&quot;&quot;);&quot;x&quot;;&quot;&quot;)">
            <text:p/>
          </table:table-cell>
          <table:table-cell table:style-name="ce5" table:formula="of:=IF(AND([.B378]=&quot;x&quot;; [.C378]=&quot;&quot;);&quot;x&quot;;&quot;&quot;)">
            <text:p/>
          </table:table-cell>
          <table:table-cell table:style-name="ce5" table:formula="of:=IF(AND([.B378]=&quot;&quot;; [.C37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79]=&quot;x&quot;; [.C379]=&quot;x&quot;);&quot;x&quot;;&quot;&quot;)">
            <text:p/>
          </table:table-cell>
          <table:table-cell table:style-name="ce5" table:formula="of:=IF(AND([.B379]=&quot;&quot;; [.C379]=&quot;&quot;;[.A379]&lt;&gt;&quot;&quot;);&quot;x&quot;;&quot;&quot;)">
            <text:p/>
          </table:table-cell>
          <table:table-cell table:style-name="ce5" table:formula="of:=IF(AND([.B379]=&quot;x&quot;; [.C379]=&quot;&quot;);&quot;x&quot;;&quot;&quot;)">
            <text:p/>
          </table:table-cell>
          <table:table-cell table:style-name="ce5" table:formula="of:=IF(AND([.B379]=&quot;&quot;; [.C37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80]=&quot;x&quot;; [.C380]=&quot;x&quot;);&quot;x&quot;;&quot;&quot;)">
            <text:p/>
          </table:table-cell>
          <table:table-cell table:style-name="ce5" table:formula="of:=IF(AND([.B380]=&quot;&quot;; [.C380]=&quot;&quot;;[.A380]&lt;&gt;&quot;&quot;);&quot;x&quot;;&quot;&quot;)">
            <text:p/>
          </table:table-cell>
          <table:table-cell table:style-name="ce5" table:formula="of:=IF(AND([.B380]=&quot;x&quot;; [.C380]=&quot;&quot;);&quot;x&quot;;&quot;&quot;)">
            <text:p/>
          </table:table-cell>
          <table:table-cell table:style-name="ce5" table:formula="of:=IF(AND([.B380]=&quot;&quot;; [.C38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81]=&quot;x&quot;; [.C381]=&quot;x&quot;);&quot;x&quot;;&quot;&quot;)">
            <text:p/>
          </table:table-cell>
          <table:table-cell table:style-name="ce5" table:formula="of:=IF(AND([.B381]=&quot;&quot;; [.C381]=&quot;&quot;;[.A381]&lt;&gt;&quot;&quot;);&quot;x&quot;;&quot;&quot;)">
            <text:p/>
          </table:table-cell>
          <table:table-cell table:style-name="ce5" table:formula="of:=IF(AND([.B381]=&quot;x&quot;; [.C381]=&quot;&quot;);&quot;x&quot;;&quot;&quot;)">
            <text:p/>
          </table:table-cell>
          <table:table-cell table:style-name="ce5" table:formula="of:=IF(AND([.B381]=&quot;&quot;; [.C38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82]=&quot;x&quot;; [.C382]=&quot;x&quot;);&quot;x&quot;;&quot;&quot;)">
            <text:p/>
          </table:table-cell>
          <table:table-cell table:style-name="ce5" table:formula="of:=IF(AND([.B382]=&quot;&quot;; [.C382]=&quot;&quot;;[.A382]&lt;&gt;&quot;&quot;);&quot;x&quot;;&quot;&quot;)">
            <text:p/>
          </table:table-cell>
          <table:table-cell table:style-name="ce5" table:formula="of:=IF(AND([.B382]=&quot;x&quot;; [.C382]=&quot;&quot;);&quot;x&quot;;&quot;&quot;)">
            <text:p/>
          </table:table-cell>
          <table:table-cell table:style-name="ce5" table:formula="of:=IF(AND([.B382]=&quot;&quot;; [.C38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83]=&quot;x&quot;; [.C383]=&quot;x&quot;);&quot;x&quot;;&quot;&quot;)">
            <text:p/>
          </table:table-cell>
          <table:table-cell table:style-name="ce5" table:formula="of:=IF(AND([.B383]=&quot;&quot;; [.C383]=&quot;&quot;;[.A383]&lt;&gt;&quot;&quot;);&quot;x&quot;;&quot;&quot;)">
            <text:p/>
          </table:table-cell>
          <table:table-cell table:style-name="ce5" table:formula="of:=IF(AND([.B383]=&quot;x&quot;; [.C383]=&quot;&quot;);&quot;x&quot;;&quot;&quot;)">
            <text:p/>
          </table:table-cell>
          <table:table-cell table:style-name="ce5" table:formula="of:=IF(AND([.B383]=&quot;&quot;; [.C38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84]=&quot;x&quot;; [.C384]=&quot;x&quot;);&quot;x&quot;;&quot;&quot;)">
            <text:p/>
          </table:table-cell>
          <table:table-cell table:style-name="ce5" table:formula="of:=IF(AND([.B384]=&quot;&quot;; [.C384]=&quot;&quot;;[.A384]&lt;&gt;&quot;&quot;);&quot;x&quot;;&quot;&quot;)">
            <text:p/>
          </table:table-cell>
          <table:table-cell table:style-name="ce5" table:formula="of:=IF(AND([.B384]=&quot;x&quot;; [.C384]=&quot;&quot;);&quot;x&quot;;&quot;&quot;)">
            <text:p/>
          </table:table-cell>
          <table:table-cell table:style-name="ce5" table:formula="of:=IF(AND([.B384]=&quot;&quot;; [.C38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85]=&quot;x&quot;; [.C385]=&quot;x&quot;);&quot;x&quot;;&quot;&quot;)">
            <text:p/>
          </table:table-cell>
          <table:table-cell table:style-name="ce5" table:formula="of:=IF(AND([.B385]=&quot;&quot;; [.C385]=&quot;&quot;;[.A385]&lt;&gt;&quot;&quot;);&quot;x&quot;;&quot;&quot;)">
            <text:p/>
          </table:table-cell>
          <table:table-cell table:style-name="ce5" table:formula="of:=IF(AND([.B385]=&quot;x&quot;; [.C385]=&quot;&quot;);&quot;x&quot;;&quot;&quot;)">
            <text:p/>
          </table:table-cell>
          <table:table-cell table:style-name="ce5" table:formula="of:=IF(AND([.B385]=&quot;&quot;; [.C38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86]=&quot;x&quot;; [.C386]=&quot;x&quot;);&quot;x&quot;;&quot;&quot;)">
            <text:p/>
          </table:table-cell>
          <table:table-cell table:style-name="ce5" table:formula="of:=IF(AND([.B386]=&quot;&quot;; [.C386]=&quot;&quot;;[.A386]&lt;&gt;&quot;&quot;);&quot;x&quot;;&quot;&quot;)">
            <text:p/>
          </table:table-cell>
          <table:table-cell table:style-name="ce5" table:formula="of:=IF(AND([.B386]=&quot;x&quot;; [.C386]=&quot;&quot;);&quot;x&quot;;&quot;&quot;)">
            <text:p/>
          </table:table-cell>
          <table:table-cell table:style-name="ce5" table:formula="of:=IF(AND([.B386]=&quot;&quot;; [.C38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87]=&quot;x&quot;; [.C387]=&quot;x&quot;);&quot;x&quot;;&quot;&quot;)">
            <text:p/>
          </table:table-cell>
          <table:table-cell table:style-name="ce5" table:formula="of:=IF(AND([.B387]=&quot;&quot;; [.C387]=&quot;&quot;;[.A387]&lt;&gt;&quot;&quot;);&quot;x&quot;;&quot;&quot;)">
            <text:p/>
          </table:table-cell>
          <table:table-cell table:style-name="ce5" table:formula="of:=IF(AND([.B387]=&quot;x&quot;; [.C387]=&quot;&quot;);&quot;x&quot;;&quot;&quot;)">
            <text:p/>
          </table:table-cell>
          <table:table-cell table:style-name="ce5" table:formula="of:=IF(AND([.B387]=&quot;&quot;; [.C38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88]=&quot;x&quot;; [.C388]=&quot;x&quot;);&quot;x&quot;;&quot;&quot;)">
            <text:p/>
          </table:table-cell>
          <table:table-cell table:style-name="ce5" table:formula="of:=IF(AND([.B388]=&quot;&quot;; [.C388]=&quot;&quot;;[.A388]&lt;&gt;&quot;&quot;);&quot;x&quot;;&quot;&quot;)">
            <text:p/>
          </table:table-cell>
          <table:table-cell table:style-name="ce5" table:formula="of:=IF(AND([.B388]=&quot;x&quot;; [.C388]=&quot;&quot;);&quot;x&quot;;&quot;&quot;)">
            <text:p/>
          </table:table-cell>
          <table:table-cell table:style-name="ce5" table:formula="of:=IF(AND([.B388]=&quot;&quot;; [.C38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89]=&quot;x&quot;; [.C389]=&quot;x&quot;);&quot;x&quot;;&quot;&quot;)">
            <text:p/>
          </table:table-cell>
          <table:table-cell table:style-name="ce5" table:formula="of:=IF(AND([.B389]=&quot;&quot;; [.C389]=&quot;&quot;;[.A389]&lt;&gt;&quot;&quot;);&quot;x&quot;;&quot;&quot;)">
            <text:p/>
          </table:table-cell>
          <table:table-cell table:style-name="ce5" table:formula="of:=IF(AND([.B389]=&quot;x&quot;; [.C389]=&quot;&quot;);&quot;x&quot;;&quot;&quot;)">
            <text:p/>
          </table:table-cell>
          <table:table-cell table:style-name="ce5" table:formula="of:=IF(AND([.B389]=&quot;&quot;; [.C38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90]=&quot;x&quot;; [.C390]=&quot;x&quot;);&quot;x&quot;;&quot;&quot;)">
            <text:p/>
          </table:table-cell>
          <table:table-cell table:style-name="ce5" table:formula="of:=IF(AND([.B390]=&quot;&quot;; [.C390]=&quot;&quot;;[.A390]&lt;&gt;&quot;&quot;);&quot;x&quot;;&quot;&quot;)">
            <text:p/>
          </table:table-cell>
          <table:table-cell table:style-name="ce5" table:formula="of:=IF(AND([.B390]=&quot;x&quot;; [.C390]=&quot;&quot;);&quot;x&quot;;&quot;&quot;)">
            <text:p/>
          </table:table-cell>
          <table:table-cell table:style-name="ce5" table:formula="of:=IF(AND([.B390]=&quot;&quot;; [.C39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91]=&quot;x&quot;; [.C391]=&quot;x&quot;);&quot;x&quot;;&quot;&quot;)">
            <text:p/>
          </table:table-cell>
          <table:table-cell table:style-name="ce5" table:formula="of:=IF(AND([.B391]=&quot;&quot;; [.C391]=&quot;&quot;;[.A391]&lt;&gt;&quot;&quot;);&quot;x&quot;;&quot;&quot;)">
            <text:p/>
          </table:table-cell>
          <table:table-cell table:style-name="ce5" table:formula="of:=IF(AND([.B391]=&quot;x&quot;; [.C391]=&quot;&quot;);&quot;x&quot;;&quot;&quot;)">
            <text:p/>
          </table:table-cell>
          <table:table-cell table:style-name="ce5" table:formula="of:=IF(AND([.B391]=&quot;&quot;; [.C39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92]=&quot;x&quot;; [.C392]=&quot;x&quot;);&quot;x&quot;;&quot;&quot;)">
            <text:p/>
          </table:table-cell>
          <table:table-cell table:style-name="ce5" table:formula="of:=IF(AND([.B392]=&quot;&quot;; [.C392]=&quot;&quot;;[.A392]&lt;&gt;&quot;&quot;);&quot;x&quot;;&quot;&quot;)">
            <text:p/>
          </table:table-cell>
          <table:table-cell table:style-name="ce5" table:formula="of:=IF(AND([.B392]=&quot;x&quot;; [.C392]=&quot;&quot;);&quot;x&quot;;&quot;&quot;)">
            <text:p/>
          </table:table-cell>
          <table:table-cell table:style-name="ce5" table:formula="of:=IF(AND([.B392]=&quot;&quot;; [.C39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93]=&quot;x&quot;; [.C393]=&quot;x&quot;);&quot;x&quot;;&quot;&quot;)">
            <text:p/>
          </table:table-cell>
          <table:table-cell table:style-name="ce5" table:formula="of:=IF(AND([.B393]=&quot;&quot;; [.C393]=&quot;&quot;;[.A393]&lt;&gt;&quot;&quot;);&quot;x&quot;;&quot;&quot;)">
            <text:p/>
          </table:table-cell>
          <table:table-cell table:style-name="ce5" table:formula="of:=IF(AND([.B393]=&quot;x&quot;; [.C393]=&quot;&quot;);&quot;x&quot;;&quot;&quot;)">
            <text:p/>
          </table:table-cell>
          <table:table-cell table:style-name="ce5" table:formula="of:=IF(AND([.B393]=&quot;&quot;; [.C39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94]=&quot;x&quot;; [.C394]=&quot;x&quot;);&quot;x&quot;;&quot;&quot;)">
            <text:p/>
          </table:table-cell>
          <table:table-cell table:style-name="ce5" table:formula="of:=IF(AND([.B394]=&quot;&quot;; [.C394]=&quot;&quot;;[.A394]&lt;&gt;&quot;&quot;);&quot;x&quot;;&quot;&quot;)">
            <text:p/>
          </table:table-cell>
          <table:table-cell table:style-name="ce5" table:formula="of:=IF(AND([.B394]=&quot;x&quot;; [.C394]=&quot;&quot;);&quot;x&quot;;&quot;&quot;)">
            <text:p/>
          </table:table-cell>
          <table:table-cell table:style-name="ce5" table:formula="of:=IF(AND([.B394]=&quot;&quot;; [.C39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95]=&quot;x&quot;; [.C395]=&quot;x&quot;);&quot;x&quot;;&quot;&quot;)">
            <text:p/>
          </table:table-cell>
          <table:table-cell table:style-name="ce5" table:formula="of:=IF(AND([.B395]=&quot;&quot;; [.C395]=&quot;&quot;;[.A395]&lt;&gt;&quot;&quot;);&quot;x&quot;;&quot;&quot;)">
            <text:p/>
          </table:table-cell>
          <table:table-cell table:style-name="ce5" table:formula="of:=IF(AND([.B395]=&quot;x&quot;; [.C395]=&quot;&quot;);&quot;x&quot;;&quot;&quot;)">
            <text:p/>
          </table:table-cell>
          <table:table-cell table:style-name="ce5" table:formula="of:=IF(AND([.B395]=&quot;&quot;; [.C39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96]=&quot;x&quot;; [.C396]=&quot;x&quot;);&quot;x&quot;;&quot;&quot;)">
            <text:p/>
          </table:table-cell>
          <table:table-cell table:style-name="ce5" table:formula="of:=IF(AND([.B396]=&quot;&quot;; [.C396]=&quot;&quot;;[.A396]&lt;&gt;&quot;&quot;);&quot;x&quot;;&quot;&quot;)">
            <text:p/>
          </table:table-cell>
          <table:table-cell table:style-name="ce5" table:formula="of:=IF(AND([.B396]=&quot;x&quot;; [.C396]=&quot;&quot;);&quot;x&quot;;&quot;&quot;)">
            <text:p/>
          </table:table-cell>
          <table:table-cell table:style-name="ce5" table:formula="of:=IF(AND([.B396]=&quot;&quot;; [.C39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97]=&quot;x&quot;; [.C397]=&quot;x&quot;);&quot;x&quot;;&quot;&quot;)">
            <text:p/>
          </table:table-cell>
          <table:table-cell table:style-name="ce5" table:formula="of:=IF(AND([.B397]=&quot;&quot;; [.C397]=&quot;&quot;;[.A397]&lt;&gt;&quot;&quot;);&quot;x&quot;;&quot;&quot;)">
            <text:p/>
          </table:table-cell>
          <table:table-cell table:style-name="ce5" table:formula="of:=IF(AND([.B397]=&quot;x&quot;; [.C397]=&quot;&quot;);&quot;x&quot;;&quot;&quot;)">
            <text:p/>
          </table:table-cell>
          <table:table-cell table:style-name="ce5" table:formula="of:=IF(AND([.B397]=&quot;&quot;; [.C39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98]=&quot;x&quot;; [.C398]=&quot;x&quot;);&quot;x&quot;;&quot;&quot;)">
            <text:p/>
          </table:table-cell>
          <table:table-cell table:style-name="ce5" table:formula="of:=IF(AND([.B398]=&quot;&quot;; [.C398]=&quot;&quot;;[.A398]&lt;&gt;&quot;&quot;);&quot;x&quot;;&quot;&quot;)">
            <text:p/>
          </table:table-cell>
          <table:table-cell table:style-name="ce5" table:formula="of:=IF(AND([.B398]=&quot;x&quot;; [.C398]=&quot;&quot;);&quot;x&quot;;&quot;&quot;)">
            <text:p/>
          </table:table-cell>
          <table:table-cell table:style-name="ce5" table:formula="of:=IF(AND([.B398]=&quot;&quot;; [.C39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399]=&quot;x&quot;; [.C399]=&quot;x&quot;);&quot;x&quot;;&quot;&quot;)">
            <text:p/>
          </table:table-cell>
          <table:table-cell table:style-name="ce5" table:formula="of:=IF(AND([.B399]=&quot;&quot;; [.C399]=&quot;&quot;;[.A399]&lt;&gt;&quot;&quot;);&quot;x&quot;;&quot;&quot;)">
            <text:p/>
          </table:table-cell>
          <table:table-cell table:style-name="ce5" table:formula="of:=IF(AND([.B399]=&quot;x&quot;; [.C399]=&quot;&quot;);&quot;x&quot;;&quot;&quot;)">
            <text:p/>
          </table:table-cell>
          <table:table-cell table:style-name="ce5" table:formula="of:=IF(AND([.B399]=&quot;&quot;; [.C39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00]=&quot;x&quot;; [.C400]=&quot;x&quot;);&quot;x&quot;;&quot;&quot;)">
            <text:p/>
          </table:table-cell>
          <table:table-cell table:style-name="ce5" table:formula="of:=IF(AND([.B400]=&quot;&quot;; [.C400]=&quot;&quot;;[.A400]&lt;&gt;&quot;&quot;);&quot;x&quot;;&quot;&quot;)">
            <text:p/>
          </table:table-cell>
          <table:table-cell table:style-name="ce5" table:formula="of:=IF(AND([.B400]=&quot;x&quot;; [.C400]=&quot;&quot;);&quot;x&quot;;&quot;&quot;)">
            <text:p/>
          </table:table-cell>
          <table:table-cell table:style-name="ce5" table:formula="of:=IF(AND([.B400]=&quot;&quot;; [.C40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01]=&quot;x&quot;; [.C401]=&quot;x&quot;);&quot;x&quot;;&quot;&quot;)">
            <text:p/>
          </table:table-cell>
          <table:table-cell table:style-name="ce5" table:formula="of:=IF(AND([.B401]=&quot;&quot;; [.C401]=&quot;&quot;;[.A401]&lt;&gt;&quot;&quot;);&quot;x&quot;;&quot;&quot;)">
            <text:p/>
          </table:table-cell>
          <table:table-cell table:style-name="ce5" table:formula="of:=IF(AND([.B401]=&quot;x&quot;; [.C401]=&quot;&quot;);&quot;x&quot;;&quot;&quot;)">
            <text:p/>
          </table:table-cell>
          <table:table-cell table:style-name="ce5" table:formula="of:=IF(AND([.B401]=&quot;&quot;; [.C40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02]=&quot;x&quot;; [.C402]=&quot;x&quot;);&quot;x&quot;;&quot;&quot;)">
            <text:p/>
          </table:table-cell>
          <table:table-cell table:style-name="ce5" table:formula="of:=IF(AND([.B402]=&quot;&quot;; [.C402]=&quot;&quot;;[.A402]&lt;&gt;&quot;&quot;);&quot;x&quot;;&quot;&quot;)">
            <text:p/>
          </table:table-cell>
          <table:table-cell table:style-name="ce5" table:formula="of:=IF(AND([.B402]=&quot;x&quot;; [.C402]=&quot;&quot;);&quot;x&quot;;&quot;&quot;)">
            <text:p/>
          </table:table-cell>
          <table:table-cell table:style-name="ce5" table:formula="of:=IF(AND([.B402]=&quot;&quot;; [.C40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03]=&quot;x&quot;; [.C403]=&quot;x&quot;);&quot;x&quot;;&quot;&quot;)">
            <text:p/>
          </table:table-cell>
          <table:table-cell table:style-name="ce5" table:formula="of:=IF(AND([.B403]=&quot;&quot;; [.C403]=&quot;&quot;;[.A403]&lt;&gt;&quot;&quot;);&quot;x&quot;;&quot;&quot;)">
            <text:p/>
          </table:table-cell>
          <table:table-cell table:style-name="ce5" table:formula="of:=IF(AND([.B403]=&quot;x&quot;; [.C403]=&quot;&quot;);&quot;x&quot;;&quot;&quot;)">
            <text:p/>
          </table:table-cell>
          <table:table-cell table:style-name="ce5" table:formula="of:=IF(AND([.B403]=&quot;&quot;; [.C40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04]=&quot;x&quot;; [.C404]=&quot;x&quot;);&quot;x&quot;;&quot;&quot;)">
            <text:p/>
          </table:table-cell>
          <table:table-cell table:style-name="ce5" table:formula="of:=IF(AND([.B404]=&quot;&quot;; [.C404]=&quot;&quot;;[.A404]&lt;&gt;&quot;&quot;);&quot;x&quot;;&quot;&quot;)">
            <text:p/>
          </table:table-cell>
          <table:table-cell table:style-name="ce5" table:formula="of:=IF(AND([.B404]=&quot;x&quot;; [.C404]=&quot;&quot;);&quot;x&quot;;&quot;&quot;)">
            <text:p/>
          </table:table-cell>
          <table:table-cell table:style-name="ce5" table:formula="of:=IF(AND([.B404]=&quot;&quot;; [.C40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05]=&quot;x&quot;; [.C405]=&quot;x&quot;);&quot;x&quot;;&quot;&quot;)">
            <text:p/>
          </table:table-cell>
          <table:table-cell table:style-name="ce5" table:formula="of:=IF(AND([.B405]=&quot;&quot;; [.C405]=&quot;&quot;;[.A405]&lt;&gt;&quot;&quot;);&quot;x&quot;;&quot;&quot;)">
            <text:p/>
          </table:table-cell>
          <table:table-cell table:style-name="ce5" table:formula="of:=IF(AND([.B405]=&quot;x&quot;; [.C405]=&quot;&quot;);&quot;x&quot;;&quot;&quot;)">
            <text:p/>
          </table:table-cell>
          <table:table-cell table:style-name="ce5" table:formula="of:=IF(AND([.B405]=&quot;&quot;; [.C40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06]=&quot;x&quot;; [.C406]=&quot;x&quot;);&quot;x&quot;;&quot;&quot;)">
            <text:p/>
          </table:table-cell>
          <table:table-cell table:style-name="ce5" table:formula="of:=IF(AND([.B406]=&quot;&quot;; [.C406]=&quot;&quot;;[.A406]&lt;&gt;&quot;&quot;);&quot;x&quot;;&quot;&quot;)">
            <text:p/>
          </table:table-cell>
          <table:table-cell table:style-name="ce5" table:formula="of:=IF(AND([.B406]=&quot;x&quot;; [.C406]=&quot;&quot;);&quot;x&quot;;&quot;&quot;)">
            <text:p/>
          </table:table-cell>
          <table:table-cell table:style-name="ce5" table:formula="of:=IF(AND([.B406]=&quot;&quot;; [.C40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07]=&quot;x&quot;; [.C407]=&quot;x&quot;);&quot;x&quot;;&quot;&quot;)">
            <text:p/>
          </table:table-cell>
          <table:table-cell table:style-name="ce5" table:formula="of:=IF(AND([.B407]=&quot;&quot;; [.C407]=&quot;&quot;;[.A407]&lt;&gt;&quot;&quot;);&quot;x&quot;;&quot;&quot;)">
            <text:p/>
          </table:table-cell>
          <table:table-cell table:style-name="ce5" table:formula="of:=IF(AND([.B407]=&quot;x&quot;; [.C407]=&quot;&quot;);&quot;x&quot;;&quot;&quot;)">
            <text:p/>
          </table:table-cell>
          <table:table-cell table:style-name="ce5" table:formula="of:=IF(AND([.B407]=&quot;&quot;; [.C40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08]=&quot;x&quot;; [.C408]=&quot;x&quot;);&quot;x&quot;;&quot;&quot;)">
            <text:p/>
          </table:table-cell>
          <table:table-cell table:style-name="ce5" table:formula="of:=IF(AND([.B408]=&quot;&quot;; [.C408]=&quot;&quot;;[.A408]&lt;&gt;&quot;&quot;);&quot;x&quot;;&quot;&quot;)">
            <text:p/>
          </table:table-cell>
          <table:table-cell table:style-name="ce5" table:formula="of:=IF(AND([.B408]=&quot;x&quot;; [.C408]=&quot;&quot;);&quot;x&quot;;&quot;&quot;)">
            <text:p/>
          </table:table-cell>
          <table:table-cell table:style-name="ce5" table:formula="of:=IF(AND([.B408]=&quot;&quot;; [.C40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09]=&quot;x&quot;; [.C409]=&quot;x&quot;);&quot;x&quot;;&quot;&quot;)">
            <text:p/>
          </table:table-cell>
          <table:table-cell table:style-name="ce5" table:formula="of:=IF(AND([.B409]=&quot;&quot;; [.C409]=&quot;&quot;;[.A409]&lt;&gt;&quot;&quot;);&quot;x&quot;;&quot;&quot;)">
            <text:p/>
          </table:table-cell>
          <table:table-cell table:style-name="ce5" table:formula="of:=IF(AND([.B409]=&quot;x&quot;; [.C409]=&quot;&quot;);&quot;x&quot;;&quot;&quot;)">
            <text:p/>
          </table:table-cell>
          <table:table-cell table:style-name="ce5" table:formula="of:=IF(AND([.B409]=&quot;&quot;; [.C40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10]=&quot;x&quot;; [.C410]=&quot;x&quot;);&quot;x&quot;;&quot;&quot;)">
            <text:p/>
          </table:table-cell>
          <table:table-cell table:style-name="ce5" table:formula="of:=IF(AND([.B410]=&quot;&quot;; [.C410]=&quot;&quot;;[.A410]&lt;&gt;&quot;&quot;);&quot;x&quot;;&quot;&quot;)">
            <text:p/>
          </table:table-cell>
          <table:table-cell table:style-name="ce5" table:formula="of:=IF(AND([.B410]=&quot;x&quot;; [.C410]=&quot;&quot;);&quot;x&quot;;&quot;&quot;)">
            <text:p/>
          </table:table-cell>
          <table:table-cell table:style-name="ce5" table:formula="of:=IF(AND([.B410]=&quot;&quot;; [.C41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11]=&quot;x&quot;; [.C411]=&quot;x&quot;);&quot;x&quot;;&quot;&quot;)">
            <text:p/>
          </table:table-cell>
          <table:table-cell table:style-name="ce5" table:formula="of:=IF(AND([.B411]=&quot;&quot;; [.C411]=&quot;&quot;;[.A411]&lt;&gt;&quot;&quot;);&quot;x&quot;;&quot;&quot;)">
            <text:p/>
          </table:table-cell>
          <table:table-cell table:style-name="ce5" table:formula="of:=IF(AND([.B411]=&quot;x&quot;; [.C411]=&quot;&quot;);&quot;x&quot;;&quot;&quot;)">
            <text:p/>
          </table:table-cell>
          <table:table-cell table:style-name="ce5" table:formula="of:=IF(AND([.B411]=&quot;&quot;; [.C41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12]=&quot;x&quot;; [.C412]=&quot;x&quot;);&quot;x&quot;;&quot;&quot;)">
            <text:p/>
          </table:table-cell>
          <table:table-cell table:style-name="ce5" table:formula="of:=IF(AND([.B412]=&quot;&quot;; [.C412]=&quot;&quot;;[.A412]&lt;&gt;&quot;&quot;);&quot;x&quot;;&quot;&quot;)">
            <text:p/>
          </table:table-cell>
          <table:table-cell table:style-name="ce5" table:formula="of:=IF(AND([.B412]=&quot;x&quot;; [.C412]=&quot;&quot;);&quot;x&quot;;&quot;&quot;)">
            <text:p/>
          </table:table-cell>
          <table:table-cell table:style-name="ce5" table:formula="of:=IF(AND([.B412]=&quot;&quot;; [.C41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13]=&quot;x&quot;; [.C413]=&quot;x&quot;);&quot;x&quot;;&quot;&quot;)">
            <text:p/>
          </table:table-cell>
          <table:table-cell table:style-name="ce5" table:formula="of:=IF(AND([.B413]=&quot;&quot;; [.C413]=&quot;&quot;;[.A413]&lt;&gt;&quot;&quot;);&quot;x&quot;;&quot;&quot;)">
            <text:p/>
          </table:table-cell>
          <table:table-cell table:style-name="ce5" table:formula="of:=IF(AND([.B413]=&quot;x&quot;; [.C413]=&quot;&quot;);&quot;x&quot;;&quot;&quot;)">
            <text:p/>
          </table:table-cell>
          <table:table-cell table:style-name="ce5" table:formula="of:=IF(AND([.B413]=&quot;&quot;; [.C41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14]=&quot;x&quot;; [.C414]=&quot;x&quot;);&quot;x&quot;;&quot;&quot;)">
            <text:p/>
          </table:table-cell>
          <table:table-cell table:style-name="ce5" table:formula="of:=IF(AND([.B414]=&quot;&quot;; [.C414]=&quot;&quot;;[.A414]&lt;&gt;&quot;&quot;);&quot;x&quot;;&quot;&quot;)">
            <text:p/>
          </table:table-cell>
          <table:table-cell table:style-name="ce5" table:formula="of:=IF(AND([.B414]=&quot;x&quot;; [.C414]=&quot;&quot;);&quot;x&quot;;&quot;&quot;)">
            <text:p/>
          </table:table-cell>
          <table:table-cell table:style-name="ce5" table:formula="of:=IF(AND([.B414]=&quot;&quot;; [.C41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15]=&quot;x&quot;; [.C415]=&quot;x&quot;);&quot;x&quot;;&quot;&quot;)">
            <text:p/>
          </table:table-cell>
          <table:table-cell table:style-name="ce5" table:formula="of:=IF(AND([.B415]=&quot;&quot;; [.C415]=&quot;&quot;;[.A415]&lt;&gt;&quot;&quot;);&quot;x&quot;;&quot;&quot;)">
            <text:p/>
          </table:table-cell>
          <table:table-cell table:style-name="ce5" table:formula="of:=IF(AND([.B415]=&quot;x&quot;; [.C415]=&quot;&quot;);&quot;x&quot;;&quot;&quot;)">
            <text:p/>
          </table:table-cell>
          <table:table-cell table:style-name="ce5" table:formula="of:=IF(AND([.B415]=&quot;&quot;; [.C41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16]=&quot;x&quot;; [.C416]=&quot;x&quot;);&quot;x&quot;;&quot;&quot;)">
            <text:p/>
          </table:table-cell>
          <table:table-cell table:style-name="ce5" table:formula="of:=IF(AND([.B416]=&quot;&quot;; [.C416]=&quot;&quot;;[.A416]&lt;&gt;&quot;&quot;);&quot;x&quot;;&quot;&quot;)">
            <text:p/>
          </table:table-cell>
          <table:table-cell table:style-name="ce5" table:formula="of:=IF(AND([.B416]=&quot;x&quot;; [.C416]=&quot;&quot;);&quot;x&quot;;&quot;&quot;)">
            <text:p/>
          </table:table-cell>
          <table:table-cell table:style-name="ce5" table:formula="of:=IF(AND([.B416]=&quot;&quot;; [.C41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17]=&quot;x&quot;; [.C417]=&quot;x&quot;);&quot;x&quot;;&quot;&quot;)">
            <text:p/>
          </table:table-cell>
          <table:table-cell table:style-name="ce5" table:formula="of:=IF(AND([.B417]=&quot;&quot;; [.C417]=&quot;&quot;;[.A417]&lt;&gt;&quot;&quot;);&quot;x&quot;;&quot;&quot;)">
            <text:p/>
          </table:table-cell>
          <table:table-cell table:style-name="ce5" table:formula="of:=IF(AND([.B417]=&quot;x&quot;; [.C417]=&quot;&quot;);&quot;x&quot;;&quot;&quot;)">
            <text:p/>
          </table:table-cell>
          <table:table-cell table:style-name="ce5" table:formula="of:=IF(AND([.B417]=&quot;&quot;; [.C41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18]=&quot;x&quot;; [.C418]=&quot;x&quot;);&quot;x&quot;;&quot;&quot;)">
            <text:p/>
          </table:table-cell>
          <table:table-cell table:style-name="ce5" table:formula="of:=IF(AND([.B418]=&quot;&quot;; [.C418]=&quot;&quot;;[.A418]&lt;&gt;&quot;&quot;);&quot;x&quot;;&quot;&quot;)">
            <text:p/>
          </table:table-cell>
          <table:table-cell table:style-name="ce5" table:formula="of:=IF(AND([.B418]=&quot;x&quot;; [.C418]=&quot;&quot;);&quot;x&quot;;&quot;&quot;)">
            <text:p/>
          </table:table-cell>
          <table:table-cell table:style-name="ce5" table:formula="of:=IF(AND([.B418]=&quot;&quot;; [.C41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19]=&quot;x&quot;; [.C419]=&quot;x&quot;);&quot;x&quot;;&quot;&quot;)">
            <text:p/>
          </table:table-cell>
          <table:table-cell table:style-name="ce5" table:formula="of:=IF(AND([.B419]=&quot;&quot;; [.C419]=&quot;&quot;;[.A419]&lt;&gt;&quot;&quot;);&quot;x&quot;;&quot;&quot;)">
            <text:p/>
          </table:table-cell>
          <table:table-cell table:style-name="ce5" table:formula="of:=IF(AND([.B419]=&quot;x&quot;; [.C419]=&quot;&quot;);&quot;x&quot;;&quot;&quot;)">
            <text:p/>
          </table:table-cell>
          <table:table-cell table:style-name="ce5" table:formula="of:=IF(AND([.B419]=&quot;&quot;; [.C41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20]=&quot;x&quot;; [.C420]=&quot;x&quot;);&quot;x&quot;;&quot;&quot;)">
            <text:p/>
          </table:table-cell>
          <table:table-cell table:style-name="ce5" table:formula="of:=IF(AND([.B420]=&quot;&quot;; [.C420]=&quot;&quot;;[.A420]&lt;&gt;&quot;&quot;);&quot;x&quot;;&quot;&quot;)">
            <text:p/>
          </table:table-cell>
          <table:table-cell table:style-name="ce5" table:formula="of:=IF(AND([.B420]=&quot;x&quot;; [.C420]=&quot;&quot;);&quot;x&quot;;&quot;&quot;)">
            <text:p/>
          </table:table-cell>
          <table:table-cell table:style-name="ce5" table:formula="of:=IF(AND([.B420]=&quot;&quot;; [.C42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21]=&quot;x&quot;; [.C421]=&quot;x&quot;);&quot;x&quot;;&quot;&quot;)">
            <text:p/>
          </table:table-cell>
          <table:table-cell table:style-name="ce5" table:formula="of:=IF(AND([.B421]=&quot;&quot;; [.C421]=&quot;&quot;;[.A421]&lt;&gt;&quot;&quot;);&quot;x&quot;;&quot;&quot;)">
            <text:p/>
          </table:table-cell>
          <table:table-cell table:style-name="ce5" table:formula="of:=IF(AND([.B421]=&quot;x&quot;; [.C421]=&quot;&quot;);&quot;x&quot;;&quot;&quot;)">
            <text:p/>
          </table:table-cell>
          <table:table-cell table:style-name="ce5" table:formula="of:=IF(AND([.B421]=&quot;&quot;; [.C42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22]=&quot;x&quot;; [.C422]=&quot;x&quot;);&quot;x&quot;;&quot;&quot;)">
            <text:p/>
          </table:table-cell>
          <table:table-cell table:style-name="ce5" table:formula="of:=IF(AND([.B422]=&quot;&quot;; [.C422]=&quot;&quot;;[.A422]&lt;&gt;&quot;&quot;);&quot;x&quot;;&quot;&quot;)">
            <text:p/>
          </table:table-cell>
          <table:table-cell table:style-name="ce5" table:formula="of:=IF(AND([.B422]=&quot;x&quot;; [.C422]=&quot;&quot;);&quot;x&quot;;&quot;&quot;)">
            <text:p/>
          </table:table-cell>
          <table:table-cell table:style-name="ce5" table:formula="of:=IF(AND([.B422]=&quot;&quot;; [.C42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23]=&quot;x&quot;; [.C423]=&quot;x&quot;);&quot;x&quot;;&quot;&quot;)">
            <text:p/>
          </table:table-cell>
          <table:table-cell table:style-name="ce5" table:formula="of:=IF(AND([.B423]=&quot;&quot;; [.C423]=&quot;&quot;;[.A423]&lt;&gt;&quot;&quot;);&quot;x&quot;;&quot;&quot;)">
            <text:p/>
          </table:table-cell>
          <table:table-cell table:style-name="ce5" table:formula="of:=IF(AND([.B423]=&quot;x&quot;; [.C423]=&quot;&quot;);&quot;x&quot;;&quot;&quot;)">
            <text:p/>
          </table:table-cell>
          <table:table-cell table:style-name="ce5" table:formula="of:=IF(AND([.B423]=&quot;&quot;; [.C42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24]=&quot;x&quot;; [.C424]=&quot;x&quot;);&quot;x&quot;;&quot;&quot;)">
            <text:p/>
          </table:table-cell>
          <table:table-cell table:style-name="ce5" table:formula="of:=IF(AND([.B424]=&quot;&quot;; [.C424]=&quot;&quot;;[.A424]&lt;&gt;&quot;&quot;);&quot;x&quot;;&quot;&quot;)">
            <text:p/>
          </table:table-cell>
          <table:table-cell table:style-name="ce5" table:formula="of:=IF(AND([.B424]=&quot;x&quot;; [.C424]=&quot;&quot;);&quot;x&quot;;&quot;&quot;)">
            <text:p/>
          </table:table-cell>
          <table:table-cell table:style-name="ce5" table:formula="of:=IF(AND([.B424]=&quot;&quot;; [.C42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25]=&quot;x&quot;; [.C425]=&quot;x&quot;);&quot;x&quot;;&quot;&quot;)">
            <text:p/>
          </table:table-cell>
          <table:table-cell table:style-name="ce5" table:formula="of:=IF(AND([.B425]=&quot;&quot;; [.C425]=&quot;&quot;;[.A425]&lt;&gt;&quot;&quot;);&quot;x&quot;;&quot;&quot;)">
            <text:p/>
          </table:table-cell>
          <table:table-cell table:style-name="ce5" table:formula="of:=IF(AND([.B425]=&quot;x&quot;; [.C425]=&quot;&quot;);&quot;x&quot;;&quot;&quot;)">
            <text:p/>
          </table:table-cell>
          <table:table-cell table:style-name="ce5" table:formula="of:=IF(AND([.B425]=&quot;&quot;; [.C42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26]=&quot;x&quot;; [.C426]=&quot;x&quot;);&quot;x&quot;;&quot;&quot;)">
            <text:p/>
          </table:table-cell>
          <table:table-cell table:style-name="ce5" table:formula="of:=IF(AND([.B426]=&quot;&quot;; [.C426]=&quot;&quot;;[.A426]&lt;&gt;&quot;&quot;);&quot;x&quot;;&quot;&quot;)">
            <text:p/>
          </table:table-cell>
          <table:table-cell table:style-name="ce5" table:formula="of:=IF(AND([.B426]=&quot;x&quot;; [.C426]=&quot;&quot;);&quot;x&quot;;&quot;&quot;)">
            <text:p/>
          </table:table-cell>
          <table:table-cell table:style-name="ce5" table:formula="of:=IF(AND([.B426]=&quot;&quot;; [.C42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27]=&quot;x&quot;; [.C427]=&quot;x&quot;);&quot;x&quot;;&quot;&quot;)">
            <text:p/>
          </table:table-cell>
          <table:table-cell table:style-name="ce5" table:formula="of:=IF(AND([.B427]=&quot;&quot;; [.C427]=&quot;&quot;;[.A427]&lt;&gt;&quot;&quot;);&quot;x&quot;;&quot;&quot;)">
            <text:p/>
          </table:table-cell>
          <table:table-cell table:style-name="ce5" table:formula="of:=IF(AND([.B427]=&quot;x&quot;; [.C427]=&quot;&quot;);&quot;x&quot;;&quot;&quot;)">
            <text:p/>
          </table:table-cell>
          <table:table-cell table:style-name="ce5" table:formula="of:=IF(AND([.B427]=&quot;&quot;; [.C42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28]=&quot;x&quot;; [.C428]=&quot;x&quot;);&quot;x&quot;;&quot;&quot;)">
            <text:p/>
          </table:table-cell>
          <table:table-cell table:style-name="ce5" table:formula="of:=IF(AND([.B428]=&quot;&quot;; [.C428]=&quot;&quot;;[.A428]&lt;&gt;&quot;&quot;);&quot;x&quot;;&quot;&quot;)">
            <text:p/>
          </table:table-cell>
          <table:table-cell table:style-name="ce5" table:formula="of:=IF(AND([.B428]=&quot;x&quot;; [.C428]=&quot;&quot;);&quot;x&quot;;&quot;&quot;)">
            <text:p/>
          </table:table-cell>
          <table:table-cell table:style-name="ce5" table:formula="of:=IF(AND([.B428]=&quot;&quot;; [.C42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29]=&quot;x&quot;; [.C429]=&quot;x&quot;);&quot;x&quot;;&quot;&quot;)">
            <text:p/>
          </table:table-cell>
          <table:table-cell table:style-name="ce5" table:formula="of:=IF(AND([.B429]=&quot;&quot;; [.C429]=&quot;&quot;;[.A429]&lt;&gt;&quot;&quot;);&quot;x&quot;;&quot;&quot;)">
            <text:p/>
          </table:table-cell>
          <table:table-cell table:style-name="ce5" table:formula="of:=IF(AND([.B429]=&quot;x&quot;; [.C429]=&quot;&quot;);&quot;x&quot;;&quot;&quot;)">
            <text:p/>
          </table:table-cell>
          <table:table-cell table:style-name="ce5" table:formula="of:=IF(AND([.B429]=&quot;&quot;; [.C42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30]=&quot;x&quot;; [.C430]=&quot;x&quot;);&quot;x&quot;;&quot;&quot;)">
            <text:p/>
          </table:table-cell>
          <table:table-cell table:style-name="ce5" table:formula="of:=IF(AND([.B430]=&quot;&quot;; [.C430]=&quot;&quot;;[.A430]&lt;&gt;&quot;&quot;);&quot;x&quot;;&quot;&quot;)">
            <text:p/>
          </table:table-cell>
          <table:table-cell table:style-name="ce5" table:formula="of:=IF(AND([.B430]=&quot;x&quot;; [.C430]=&quot;&quot;);&quot;x&quot;;&quot;&quot;)">
            <text:p/>
          </table:table-cell>
          <table:table-cell table:style-name="ce5" table:formula="of:=IF(AND([.B430]=&quot;&quot;; [.C43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31]=&quot;x&quot;; [.C431]=&quot;x&quot;);&quot;x&quot;;&quot;&quot;)">
            <text:p/>
          </table:table-cell>
          <table:table-cell table:style-name="ce5" table:formula="of:=IF(AND([.B431]=&quot;&quot;; [.C431]=&quot;&quot;;[.A431]&lt;&gt;&quot;&quot;);&quot;x&quot;;&quot;&quot;)">
            <text:p/>
          </table:table-cell>
          <table:table-cell table:style-name="ce5" table:formula="of:=IF(AND([.B431]=&quot;x&quot;; [.C431]=&quot;&quot;);&quot;x&quot;;&quot;&quot;)">
            <text:p/>
          </table:table-cell>
          <table:table-cell table:style-name="ce5" table:formula="of:=IF(AND([.B431]=&quot;&quot;; [.C43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32]=&quot;x&quot;; [.C432]=&quot;x&quot;);&quot;x&quot;;&quot;&quot;)">
            <text:p/>
          </table:table-cell>
          <table:table-cell table:style-name="ce5" table:formula="of:=IF(AND([.B432]=&quot;&quot;; [.C432]=&quot;&quot;;[.A432]&lt;&gt;&quot;&quot;);&quot;x&quot;;&quot;&quot;)">
            <text:p/>
          </table:table-cell>
          <table:table-cell table:style-name="ce5" table:formula="of:=IF(AND([.B432]=&quot;x&quot;; [.C432]=&quot;&quot;);&quot;x&quot;;&quot;&quot;)">
            <text:p/>
          </table:table-cell>
          <table:table-cell table:style-name="ce5" table:formula="of:=IF(AND([.B432]=&quot;&quot;; [.C43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33]=&quot;x&quot;; [.C433]=&quot;x&quot;);&quot;x&quot;;&quot;&quot;)">
            <text:p/>
          </table:table-cell>
          <table:table-cell table:style-name="ce5" table:formula="of:=IF(AND([.B433]=&quot;&quot;; [.C433]=&quot;&quot;;[.A433]&lt;&gt;&quot;&quot;);&quot;x&quot;;&quot;&quot;)">
            <text:p/>
          </table:table-cell>
          <table:table-cell table:style-name="ce5" table:formula="of:=IF(AND([.B433]=&quot;x&quot;; [.C433]=&quot;&quot;);&quot;x&quot;;&quot;&quot;)">
            <text:p/>
          </table:table-cell>
          <table:table-cell table:style-name="ce5" table:formula="of:=IF(AND([.B433]=&quot;&quot;; [.C43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34]=&quot;x&quot;; [.C434]=&quot;x&quot;);&quot;x&quot;;&quot;&quot;)">
            <text:p/>
          </table:table-cell>
          <table:table-cell table:style-name="ce5" table:formula="of:=IF(AND([.B434]=&quot;&quot;; [.C434]=&quot;&quot;;[.A434]&lt;&gt;&quot;&quot;);&quot;x&quot;;&quot;&quot;)">
            <text:p/>
          </table:table-cell>
          <table:table-cell table:style-name="ce5" table:formula="of:=IF(AND([.B434]=&quot;x&quot;; [.C434]=&quot;&quot;);&quot;x&quot;;&quot;&quot;)">
            <text:p/>
          </table:table-cell>
          <table:table-cell table:style-name="ce5" table:formula="of:=IF(AND([.B434]=&quot;&quot;; [.C43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35]=&quot;x&quot;; [.C435]=&quot;x&quot;);&quot;x&quot;;&quot;&quot;)">
            <text:p/>
          </table:table-cell>
          <table:table-cell table:style-name="ce5" table:formula="of:=IF(AND([.B435]=&quot;&quot;; [.C435]=&quot;&quot;;[.A435]&lt;&gt;&quot;&quot;);&quot;x&quot;;&quot;&quot;)">
            <text:p/>
          </table:table-cell>
          <table:table-cell table:style-name="ce5" table:formula="of:=IF(AND([.B435]=&quot;x&quot;; [.C435]=&quot;&quot;);&quot;x&quot;;&quot;&quot;)">
            <text:p/>
          </table:table-cell>
          <table:table-cell table:style-name="ce5" table:formula="of:=IF(AND([.B435]=&quot;&quot;; [.C43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36]=&quot;x&quot;; [.C436]=&quot;x&quot;);&quot;x&quot;;&quot;&quot;)">
            <text:p/>
          </table:table-cell>
          <table:table-cell table:style-name="ce5" table:formula="of:=IF(AND([.B436]=&quot;&quot;; [.C436]=&quot;&quot;;[.A436]&lt;&gt;&quot;&quot;);&quot;x&quot;;&quot;&quot;)">
            <text:p/>
          </table:table-cell>
          <table:table-cell table:style-name="ce5" table:formula="of:=IF(AND([.B436]=&quot;x&quot;; [.C436]=&quot;&quot;);&quot;x&quot;;&quot;&quot;)">
            <text:p/>
          </table:table-cell>
          <table:table-cell table:style-name="ce5" table:formula="of:=IF(AND([.B436]=&quot;&quot;; [.C43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37]=&quot;x&quot;; [.C437]=&quot;x&quot;);&quot;x&quot;;&quot;&quot;)">
            <text:p/>
          </table:table-cell>
          <table:table-cell table:style-name="ce5" table:formula="of:=IF(AND([.B437]=&quot;&quot;; [.C437]=&quot;&quot;;[.A437]&lt;&gt;&quot;&quot;);&quot;x&quot;;&quot;&quot;)">
            <text:p/>
          </table:table-cell>
          <table:table-cell table:style-name="ce5" table:formula="of:=IF(AND([.B437]=&quot;x&quot;; [.C437]=&quot;&quot;);&quot;x&quot;;&quot;&quot;)">
            <text:p/>
          </table:table-cell>
          <table:table-cell table:style-name="ce5" table:formula="of:=IF(AND([.B437]=&quot;&quot;; [.C43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38]=&quot;x&quot;; [.C438]=&quot;x&quot;);&quot;x&quot;;&quot;&quot;)">
            <text:p/>
          </table:table-cell>
          <table:table-cell table:style-name="ce5" table:formula="of:=IF(AND([.B438]=&quot;&quot;; [.C438]=&quot;&quot;;[.A438]&lt;&gt;&quot;&quot;);&quot;x&quot;;&quot;&quot;)">
            <text:p/>
          </table:table-cell>
          <table:table-cell table:style-name="ce5" table:formula="of:=IF(AND([.B438]=&quot;x&quot;; [.C438]=&quot;&quot;);&quot;x&quot;;&quot;&quot;)">
            <text:p/>
          </table:table-cell>
          <table:table-cell table:style-name="ce5" table:formula="of:=IF(AND([.B438]=&quot;&quot;; [.C43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39]=&quot;x&quot;; [.C439]=&quot;x&quot;);&quot;x&quot;;&quot;&quot;)">
            <text:p/>
          </table:table-cell>
          <table:table-cell table:style-name="ce5" table:formula="of:=IF(AND([.B439]=&quot;&quot;; [.C439]=&quot;&quot;;[.A439]&lt;&gt;&quot;&quot;);&quot;x&quot;;&quot;&quot;)">
            <text:p/>
          </table:table-cell>
          <table:table-cell table:style-name="ce5" table:formula="of:=IF(AND([.B439]=&quot;x&quot;; [.C439]=&quot;&quot;);&quot;x&quot;;&quot;&quot;)">
            <text:p/>
          </table:table-cell>
          <table:table-cell table:style-name="ce5" table:formula="of:=IF(AND([.B439]=&quot;&quot;; [.C43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40]=&quot;x&quot;; [.C440]=&quot;x&quot;);&quot;x&quot;;&quot;&quot;)">
            <text:p/>
          </table:table-cell>
          <table:table-cell table:style-name="ce5" table:formula="of:=IF(AND([.B440]=&quot;&quot;; [.C440]=&quot;&quot;;[.A440]&lt;&gt;&quot;&quot;);&quot;x&quot;;&quot;&quot;)">
            <text:p/>
          </table:table-cell>
          <table:table-cell table:style-name="ce5" table:formula="of:=IF(AND([.B440]=&quot;x&quot;; [.C440]=&quot;&quot;);&quot;x&quot;;&quot;&quot;)">
            <text:p/>
          </table:table-cell>
          <table:table-cell table:style-name="ce5" table:formula="of:=IF(AND([.B440]=&quot;&quot;; [.C44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41]=&quot;x&quot;; [.C441]=&quot;x&quot;);&quot;x&quot;;&quot;&quot;)">
            <text:p/>
          </table:table-cell>
          <table:table-cell table:style-name="ce5" table:formula="of:=IF(AND([.B441]=&quot;&quot;; [.C441]=&quot;&quot;;[.A441]&lt;&gt;&quot;&quot;);&quot;x&quot;;&quot;&quot;)">
            <text:p/>
          </table:table-cell>
          <table:table-cell table:style-name="ce5" table:formula="of:=IF(AND([.B441]=&quot;x&quot;; [.C441]=&quot;&quot;);&quot;x&quot;;&quot;&quot;)">
            <text:p/>
          </table:table-cell>
          <table:table-cell table:style-name="ce5" table:formula="of:=IF(AND([.B441]=&quot;&quot;; [.C44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42]=&quot;x&quot;; [.C442]=&quot;x&quot;);&quot;x&quot;;&quot;&quot;)">
            <text:p/>
          </table:table-cell>
          <table:table-cell table:style-name="ce5" table:formula="of:=IF(AND([.B442]=&quot;&quot;; [.C442]=&quot;&quot;;[.A442]&lt;&gt;&quot;&quot;);&quot;x&quot;;&quot;&quot;)">
            <text:p/>
          </table:table-cell>
          <table:table-cell table:style-name="ce5" table:formula="of:=IF(AND([.B442]=&quot;x&quot;; [.C442]=&quot;&quot;);&quot;x&quot;;&quot;&quot;)">
            <text:p/>
          </table:table-cell>
          <table:table-cell table:style-name="ce5" table:formula="of:=IF(AND([.B442]=&quot;&quot;; [.C44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43]=&quot;x&quot;; [.C443]=&quot;x&quot;);&quot;x&quot;;&quot;&quot;)">
            <text:p/>
          </table:table-cell>
          <table:table-cell table:style-name="ce5" table:formula="of:=IF(AND([.B443]=&quot;&quot;; [.C443]=&quot;&quot;;[.A443]&lt;&gt;&quot;&quot;);&quot;x&quot;;&quot;&quot;)">
            <text:p/>
          </table:table-cell>
          <table:table-cell table:style-name="ce5" table:formula="of:=IF(AND([.B443]=&quot;x&quot;; [.C443]=&quot;&quot;);&quot;x&quot;;&quot;&quot;)">
            <text:p/>
          </table:table-cell>
          <table:table-cell table:style-name="ce5" table:formula="of:=IF(AND([.B443]=&quot;&quot;; [.C44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44]=&quot;x&quot;; [.C444]=&quot;x&quot;);&quot;x&quot;;&quot;&quot;)">
            <text:p/>
          </table:table-cell>
          <table:table-cell table:style-name="ce5" table:formula="of:=IF(AND([.B444]=&quot;&quot;; [.C444]=&quot;&quot;;[.A444]&lt;&gt;&quot;&quot;);&quot;x&quot;;&quot;&quot;)">
            <text:p/>
          </table:table-cell>
          <table:table-cell table:style-name="ce5" table:formula="of:=IF(AND([.B444]=&quot;x&quot;; [.C444]=&quot;&quot;);&quot;x&quot;;&quot;&quot;)">
            <text:p/>
          </table:table-cell>
          <table:table-cell table:style-name="ce5" table:formula="of:=IF(AND([.B444]=&quot;&quot;; [.C44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45]=&quot;x&quot;; [.C445]=&quot;x&quot;);&quot;x&quot;;&quot;&quot;)">
            <text:p/>
          </table:table-cell>
          <table:table-cell table:style-name="ce5" table:formula="of:=IF(AND([.B445]=&quot;&quot;; [.C445]=&quot;&quot;;[.A445]&lt;&gt;&quot;&quot;);&quot;x&quot;;&quot;&quot;)">
            <text:p/>
          </table:table-cell>
          <table:table-cell table:style-name="ce5" table:formula="of:=IF(AND([.B445]=&quot;x&quot;; [.C445]=&quot;&quot;);&quot;x&quot;;&quot;&quot;)">
            <text:p/>
          </table:table-cell>
          <table:table-cell table:style-name="ce5" table:formula="of:=IF(AND([.B445]=&quot;&quot;; [.C44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46]=&quot;x&quot;; [.C446]=&quot;x&quot;);&quot;x&quot;;&quot;&quot;)">
            <text:p/>
          </table:table-cell>
          <table:table-cell table:style-name="ce5" table:formula="of:=IF(AND([.B446]=&quot;&quot;; [.C446]=&quot;&quot;;[.A446]&lt;&gt;&quot;&quot;);&quot;x&quot;;&quot;&quot;)">
            <text:p/>
          </table:table-cell>
          <table:table-cell table:style-name="ce5" table:formula="of:=IF(AND([.B446]=&quot;x&quot;; [.C446]=&quot;&quot;);&quot;x&quot;;&quot;&quot;)">
            <text:p/>
          </table:table-cell>
          <table:table-cell table:style-name="ce5" table:formula="of:=IF(AND([.B446]=&quot;&quot;; [.C44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47]=&quot;x&quot;; [.C447]=&quot;x&quot;);&quot;x&quot;;&quot;&quot;)">
            <text:p/>
          </table:table-cell>
          <table:table-cell table:style-name="ce5" table:formula="of:=IF(AND([.B447]=&quot;&quot;; [.C447]=&quot;&quot;;[.A447]&lt;&gt;&quot;&quot;);&quot;x&quot;;&quot;&quot;)">
            <text:p/>
          </table:table-cell>
          <table:table-cell table:style-name="ce5" table:formula="of:=IF(AND([.B447]=&quot;x&quot;; [.C447]=&quot;&quot;);&quot;x&quot;;&quot;&quot;)">
            <text:p/>
          </table:table-cell>
          <table:table-cell table:style-name="ce5" table:formula="of:=IF(AND([.B447]=&quot;&quot;; [.C44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48]=&quot;x&quot;; [.C448]=&quot;x&quot;);&quot;x&quot;;&quot;&quot;)">
            <text:p/>
          </table:table-cell>
          <table:table-cell table:style-name="ce5" table:formula="of:=IF(AND([.B448]=&quot;&quot;; [.C448]=&quot;&quot;;[.A448]&lt;&gt;&quot;&quot;);&quot;x&quot;;&quot;&quot;)">
            <text:p/>
          </table:table-cell>
          <table:table-cell table:style-name="ce5" table:formula="of:=IF(AND([.B448]=&quot;x&quot;; [.C448]=&quot;&quot;);&quot;x&quot;;&quot;&quot;)">
            <text:p/>
          </table:table-cell>
          <table:table-cell table:style-name="ce5" table:formula="of:=IF(AND([.B448]=&quot;&quot;; [.C44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49]=&quot;x&quot;; [.C449]=&quot;x&quot;);&quot;x&quot;;&quot;&quot;)">
            <text:p/>
          </table:table-cell>
          <table:table-cell table:style-name="ce5" table:formula="of:=IF(AND([.B449]=&quot;&quot;; [.C449]=&quot;&quot;;[.A449]&lt;&gt;&quot;&quot;);&quot;x&quot;;&quot;&quot;)">
            <text:p/>
          </table:table-cell>
          <table:table-cell table:style-name="ce5" table:formula="of:=IF(AND([.B449]=&quot;x&quot;; [.C449]=&quot;&quot;);&quot;x&quot;;&quot;&quot;)">
            <text:p/>
          </table:table-cell>
          <table:table-cell table:style-name="ce5" table:formula="of:=IF(AND([.B449]=&quot;&quot;; [.C44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50]=&quot;x&quot;; [.C450]=&quot;x&quot;);&quot;x&quot;;&quot;&quot;)">
            <text:p/>
          </table:table-cell>
          <table:table-cell table:style-name="ce5" table:formula="of:=IF(AND([.B450]=&quot;&quot;; [.C450]=&quot;&quot;;[.A450]&lt;&gt;&quot;&quot;);&quot;x&quot;;&quot;&quot;)">
            <text:p/>
          </table:table-cell>
          <table:table-cell table:style-name="ce5" table:formula="of:=IF(AND([.B450]=&quot;x&quot;; [.C450]=&quot;&quot;);&quot;x&quot;;&quot;&quot;)">
            <text:p/>
          </table:table-cell>
          <table:table-cell table:style-name="ce5" table:formula="of:=IF(AND([.B450]=&quot;&quot;; [.C45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51]=&quot;x&quot;; [.C451]=&quot;x&quot;);&quot;x&quot;;&quot;&quot;)">
            <text:p/>
          </table:table-cell>
          <table:table-cell table:style-name="ce5" table:formula="of:=IF(AND([.B451]=&quot;&quot;; [.C451]=&quot;&quot;;[.A451]&lt;&gt;&quot;&quot;);&quot;x&quot;;&quot;&quot;)">
            <text:p/>
          </table:table-cell>
          <table:table-cell table:style-name="ce5" table:formula="of:=IF(AND([.B451]=&quot;x&quot;; [.C451]=&quot;&quot;);&quot;x&quot;;&quot;&quot;)">
            <text:p/>
          </table:table-cell>
          <table:table-cell table:style-name="ce5" table:formula="of:=IF(AND([.B451]=&quot;&quot;; [.C45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52]=&quot;x&quot;; [.C452]=&quot;x&quot;);&quot;x&quot;;&quot;&quot;)">
            <text:p/>
          </table:table-cell>
          <table:table-cell table:style-name="ce5" table:formula="of:=IF(AND([.B452]=&quot;&quot;; [.C452]=&quot;&quot;;[.A452]&lt;&gt;&quot;&quot;);&quot;x&quot;;&quot;&quot;)">
            <text:p/>
          </table:table-cell>
          <table:table-cell table:style-name="ce5" table:formula="of:=IF(AND([.B452]=&quot;x&quot;; [.C452]=&quot;&quot;);&quot;x&quot;;&quot;&quot;)">
            <text:p/>
          </table:table-cell>
          <table:table-cell table:style-name="ce5" table:formula="of:=IF(AND([.B452]=&quot;&quot;; [.C45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53]=&quot;x&quot;; [.C453]=&quot;x&quot;);&quot;x&quot;;&quot;&quot;)">
            <text:p/>
          </table:table-cell>
          <table:table-cell table:style-name="ce5" table:formula="of:=IF(AND([.B453]=&quot;&quot;; [.C453]=&quot;&quot;;[.A453]&lt;&gt;&quot;&quot;);&quot;x&quot;;&quot;&quot;)">
            <text:p/>
          </table:table-cell>
          <table:table-cell table:style-name="ce5" table:formula="of:=IF(AND([.B453]=&quot;x&quot;; [.C453]=&quot;&quot;);&quot;x&quot;;&quot;&quot;)">
            <text:p/>
          </table:table-cell>
          <table:table-cell table:style-name="ce5" table:formula="of:=IF(AND([.B453]=&quot;&quot;; [.C45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54]=&quot;x&quot;; [.C454]=&quot;x&quot;);&quot;x&quot;;&quot;&quot;)">
            <text:p/>
          </table:table-cell>
          <table:table-cell table:style-name="ce5" table:formula="of:=IF(AND([.B454]=&quot;&quot;; [.C454]=&quot;&quot;;[.A454]&lt;&gt;&quot;&quot;);&quot;x&quot;;&quot;&quot;)">
            <text:p/>
          </table:table-cell>
          <table:table-cell table:style-name="ce5" table:formula="of:=IF(AND([.B454]=&quot;x&quot;; [.C454]=&quot;&quot;);&quot;x&quot;;&quot;&quot;)">
            <text:p/>
          </table:table-cell>
          <table:table-cell table:style-name="ce5" table:formula="of:=IF(AND([.B454]=&quot;&quot;; [.C45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55]=&quot;x&quot;; [.C455]=&quot;x&quot;);&quot;x&quot;;&quot;&quot;)">
            <text:p/>
          </table:table-cell>
          <table:table-cell table:style-name="ce5" table:formula="of:=IF(AND([.B455]=&quot;&quot;; [.C455]=&quot;&quot;;[.A455]&lt;&gt;&quot;&quot;);&quot;x&quot;;&quot;&quot;)">
            <text:p/>
          </table:table-cell>
          <table:table-cell table:style-name="ce5" table:formula="of:=IF(AND([.B455]=&quot;x&quot;; [.C455]=&quot;&quot;);&quot;x&quot;;&quot;&quot;)">
            <text:p/>
          </table:table-cell>
          <table:table-cell table:style-name="ce5" table:formula="of:=IF(AND([.B455]=&quot;&quot;; [.C45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56]=&quot;x&quot;; [.C456]=&quot;x&quot;);&quot;x&quot;;&quot;&quot;)">
            <text:p/>
          </table:table-cell>
          <table:table-cell table:style-name="ce5" table:formula="of:=IF(AND([.B456]=&quot;&quot;; [.C456]=&quot;&quot;;[.A456]&lt;&gt;&quot;&quot;);&quot;x&quot;;&quot;&quot;)">
            <text:p/>
          </table:table-cell>
          <table:table-cell table:style-name="ce5" table:formula="of:=IF(AND([.B456]=&quot;x&quot;; [.C456]=&quot;&quot;);&quot;x&quot;;&quot;&quot;)">
            <text:p/>
          </table:table-cell>
          <table:table-cell table:style-name="ce5" table:formula="of:=IF(AND([.B456]=&quot;&quot;; [.C45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57]=&quot;x&quot;; [.C457]=&quot;x&quot;);&quot;x&quot;;&quot;&quot;)">
            <text:p/>
          </table:table-cell>
          <table:table-cell table:style-name="ce5" table:formula="of:=IF(AND([.B457]=&quot;&quot;; [.C457]=&quot;&quot;;[.A457]&lt;&gt;&quot;&quot;);&quot;x&quot;;&quot;&quot;)">
            <text:p/>
          </table:table-cell>
          <table:table-cell table:style-name="ce5" table:formula="of:=IF(AND([.B457]=&quot;x&quot;; [.C457]=&quot;&quot;);&quot;x&quot;;&quot;&quot;)">
            <text:p/>
          </table:table-cell>
          <table:table-cell table:style-name="ce5" table:formula="of:=IF(AND([.B457]=&quot;&quot;; [.C45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58]=&quot;x&quot;; [.C458]=&quot;x&quot;);&quot;x&quot;;&quot;&quot;)">
            <text:p/>
          </table:table-cell>
          <table:table-cell table:style-name="ce5" table:formula="of:=IF(AND([.B458]=&quot;&quot;; [.C458]=&quot;&quot;;[.A458]&lt;&gt;&quot;&quot;);&quot;x&quot;;&quot;&quot;)">
            <text:p/>
          </table:table-cell>
          <table:table-cell table:style-name="ce5" table:formula="of:=IF(AND([.B458]=&quot;x&quot;; [.C458]=&quot;&quot;);&quot;x&quot;;&quot;&quot;)">
            <text:p/>
          </table:table-cell>
          <table:table-cell table:style-name="ce5" table:formula="of:=IF(AND([.B458]=&quot;&quot;; [.C45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59]=&quot;x&quot;; [.C459]=&quot;x&quot;);&quot;x&quot;;&quot;&quot;)">
            <text:p/>
          </table:table-cell>
          <table:table-cell table:style-name="ce5" table:formula="of:=IF(AND([.B459]=&quot;&quot;; [.C459]=&quot;&quot;;[.A459]&lt;&gt;&quot;&quot;);&quot;x&quot;;&quot;&quot;)">
            <text:p/>
          </table:table-cell>
          <table:table-cell table:style-name="ce5" table:formula="of:=IF(AND([.B459]=&quot;x&quot;; [.C459]=&quot;&quot;);&quot;x&quot;;&quot;&quot;)">
            <text:p/>
          </table:table-cell>
          <table:table-cell table:style-name="ce5" table:formula="of:=IF(AND([.B459]=&quot;&quot;; [.C45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60]=&quot;x&quot;; [.C460]=&quot;x&quot;);&quot;x&quot;;&quot;&quot;)">
            <text:p/>
          </table:table-cell>
          <table:table-cell table:style-name="ce5" table:formula="of:=IF(AND([.B460]=&quot;&quot;; [.C460]=&quot;&quot;;[.A460]&lt;&gt;&quot;&quot;);&quot;x&quot;;&quot;&quot;)">
            <text:p/>
          </table:table-cell>
          <table:table-cell table:style-name="ce5" table:formula="of:=IF(AND([.B460]=&quot;x&quot;; [.C460]=&quot;&quot;);&quot;x&quot;;&quot;&quot;)">
            <text:p/>
          </table:table-cell>
          <table:table-cell table:style-name="ce5" table:formula="of:=IF(AND([.B460]=&quot;&quot;; [.C46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61]=&quot;x&quot;; [.C461]=&quot;x&quot;);&quot;x&quot;;&quot;&quot;)">
            <text:p/>
          </table:table-cell>
          <table:table-cell table:style-name="ce5" table:formula="of:=IF(AND([.B461]=&quot;&quot;; [.C461]=&quot;&quot;;[.A461]&lt;&gt;&quot;&quot;);&quot;x&quot;;&quot;&quot;)">
            <text:p/>
          </table:table-cell>
          <table:table-cell table:style-name="ce5" table:formula="of:=IF(AND([.B461]=&quot;x&quot;; [.C461]=&quot;&quot;);&quot;x&quot;;&quot;&quot;)">
            <text:p/>
          </table:table-cell>
          <table:table-cell table:style-name="ce5" table:formula="of:=IF(AND([.B461]=&quot;&quot;; [.C46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62]=&quot;x&quot;; [.C462]=&quot;x&quot;);&quot;x&quot;;&quot;&quot;)">
            <text:p/>
          </table:table-cell>
          <table:table-cell table:style-name="ce5" table:formula="of:=IF(AND([.B462]=&quot;&quot;; [.C462]=&quot;&quot;;[.A462]&lt;&gt;&quot;&quot;);&quot;x&quot;;&quot;&quot;)">
            <text:p/>
          </table:table-cell>
          <table:table-cell table:style-name="ce5" table:formula="of:=IF(AND([.B462]=&quot;x&quot;; [.C462]=&quot;&quot;);&quot;x&quot;;&quot;&quot;)">
            <text:p/>
          </table:table-cell>
          <table:table-cell table:style-name="ce5" table:formula="of:=IF(AND([.B462]=&quot;&quot;; [.C46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63]=&quot;x&quot;; [.C463]=&quot;x&quot;);&quot;x&quot;;&quot;&quot;)">
            <text:p/>
          </table:table-cell>
          <table:table-cell table:style-name="ce5" table:formula="of:=IF(AND([.B463]=&quot;&quot;; [.C463]=&quot;&quot;;[.A463]&lt;&gt;&quot;&quot;);&quot;x&quot;;&quot;&quot;)">
            <text:p/>
          </table:table-cell>
          <table:table-cell table:style-name="ce5" table:formula="of:=IF(AND([.B463]=&quot;x&quot;; [.C463]=&quot;&quot;);&quot;x&quot;;&quot;&quot;)">
            <text:p/>
          </table:table-cell>
          <table:table-cell table:style-name="ce5" table:formula="of:=IF(AND([.B463]=&quot;&quot;; [.C46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64]=&quot;x&quot;; [.C464]=&quot;x&quot;);&quot;x&quot;;&quot;&quot;)">
            <text:p/>
          </table:table-cell>
          <table:table-cell table:style-name="ce5" table:formula="of:=IF(AND([.B464]=&quot;&quot;; [.C464]=&quot;&quot;;[.A464]&lt;&gt;&quot;&quot;);&quot;x&quot;;&quot;&quot;)">
            <text:p/>
          </table:table-cell>
          <table:table-cell table:style-name="ce5" table:formula="of:=IF(AND([.B464]=&quot;x&quot;; [.C464]=&quot;&quot;);&quot;x&quot;;&quot;&quot;)">
            <text:p/>
          </table:table-cell>
          <table:table-cell table:style-name="ce5" table:formula="of:=IF(AND([.B464]=&quot;&quot;; [.C46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65]=&quot;x&quot;; [.C465]=&quot;x&quot;);&quot;x&quot;;&quot;&quot;)">
            <text:p/>
          </table:table-cell>
          <table:table-cell table:style-name="ce5" table:formula="of:=IF(AND([.B465]=&quot;&quot;; [.C465]=&quot;&quot;;[.A465]&lt;&gt;&quot;&quot;);&quot;x&quot;;&quot;&quot;)">
            <text:p/>
          </table:table-cell>
          <table:table-cell table:style-name="ce5" table:formula="of:=IF(AND([.B465]=&quot;x&quot;; [.C465]=&quot;&quot;);&quot;x&quot;;&quot;&quot;)">
            <text:p/>
          </table:table-cell>
          <table:table-cell table:style-name="ce5" table:formula="of:=IF(AND([.B465]=&quot;&quot;; [.C46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66]=&quot;x&quot;; [.C466]=&quot;x&quot;);&quot;x&quot;;&quot;&quot;)">
            <text:p/>
          </table:table-cell>
          <table:table-cell table:style-name="ce5" table:formula="of:=IF(AND([.B466]=&quot;&quot;; [.C466]=&quot;&quot;;[.A466]&lt;&gt;&quot;&quot;);&quot;x&quot;;&quot;&quot;)">
            <text:p/>
          </table:table-cell>
          <table:table-cell table:style-name="ce5" table:formula="of:=IF(AND([.B466]=&quot;x&quot;; [.C466]=&quot;&quot;);&quot;x&quot;;&quot;&quot;)">
            <text:p/>
          </table:table-cell>
          <table:table-cell table:style-name="ce5" table:formula="of:=IF(AND([.B466]=&quot;&quot;; [.C46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67]=&quot;x&quot;; [.C467]=&quot;x&quot;);&quot;x&quot;;&quot;&quot;)">
            <text:p/>
          </table:table-cell>
          <table:table-cell table:style-name="ce5" table:formula="of:=IF(AND([.B467]=&quot;&quot;; [.C467]=&quot;&quot;;[.A467]&lt;&gt;&quot;&quot;);&quot;x&quot;;&quot;&quot;)">
            <text:p/>
          </table:table-cell>
          <table:table-cell table:style-name="ce5" table:formula="of:=IF(AND([.B467]=&quot;x&quot;; [.C467]=&quot;&quot;);&quot;x&quot;;&quot;&quot;)">
            <text:p/>
          </table:table-cell>
          <table:table-cell table:style-name="ce5" table:formula="of:=IF(AND([.B467]=&quot;&quot;; [.C46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68]=&quot;x&quot;; [.C468]=&quot;x&quot;);&quot;x&quot;;&quot;&quot;)">
            <text:p/>
          </table:table-cell>
          <table:table-cell table:style-name="ce5" table:formula="of:=IF(AND([.B468]=&quot;&quot;; [.C468]=&quot;&quot;;[.A468]&lt;&gt;&quot;&quot;);&quot;x&quot;;&quot;&quot;)">
            <text:p/>
          </table:table-cell>
          <table:table-cell table:style-name="ce5" table:formula="of:=IF(AND([.B468]=&quot;x&quot;; [.C468]=&quot;&quot;);&quot;x&quot;;&quot;&quot;)">
            <text:p/>
          </table:table-cell>
          <table:table-cell table:style-name="ce5" table:formula="of:=IF(AND([.B468]=&quot;&quot;; [.C46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69]=&quot;x&quot;; [.C469]=&quot;x&quot;);&quot;x&quot;;&quot;&quot;)">
            <text:p/>
          </table:table-cell>
          <table:table-cell table:style-name="ce5" table:formula="of:=IF(AND([.B469]=&quot;&quot;; [.C469]=&quot;&quot;;[.A469]&lt;&gt;&quot;&quot;);&quot;x&quot;;&quot;&quot;)">
            <text:p/>
          </table:table-cell>
          <table:table-cell table:style-name="ce5" table:formula="of:=IF(AND([.B469]=&quot;x&quot;; [.C469]=&quot;&quot;);&quot;x&quot;;&quot;&quot;)">
            <text:p/>
          </table:table-cell>
          <table:table-cell table:style-name="ce5" table:formula="of:=IF(AND([.B469]=&quot;&quot;; [.C46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70]=&quot;x&quot;; [.C470]=&quot;x&quot;);&quot;x&quot;;&quot;&quot;)">
            <text:p/>
          </table:table-cell>
          <table:table-cell table:style-name="ce5" table:formula="of:=IF(AND([.B470]=&quot;&quot;; [.C470]=&quot;&quot;;[.A470]&lt;&gt;&quot;&quot;);&quot;x&quot;;&quot;&quot;)">
            <text:p/>
          </table:table-cell>
          <table:table-cell table:style-name="ce5" table:formula="of:=IF(AND([.B470]=&quot;x&quot;; [.C470]=&quot;&quot;);&quot;x&quot;;&quot;&quot;)">
            <text:p/>
          </table:table-cell>
          <table:table-cell table:style-name="ce5" table:formula="of:=IF(AND([.B470]=&quot;&quot;; [.C47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71]=&quot;x&quot;; [.C471]=&quot;x&quot;);&quot;x&quot;;&quot;&quot;)">
            <text:p/>
          </table:table-cell>
          <table:table-cell table:style-name="ce5" table:formula="of:=IF(AND([.B471]=&quot;&quot;; [.C471]=&quot;&quot;;[.A471]&lt;&gt;&quot;&quot;);&quot;x&quot;;&quot;&quot;)">
            <text:p/>
          </table:table-cell>
          <table:table-cell table:style-name="ce5" table:formula="of:=IF(AND([.B471]=&quot;x&quot;; [.C471]=&quot;&quot;);&quot;x&quot;;&quot;&quot;)">
            <text:p/>
          </table:table-cell>
          <table:table-cell table:style-name="ce5" table:formula="of:=IF(AND([.B471]=&quot;&quot;; [.C47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72]=&quot;x&quot;; [.C472]=&quot;x&quot;);&quot;x&quot;;&quot;&quot;)">
            <text:p/>
          </table:table-cell>
          <table:table-cell table:style-name="ce5" table:formula="of:=IF(AND([.B472]=&quot;&quot;; [.C472]=&quot;&quot;;[.A472]&lt;&gt;&quot;&quot;);&quot;x&quot;;&quot;&quot;)">
            <text:p/>
          </table:table-cell>
          <table:table-cell table:style-name="ce5" table:formula="of:=IF(AND([.B472]=&quot;x&quot;; [.C472]=&quot;&quot;);&quot;x&quot;;&quot;&quot;)">
            <text:p/>
          </table:table-cell>
          <table:table-cell table:style-name="ce5" table:formula="of:=IF(AND([.B472]=&quot;&quot;; [.C47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73]=&quot;x&quot;; [.C473]=&quot;x&quot;);&quot;x&quot;;&quot;&quot;)">
            <text:p/>
          </table:table-cell>
          <table:table-cell table:style-name="ce5" table:formula="of:=IF(AND([.B473]=&quot;&quot;; [.C473]=&quot;&quot;;[.A473]&lt;&gt;&quot;&quot;);&quot;x&quot;;&quot;&quot;)">
            <text:p/>
          </table:table-cell>
          <table:table-cell table:style-name="ce5" table:formula="of:=IF(AND([.B473]=&quot;x&quot;; [.C473]=&quot;&quot;);&quot;x&quot;;&quot;&quot;)">
            <text:p/>
          </table:table-cell>
          <table:table-cell table:style-name="ce5" table:formula="of:=IF(AND([.B473]=&quot;&quot;; [.C47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74]=&quot;x&quot;; [.C474]=&quot;x&quot;);&quot;x&quot;;&quot;&quot;)">
            <text:p/>
          </table:table-cell>
          <table:table-cell table:style-name="ce5" table:formula="of:=IF(AND([.B474]=&quot;&quot;; [.C474]=&quot;&quot;;[.A474]&lt;&gt;&quot;&quot;);&quot;x&quot;;&quot;&quot;)">
            <text:p/>
          </table:table-cell>
          <table:table-cell table:style-name="ce5" table:formula="of:=IF(AND([.B474]=&quot;x&quot;; [.C474]=&quot;&quot;);&quot;x&quot;;&quot;&quot;)">
            <text:p/>
          </table:table-cell>
          <table:table-cell table:style-name="ce5" table:formula="of:=IF(AND([.B474]=&quot;&quot;; [.C47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75]=&quot;x&quot;; [.C475]=&quot;x&quot;);&quot;x&quot;;&quot;&quot;)">
            <text:p/>
          </table:table-cell>
          <table:table-cell table:style-name="ce5" table:formula="of:=IF(AND([.B475]=&quot;&quot;; [.C475]=&quot;&quot;;[.A475]&lt;&gt;&quot;&quot;);&quot;x&quot;;&quot;&quot;)">
            <text:p/>
          </table:table-cell>
          <table:table-cell table:style-name="ce5" table:formula="of:=IF(AND([.B475]=&quot;x&quot;; [.C475]=&quot;&quot;);&quot;x&quot;;&quot;&quot;)">
            <text:p/>
          </table:table-cell>
          <table:table-cell table:style-name="ce5" table:formula="of:=IF(AND([.B475]=&quot;&quot;; [.C47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76]=&quot;x&quot;; [.C476]=&quot;x&quot;);&quot;x&quot;;&quot;&quot;)">
            <text:p/>
          </table:table-cell>
          <table:table-cell table:style-name="ce5" table:formula="of:=IF(AND([.B476]=&quot;&quot;; [.C476]=&quot;&quot;;[.A476]&lt;&gt;&quot;&quot;);&quot;x&quot;;&quot;&quot;)">
            <text:p/>
          </table:table-cell>
          <table:table-cell table:style-name="ce5" table:formula="of:=IF(AND([.B476]=&quot;x&quot;; [.C476]=&quot;&quot;);&quot;x&quot;;&quot;&quot;)">
            <text:p/>
          </table:table-cell>
          <table:table-cell table:style-name="ce5" table:formula="of:=IF(AND([.B476]=&quot;&quot;; [.C47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77]=&quot;x&quot;; [.C477]=&quot;x&quot;);&quot;x&quot;;&quot;&quot;)">
            <text:p/>
          </table:table-cell>
          <table:table-cell table:style-name="ce5" table:formula="of:=IF(AND([.B477]=&quot;&quot;; [.C477]=&quot;&quot;;[.A477]&lt;&gt;&quot;&quot;);&quot;x&quot;;&quot;&quot;)">
            <text:p/>
          </table:table-cell>
          <table:table-cell table:style-name="ce5" table:formula="of:=IF(AND([.B477]=&quot;x&quot;; [.C477]=&quot;&quot;);&quot;x&quot;;&quot;&quot;)">
            <text:p/>
          </table:table-cell>
          <table:table-cell table:style-name="ce5" table:formula="of:=IF(AND([.B477]=&quot;&quot;; [.C47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78]=&quot;x&quot;; [.C478]=&quot;x&quot;);&quot;x&quot;;&quot;&quot;)">
            <text:p/>
          </table:table-cell>
          <table:table-cell table:style-name="ce5" table:formula="of:=IF(AND([.B478]=&quot;&quot;; [.C478]=&quot;&quot;;[.A478]&lt;&gt;&quot;&quot;);&quot;x&quot;;&quot;&quot;)">
            <text:p/>
          </table:table-cell>
          <table:table-cell table:style-name="ce5" table:formula="of:=IF(AND([.B478]=&quot;x&quot;; [.C478]=&quot;&quot;);&quot;x&quot;;&quot;&quot;)">
            <text:p/>
          </table:table-cell>
          <table:table-cell table:style-name="ce5" table:formula="of:=IF(AND([.B478]=&quot;&quot;; [.C47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79]=&quot;x&quot;; [.C479]=&quot;x&quot;);&quot;x&quot;;&quot;&quot;)">
            <text:p/>
          </table:table-cell>
          <table:table-cell table:style-name="ce5" table:formula="of:=IF(AND([.B479]=&quot;&quot;; [.C479]=&quot;&quot;;[.A479]&lt;&gt;&quot;&quot;);&quot;x&quot;;&quot;&quot;)">
            <text:p/>
          </table:table-cell>
          <table:table-cell table:style-name="ce5" table:formula="of:=IF(AND([.B479]=&quot;x&quot;; [.C479]=&quot;&quot;);&quot;x&quot;;&quot;&quot;)">
            <text:p/>
          </table:table-cell>
          <table:table-cell table:style-name="ce5" table:formula="of:=IF(AND([.B479]=&quot;&quot;; [.C47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80]=&quot;x&quot;; [.C480]=&quot;x&quot;);&quot;x&quot;;&quot;&quot;)">
            <text:p/>
          </table:table-cell>
          <table:table-cell table:style-name="ce5" table:formula="of:=IF(AND([.B480]=&quot;&quot;; [.C480]=&quot;&quot;;[.A480]&lt;&gt;&quot;&quot;);&quot;x&quot;;&quot;&quot;)">
            <text:p/>
          </table:table-cell>
          <table:table-cell table:style-name="ce5" table:formula="of:=IF(AND([.B480]=&quot;x&quot;; [.C480]=&quot;&quot;);&quot;x&quot;;&quot;&quot;)">
            <text:p/>
          </table:table-cell>
          <table:table-cell table:style-name="ce5" table:formula="of:=IF(AND([.B480]=&quot;&quot;; [.C48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81]=&quot;x&quot;; [.C481]=&quot;x&quot;);&quot;x&quot;;&quot;&quot;)">
            <text:p/>
          </table:table-cell>
          <table:table-cell table:style-name="ce5" table:formula="of:=IF(AND([.B481]=&quot;&quot;; [.C481]=&quot;&quot;;[.A481]&lt;&gt;&quot;&quot;);&quot;x&quot;;&quot;&quot;)">
            <text:p/>
          </table:table-cell>
          <table:table-cell table:style-name="ce5" table:formula="of:=IF(AND([.B481]=&quot;x&quot;; [.C481]=&quot;&quot;);&quot;x&quot;;&quot;&quot;)">
            <text:p/>
          </table:table-cell>
          <table:table-cell table:style-name="ce5" table:formula="of:=IF(AND([.B481]=&quot;&quot;; [.C48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82]=&quot;x&quot;; [.C482]=&quot;x&quot;);&quot;x&quot;;&quot;&quot;)">
            <text:p/>
          </table:table-cell>
          <table:table-cell table:style-name="ce5" table:formula="of:=IF(AND([.B482]=&quot;&quot;; [.C482]=&quot;&quot;;[.A482]&lt;&gt;&quot;&quot;);&quot;x&quot;;&quot;&quot;)">
            <text:p/>
          </table:table-cell>
          <table:table-cell table:style-name="ce5" table:formula="of:=IF(AND([.B482]=&quot;x&quot;; [.C482]=&quot;&quot;);&quot;x&quot;;&quot;&quot;)">
            <text:p/>
          </table:table-cell>
          <table:table-cell table:style-name="ce5" table:formula="of:=IF(AND([.B482]=&quot;&quot;; [.C48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83]=&quot;x&quot;; [.C483]=&quot;x&quot;);&quot;x&quot;;&quot;&quot;)">
            <text:p/>
          </table:table-cell>
          <table:table-cell table:style-name="ce5" table:formula="of:=IF(AND([.B483]=&quot;&quot;; [.C483]=&quot;&quot;;[.A483]&lt;&gt;&quot;&quot;);&quot;x&quot;;&quot;&quot;)">
            <text:p/>
          </table:table-cell>
          <table:table-cell table:style-name="ce5" table:formula="of:=IF(AND([.B483]=&quot;x&quot;; [.C483]=&quot;&quot;);&quot;x&quot;;&quot;&quot;)">
            <text:p/>
          </table:table-cell>
          <table:table-cell table:style-name="ce5" table:formula="of:=IF(AND([.B483]=&quot;&quot;; [.C48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84]=&quot;x&quot;; [.C484]=&quot;x&quot;);&quot;x&quot;;&quot;&quot;)">
            <text:p/>
          </table:table-cell>
          <table:table-cell table:style-name="ce5" table:formula="of:=IF(AND([.B484]=&quot;&quot;; [.C484]=&quot;&quot;;[.A484]&lt;&gt;&quot;&quot;);&quot;x&quot;;&quot;&quot;)">
            <text:p/>
          </table:table-cell>
          <table:table-cell table:style-name="ce5" table:formula="of:=IF(AND([.B484]=&quot;x&quot;; [.C484]=&quot;&quot;);&quot;x&quot;;&quot;&quot;)">
            <text:p/>
          </table:table-cell>
          <table:table-cell table:style-name="ce5" table:formula="of:=IF(AND([.B484]=&quot;&quot;; [.C48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85]=&quot;x&quot;; [.C485]=&quot;x&quot;);&quot;x&quot;;&quot;&quot;)">
            <text:p/>
          </table:table-cell>
          <table:table-cell table:style-name="ce5" table:formula="of:=IF(AND([.B485]=&quot;&quot;; [.C485]=&quot;&quot;;[.A485]&lt;&gt;&quot;&quot;);&quot;x&quot;;&quot;&quot;)">
            <text:p/>
          </table:table-cell>
          <table:table-cell table:style-name="ce5" table:formula="of:=IF(AND([.B485]=&quot;x&quot;; [.C485]=&quot;&quot;);&quot;x&quot;;&quot;&quot;)">
            <text:p/>
          </table:table-cell>
          <table:table-cell table:style-name="ce5" table:formula="of:=IF(AND([.B485]=&quot;&quot;; [.C48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86]=&quot;x&quot;; [.C486]=&quot;x&quot;);&quot;x&quot;;&quot;&quot;)">
            <text:p/>
          </table:table-cell>
          <table:table-cell table:style-name="ce5" table:formula="of:=IF(AND([.B486]=&quot;&quot;; [.C486]=&quot;&quot;;[.A486]&lt;&gt;&quot;&quot;);&quot;x&quot;;&quot;&quot;)">
            <text:p/>
          </table:table-cell>
          <table:table-cell table:style-name="ce5" table:formula="of:=IF(AND([.B486]=&quot;x&quot;; [.C486]=&quot;&quot;);&quot;x&quot;;&quot;&quot;)">
            <text:p/>
          </table:table-cell>
          <table:table-cell table:style-name="ce5" table:formula="of:=IF(AND([.B486]=&quot;&quot;; [.C48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87]=&quot;x&quot;; [.C487]=&quot;x&quot;);&quot;x&quot;;&quot;&quot;)">
            <text:p/>
          </table:table-cell>
          <table:table-cell table:style-name="ce5" table:formula="of:=IF(AND([.B487]=&quot;&quot;; [.C487]=&quot;&quot;;[.A487]&lt;&gt;&quot;&quot;);&quot;x&quot;;&quot;&quot;)">
            <text:p/>
          </table:table-cell>
          <table:table-cell table:style-name="ce5" table:formula="of:=IF(AND([.B487]=&quot;x&quot;; [.C487]=&quot;&quot;);&quot;x&quot;;&quot;&quot;)">
            <text:p/>
          </table:table-cell>
          <table:table-cell table:style-name="ce5" table:formula="of:=IF(AND([.B487]=&quot;&quot;; [.C48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88]=&quot;x&quot;; [.C488]=&quot;x&quot;);&quot;x&quot;;&quot;&quot;)">
            <text:p/>
          </table:table-cell>
          <table:table-cell table:style-name="ce5" table:formula="of:=IF(AND([.B488]=&quot;&quot;; [.C488]=&quot;&quot;;[.A488]&lt;&gt;&quot;&quot;);&quot;x&quot;;&quot;&quot;)">
            <text:p/>
          </table:table-cell>
          <table:table-cell table:style-name="ce5" table:formula="of:=IF(AND([.B488]=&quot;x&quot;; [.C488]=&quot;&quot;);&quot;x&quot;;&quot;&quot;)">
            <text:p/>
          </table:table-cell>
          <table:table-cell table:style-name="ce5" table:formula="of:=IF(AND([.B488]=&quot;&quot;; [.C48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89]=&quot;x&quot;; [.C489]=&quot;x&quot;);&quot;x&quot;;&quot;&quot;)">
            <text:p/>
          </table:table-cell>
          <table:table-cell table:style-name="ce5" table:formula="of:=IF(AND([.B489]=&quot;&quot;; [.C489]=&quot;&quot;;[.A489]&lt;&gt;&quot;&quot;);&quot;x&quot;;&quot;&quot;)">
            <text:p/>
          </table:table-cell>
          <table:table-cell table:style-name="ce5" table:formula="of:=IF(AND([.B489]=&quot;x&quot;; [.C489]=&quot;&quot;);&quot;x&quot;;&quot;&quot;)">
            <text:p/>
          </table:table-cell>
          <table:table-cell table:style-name="ce5" table:formula="of:=IF(AND([.B489]=&quot;&quot;; [.C48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90]=&quot;x&quot;; [.C490]=&quot;x&quot;);&quot;x&quot;;&quot;&quot;)">
            <text:p/>
          </table:table-cell>
          <table:table-cell table:style-name="ce5" table:formula="of:=IF(AND([.B490]=&quot;&quot;; [.C490]=&quot;&quot;;[.A490]&lt;&gt;&quot;&quot;);&quot;x&quot;;&quot;&quot;)">
            <text:p/>
          </table:table-cell>
          <table:table-cell table:style-name="ce5" table:formula="of:=IF(AND([.B490]=&quot;x&quot;; [.C490]=&quot;&quot;);&quot;x&quot;;&quot;&quot;)">
            <text:p/>
          </table:table-cell>
          <table:table-cell table:style-name="ce5" table:formula="of:=IF(AND([.B490]=&quot;&quot;; [.C49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91]=&quot;x&quot;; [.C491]=&quot;x&quot;);&quot;x&quot;;&quot;&quot;)">
            <text:p/>
          </table:table-cell>
          <table:table-cell table:style-name="ce5" table:formula="of:=IF(AND([.B491]=&quot;&quot;; [.C491]=&quot;&quot;;[.A491]&lt;&gt;&quot;&quot;);&quot;x&quot;;&quot;&quot;)">
            <text:p/>
          </table:table-cell>
          <table:table-cell table:style-name="ce5" table:formula="of:=IF(AND([.B491]=&quot;x&quot;; [.C491]=&quot;&quot;);&quot;x&quot;;&quot;&quot;)">
            <text:p/>
          </table:table-cell>
          <table:table-cell table:style-name="ce5" table:formula="of:=IF(AND([.B491]=&quot;&quot;; [.C49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92]=&quot;x&quot;; [.C492]=&quot;x&quot;);&quot;x&quot;;&quot;&quot;)">
            <text:p/>
          </table:table-cell>
          <table:table-cell table:style-name="ce5" table:formula="of:=IF(AND([.B492]=&quot;&quot;; [.C492]=&quot;&quot;;[.A492]&lt;&gt;&quot;&quot;);&quot;x&quot;;&quot;&quot;)">
            <text:p/>
          </table:table-cell>
          <table:table-cell table:style-name="ce5" table:formula="of:=IF(AND([.B492]=&quot;x&quot;; [.C492]=&quot;&quot;);&quot;x&quot;;&quot;&quot;)">
            <text:p/>
          </table:table-cell>
          <table:table-cell table:style-name="ce5" table:formula="of:=IF(AND([.B492]=&quot;&quot;; [.C49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93]=&quot;x&quot;; [.C493]=&quot;x&quot;);&quot;x&quot;;&quot;&quot;)">
            <text:p/>
          </table:table-cell>
          <table:table-cell table:style-name="ce5" table:formula="of:=IF(AND([.B493]=&quot;&quot;; [.C493]=&quot;&quot;;[.A493]&lt;&gt;&quot;&quot;);&quot;x&quot;;&quot;&quot;)">
            <text:p/>
          </table:table-cell>
          <table:table-cell table:style-name="ce5" table:formula="of:=IF(AND([.B493]=&quot;x&quot;; [.C493]=&quot;&quot;);&quot;x&quot;;&quot;&quot;)">
            <text:p/>
          </table:table-cell>
          <table:table-cell table:style-name="ce5" table:formula="of:=IF(AND([.B493]=&quot;&quot;; [.C49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94]=&quot;x&quot;; [.C494]=&quot;x&quot;);&quot;x&quot;;&quot;&quot;)">
            <text:p/>
          </table:table-cell>
          <table:table-cell table:style-name="ce5" table:formula="of:=IF(AND([.B494]=&quot;&quot;; [.C494]=&quot;&quot;;[.A494]&lt;&gt;&quot;&quot;);&quot;x&quot;;&quot;&quot;)">
            <text:p/>
          </table:table-cell>
          <table:table-cell table:style-name="ce5" table:formula="of:=IF(AND([.B494]=&quot;x&quot;; [.C494]=&quot;&quot;);&quot;x&quot;;&quot;&quot;)">
            <text:p/>
          </table:table-cell>
          <table:table-cell table:style-name="ce5" table:formula="of:=IF(AND([.B494]=&quot;&quot;; [.C49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95]=&quot;x&quot;; [.C495]=&quot;x&quot;);&quot;x&quot;;&quot;&quot;)">
            <text:p/>
          </table:table-cell>
          <table:table-cell table:style-name="ce5" table:formula="of:=IF(AND([.B495]=&quot;&quot;; [.C495]=&quot;&quot;;[.A495]&lt;&gt;&quot;&quot;);&quot;x&quot;;&quot;&quot;)">
            <text:p/>
          </table:table-cell>
          <table:table-cell table:style-name="ce5" table:formula="of:=IF(AND([.B495]=&quot;x&quot;; [.C495]=&quot;&quot;);&quot;x&quot;;&quot;&quot;)">
            <text:p/>
          </table:table-cell>
          <table:table-cell table:style-name="ce5" table:formula="of:=IF(AND([.B495]=&quot;&quot;; [.C49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96]=&quot;x&quot;; [.C496]=&quot;x&quot;);&quot;x&quot;;&quot;&quot;)">
            <text:p/>
          </table:table-cell>
          <table:table-cell table:style-name="ce5" table:formula="of:=IF(AND([.B496]=&quot;&quot;; [.C496]=&quot;&quot;;[.A496]&lt;&gt;&quot;&quot;);&quot;x&quot;;&quot;&quot;)">
            <text:p/>
          </table:table-cell>
          <table:table-cell table:style-name="ce5" table:formula="of:=IF(AND([.B496]=&quot;x&quot;; [.C496]=&quot;&quot;);&quot;x&quot;;&quot;&quot;)">
            <text:p/>
          </table:table-cell>
          <table:table-cell table:style-name="ce5" table:formula="of:=IF(AND([.B496]=&quot;&quot;; [.C49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97]=&quot;x&quot;; [.C497]=&quot;x&quot;);&quot;x&quot;;&quot;&quot;)">
            <text:p/>
          </table:table-cell>
          <table:table-cell table:style-name="ce5" table:formula="of:=IF(AND([.B497]=&quot;&quot;; [.C497]=&quot;&quot;;[.A497]&lt;&gt;&quot;&quot;);&quot;x&quot;;&quot;&quot;)">
            <text:p/>
          </table:table-cell>
          <table:table-cell table:style-name="ce5" table:formula="of:=IF(AND([.B497]=&quot;x&quot;; [.C497]=&quot;&quot;);&quot;x&quot;;&quot;&quot;)">
            <text:p/>
          </table:table-cell>
          <table:table-cell table:style-name="ce5" table:formula="of:=IF(AND([.B497]=&quot;&quot;; [.C49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98]=&quot;x&quot;; [.C498]=&quot;x&quot;);&quot;x&quot;;&quot;&quot;)">
            <text:p/>
          </table:table-cell>
          <table:table-cell table:style-name="ce5" table:formula="of:=IF(AND([.B498]=&quot;&quot;; [.C498]=&quot;&quot;;[.A498]&lt;&gt;&quot;&quot;);&quot;x&quot;;&quot;&quot;)">
            <text:p/>
          </table:table-cell>
          <table:table-cell table:style-name="ce5" table:formula="of:=IF(AND([.B498]=&quot;x&quot;; [.C498]=&quot;&quot;);&quot;x&quot;;&quot;&quot;)">
            <text:p/>
          </table:table-cell>
          <table:table-cell table:style-name="ce5" table:formula="of:=IF(AND([.B498]=&quot;&quot;; [.C49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499]=&quot;x&quot;; [.C499]=&quot;x&quot;);&quot;x&quot;;&quot;&quot;)">
            <text:p/>
          </table:table-cell>
          <table:table-cell table:style-name="ce5" table:formula="of:=IF(AND([.B499]=&quot;&quot;; [.C499]=&quot;&quot;;[.A499]&lt;&gt;&quot;&quot;);&quot;x&quot;;&quot;&quot;)">
            <text:p/>
          </table:table-cell>
          <table:table-cell table:style-name="ce5" table:formula="of:=IF(AND([.B499]=&quot;x&quot;; [.C499]=&quot;&quot;);&quot;x&quot;;&quot;&quot;)">
            <text:p/>
          </table:table-cell>
          <table:table-cell table:style-name="ce5" table:formula="of:=IF(AND([.B499]=&quot;&quot;; [.C49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00]=&quot;x&quot;; [.C500]=&quot;x&quot;);&quot;x&quot;;&quot;&quot;)">
            <text:p/>
          </table:table-cell>
          <table:table-cell table:style-name="ce5" table:formula="of:=IF(AND([.B500]=&quot;&quot;; [.C500]=&quot;&quot;;[.A500]&lt;&gt;&quot;&quot;);&quot;x&quot;;&quot;&quot;)">
            <text:p/>
          </table:table-cell>
          <table:table-cell table:style-name="ce5" table:formula="of:=IF(AND([.B500]=&quot;x&quot;; [.C500]=&quot;&quot;);&quot;x&quot;;&quot;&quot;)">
            <text:p/>
          </table:table-cell>
          <table:table-cell table:style-name="ce5" table:formula="of:=IF(AND([.B500]=&quot;&quot;; [.C50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01]=&quot;x&quot;; [.C501]=&quot;x&quot;);&quot;x&quot;;&quot;&quot;)">
            <text:p/>
          </table:table-cell>
          <table:table-cell table:style-name="ce5" table:formula="of:=IF(AND([.B501]=&quot;&quot;; [.C501]=&quot;&quot;;[.A501]&lt;&gt;&quot;&quot;);&quot;x&quot;;&quot;&quot;)">
            <text:p/>
          </table:table-cell>
          <table:table-cell table:style-name="ce5" table:formula="of:=IF(AND([.B501]=&quot;x&quot;; [.C501]=&quot;&quot;);&quot;x&quot;;&quot;&quot;)">
            <text:p/>
          </table:table-cell>
          <table:table-cell table:style-name="ce5" table:formula="of:=IF(AND([.B501]=&quot;&quot;; [.C50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02]=&quot;x&quot;; [.C502]=&quot;x&quot;);&quot;x&quot;;&quot;&quot;)">
            <text:p/>
          </table:table-cell>
          <table:table-cell table:style-name="ce5" table:formula="of:=IF(AND([.B502]=&quot;&quot;; [.C502]=&quot;&quot;;[.A502]&lt;&gt;&quot;&quot;);&quot;x&quot;;&quot;&quot;)">
            <text:p/>
          </table:table-cell>
          <table:table-cell table:style-name="ce5" table:formula="of:=IF(AND([.B502]=&quot;x&quot;; [.C502]=&quot;&quot;);&quot;x&quot;;&quot;&quot;)">
            <text:p/>
          </table:table-cell>
          <table:table-cell table:style-name="ce5" table:formula="of:=IF(AND([.B502]=&quot;&quot;; [.C50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03]=&quot;x&quot;; [.C503]=&quot;x&quot;);&quot;x&quot;;&quot;&quot;)">
            <text:p/>
          </table:table-cell>
          <table:table-cell table:style-name="ce5" table:formula="of:=IF(AND([.B503]=&quot;&quot;; [.C503]=&quot;&quot;;[.A503]&lt;&gt;&quot;&quot;);&quot;x&quot;;&quot;&quot;)">
            <text:p/>
          </table:table-cell>
          <table:table-cell table:style-name="ce5" table:formula="of:=IF(AND([.B503]=&quot;x&quot;; [.C503]=&quot;&quot;);&quot;x&quot;;&quot;&quot;)">
            <text:p/>
          </table:table-cell>
          <table:table-cell table:style-name="ce5" table:formula="of:=IF(AND([.B503]=&quot;&quot;; [.C50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04]=&quot;x&quot;; [.C504]=&quot;x&quot;);&quot;x&quot;;&quot;&quot;)">
            <text:p/>
          </table:table-cell>
          <table:table-cell table:style-name="ce5" table:formula="of:=IF(AND([.B504]=&quot;&quot;; [.C504]=&quot;&quot;;[.A504]&lt;&gt;&quot;&quot;);&quot;x&quot;;&quot;&quot;)">
            <text:p/>
          </table:table-cell>
          <table:table-cell table:style-name="ce5" table:formula="of:=IF(AND([.B504]=&quot;x&quot;; [.C504]=&quot;&quot;);&quot;x&quot;;&quot;&quot;)">
            <text:p/>
          </table:table-cell>
          <table:table-cell table:style-name="ce5" table:formula="of:=IF(AND([.B504]=&quot;&quot;; [.C50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05]=&quot;x&quot;; [.C505]=&quot;x&quot;);&quot;x&quot;;&quot;&quot;)">
            <text:p/>
          </table:table-cell>
          <table:table-cell table:style-name="ce5" table:formula="of:=IF(AND([.B505]=&quot;&quot;; [.C505]=&quot;&quot;;[.A505]&lt;&gt;&quot;&quot;);&quot;x&quot;;&quot;&quot;)">
            <text:p/>
          </table:table-cell>
          <table:table-cell table:style-name="ce5" table:formula="of:=IF(AND([.B505]=&quot;x&quot;; [.C505]=&quot;&quot;);&quot;x&quot;;&quot;&quot;)">
            <text:p/>
          </table:table-cell>
          <table:table-cell table:style-name="ce5" table:formula="of:=IF(AND([.B505]=&quot;&quot;; [.C50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06]=&quot;x&quot;; [.C506]=&quot;x&quot;);&quot;x&quot;;&quot;&quot;)">
            <text:p/>
          </table:table-cell>
          <table:table-cell table:style-name="ce5" table:formula="of:=IF(AND([.B506]=&quot;&quot;; [.C506]=&quot;&quot;;[.A506]&lt;&gt;&quot;&quot;);&quot;x&quot;;&quot;&quot;)">
            <text:p/>
          </table:table-cell>
          <table:table-cell table:style-name="ce5" table:formula="of:=IF(AND([.B506]=&quot;x&quot;; [.C506]=&quot;&quot;);&quot;x&quot;;&quot;&quot;)">
            <text:p/>
          </table:table-cell>
          <table:table-cell table:style-name="ce5" table:formula="of:=IF(AND([.B506]=&quot;&quot;; [.C50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07]=&quot;x&quot;; [.C507]=&quot;x&quot;);&quot;x&quot;;&quot;&quot;)">
            <text:p/>
          </table:table-cell>
          <table:table-cell table:style-name="ce5" table:formula="of:=IF(AND([.B507]=&quot;&quot;; [.C507]=&quot;&quot;;[.A507]&lt;&gt;&quot;&quot;);&quot;x&quot;;&quot;&quot;)">
            <text:p/>
          </table:table-cell>
          <table:table-cell table:style-name="ce5" table:formula="of:=IF(AND([.B507]=&quot;x&quot;; [.C507]=&quot;&quot;);&quot;x&quot;;&quot;&quot;)">
            <text:p/>
          </table:table-cell>
          <table:table-cell table:style-name="ce5" table:formula="of:=IF(AND([.B507]=&quot;&quot;; [.C50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08]=&quot;x&quot;; [.C508]=&quot;x&quot;);&quot;x&quot;;&quot;&quot;)">
            <text:p/>
          </table:table-cell>
          <table:table-cell table:style-name="ce5" table:formula="of:=IF(AND([.B508]=&quot;&quot;; [.C508]=&quot;&quot;;[.A508]&lt;&gt;&quot;&quot;);&quot;x&quot;;&quot;&quot;)">
            <text:p/>
          </table:table-cell>
          <table:table-cell table:style-name="ce5" table:formula="of:=IF(AND([.B508]=&quot;x&quot;; [.C508]=&quot;&quot;);&quot;x&quot;;&quot;&quot;)">
            <text:p/>
          </table:table-cell>
          <table:table-cell table:style-name="ce5" table:formula="of:=IF(AND([.B508]=&quot;&quot;; [.C50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09]=&quot;x&quot;; [.C509]=&quot;x&quot;);&quot;x&quot;;&quot;&quot;)">
            <text:p/>
          </table:table-cell>
          <table:table-cell table:style-name="ce5" table:formula="of:=IF(AND([.B509]=&quot;&quot;; [.C509]=&quot;&quot;;[.A509]&lt;&gt;&quot;&quot;);&quot;x&quot;;&quot;&quot;)">
            <text:p/>
          </table:table-cell>
          <table:table-cell table:style-name="ce5" table:formula="of:=IF(AND([.B509]=&quot;x&quot;; [.C509]=&quot;&quot;);&quot;x&quot;;&quot;&quot;)">
            <text:p/>
          </table:table-cell>
          <table:table-cell table:style-name="ce5" table:formula="of:=IF(AND([.B509]=&quot;&quot;; [.C50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10]=&quot;x&quot;; [.C510]=&quot;x&quot;);&quot;x&quot;;&quot;&quot;)">
            <text:p/>
          </table:table-cell>
          <table:table-cell table:style-name="ce5" table:formula="of:=IF(AND([.B510]=&quot;&quot;; [.C510]=&quot;&quot;;[.A510]&lt;&gt;&quot;&quot;);&quot;x&quot;;&quot;&quot;)">
            <text:p/>
          </table:table-cell>
          <table:table-cell table:style-name="ce5" table:formula="of:=IF(AND([.B510]=&quot;x&quot;; [.C510]=&quot;&quot;);&quot;x&quot;;&quot;&quot;)">
            <text:p/>
          </table:table-cell>
          <table:table-cell table:style-name="ce5" table:formula="of:=IF(AND([.B510]=&quot;&quot;; [.C51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11]=&quot;x&quot;; [.C511]=&quot;x&quot;);&quot;x&quot;;&quot;&quot;)">
            <text:p/>
          </table:table-cell>
          <table:table-cell table:style-name="ce5" table:formula="of:=IF(AND([.B511]=&quot;&quot;; [.C511]=&quot;&quot;;[.A511]&lt;&gt;&quot;&quot;);&quot;x&quot;;&quot;&quot;)">
            <text:p/>
          </table:table-cell>
          <table:table-cell table:style-name="ce5" table:formula="of:=IF(AND([.B511]=&quot;x&quot;; [.C511]=&quot;&quot;);&quot;x&quot;;&quot;&quot;)">
            <text:p/>
          </table:table-cell>
          <table:table-cell table:style-name="ce5" table:formula="of:=IF(AND([.B511]=&quot;&quot;; [.C51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12]=&quot;x&quot;; [.C512]=&quot;x&quot;);&quot;x&quot;;&quot;&quot;)">
            <text:p/>
          </table:table-cell>
          <table:table-cell table:style-name="ce5" table:formula="of:=IF(AND([.B512]=&quot;&quot;; [.C512]=&quot;&quot;;[.A512]&lt;&gt;&quot;&quot;);&quot;x&quot;;&quot;&quot;)">
            <text:p/>
          </table:table-cell>
          <table:table-cell table:style-name="ce5" table:formula="of:=IF(AND([.B512]=&quot;x&quot;; [.C512]=&quot;&quot;);&quot;x&quot;;&quot;&quot;)">
            <text:p/>
          </table:table-cell>
          <table:table-cell table:style-name="ce5" table:formula="of:=IF(AND([.B512]=&quot;&quot;; [.C51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13]=&quot;x&quot;; [.C513]=&quot;x&quot;);&quot;x&quot;;&quot;&quot;)">
            <text:p/>
          </table:table-cell>
          <table:table-cell table:style-name="ce5" table:formula="of:=IF(AND([.B513]=&quot;&quot;; [.C513]=&quot;&quot;;[.A513]&lt;&gt;&quot;&quot;);&quot;x&quot;;&quot;&quot;)">
            <text:p/>
          </table:table-cell>
          <table:table-cell table:style-name="ce5" table:formula="of:=IF(AND([.B513]=&quot;x&quot;; [.C513]=&quot;&quot;);&quot;x&quot;;&quot;&quot;)">
            <text:p/>
          </table:table-cell>
          <table:table-cell table:style-name="ce5" table:formula="of:=IF(AND([.B513]=&quot;&quot;; [.C51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14]=&quot;x&quot;; [.C514]=&quot;x&quot;);&quot;x&quot;;&quot;&quot;)">
            <text:p/>
          </table:table-cell>
          <table:table-cell table:style-name="ce5" table:formula="of:=IF(AND([.B514]=&quot;&quot;; [.C514]=&quot;&quot;;[.A514]&lt;&gt;&quot;&quot;);&quot;x&quot;;&quot;&quot;)">
            <text:p/>
          </table:table-cell>
          <table:table-cell table:style-name="ce5" table:formula="of:=IF(AND([.B514]=&quot;x&quot;; [.C514]=&quot;&quot;);&quot;x&quot;;&quot;&quot;)">
            <text:p/>
          </table:table-cell>
          <table:table-cell table:style-name="ce5" table:formula="of:=IF(AND([.B514]=&quot;&quot;; [.C51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15]=&quot;x&quot;; [.C515]=&quot;x&quot;);&quot;x&quot;;&quot;&quot;)">
            <text:p/>
          </table:table-cell>
          <table:table-cell table:style-name="ce5" table:formula="of:=IF(AND([.B515]=&quot;&quot;; [.C515]=&quot;&quot;;[.A515]&lt;&gt;&quot;&quot;);&quot;x&quot;;&quot;&quot;)">
            <text:p/>
          </table:table-cell>
          <table:table-cell table:style-name="ce5" table:formula="of:=IF(AND([.B515]=&quot;x&quot;; [.C515]=&quot;&quot;);&quot;x&quot;;&quot;&quot;)">
            <text:p/>
          </table:table-cell>
          <table:table-cell table:style-name="ce5" table:formula="of:=IF(AND([.B515]=&quot;&quot;; [.C51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16]=&quot;x&quot;; [.C516]=&quot;x&quot;);&quot;x&quot;;&quot;&quot;)">
            <text:p/>
          </table:table-cell>
          <table:table-cell table:style-name="ce5" table:formula="of:=IF(AND([.B516]=&quot;&quot;; [.C516]=&quot;&quot;;[.A516]&lt;&gt;&quot;&quot;);&quot;x&quot;;&quot;&quot;)">
            <text:p/>
          </table:table-cell>
          <table:table-cell table:style-name="ce5" table:formula="of:=IF(AND([.B516]=&quot;x&quot;; [.C516]=&quot;&quot;);&quot;x&quot;;&quot;&quot;)">
            <text:p/>
          </table:table-cell>
          <table:table-cell table:style-name="ce5" table:formula="of:=IF(AND([.B516]=&quot;&quot;; [.C51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17]=&quot;x&quot;; [.C517]=&quot;x&quot;);&quot;x&quot;;&quot;&quot;)">
            <text:p/>
          </table:table-cell>
          <table:table-cell table:style-name="ce5" table:formula="of:=IF(AND([.B517]=&quot;&quot;; [.C517]=&quot;&quot;;[.A517]&lt;&gt;&quot;&quot;);&quot;x&quot;;&quot;&quot;)">
            <text:p/>
          </table:table-cell>
          <table:table-cell table:style-name="ce5" table:formula="of:=IF(AND([.B517]=&quot;x&quot;; [.C517]=&quot;&quot;);&quot;x&quot;;&quot;&quot;)">
            <text:p/>
          </table:table-cell>
          <table:table-cell table:style-name="ce5" table:formula="of:=IF(AND([.B517]=&quot;&quot;; [.C51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18]=&quot;x&quot;; [.C518]=&quot;x&quot;);&quot;x&quot;;&quot;&quot;)">
            <text:p/>
          </table:table-cell>
          <table:table-cell table:style-name="ce5" table:formula="of:=IF(AND([.B518]=&quot;&quot;; [.C518]=&quot;&quot;;[.A518]&lt;&gt;&quot;&quot;);&quot;x&quot;;&quot;&quot;)">
            <text:p/>
          </table:table-cell>
          <table:table-cell table:style-name="ce5" table:formula="of:=IF(AND([.B518]=&quot;x&quot;; [.C518]=&quot;&quot;);&quot;x&quot;;&quot;&quot;)">
            <text:p/>
          </table:table-cell>
          <table:table-cell table:style-name="ce5" table:formula="of:=IF(AND([.B518]=&quot;&quot;; [.C51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19]=&quot;x&quot;; [.C519]=&quot;x&quot;);&quot;x&quot;;&quot;&quot;)">
            <text:p/>
          </table:table-cell>
          <table:table-cell table:style-name="ce5" table:formula="of:=IF(AND([.B519]=&quot;&quot;; [.C519]=&quot;&quot;;[.A519]&lt;&gt;&quot;&quot;);&quot;x&quot;;&quot;&quot;)">
            <text:p/>
          </table:table-cell>
          <table:table-cell table:style-name="ce5" table:formula="of:=IF(AND([.B519]=&quot;x&quot;; [.C519]=&quot;&quot;);&quot;x&quot;;&quot;&quot;)">
            <text:p/>
          </table:table-cell>
          <table:table-cell table:style-name="ce5" table:formula="of:=IF(AND([.B519]=&quot;&quot;; [.C51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20]=&quot;x&quot;; [.C520]=&quot;x&quot;);&quot;x&quot;;&quot;&quot;)">
            <text:p/>
          </table:table-cell>
          <table:table-cell table:style-name="ce5" table:formula="of:=IF(AND([.B520]=&quot;&quot;; [.C520]=&quot;&quot;;[.A520]&lt;&gt;&quot;&quot;);&quot;x&quot;;&quot;&quot;)">
            <text:p/>
          </table:table-cell>
          <table:table-cell table:style-name="ce5" table:formula="of:=IF(AND([.B520]=&quot;x&quot;; [.C520]=&quot;&quot;);&quot;x&quot;;&quot;&quot;)">
            <text:p/>
          </table:table-cell>
          <table:table-cell table:style-name="ce5" table:formula="of:=IF(AND([.B520]=&quot;&quot;; [.C52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21]=&quot;x&quot;; [.C521]=&quot;x&quot;);&quot;x&quot;;&quot;&quot;)">
            <text:p/>
          </table:table-cell>
          <table:table-cell table:style-name="ce5" table:formula="of:=IF(AND([.B521]=&quot;&quot;; [.C521]=&quot;&quot;;[.A521]&lt;&gt;&quot;&quot;);&quot;x&quot;;&quot;&quot;)">
            <text:p/>
          </table:table-cell>
          <table:table-cell table:style-name="ce5" table:formula="of:=IF(AND([.B521]=&quot;x&quot;; [.C521]=&quot;&quot;);&quot;x&quot;;&quot;&quot;)">
            <text:p/>
          </table:table-cell>
          <table:table-cell table:style-name="ce5" table:formula="of:=IF(AND([.B521]=&quot;&quot;; [.C52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22]=&quot;x&quot;; [.C522]=&quot;x&quot;);&quot;x&quot;;&quot;&quot;)">
            <text:p/>
          </table:table-cell>
          <table:table-cell table:style-name="ce5" table:formula="of:=IF(AND([.B522]=&quot;&quot;; [.C522]=&quot;&quot;;[.A522]&lt;&gt;&quot;&quot;);&quot;x&quot;;&quot;&quot;)">
            <text:p/>
          </table:table-cell>
          <table:table-cell table:style-name="ce5" table:formula="of:=IF(AND([.B522]=&quot;x&quot;; [.C522]=&quot;&quot;);&quot;x&quot;;&quot;&quot;)">
            <text:p/>
          </table:table-cell>
          <table:table-cell table:style-name="ce5" table:formula="of:=IF(AND([.B522]=&quot;&quot;; [.C52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23]=&quot;x&quot;; [.C523]=&quot;x&quot;);&quot;x&quot;;&quot;&quot;)">
            <text:p/>
          </table:table-cell>
          <table:table-cell table:style-name="ce5" table:formula="of:=IF(AND([.B523]=&quot;&quot;; [.C523]=&quot;&quot;;[.A523]&lt;&gt;&quot;&quot;);&quot;x&quot;;&quot;&quot;)">
            <text:p/>
          </table:table-cell>
          <table:table-cell table:style-name="ce5" table:formula="of:=IF(AND([.B523]=&quot;x&quot;; [.C523]=&quot;&quot;);&quot;x&quot;;&quot;&quot;)">
            <text:p/>
          </table:table-cell>
          <table:table-cell table:style-name="ce5" table:formula="of:=IF(AND([.B523]=&quot;&quot;; [.C52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24]=&quot;x&quot;; [.C524]=&quot;x&quot;);&quot;x&quot;;&quot;&quot;)">
            <text:p/>
          </table:table-cell>
          <table:table-cell table:style-name="ce5" table:formula="of:=IF(AND([.B524]=&quot;&quot;; [.C524]=&quot;&quot;;[.A524]&lt;&gt;&quot;&quot;);&quot;x&quot;;&quot;&quot;)">
            <text:p/>
          </table:table-cell>
          <table:table-cell table:style-name="ce5" table:formula="of:=IF(AND([.B524]=&quot;x&quot;; [.C524]=&quot;&quot;);&quot;x&quot;;&quot;&quot;)">
            <text:p/>
          </table:table-cell>
          <table:table-cell table:style-name="ce5" table:formula="of:=IF(AND([.B524]=&quot;&quot;; [.C52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25]=&quot;x&quot;; [.C525]=&quot;x&quot;);&quot;x&quot;;&quot;&quot;)">
            <text:p/>
          </table:table-cell>
          <table:table-cell table:style-name="ce5" table:formula="of:=IF(AND([.B525]=&quot;&quot;; [.C525]=&quot;&quot;;[.A525]&lt;&gt;&quot;&quot;);&quot;x&quot;;&quot;&quot;)">
            <text:p/>
          </table:table-cell>
          <table:table-cell table:style-name="ce5" table:formula="of:=IF(AND([.B525]=&quot;x&quot;; [.C525]=&quot;&quot;);&quot;x&quot;;&quot;&quot;)">
            <text:p/>
          </table:table-cell>
          <table:table-cell table:style-name="ce5" table:formula="of:=IF(AND([.B525]=&quot;&quot;; [.C52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26]=&quot;x&quot;; [.C526]=&quot;x&quot;);&quot;x&quot;;&quot;&quot;)">
            <text:p/>
          </table:table-cell>
          <table:table-cell table:style-name="ce5" table:formula="of:=IF(AND([.B526]=&quot;&quot;; [.C526]=&quot;&quot;;[.A526]&lt;&gt;&quot;&quot;);&quot;x&quot;;&quot;&quot;)">
            <text:p/>
          </table:table-cell>
          <table:table-cell table:style-name="ce5" table:formula="of:=IF(AND([.B526]=&quot;x&quot;; [.C526]=&quot;&quot;);&quot;x&quot;;&quot;&quot;)">
            <text:p/>
          </table:table-cell>
          <table:table-cell table:style-name="ce5" table:formula="of:=IF(AND([.B526]=&quot;&quot;; [.C52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27]=&quot;x&quot;; [.C527]=&quot;x&quot;);&quot;x&quot;;&quot;&quot;)">
            <text:p/>
          </table:table-cell>
          <table:table-cell table:style-name="ce5" table:formula="of:=IF(AND([.B527]=&quot;&quot;; [.C527]=&quot;&quot;;[.A527]&lt;&gt;&quot;&quot;);&quot;x&quot;;&quot;&quot;)">
            <text:p/>
          </table:table-cell>
          <table:table-cell table:style-name="ce5" table:formula="of:=IF(AND([.B527]=&quot;x&quot;; [.C527]=&quot;&quot;);&quot;x&quot;;&quot;&quot;)">
            <text:p/>
          </table:table-cell>
          <table:table-cell table:style-name="ce5" table:formula="of:=IF(AND([.B527]=&quot;&quot;; [.C52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28]=&quot;x&quot;; [.C528]=&quot;x&quot;);&quot;x&quot;;&quot;&quot;)">
            <text:p/>
          </table:table-cell>
          <table:table-cell table:style-name="ce5" table:formula="of:=IF(AND([.B528]=&quot;&quot;; [.C528]=&quot;&quot;;[.A528]&lt;&gt;&quot;&quot;);&quot;x&quot;;&quot;&quot;)">
            <text:p/>
          </table:table-cell>
          <table:table-cell table:style-name="ce5" table:formula="of:=IF(AND([.B528]=&quot;x&quot;; [.C528]=&quot;&quot;);&quot;x&quot;;&quot;&quot;)">
            <text:p/>
          </table:table-cell>
          <table:table-cell table:style-name="ce5" table:formula="of:=IF(AND([.B528]=&quot;&quot;; [.C52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29]=&quot;x&quot;; [.C529]=&quot;x&quot;);&quot;x&quot;;&quot;&quot;)">
            <text:p/>
          </table:table-cell>
          <table:table-cell table:style-name="ce5" table:formula="of:=IF(AND([.B529]=&quot;&quot;; [.C529]=&quot;&quot;;[.A529]&lt;&gt;&quot;&quot;);&quot;x&quot;;&quot;&quot;)">
            <text:p/>
          </table:table-cell>
          <table:table-cell table:style-name="ce5" table:formula="of:=IF(AND([.B529]=&quot;x&quot;; [.C529]=&quot;&quot;);&quot;x&quot;;&quot;&quot;)">
            <text:p/>
          </table:table-cell>
          <table:table-cell table:style-name="ce5" table:formula="of:=IF(AND([.B529]=&quot;&quot;; [.C52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30]=&quot;x&quot;; [.C530]=&quot;x&quot;);&quot;x&quot;;&quot;&quot;)">
            <text:p/>
          </table:table-cell>
          <table:table-cell table:style-name="ce5" table:formula="of:=IF(AND([.B530]=&quot;&quot;; [.C530]=&quot;&quot;;[.A530]&lt;&gt;&quot;&quot;);&quot;x&quot;;&quot;&quot;)">
            <text:p/>
          </table:table-cell>
          <table:table-cell table:style-name="ce5" table:formula="of:=IF(AND([.B530]=&quot;x&quot;; [.C530]=&quot;&quot;);&quot;x&quot;;&quot;&quot;)">
            <text:p/>
          </table:table-cell>
          <table:table-cell table:style-name="ce5" table:formula="of:=IF(AND([.B530]=&quot;&quot;; [.C53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31]=&quot;x&quot;; [.C531]=&quot;x&quot;);&quot;x&quot;;&quot;&quot;)">
            <text:p/>
          </table:table-cell>
          <table:table-cell table:style-name="ce5" table:formula="of:=IF(AND([.B531]=&quot;&quot;; [.C531]=&quot;&quot;;[.A531]&lt;&gt;&quot;&quot;);&quot;x&quot;;&quot;&quot;)">
            <text:p/>
          </table:table-cell>
          <table:table-cell table:style-name="ce5" table:formula="of:=IF(AND([.B531]=&quot;x&quot;; [.C531]=&quot;&quot;);&quot;x&quot;;&quot;&quot;)">
            <text:p/>
          </table:table-cell>
          <table:table-cell table:style-name="ce5" table:formula="of:=IF(AND([.B531]=&quot;&quot;; [.C53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32]=&quot;x&quot;; [.C532]=&quot;x&quot;);&quot;x&quot;;&quot;&quot;)">
            <text:p/>
          </table:table-cell>
          <table:table-cell table:style-name="ce5" table:formula="of:=IF(AND([.B532]=&quot;&quot;; [.C532]=&quot;&quot;;[.A532]&lt;&gt;&quot;&quot;);&quot;x&quot;;&quot;&quot;)">
            <text:p/>
          </table:table-cell>
          <table:table-cell table:style-name="ce5" table:formula="of:=IF(AND([.B532]=&quot;x&quot;; [.C532]=&quot;&quot;);&quot;x&quot;;&quot;&quot;)">
            <text:p/>
          </table:table-cell>
          <table:table-cell table:style-name="ce5" table:formula="of:=IF(AND([.B532]=&quot;&quot;; [.C53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33]=&quot;x&quot;; [.C533]=&quot;x&quot;);&quot;x&quot;;&quot;&quot;)">
            <text:p/>
          </table:table-cell>
          <table:table-cell table:style-name="ce5" table:formula="of:=IF(AND([.B533]=&quot;&quot;; [.C533]=&quot;&quot;;[.A533]&lt;&gt;&quot;&quot;);&quot;x&quot;;&quot;&quot;)">
            <text:p/>
          </table:table-cell>
          <table:table-cell table:style-name="ce5" table:formula="of:=IF(AND([.B533]=&quot;x&quot;; [.C533]=&quot;&quot;);&quot;x&quot;;&quot;&quot;)">
            <text:p/>
          </table:table-cell>
          <table:table-cell table:style-name="ce5" table:formula="of:=IF(AND([.B533]=&quot;&quot;; [.C53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34]=&quot;x&quot;; [.C534]=&quot;x&quot;);&quot;x&quot;;&quot;&quot;)">
            <text:p/>
          </table:table-cell>
          <table:table-cell table:style-name="ce5" table:formula="of:=IF(AND([.B534]=&quot;&quot;; [.C534]=&quot;&quot;;[.A534]&lt;&gt;&quot;&quot;);&quot;x&quot;;&quot;&quot;)">
            <text:p/>
          </table:table-cell>
          <table:table-cell table:style-name="ce5" table:formula="of:=IF(AND([.B534]=&quot;x&quot;; [.C534]=&quot;&quot;);&quot;x&quot;;&quot;&quot;)">
            <text:p/>
          </table:table-cell>
          <table:table-cell table:style-name="ce5" table:formula="of:=IF(AND([.B534]=&quot;&quot;; [.C53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35]=&quot;x&quot;; [.C535]=&quot;x&quot;);&quot;x&quot;;&quot;&quot;)">
            <text:p/>
          </table:table-cell>
          <table:table-cell table:style-name="ce5" table:formula="of:=IF(AND([.B535]=&quot;&quot;; [.C535]=&quot;&quot;;[.A535]&lt;&gt;&quot;&quot;);&quot;x&quot;;&quot;&quot;)">
            <text:p/>
          </table:table-cell>
          <table:table-cell table:style-name="ce5" table:formula="of:=IF(AND([.B535]=&quot;x&quot;; [.C535]=&quot;&quot;);&quot;x&quot;;&quot;&quot;)">
            <text:p/>
          </table:table-cell>
          <table:table-cell table:style-name="ce5" table:formula="of:=IF(AND([.B535]=&quot;&quot;; [.C53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36]=&quot;x&quot;; [.C536]=&quot;x&quot;);&quot;x&quot;;&quot;&quot;)">
            <text:p/>
          </table:table-cell>
          <table:table-cell table:style-name="ce5" table:formula="of:=IF(AND([.B536]=&quot;&quot;; [.C536]=&quot;&quot;;[.A536]&lt;&gt;&quot;&quot;);&quot;x&quot;;&quot;&quot;)">
            <text:p/>
          </table:table-cell>
          <table:table-cell table:style-name="ce5" table:formula="of:=IF(AND([.B536]=&quot;x&quot;; [.C536]=&quot;&quot;);&quot;x&quot;;&quot;&quot;)">
            <text:p/>
          </table:table-cell>
          <table:table-cell table:style-name="ce5" table:formula="of:=IF(AND([.B536]=&quot;&quot;; [.C53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37]=&quot;x&quot;; [.C537]=&quot;x&quot;);&quot;x&quot;;&quot;&quot;)">
            <text:p/>
          </table:table-cell>
          <table:table-cell table:style-name="ce5" table:formula="of:=IF(AND([.B537]=&quot;&quot;; [.C537]=&quot;&quot;;[.A537]&lt;&gt;&quot;&quot;);&quot;x&quot;;&quot;&quot;)">
            <text:p/>
          </table:table-cell>
          <table:table-cell table:style-name="ce5" table:formula="of:=IF(AND([.B537]=&quot;x&quot;; [.C537]=&quot;&quot;);&quot;x&quot;;&quot;&quot;)">
            <text:p/>
          </table:table-cell>
          <table:table-cell table:style-name="ce5" table:formula="of:=IF(AND([.B537]=&quot;&quot;; [.C53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38]=&quot;x&quot;; [.C538]=&quot;x&quot;);&quot;x&quot;;&quot;&quot;)">
            <text:p/>
          </table:table-cell>
          <table:table-cell table:style-name="ce5" table:formula="of:=IF(AND([.B538]=&quot;&quot;; [.C538]=&quot;&quot;;[.A538]&lt;&gt;&quot;&quot;);&quot;x&quot;;&quot;&quot;)">
            <text:p/>
          </table:table-cell>
          <table:table-cell table:style-name="ce5" table:formula="of:=IF(AND([.B538]=&quot;x&quot;; [.C538]=&quot;&quot;);&quot;x&quot;;&quot;&quot;)">
            <text:p/>
          </table:table-cell>
          <table:table-cell table:style-name="ce5" table:formula="of:=IF(AND([.B538]=&quot;&quot;; [.C53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39]=&quot;x&quot;; [.C539]=&quot;x&quot;);&quot;x&quot;;&quot;&quot;)">
            <text:p/>
          </table:table-cell>
          <table:table-cell table:style-name="ce5" table:formula="of:=IF(AND([.B539]=&quot;&quot;; [.C539]=&quot;&quot;;[.A539]&lt;&gt;&quot;&quot;);&quot;x&quot;;&quot;&quot;)">
            <text:p/>
          </table:table-cell>
          <table:table-cell table:style-name="ce5" table:formula="of:=IF(AND([.B539]=&quot;x&quot;; [.C539]=&quot;&quot;);&quot;x&quot;;&quot;&quot;)">
            <text:p/>
          </table:table-cell>
          <table:table-cell table:style-name="ce5" table:formula="of:=IF(AND([.B539]=&quot;&quot;; [.C53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40]=&quot;x&quot;; [.C540]=&quot;x&quot;);&quot;x&quot;;&quot;&quot;)">
            <text:p/>
          </table:table-cell>
          <table:table-cell table:style-name="ce5" table:formula="of:=IF(AND([.B540]=&quot;&quot;; [.C540]=&quot;&quot;;[.A540]&lt;&gt;&quot;&quot;);&quot;x&quot;;&quot;&quot;)">
            <text:p/>
          </table:table-cell>
          <table:table-cell table:style-name="ce5" table:formula="of:=IF(AND([.B540]=&quot;x&quot;; [.C540]=&quot;&quot;);&quot;x&quot;;&quot;&quot;)">
            <text:p/>
          </table:table-cell>
          <table:table-cell table:style-name="ce5" table:formula="of:=IF(AND([.B540]=&quot;&quot;; [.C54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41]=&quot;x&quot;; [.C541]=&quot;x&quot;);&quot;x&quot;;&quot;&quot;)">
            <text:p/>
          </table:table-cell>
          <table:table-cell table:style-name="ce5" table:formula="of:=IF(AND([.B541]=&quot;&quot;; [.C541]=&quot;&quot;;[.A541]&lt;&gt;&quot;&quot;);&quot;x&quot;;&quot;&quot;)">
            <text:p/>
          </table:table-cell>
          <table:table-cell table:style-name="ce5" table:formula="of:=IF(AND([.B541]=&quot;x&quot;; [.C541]=&quot;&quot;);&quot;x&quot;;&quot;&quot;)">
            <text:p/>
          </table:table-cell>
          <table:table-cell table:style-name="ce5" table:formula="of:=IF(AND([.B541]=&quot;&quot;; [.C54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42]=&quot;x&quot;; [.C542]=&quot;x&quot;);&quot;x&quot;;&quot;&quot;)">
            <text:p/>
          </table:table-cell>
          <table:table-cell table:style-name="ce5" table:formula="of:=IF(AND([.B542]=&quot;&quot;; [.C542]=&quot;&quot;;[.A542]&lt;&gt;&quot;&quot;);&quot;x&quot;;&quot;&quot;)">
            <text:p/>
          </table:table-cell>
          <table:table-cell table:style-name="ce5" table:formula="of:=IF(AND([.B542]=&quot;x&quot;; [.C542]=&quot;&quot;);&quot;x&quot;;&quot;&quot;)">
            <text:p/>
          </table:table-cell>
          <table:table-cell table:style-name="ce5" table:formula="of:=IF(AND([.B542]=&quot;&quot;; [.C54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43]=&quot;x&quot;; [.C543]=&quot;x&quot;);&quot;x&quot;;&quot;&quot;)">
            <text:p/>
          </table:table-cell>
          <table:table-cell table:style-name="ce5" table:formula="of:=IF(AND([.B543]=&quot;&quot;; [.C543]=&quot;&quot;;[.A543]&lt;&gt;&quot;&quot;);&quot;x&quot;;&quot;&quot;)">
            <text:p/>
          </table:table-cell>
          <table:table-cell table:style-name="ce5" table:formula="of:=IF(AND([.B543]=&quot;x&quot;; [.C543]=&quot;&quot;);&quot;x&quot;;&quot;&quot;)">
            <text:p/>
          </table:table-cell>
          <table:table-cell table:style-name="ce5" table:formula="of:=IF(AND([.B543]=&quot;&quot;; [.C54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44]=&quot;x&quot;; [.C544]=&quot;x&quot;);&quot;x&quot;;&quot;&quot;)">
            <text:p/>
          </table:table-cell>
          <table:table-cell table:style-name="ce5" table:formula="of:=IF(AND([.B544]=&quot;&quot;; [.C544]=&quot;&quot;;[.A544]&lt;&gt;&quot;&quot;);&quot;x&quot;;&quot;&quot;)">
            <text:p/>
          </table:table-cell>
          <table:table-cell table:style-name="ce5" table:formula="of:=IF(AND([.B544]=&quot;x&quot;; [.C544]=&quot;&quot;);&quot;x&quot;;&quot;&quot;)">
            <text:p/>
          </table:table-cell>
          <table:table-cell table:style-name="ce5" table:formula="of:=IF(AND([.B544]=&quot;&quot;; [.C54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45]=&quot;x&quot;; [.C545]=&quot;x&quot;);&quot;x&quot;;&quot;&quot;)">
            <text:p/>
          </table:table-cell>
          <table:table-cell table:style-name="ce5" table:formula="of:=IF(AND([.B545]=&quot;&quot;; [.C545]=&quot;&quot;;[.A545]&lt;&gt;&quot;&quot;);&quot;x&quot;;&quot;&quot;)">
            <text:p/>
          </table:table-cell>
          <table:table-cell table:style-name="ce5" table:formula="of:=IF(AND([.B545]=&quot;x&quot;; [.C545]=&quot;&quot;);&quot;x&quot;;&quot;&quot;)">
            <text:p/>
          </table:table-cell>
          <table:table-cell table:style-name="ce5" table:formula="of:=IF(AND([.B545]=&quot;&quot;; [.C54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46]=&quot;x&quot;; [.C546]=&quot;x&quot;);&quot;x&quot;;&quot;&quot;)">
            <text:p/>
          </table:table-cell>
          <table:table-cell table:style-name="ce5" table:formula="of:=IF(AND([.B546]=&quot;&quot;; [.C546]=&quot;&quot;;[.A546]&lt;&gt;&quot;&quot;);&quot;x&quot;;&quot;&quot;)">
            <text:p/>
          </table:table-cell>
          <table:table-cell table:style-name="ce5" table:formula="of:=IF(AND([.B546]=&quot;x&quot;; [.C546]=&quot;&quot;);&quot;x&quot;;&quot;&quot;)">
            <text:p/>
          </table:table-cell>
          <table:table-cell table:style-name="ce5" table:formula="of:=IF(AND([.B546]=&quot;&quot;; [.C54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47]=&quot;x&quot;; [.C547]=&quot;x&quot;);&quot;x&quot;;&quot;&quot;)">
            <text:p/>
          </table:table-cell>
          <table:table-cell table:style-name="ce5" table:formula="of:=IF(AND([.B547]=&quot;&quot;; [.C547]=&quot;&quot;;[.A547]&lt;&gt;&quot;&quot;);&quot;x&quot;;&quot;&quot;)">
            <text:p/>
          </table:table-cell>
          <table:table-cell table:style-name="ce5" table:formula="of:=IF(AND([.B547]=&quot;x&quot;; [.C547]=&quot;&quot;);&quot;x&quot;;&quot;&quot;)">
            <text:p/>
          </table:table-cell>
          <table:table-cell table:style-name="ce5" table:formula="of:=IF(AND([.B547]=&quot;&quot;; [.C54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48]=&quot;x&quot;; [.C548]=&quot;x&quot;);&quot;x&quot;;&quot;&quot;)">
            <text:p/>
          </table:table-cell>
          <table:table-cell table:style-name="ce5" table:formula="of:=IF(AND([.B548]=&quot;&quot;; [.C548]=&quot;&quot;;[.A548]&lt;&gt;&quot;&quot;);&quot;x&quot;;&quot;&quot;)">
            <text:p/>
          </table:table-cell>
          <table:table-cell table:style-name="ce5" table:formula="of:=IF(AND([.B548]=&quot;x&quot;; [.C548]=&quot;&quot;);&quot;x&quot;;&quot;&quot;)">
            <text:p/>
          </table:table-cell>
          <table:table-cell table:style-name="ce5" table:formula="of:=IF(AND([.B548]=&quot;&quot;; [.C54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49]=&quot;x&quot;; [.C549]=&quot;x&quot;);&quot;x&quot;;&quot;&quot;)">
            <text:p/>
          </table:table-cell>
          <table:table-cell table:style-name="ce5" table:formula="of:=IF(AND([.B549]=&quot;&quot;; [.C549]=&quot;&quot;;[.A549]&lt;&gt;&quot;&quot;);&quot;x&quot;;&quot;&quot;)">
            <text:p/>
          </table:table-cell>
          <table:table-cell table:style-name="ce5" table:formula="of:=IF(AND([.B549]=&quot;x&quot;; [.C549]=&quot;&quot;);&quot;x&quot;;&quot;&quot;)">
            <text:p/>
          </table:table-cell>
          <table:table-cell table:style-name="ce5" table:formula="of:=IF(AND([.B549]=&quot;&quot;; [.C54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50]=&quot;x&quot;; [.C550]=&quot;x&quot;);&quot;x&quot;;&quot;&quot;)">
            <text:p/>
          </table:table-cell>
          <table:table-cell table:style-name="ce5" table:formula="of:=IF(AND([.B550]=&quot;&quot;; [.C550]=&quot;&quot;;[.A550]&lt;&gt;&quot;&quot;);&quot;x&quot;;&quot;&quot;)">
            <text:p/>
          </table:table-cell>
          <table:table-cell table:style-name="ce5" table:formula="of:=IF(AND([.B550]=&quot;x&quot;; [.C550]=&quot;&quot;);&quot;x&quot;;&quot;&quot;)">
            <text:p/>
          </table:table-cell>
          <table:table-cell table:style-name="ce5" table:formula="of:=IF(AND([.B550]=&quot;&quot;; [.C55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51]=&quot;x&quot;; [.C551]=&quot;x&quot;);&quot;x&quot;;&quot;&quot;)">
            <text:p/>
          </table:table-cell>
          <table:table-cell table:style-name="ce5" table:formula="of:=IF(AND([.B551]=&quot;&quot;; [.C551]=&quot;&quot;;[.A551]&lt;&gt;&quot;&quot;);&quot;x&quot;;&quot;&quot;)">
            <text:p/>
          </table:table-cell>
          <table:table-cell table:style-name="ce5" table:formula="of:=IF(AND([.B551]=&quot;x&quot;; [.C551]=&quot;&quot;);&quot;x&quot;;&quot;&quot;)">
            <text:p/>
          </table:table-cell>
          <table:table-cell table:style-name="ce5" table:formula="of:=IF(AND([.B551]=&quot;&quot;; [.C55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52]=&quot;x&quot;; [.C552]=&quot;x&quot;);&quot;x&quot;;&quot;&quot;)">
            <text:p/>
          </table:table-cell>
          <table:table-cell table:style-name="ce5" table:formula="of:=IF(AND([.B552]=&quot;&quot;; [.C552]=&quot;&quot;;[.A552]&lt;&gt;&quot;&quot;);&quot;x&quot;;&quot;&quot;)">
            <text:p/>
          </table:table-cell>
          <table:table-cell table:style-name="ce5" table:formula="of:=IF(AND([.B552]=&quot;x&quot;; [.C552]=&quot;&quot;);&quot;x&quot;;&quot;&quot;)">
            <text:p/>
          </table:table-cell>
          <table:table-cell table:style-name="ce5" table:formula="of:=IF(AND([.B552]=&quot;&quot;; [.C55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53]=&quot;x&quot;; [.C553]=&quot;x&quot;);&quot;x&quot;;&quot;&quot;)">
            <text:p/>
          </table:table-cell>
          <table:table-cell table:style-name="ce5" table:formula="of:=IF(AND([.B553]=&quot;&quot;; [.C553]=&quot;&quot;;[.A553]&lt;&gt;&quot;&quot;);&quot;x&quot;;&quot;&quot;)">
            <text:p/>
          </table:table-cell>
          <table:table-cell table:style-name="ce5" table:formula="of:=IF(AND([.B553]=&quot;x&quot;; [.C553]=&quot;&quot;);&quot;x&quot;;&quot;&quot;)">
            <text:p/>
          </table:table-cell>
          <table:table-cell table:style-name="ce5" table:formula="of:=IF(AND([.B553]=&quot;&quot;; [.C55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54]=&quot;x&quot;; [.C554]=&quot;x&quot;);&quot;x&quot;;&quot;&quot;)">
            <text:p/>
          </table:table-cell>
          <table:table-cell table:style-name="ce5" table:formula="of:=IF(AND([.B554]=&quot;&quot;; [.C554]=&quot;&quot;;[.A554]&lt;&gt;&quot;&quot;);&quot;x&quot;;&quot;&quot;)">
            <text:p/>
          </table:table-cell>
          <table:table-cell table:style-name="ce5" table:formula="of:=IF(AND([.B554]=&quot;x&quot;; [.C554]=&quot;&quot;);&quot;x&quot;;&quot;&quot;)">
            <text:p/>
          </table:table-cell>
          <table:table-cell table:style-name="ce5" table:formula="of:=IF(AND([.B554]=&quot;&quot;; [.C55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55]=&quot;x&quot;; [.C555]=&quot;x&quot;);&quot;x&quot;;&quot;&quot;)">
            <text:p/>
          </table:table-cell>
          <table:table-cell table:style-name="ce5" table:formula="of:=IF(AND([.B555]=&quot;&quot;; [.C555]=&quot;&quot;;[.A555]&lt;&gt;&quot;&quot;);&quot;x&quot;;&quot;&quot;)">
            <text:p/>
          </table:table-cell>
          <table:table-cell table:style-name="ce5" table:formula="of:=IF(AND([.B555]=&quot;x&quot;; [.C555]=&quot;&quot;);&quot;x&quot;;&quot;&quot;)">
            <text:p/>
          </table:table-cell>
          <table:table-cell table:style-name="ce5" table:formula="of:=IF(AND([.B555]=&quot;&quot;; [.C55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56]=&quot;x&quot;; [.C556]=&quot;x&quot;);&quot;x&quot;;&quot;&quot;)">
            <text:p/>
          </table:table-cell>
          <table:table-cell table:style-name="ce5" table:formula="of:=IF(AND([.B556]=&quot;&quot;; [.C556]=&quot;&quot;;[.A556]&lt;&gt;&quot;&quot;);&quot;x&quot;;&quot;&quot;)">
            <text:p/>
          </table:table-cell>
          <table:table-cell table:style-name="ce5" table:formula="of:=IF(AND([.B556]=&quot;x&quot;; [.C556]=&quot;&quot;);&quot;x&quot;;&quot;&quot;)">
            <text:p/>
          </table:table-cell>
          <table:table-cell table:style-name="ce5" table:formula="of:=IF(AND([.B556]=&quot;&quot;; [.C55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57]=&quot;x&quot;; [.C557]=&quot;x&quot;);&quot;x&quot;;&quot;&quot;)">
            <text:p/>
          </table:table-cell>
          <table:table-cell table:style-name="ce5" table:formula="of:=IF(AND([.B557]=&quot;&quot;; [.C557]=&quot;&quot;;[.A557]&lt;&gt;&quot;&quot;);&quot;x&quot;;&quot;&quot;)">
            <text:p/>
          </table:table-cell>
          <table:table-cell table:style-name="ce5" table:formula="of:=IF(AND([.B557]=&quot;x&quot;; [.C557]=&quot;&quot;);&quot;x&quot;;&quot;&quot;)">
            <text:p/>
          </table:table-cell>
          <table:table-cell table:style-name="ce5" table:formula="of:=IF(AND([.B557]=&quot;&quot;; [.C55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58]=&quot;x&quot;; [.C558]=&quot;x&quot;);&quot;x&quot;;&quot;&quot;)">
            <text:p/>
          </table:table-cell>
          <table:table-cell table:style-name="ce5" table:formula="of:=IF(AND([.B558]=&quot;&quot;; [.C558]=&quot;&quot;;[.A558]&lt;&gt;&quot;&quot;);&quot;x&quot;;&quot;&quot;)">
            <text:p/>
          </table:table-cell>
          <table:table-cell table:style-name="ce5" table:formula="of:=IF(AND([.B558]=&quot;x&quot;; [.C558]=&quot;&quot;);&quot;x&quot;;&quot;&quot;)">
            <text:p/>
          </table:table-cell>
          <table:table-cell table:style-name="ce5" table:formula="of:=IF(AND([.B558]=&quot;&quot;; [.C55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59]=&quot;x&quot;; [.C559]=&quot;x&quot;);&quot;x&quot;;&quot;&quot;)">
            <text:p/>
          </table:table-cell>
          <table:table-cell table:style-name="ce5" table:formula="of:=IF(AND([.B559]=&quot;&quot;; [.C559]=&quot;&quot;;[.A559]&lt;&gt;&quot;&quot;);&quot;x&quot;;&quot;&quot;)">
            <text:p/>
          </table:table-cell>
          <table:table-cell table:style-name="ce5" table:formula="of:=IF(AND([.B559]=&quot;x&quot;; [.C559]=&quot;&quot;);&quot;x&quot;;&quot;&quot;)">
            <text:p/>
          </table:table-cell>
          <table:table-cell table:style-name="ce5" table:formula="of:=IF(AND([.B559]=&quot;&quot;; [.C55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60]=&quot;x&quot;; [.C560]=&quot;x&quot;);&quot;x&quot;;&quot;&quot;)">
            <text:p/>
          </table:table-cell>
          <table:table-cell table:style-name="ce5" table:formula="of:=IF(AND([.B560]=&quot;&quot;; [.C560]=&quot;&quot;;[.A560]&lt;&gt;&quot;&quot;);&quot;x&quot;;&quot;&quot;)">
            <text:p/>
          </table:table-cell>
          <table:table-cell table:style-name="ce5" table:formula="of:=IF(AND([.B560]=&quot;x&quot;; [.C560]=&quot;&quot;);&quot;x&quot;;&quot;&quot;)">
            <text:p/>
          </table:table-cell>
          <table:table-cell table:style-name="ce5" table:formula="of:=IF(AND([.B560]=&quot;&quot;; [.C56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61]=&quot;x&quot;; [.C561]=&quot;x&quot;);&quot;x&quot;;&quot;&quot;)">
            <text:p/>
          </table:table-cell>
          <table:table-cell table:style-name="ce5" table:formula="of:=IF(AND([.B561]=&quot;&quot;; [.C561]=&quot;&quot;;[.A561]&lt;&gt;&quot;&quot;);&quot;x&quot;;&quot;&quot;)">
            <text:p/>
          </table:table-cell>
          <table:table-cell table:style-name="ce5" table:formula="of:=IF(AND([.B561]=&quot;x&quot;; [.C561]=&quot;&quot;);&quot;x&quot;;&quot;&quot;)">
            <text:p/>
          </table:table-cell>
          <table:table-cell table:style-name="ce5" table:formula="of:=IF(AND([.B561]=&quot;&quot;; [.C561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62]=&quot;x&quot;; [.C562]=&quot;x&quot;);&quot;x&quot;;&quot;&quot;)">
            <text:p/>
          </table:table-cell>
          <table:table-cell table:style-name="ce5" table:formula="of:=IF(AND([.B562]=&quot;&quot;; [.C562]=&quot;&quot;;[.A562]&lt;&gt;&quot;&quot;);&quot;x&quot;;&quot;&quot;)">
            <text:p/>
          </table:table-cell>
          <table:table-cell table:style-name="ce5" table:formula="of:=IF(AND([.B562]=&quot;x&quot;; [.C562]=&quot;&quot;);&quot;x&quot;;&quot;&quot;)">
            <text:p/>
          </table:table-cell>
          <table:table-cell table:style-name="ce5" table:formula="of:=IF(AND([.B562]=&quot;&quot;; [.C562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63]=&quot;x&quot;; [.C563]=&quot;x&quot;);&quot;x&quot;;&quot;&quot;)">
            <text:p/>
          </table:table-cell>
          <table:table-cell table:style-name="ce5" table:formula="of:=IF(AND([.B563]=&quot;&quot;; [.C563]=&quot;&quot;;[.A563]&lt;&gt;&quot;&quot;);&quot;x&quot;;&quot;&quot;)">
            <text:p/>
          </table:table-cell>
          <table:table-cell table:style-name="ce5" table:formula="of:=IF(AND([.B563]=&quot;x&quot;; [.C563]=&quot;&quot;);&quot;x&quot;;&quot;&quot;)">
            <text:p/>
          </table:table-cell>
          <table:table-cell table:style-name="ce5" table:formula="of:=IF(AND([.B563]=&quot;&quot;; [.C563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64]=&quot;x&quot;; [.C564]=&quot;x&quot;);&quot;x&quot;;&quot;&quot;)">
            <text:p/>
          </table:table-cell>
          <table:table-cell table:style-name="ce5" table:formula="of:=IF(AND([.B564]=&quot;&quot;; [.C564]=&quot;&quot;;[.A564]&lt;&gt;&quot;&quot;);&quot;x&quot;;&quot;&quot;)">
            <text:p/>
          </table:table-cell>
          <table:table-cell table:style-name="ce5" table:formula="of:=IF(AND([.B564]=&quot;x&quot;; [.C564]=&quot;&quot;);&quot;x&quot;;&quot;&quot;)">
            <text:p/>
          </table:table-cell>
          <table:table-cell table:style-name="ce5" table:formula="of:=IF(AND([.B564]=&quot;&quot;; [.C564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65]=&quot;x&quot;; [.C565]=&quot;x&quot;);&quot;x&quot;;&quot;&quot;)">
            <text:p/>
          </table:table-cell>
          <table:table-cell table:style-name="ce5" table:formula="of:=IF(AND([.B565]=&quot;&quot;; [.C565]=&quot;&quot;;[.A565]&lt;&gt;&quot;&quot;);&quot;x&quot;;&quot;&quot;)">
            <text:p/>
          </table:table-cell>
          <table:table-cell table:style-name="ce5" table:formula="of:=IF(AND([.B565]=&quot;x&quot;; [.C565]=&quot;&quot;);&quot;x&quot;;&quot;&quot;)">
            <text:p/>
          </table:table-cell>
          <table:table-cell table:style-name="ce5" table:formula="of:=IF(AND([.B565]=&quot;&quot;; [.C565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66]=&quot;x&quot;; [.C566]=&quot;x&quot;);&quot;x&quot;;&quot;&quot;)">
            <text:p/>
          </table:table-cell>
          <table:table-cell table:style-name="ce5" table:formula="of:=IF(AND([.B566]=&quot;&quot;; [.C566]=&quot;&quot;;[.A566]&lt;&gt;&quot;&quot;);&quot;x&quot;;&quot;&quot;)">
            <text:p/>
          </table:table-cell>
          <table:table-cell table:style-name="ce5" table:formula="of:=IF(AND([.B566]=&quot;x&quot;; [.C566]=&quot;&quot;);&quot;x&quot;;&quot;&quot;)">
            <text:p/>
          </table:table-cell>
          <table:table-cell table:style-name="ce5" table:formula="of:=IF(AND([.B566]=&quot;&quot;; [.C566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67]=&quot;x&quot;; [.C567]=&quot;x&quot;);&quot;x&quot;;&quot;&quot;)">
            <text:p/>
          </table:table-cell>
          <table:table-cell table:style-name="ce5" table:formula="of:=IF(AND([.B567]=&quot;&quot;; [.C567]=&quot;&quot;;[.A567]&lt;&gt;&quot;&quot;);&quot;x&quot;;&quot;&quot;)">
            <text:p/>
          </table:table-cell>
          <table:table-cell table:style-name="ce5" table:formula="of:=IF(AND([.B567]=&quot;x&quot;; [.C567]=&quot;&quot;);&quot;x&quot;;&quot;&quot;)">
            <text:p/>
          </table:table-cell>
          <table:table-cell table:style-name="ce5" table:formula="of:=IF(AND([.B567]=&quot;&quot;; [.C567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68]=&quot;x&quot;; [.C568]=&quot;x&quot;);&quot;x&quot;;&quot;&quot;)">
            <text:p/>
          </table:table-cell>
          <table:table-cell table:style-name="ce5" table:formula="of:=IF(AND([.B568]=&quot;&quot;; [.C568]=&quot;&quot;;[.A568]&lt;&gt;&quot;&quot;);&quot;x&quot;;&quot;&quot;)">
            <text:p/>
          </table:table-cell>
          <table:table-cell table:style-name="ce5" table:formula="of:=IF(AND([.B568]=&quot;x&quot;; [.C568]=&quot;&quot;);&quot;x&quot;;&quot;&quot;)">
            <text:p/>
          </table:table-cell>
          <table:table-cell table:style-name="ce5" table:formula="of:=IF(AND([.B568]=&quot;&quot;; [.C568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69]=&quot;x&quot;; [.C569]=&quot;x&quot;);&quot;x&quot;;&quot;&quot;)">
            <text:p/>
          </table:table-cell>
          <table:table-cell table:style-name="ce5" table:formula="of:=IF(AND([.B569]=&quot;&quot;; [.C569]=&quot;&quot;;[.A569]&lt;&gt;&quot;&quot;);&quot;x&quot;;&quot;&quot;)">
            <text:p/>
          </table:table-cell>
          <table:table-cell table:style-name="ce5" table:formula="of:=IF(AND([.B569]=&quot;x&quot;; [.C569]=&quot;&quot;);&quot;x&quot;;&quot;&quot;)">
            <text:p/>
          </table:table-cell>
          <table:table-cell table:style-name="ce5" table:formula="of:=IF(AND([.B569]=&quot;&quot;; [.C569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70]=&quot;x&quot;; [.C570]=&quot;x&quot;);&quot;x&quot;;&quot;&quot;)">
            <text:p/>
          </table:table-cell>
          <table:table-cell table:style-name="ce5" table:formula="of:=IF(AND([.B570]=&quot;&quot;; [.C570]=&quot;&quot;;[.A570]&lt;&gt;&quot;&quot;);&quot;x&quot;;&quot;&quot;)">
            <text:p/>
          </table:table-cell>
          <table:table-cell table:style-name="ce5" table:formula="of:=IF(AND([.B570]=&quot;x&quot;; [.C570]=&quot;&quot;);&quot;x&quot;;&quot;&quot;)">
            <text:p/>
          </table:table-cell>
          <table:table-cell table:style-name="ce5" table:formula="of:=IF(AND([.B570]=&quot;&quot;; [.C570]=&quot;x&quot;);&quot;x&quot;;&quot;&quot;)">
            <text:p/>
          </table:table-cell>
        </table:table-row>
        <table:table-row table:style-name="ro1">
          <table:table-cell table:number-columns-repeated="4"/>
          <table:table-cell table:style-name="ce5" table:formula="of:=IF(AND([.B571]=&quot;x&quot;; [.C571]=&quot;x&quot;);&quot;x&quot;;&quot;&quot;)">
            <text:p/>
          </table:table-cell>
          <table:table-cell table:style-name="ce5" table:formula="of:=IF(AND([.B571]=&quot;&quot;; [.C571]=&quot;&quot;;[.A571]&lt;&gt;&quot;&quot;);&quot;x&quot;;&quot;&quot;)">
            <text:p/>
          </table:table-cell>
          <table:table-cell table:style-name="ce5" table:formula="of:=IF(AND([.B571]=&quot;x&quot;; [.C571]=&quot;&quot;);&quot;x&quot;;&quot;&quot;)">
            <text:p/>
          </table:table-cell>
          <table:table-cell table:style-name="ce5" table:formula="of:=IF(AND([.B571]=&quot;&quot;; [.C571]=&quot;x&quot;);&quot;x&quot;;&quot;&quot;)">
            <text:p/>
          </table:table-cell>
        </table:table-row>
        <table:table-row table:style-name="ro1" table:number-rows-repeated="104800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4:59:43.083469630</meta:creation-date>
    <meta:generator>LibreOffice/7.3.7.2$Linux_X86_64 LibreOffice_project/30$Build-2</meta:generator>
    <dc:date>2024-10-25T15:24:51.623133472</dc:date>
    <meta:editing-duration>PT14M56S</meta:editing-duration>
    <meta:editing-cycles>6</meta:editing-cycles>
    <meta:document-statistic meta:table-count="1" meta:cell-count="2271" meta:object-count="0"/>
  </office:meta>
</office:document-meta>
</file>